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7_B_28766_DOSROK" table:style-name="ta1">
        <table:shapes>
          <draw:frame draw:z-index="0" draw:style-name="gr1" draw:text-style-name="P1" svg:width="28.059cm" svg:height="15.782cm" svg:x="6.099cm" svg:y="0.021cm">
            <draw:object draw:notify-on-update-of-ranges="27_B_28766_DOSROK.A1:27_B_28766_DOSROK.A625 27_B_28766_DOSROK.B1:27_B_28766_DOSROK.B6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27.042666" calcext:value-type="float">
            <text:p>27,042666</text:p>
          </table:table-cell>
          <table:table-cell office:value-type="float" office:value="12.7738737" calcext:value-type="float">
            <text:p>12,7738737</text:p>
          </table:table-cell>
          <table:table-cell office:value-type="string" calcext:value-type="string">
            <text:p>G3V</text:p>
          </table:table-cell>
        </table:table-row>
        <table:table-row table:style-name="ro1">
          <table:table-cell office:value-type="float" office:value="26.2796988" calcext:value-type="float">
            <text:p>26,2796988</text:p>
          </table:table-cell>
          <table:table-cell office:value-type="float" office:value="12.3652773" calcext:value-type="float">
            <text:p>12,3652773</text:p>
          </table:table-cell>
          <table:table-cell office:value-type="string" calcext:value-type="string">
            <text:p>G1VII</text:p>
          </table:table-cell>
        </table:table-row>
        <table:table-row table:style-name="ro1">
          <table:table-cell office:value-type="float" office:value="14.5976298" calcext:value-type="float">
            <text:p>14,5976298</text:p>
          </table:table-cell>
          <table:table-cell office:value-type="float" office:value="18.8575643" calcext:value-type="float">
            <text:p>18,8575643</text:p>
          </table:table-cell>
          <table:table-cell office:value-type="string" calcext:value-type="string">
            <text:p>N5VII</text:p>
          </table:table-cell>
        </table:table-row>
        <table:table-row table:style-name="ro1">
          <table:table-cell office:value-type="float" office:value="26.4776502" calcext:value-type="float">
            <text:p>26,4776502</text:p>
          </table:table-cell>
          <table:table-cell office:value-type="float" office:value="12.0021392" calcext:value-type="float">
            <text:p>12,0021392</text:p>
          </table:table-cell>
          <table:table-cell office:value-type="string" calcext:value-type="string">
            <text:p>Z3V</text:p>
          </table:table-cell>
        </table:table-row>
        <table:table-row table:style-name="ro1">
          <table:table-cell office:value-type="float" office:value="26.3058904" calcext:value-type="float">
            <text:p>26,3058904</text:p>
          </table:table-cell>
          <table:table-cell office:value-type="float" office:value="12.0103681" calcext:value-type="float">
            <text:p>12,0103681</text:p>
          </table:table-cell>
          <table:table-cell office:value-type="string" calcext:value-type="string">
            <text:p>G2IV</text:p>
          </table:table-cell>
        </table:table-row>
        <table:table-row table:style-name="ro1">
          <table:table-cell office:value-type="float" office:value="13.4909181" calcext:value-type="float">
            <text:p>13,4909181</text:p>
          </table:table-cell>
          <table:table-cell office:value-type="float" office:value="27.4674704" calcext:value-type="float">
            <text:p>27,4674704</text:p>
          </table:table-cell>
          <table:table-cell office:value-type="string" calcext:value-type="string">
            <text:p>Y7IV</text:p>
          </table:table-cell>
        </table:table-row>
        <table:table-row table:style-name="ro1">
          <table:table-cell office:value-type="float" office:value="26.2299729" calcext:value-type="float">
            <text:p>26,2299729</text:p>
          </table:table-cell>
          <table:table-cell office:value-type="float" office:value="13.0970705" calcext:value-type="float">
            <text:p>13,0970705</text:p>
          </table:table-cell>
          <table:table-cell office:value-type="string" calcext:value-type="string">
            <text:p>L1III</text:p>
          </table:table-cell>
        </table:table-row>
        <table:table-row table:style-name="ro1">
          <table:table-cell office:value-type="float" office:value="26.1794677" calcext:value-type="float">
            <text:p>26,1794677</text:p>
          </table:table-cell>
          <table:table-cell office:value-type="float" office:value="11.3099428" calcext:value-type="float">
            <text:p>11,3099428</text:p>
          </table:table-cell>
          <table:table-cell office:value-type="string" calcext:value-type="string">
            <text:p>S3IV</text:p>
          </table:table-cell>
        </table:table-row>
        <table:table-row table:style-name="ro1">
          <table:table-cell office:value-type="float" office:value="26.8050613" calcext:value-type="float">
            <text:p>26,8050613</text:p>
          </table:table-cell>
          <table:table-cell office:value-type="float" office:value="12.0261526" calcext:value-type="float">
            <text:p>12,0261526</text:p>
          </table:table-cell>
          <table:table-cell office:value-type="string" calcext:value-type="string">
            <text:p>G7I</text:p>
          </table:table-cell>
        </table:table-row>
        <table:table-row table:style-name="ro1">
          <table:table-cell office:value-type="float" office:value="15.0102818" calcext:value-type="float">
            <text:p>15,0102818</text:p>
          </table:table-cell>
          <table:table-cell office:value-type="float" office:value="25.0225786" calcext:value-type="float">
            <text:p>25,0225786</text:p>
          </table:table-cell>
          <table:table-cell office:value-type="string" calcext:value-type="string">
            <text:p>G7III</text:p>
          </table:table-cell>
        </table:table-row>
        <table:table-row table:style-name="ro1">
          <table:table-cell office:value-type="float" office:value="25.4112619" calcext:value-type="float">
            <text:p>25,4112619</text:p>
          </table:table-cell>
          <table:table-cell office:value-type="float" office:value="10.9975186" calcext:value-type="float">
            <text:p>10,9975186</text:p>
          </table:table-cell>
          <table:table-cell office:value-type="string" calcext:value-type="string">
            <text:p>L7IV</text:p>
          </table:table-cell>
        </table:table-row>
        <table:table-row table:style-name="ro1">
          <table:table-cell office:value-type="float" office:value="26.9698209" calcext:value-type="float">
            <text:p>26,9698209</text:p>
          </table:table-cell>
          <table:table-cell office:value-type="float" office:value="12.572428" calcext:value-type="float">
            <text:p>12,572428</text:p>
          </table:table-cell>
          <table:table-cell office:value-type="string" calcext:value-type="string">
            <text:p>Z4I</text:p>
          </table:table-cell>
        </table:table-row>
        <table:table-row table:style-name="ro1">
          <table:table-cell office:value-type="float" office:value="26.6573339" calcext:value-type="float">
            <text:p>26,6573339</text:p>
          </table:table-cell>
          <table:table-cell office:value-type="float" office:value="11.6620537" calcext:value-type="float">
            <text:p>11,6620537</text:p>
          </table:table-cell>
          <table:table-cell office:value-type="string" calcext:value-type="string">
            <text:p>N5V</text:p>
          </table:table-cell>
        </table:table-row>
        <table:table-row table:style-name="ro1">
          <table:table-cell office:value-type="float" office:value="27.6407115" calcext:value-type="float">
            <text:p>27,6407115</text:p>
          </table:table-cell>
          <table:table-cell office:value-type="float" office:value="12.1240718" calcext:value-type="float">
            <text:p>12,1240718</text:p>
          </table:table-cell>
          <table:table-cell office:value-type="string" calcext:value-type="string">
            <text:p>Y8II</text:p>
          </table:table-cell>
        </table:table-row>
        <table:table-row table:style-name="ro1">
          <table:table-cell office:value-type="float" office:value="25.4158094" calcext:value-type="float">
            <text:p>25,4158094</text:p>
          </table:table-cell>
          <table:table-cell office:value-type="float" office:value="10.8232407" calcext:value-type="float">
            <text:p>10,8232407</text:p>
          </table:table-cell>
          <table:table-cell office:value-type="string" calcext:value-type="string">
            <text:p>Y7VII</text:p>
          </table:table-cell>
        </table:table-row>
        <table:table-row table:style-name="ro1">
          <table:table-cell office:value-type="float" office:value="27.337301" calcext:value-type="float">
            <text:p>27,337301</text:p>
          </table:table-cell>
          <table:table-cell office:value-type="float" office:value="12.8132236" calcext:value-type="float">
            <text:p>12,8132236</text:p>
          </table:table-cell>
          <table:table-cell office:value-type="string" calcext:value-type="string">
            <text:p>Z7III</text:p>
          </table:table-cell>
        </table:table-row>
        <table:table-row table:style-name="ro1">
          <table:table-cell office:value-type="float" office:value="26.2716893" calcext:value-type="float">
            <text:p>26,2716893</text:p>
          </table:table-cell>
          <table:table-cell office:value-type="float" office:value="11.9566082" calcext:value-type="float">
            <text:p>11,9566082</text:p>
          </table:table-cell>
          <table:table-cell office:value-type="string" calcext:value-type="string">
            <text:p>Z7II</text:p>
          </table:table-cell>
        </table:table-row>
        <table:table-row table:style-name="ro1">
          <table:table-cell office:value-type="float" office:value="13.5705869" calcext:value-type="float">
            <text:p>13,5705869</text:p>
          </table:table-cell>
          <table:table-cell office:value-type="float" office:value="27.5788447" calcext:value-type="float">
            <text:p>27,5788447</text:p>
          </table:table-cell>
          <table:table-cell office:value-type="string" calcext:value-type="string">
            <text:p>N1V</text:p>
          </table:table-cell>
        </table:table-row>
        <table:table-row table:style-name="ro1">
          <table:table-cell office:value-type="float" office:value="26.4722025" calcext:value-type="float">
            <text:p>26,4722025</text:p>
          </table:table-cell>
          <table:table-cell office:value-type="float" office:value="12.7289778" calcext:value-type="float">
            <text:p>12,7289778</text:p>
          </table:table-cell>
          <table:table-cell office:value-type="string" calcext:value-type="string">
            <text:p>Y4VI</text:p>
          </table:table-cell>
        </table:table-row>
        <table:table-row table:style-name="ro1">
          <table:table-cell office:value-type="float" office:value="27.2618616" calcext:value-type="float">
            <text:p>27,2618616</text:p>
          </table:table-cell>
          <table:table-cell office:value-type="float" office:value="12.8067082" calcext:value-type="float">
            <text:p>12,8067082</text:p>
          </table:table-cell>
          <table:table-cell office:value-type="string" calcext:value-type="string">
            <text:p>G6V</text:p>
          </table:table-cell>
        </table:table-row>
        <table:table-row table:style-name="ro1">
          <table:table-cell office:value-type="float" office:value="28.0837469" calcext:value-type="float">
            <text:p>28,0837469</text:p>
          </table:table-cell>
          <table:table-cell office:value-type="float" office:value="13.4634756" calcext:value-type="float">
            <text:p>13,4634756</text:p>
          </table:table-cell>
          <table:table-cell office:value-type="string" calcext:value-type="string">
            <text:p>Z2II</text:p>
          </table:table-cell>
        </table:table-row>
        <table:table-row table:style-name="ro1">
          <table:table-cell office:value-type="float" office:value="14.305313" calcext:value-type="float">
            <text:p>14,305313</text:p>
          </table:table-cell>
          <table:table-cell office:value-type="float" office:value="26.4319692" calcext:value-type="float">
            <text:p>26,4319692</text:p>
          </table:table-cell>
          <table:table-cell office:value-type="string" calcext:value-type="string">
            <text:p>J6III</text:p>
          </table:table-cell>
        </table:table-row>
        <table:table-row table:style-name="ro1">
          <table:table-cell office:value-type="float" office:value="13.9823808" calcext:value-type="float">
            <text:p>13,9823808</text:p>
          </table:table-cell>
          <table:table-cell office:value-type="float" office:value="26.4800432" calcext:value-type="float">
            <text:p>26,4800432</text:p>
          </table:table-cell>
          <table:table-cell office:value-type="string" calcext:value-type="string">
            <text:p>J5III</text:p>
          </table:table-cell>
        </table:table-row>
        <table:table-row table:style-name="ro1">
          <table:table-cell office:value-type="float" office:value="12.2411969" calcext:value-type="float">
            <text:p>12,2411969</text:p>
          </table:table-cell>
          <table:table-cell office:value-type="float" office:value="27.2020417" calcext:value-type="float">
            <text:p>27,2020417</text:p>
          </table:table-cell>
          <table:table-cell office:value-type="string" calcext:value-type="string">
            <text:p>Z4VI</text:p>
          </table:table-cell>
        </table:table-row>
        <table:table-row table:style-name="ro1">
          <table:table-cell office:value-type="float" office:value="27.4979868" calcext:value-type="float">
            <text:p>27,4979868</text:p>
          </table:table-cell>
          <table:table-cell office:value-type="float" office:value="12.1297523" calcext:value-type="float">
            <text:p>12,1297523</text:p>
          </table:table-cell>
          <table:table-cell office:value-type="string" calcext:value-type="string">
            <text:p>L5VI</text:p>
          </table:table-cell>
        </table:table-row>
        <table:table-row table:style-name="ro1">
          <table:table-cell office:value-type="float" office:value="26.0451588" calcext:value-type="float">
            <text:p>26,0451588</text:p>
          </table:table-cell>
          <table:table-cell office:value-type="float" office:value="13.2063999" calcext:value-type="float">
            <text:p>13,2063999</text:p>
          </table:table-cell>
          <table:table-cell office:value-type="string" calcext:value-type="string">
            <text:p>Y9I</text:p>
          </table:table-cell>
        </table:table-row>
        <table:table-row table:style-name="ro1">
          <table:table-cell office:value-type="float" office:value="25.5055615" calcext:value-type="float">
            <text:p>25,5055615</text:p>
          </table:table-cell>
          <table:table-cell office:value-type="float" office:value="12.659802" calcext:value-type="float">
            <text:p>12,659802</text:p>
          </table:table-cell>
          <table:table-cell office:value-type="string" calcext:value-type="string">
            <text:p>L1VI</text:p>
          </table:table-cell>
        </table:table-row>
        <table:table-row table:style-name="ro1">
          <table:table-cell office:value-type="float" office:value="26.5771147" calcext:value-type="float">
            <text:p>26,5771147</text:p>
          </table:table-cell>
          <table:table-cell office:value-type="float" office:value="13.1433183" calcext:value-type="float">
            <text:p>13,1433183</text:p>
          </table:table-cell>
          <table:table-cell office:value-type="string" calcext:value-type="string">
            <text:p>L2VII</text:p>
          </table:table-cell>
        </table:table-row>
        <table:table-row table:style-name="ro1">
          <table:table-cell office:value-type="float" office:value="25.3362828" calcext:value-type="float">
            <text:p>25,3362828</text:p>
          </table:table-cell>
          <table:table-cell office:value-type="float" office:value="12.1167936" calcext:value-type="float">
            <text:p>12,1167936</text:p>
          </table:table-cell>
          <table:table-cell office:value-type="string" calcext:value-type="string">
            <text:p>S2II</text:p>
          </table:table-cell>
        </table:table-row>
        <table:table-row table:style-name="ro1">
          <table:table-cell office:value-type="float" office:value="14.1015063" calcext:value-type="float">
            <text:p>14,1015063</text:p>
          </table:table-cell>
          <table:table-cell office:value-type="float" office:value="24.8502869" calcext:value-type="float">
            <text:p>24,8502869</text:p>
          </table:table-cell>
          <table:table-cell office:value-type="string" calcext:value-type="string">
            <text:p>J8V</text:p>
          </table:table-cell>
        </table:table-row>
        <table:table-row table:style-name="ro1">
          <table:table-cell office:value-type="float" office:value="26.4102188" calcext:value-type="float">
            <text:p>26,4102188</text:p>
          </table:table-cell>
          <table:table-cell office:value-type="float" office:value="12.263554" calcext:value-type="float">
            <text:p>12,263554</text:p>
          </table:table-cell>
          <table:table-cell office:value-type="string" calcext:value-type="string">
            <text:p>S7IV</text:p>
          </table:table-cell>
        </table:table-row>
        <table:table-row table:style-name="ro1">
          <table:table-cell office:value-type="float" office:value="26.0669083" calcext:value-type="float">
            <text:p>26,0669083</text:p>
          </table:table-cell>
          <table:table-cell office:value-type="float" office:value="13.3338828" calcext:value-type="float">
            <text:p>13,3338828</text:p>
          </table:table-cell>
          <table:table-cell office:value-type="string" calcext:value-type="string">
            <text:p>Y7VI</text:p>
          </table:table-cell>
        </table:table-row>
        <table:table-row table:style-name="ro1">
          <table:table-cell office:value-type="float" office:value="16.1105471" calcext:value-type="float">
            <text:p>16,1105471</text:p>
          </table:table-cell>
          <table:table-cell office:value-type="float" office:value="19.3836342" calcext:value-type="float">
            <text:p>19,3836342</text:p>
          </table:table-cell>
          <table:table-cell office:value-type="string" calcext:value-type="string">
            <text:p>J2VII</text:p>
          </table:table-cell>
        </table:table-row>
        <table:table-row table:style-name="ro1">
          <table:table-cell office:value-type="float" office:value="17.5873316" calcext:value-type="float">
            <text:p>17,5873316</text:p>
          </table:table-cell>
          <table:table-cell office:value-type="float" office:value="19.0372206" calcext:value-type="float">
            <text:p>19,0372206</text:p>
          </table:table-cell>
          <table:table-cell office:value-type="string" calcext:value-type="string">
            <text:p>Z3III</text:p>
          </table:table-cell>
        </table:table-row>
        <table:table-row table:style-name="ro1">
          <table:table-cell office:value-type="float" office:value="16.8917082" calcext:value-type="float">
            <text:p>16,8917082</text:p>
          </table:table-cell>
          <table:table-cell office:value-type="float" office:value="18.2848679" calcext:value-type="float">
            <text:p>18,2848679</text:p>
          </table:table-cell>
          <table:table-cell office:value-type="string" calcext:value-type="string">
            <text:p>L9VI</text:p>
          </table:table-cell>
        </table:table-row>
        <table:table-row table:style-name="ro1">
          <table:table-cell office:value-type="float" office:value="26.1007994" calcext:value-type="float">
            <text:p>26,1007994</text:p>
          </table:table-cell>
          <table:table-cell office:value-type="float" office:value="11.7603891" calcext:value-type="float">
            <text:p>11,7603891</text:p>
          </table:table-cell>
          <table:table-cell office:value-type="string" calcext:value-type="string">
            <text:p>S4VII</text:p>
          </table:table-cell>
        </table:table-row>
        <table:table-row table:style-name="ro1">
          <table:table-cell office:value-type="float" office:value="27.1760859" calcext:value-type="float">
            <text:p>27,1760859</text:p>
          </table:table-cell>
          <table:table-cell office:value-type="float" office:value="12.2269295" calcext:value-type="float">
            <text:p>12,2269295</text:p>
          </table:table-cell>
          <table:table-cell office:value-type="string" calcext:value-type="string">
            <text:p>G9VII</text:p>
          </table:table-cell>
        </table:table-row>
        <table:table-row table:style-name="ro1">
          <table:table-cell office:value-type="float" office:value="14.1499489" calcext:value-type="float">
            <text:p>14,1499489</text:p>
          </table:table-cell>
          <table:table-cell office:value-type="float" office:value="26.6786712" calcext:value-type="float">
            <text:p>26,6786712</text:p>
          </table:table-cell>
          <table:table-cell office:value-type="string" calcext:value-type="string">
            <text:p>G9VI</text:p>
          </table:table-cell>
        </table:table-row>
        <table:table-row table:style-name="ro1">
          <table:table-cell office:value-type="float" office:value="16.3191196" calcext:value-type="float">
            <text:p>16,3191196</text:p>
          </table:table-cell>
          <table:table-cell office:value-type="float" office:value="18.8381046" calcext:value-type="float">
            <text:p>18,8381046</text:p>
          </table:table-cell>
          <table:table-cell office:value-type="string" calcext:value-type="string">
            <text:p>J4IV</text:p>
          </table:table-cell>
        </table:table-row>
        <table:table-row table:style-name="ro1">
          <table:table-cell office:value-type="float" office:value="28.2220699" calcext:value-type="float">
            <text:p>28,2220699</text:p>
          </table:table-cell>
          <table:table-cell office:value-type="float" office:value="12.877005" calcext:value-type="float">
            <text:p>12,877005</text:p>
          </table:table-cell>
          <table:table-cell office:value-type="string" calcext:value-type="string">
            <text:p>Z3VII</text:p>
          </table:table-cell>
        </table:table-row>
        <table:table-row table:style-name="ro1">
          <table:table-cell office:value-type="float" office:value="14.3766682" calcext:value-type="float">
            <text:p>14,3766682</text:p>
          </table:table-cell>
          <table:table-cell office:value-type="float" office:value="25.8025974" calcext:value-type="float">
            <text:p>25,8025974</text:p>
          </table:table-cell>
          <table:table-cell office:value-type="string" calcext:value-type="string">
            <text:p>Y1I</text:p>
          </table:table-cell>
        </table:table-row>
        <table:table-row table:style-name="ro1">
          <table:table-cell office:value-type="float" office:value="13.2748263" calcext:value-type="float">
            <text:p>13,2748263</text:p>
          </table:table-cell>
          <table:table-cell office:value-type="float" office:value="26.3093975" calcext:value-type="float">
            <text:p>26,3093975</text:p>
          </table:table-cell>
          <table:table-cell office:value-type="string" calcext:value-type="string">
            <text:p>L4I</text:p>
          </table:table-cell>
        </table:table-row>
        <table:table-row table:style-name="ro1">
          <table:table-cell office:value-type="float" office:value="15.7733463" calcext:value-type="float">
            <text:p>15,7733463</text:p>
          </table:table-cell>
          <table:table-cell office:value-type="float" office:value="18.630626" calcext:value-type="float">
            <text:p>18,630626</text:p>
          </table:table-cell>
          <table:table-cell office:value-type="string" calcext:value-type="string">
            <text:p>S9VII</text:p>
          </table:table-cell>
        </table:table-row>
        <table:table-row table:style-name="ro1">
          <table:table-cell office:value-type="float" office:value="26.3772218" calcext:value-type="float">
            <text:p>26,3772218</text:p>
          </table:table-cell>
          <table:table-cell office:value-type="float" office:value="14.0234552" calcext:value-type="float">
            <text:p>14,0234552</text:p>
          </table:table-cell>
          <table:table-cell office:value-type="string" calcext:value-type="string">
            <text:p>J5IV</text:p>
          </table:table-cell>
        </table:table-row>
        <table:table-row table:style-name="ro1">
          <table:table-cell office:value-type="float" office:value="26.0609103" calcext:value-type="float">
            <text:p>26,0609103</text:p>
          </table:table-cell>
          <table:table-cell office:value-type="float" office:value="11.9897165" calcext:value-type="float">
            <text:p>11,9897165</text:p>
          </table:table-cell>
          <table:table-cell office:value-type="string" calcext:value-type="string">
            <text:p>Y9I</text:p>
          </table:table-cell>
        </table:table-row>
        <table:table-row table:style-name="ro1">
          <table:table-cell office:value-type="float" office:value="24.9368295" calcext:value-type="float">
            <text:p>24,9368295</text:p>
          </table:table-cell>
          <table:table-cell office:value-type="float" office:value="12.4160261" calcext:value-type="float">
            <text:p>12,4160261</text:p>
          </table:table-cell>
          <table:table-cell office:value-type="string" calcext:value-type="string">
            <text:p>Y5IV</text:p>
          </table:table-cell>
        </table:table-row>
        <table:table-row table:style-name="ro1">
          <table:table-cell office:value-type="float" office:value="15.1111345" calcext:value-type="float">
            <text:p>15,1111345</text:p>
          </table:table-cell>
          <table:table-cell office:value-type="float" office:value="18.2689924" calcext:value-type="float">
            <text:p>18,2689924</text:p>
          </table:table-cell>
          <table:table-cell office:value-type="string" calcext:value-type="string">
            <text:p>Y9VI</text:p>
          </table:table-cell>
        </table:table-row>
        <table:table-row table:style-name="ro1">
          <table:table-cell office:value-type="float" office:value="28.3774478" calcext:value-type="float">
            <text:p>28,3774478</text:p>
          </table:table-cell>
          <table:table-cell office:value-type="float" office:value="12.8464679" calcext:value-type="float">
            <text:p>12,8464679</text:p>
          </table:table-cell>
          <table:table-cell office:value-type="string" calcext:value-type="string">
            <text:p>Z3I</text:p>
          </table:table-cell>
        </table:table-row>
        <table:table-row table:style-name="ro1">
          <table:table-cell office:value-type="float" office:value="13.5751382" calcext:value-type="float">
            <text:p>13,5751382</text:p>
          </table:table-cell>
          <table:table-cell office:value-type="float" office:value="26.8863781" calcext:value-type="float">
            <text:p>26,8863781</text:p>
          </table:table-cell>
          <table:table-cell office:value-type="string" calcext:value-type="string">
            <text:p>G5VII</text:p>
          </table:table-cell>
        </table:table-row>
        <table:table-row table:style-name="ro1">
          <table:table-cell office:value-type="float" office:value="26.6206104" calcext:value-type="float">
            <text:p>26,6206104</text:p>
          </table:table-cell>
          <table:table-cell office:value-type="float" office:value="11.542937" calcext:value-type="float">
            <text:p>11,542937</text:p>
          </table:table-cell>
          <table:table-cell office:value-type="string" calcext:value-type="string">
            <text:p>Y2III</text:p>
          </table:table-cell>
        </table:table-row>
        <table:table-row table:style-name="ro1">
          <table:table-cell office:value-type="float" office:value="26.0698193" calcext:value-type="float">
            <text:p>26,0698193</text:p>
          </table:table-cell>
          <table:table-cell office:value-type="float" office:value="12.0241176" calcext:value-type="float">
            <text:p>12,0241176</text:p>
          </table:table-cell>
          <table:table-cell office:value-type="string" calcext:value-type="string">
            <text:p>Z2VI</text:p>
          </table:table-cell>
        </table:table-row>
        <table:table-row table:style-name="ro1">
          <table:table-cell office:value-type="float" office:value="24.5903732" calcext:value-type="float">
            <text:p>24,5903732</text:p>
          </table:table-cell>
          <table:table-cell office:value-type="float" office:value="13.096762" calcext:value-type="float">
            <text:p>13,096762</text:p>
          </table:table-cell>
          <table:table-cell office:value-type="string" calcext:value-type="string">
            <text:p>G2V</text:p>
          </table:table-cell>
        </table:table-row>
        <table:table-row table:style-name="ro1">
          <table:table-cell office:value-type="float" office:value="26.4815612" calcext:value-type="float">
            <text:p>26,4815612</text:p>
          </table:table-cell>
          <table:table-cell office:value-type="float" office:value="11.7606857" calcext:value-type="float">
            <text:p>11,7606857</text:p>
          </table:table-cell>
          <table:table-cell office:value-type="string" calcext:value-type="string">
            <text:p>L1II</text:p>
          </table:table-cell>
        </table:table-row>
        <table:table-row table:style-name="ro1">
          <table:table-cell office:value-type="float" office:value="25.2123703" calcext:value-type="float">
            <text:p>25,2123703</text:p>
          </table:table-cell>
          <table:table-cell office:value-type="float" office:value="11.6860133" calcext:value-type="float">
            <text:p>11,6860133</text:p>
          </table:table-cell>
          <table:table-cell office:value-type="string" calcext:value-type="string">
            <text:p>L6V</text:p>
          </table:table-cell>
        </table:table-row>
        <table:table-row table:style-name="ro1">
          <table:table-cell office:value-type="float" office:value="26.1343501" calcext:value-type="float">
            <text:p>26,1343501</text:p>
          </table:table-cell>
          <table:table-cell office:value-type="float" office:value="13.3438339" calcext:value-type="float">
            <text:p>13,3438339</text:p>
          </table:table-cell>
          <table:table-cell office:value-type="string" calcext:value-type="string">
            <text:p>S7II</text:p>
          </table:table-cell>
        </table:table-row>
        <table:table-row table:style-name="ro1">
          <table:table-cell office:value-type="float" office:value="27.5951385" calcext:value-type="float">
            <text:p>27,5951385</text:p>
          </table:table-cell>
          <table:table-cell office:value-type="float" office:value="12.2530359" calcext:value-type="float">
            <text:p>12,2530359</text:p>
          </table:table-cell>
          <table:table-cell office:value-type="string" calcext:value-type="string">
            <text:p>S4I</text:p>
          </table:table-cell>
        </table:table-row>
        <table:table-row table:style-name="ro1">
          <table:table-cell office:value-type="float" office:value="26.2607882" calcext:value-type="float">
            <text:p>26,2607882</text:p>
          </table:table-cell>
          <table:table-cell office:value-type="float" office:value="12.0667566" calcext:value-type="float">
            <text:p>12,0667566</text:p>
          </table:table-cell>
          <table:table-cell office:value-type="string" calcext:value-type="string">
            <text:p>S2II</text:p>
          </table:table-cell>
        </table:table-row>
        <table:table-row table:style-name="ro1">
          <table:table-cell office:value-type="float" office:value="26.875811" calcext:value-type="float">
            <text:p>26,875811</text:p>
          </table:table-cell>
          <table:table-cell office:value-type="float" office:value="12.1044306" calcext:value-type="float">
            <text:p>12,1044306</text:p>
          </table:table-cell>
          <table:table-cell office:value-type="string" calcext:value-type="string">
            <text:p>N1VI</text:p>
          </table:table-cell>
        </table:table-row>
        <table:table-row table:style-name="ro1">
          <table:table-cell office:value-type="float" office:value="27.7567201" calcext:value-type="float">
            <text:p>27,7567201</text:p>
          </table:table-cell>
          <table:table-cell office:value-type="float" office:value="12.2531727" calcext:value-type="float">
            <text:p>12,2531727</text:p>
          </table:table-cell>
          <table:table-cell office:value-type="string" calcext:value-type="string">
            <text:p>N7VI</text:p>
          </table:table-cell>
        </table:table-row>
        <table:table-row table:style-name="ro1">
          <table:table-cell office:value-type="float" office:value="26.5185466" calcext:value-type="float">
            <text:p>26,5185466</text:p>
          </table:table-cell>
          <table:table-cell office:value-type="float" office:value="12.7600098" calcext:value-type="float">
            <text:p>12,7600098</text:p>
          </table:table-cell>
          <table:table-cell office:value-type="string" calcext:value-type="string">
            <text:p>G4V</text:p>
          </table:table-cell>
        </table:table-row>
        <table:table-row table:style-name="ro1">
          <table:table-cell office:value-type="float" office:value="25.7470568" calcext:value-type="float">
            <text:p>25,7470568</text:p>
          </table:table-cell>
          <table:table-cell office:value-type="float" office:value="12.6829015" calcext:value-type="float">
            <text:p>12,6829015</text:p>
          </table:table-cell>
          <table:table-cell office:value-type="string" calcext:value-type="string">
            <text:p>Z3VI</text:p>
          </table:table-cell>
        </table:table-row>
        <table:table-row table:style-name="ro1">
          <table:table-cell office:value-type="float" office:value="27.5586696" calcext:value-type="float">
            <text:p>27,5586696</text:p>
          </table:table-cell>
          <table:table-cell office:value-type="float" office:value="13.0125753" calcext:value-type="float">
            <text:p>13,0125753</text:p>
          </table:table-cell>
          <table:table-cell office:value-type="string" calcext:value-type="string">
            <text:p>L7VI</text:p>
          </table:table-cell>
        </table:table-row>
        <table:table-row table:style-name="ro1">
          <table:table-cell office:value-type="float" office:value="15.2872075" calcext:value-type="float">
            <text:p>15,2872075</text:p>
          </table:table-cell>
          <table:table-cell office:value-type="float" office:value="18.9029603" calcext:value-type="float">
            <text:p>18,9029603</text:p>
          </table:table-cell>
          <table:table-cell office:value-type="string" calcext:value-type="string">
            <text:p>Y7IV</text:p>
          </table:table-cell>
        </table:table-row>
        <table:table-row table:style-name="ro1">
          <table:table-cell office:value-type="float" office:value="26.7165465" calcext:value-type="float">
            <text:p>26,7165465</text:p>
          </table:table-cell>
          <table:table-cell office:value-type="float" office:value="12.3575598" calcext:value-type="float">
            <text:p>12,3575598</text:p>
          </table:table-cell>
          <table:table-cell office:value-type="string" calcext:value-type="string">
            <text:p>N8III</text:p>
          </table:table-cell>
        </table:table-row>
        <table:table-row table:style-name="ro1">
          <table:table-cell office:value-type="float" office:value="26.336006" calcext:value-type="float">
            <text:p>26,336006</text:p>
          </table:table-cell>
          <table:table-cell office:value-type="float" office:value="12.8001235" calcext:value-type="float">
            <text:p>12,8001235</text:p>
          </table:table-cell>
          <table:table-cell office:value-type="string" calcext:value-type="string">
            <text:p>S3VI</text:p>
          </table:table-cell>
        </table:table-row>
        <table:table-row table:style-name="ro1">
          <table:table-cell office:value-type="float" office:value="26.4370688" calcext:value-type="float">
            <text:p>26,4370688</text:p>
          </table:table-cell>
          <table:table-cell office:value-type="float" office:value="12.1787309" calcext:value-type="float">
            <text:p>12,1787309</text:p>
          </table:table-cell>
          <table:table-cell office:value-type="string" calcext:value-type="string">
            <text:p>S9V</text:p>
          </table:table-cell>
        </table:table-row>
        <table:table-row table:style-name="ro1">
          <table:table-cell office:value-type="float" office:value="27.761086" calcext:value-type="float">
            <text:p>27,761086</text:p>
          </table:table-cell>
          <table:table-cell office:value-type="float" office:value="12.4012397" calcext:value-type="float">
            <text:p>12,4012397</text:p>
          </table:table-cell>
          <table:table-cell office:value-type="string" calcext:value-type="string">
            <text:p>Z2II</text:p>
          </table:table-cell>
        </table:table-row>
        <table:table-row table:style-name="ro1">
          <table:table-cell office:value-type="float" office:value="28.0116171" calcext:value-type="float">
            <text:p>28,0116171</text:p>
          </table:table-cell>
          <table:table-cell office:value-type="float" office:value="13.0738916" calcext:value-type="float">
            <text:p>13,0738916</text:p>
          </table:table-cell>
          <table:table-cell office:value-type="string" calcext:value-type="string">
            <text:p>J8II</text:p>
          </table:table-cell>
        </table:table-row>
        <table:table-row table:style-name="ro1">
          <table:table-cell office:value-type="float" office:value="26.9288857" calcext:value-type="float">
            <text:p>26,9288857</text:p>
          </table:table-cell>
          <table:table-cell office:value-type="float" office:value="12.3251596" calcext:value-type="float">
            <text:p>12,3251596</text:p>
          </table:table-cell>
          <table:table-cell office:value-type="string" calcext:value-type="string">
            <text:p>J2IV</text:p>
          </table:table-cell>
        </table:table-row>
        <table:table-row table:style-name="ro1">
          <table:table-cell office:value-type="float" office:value="26.7982053" calcext:value-type="float">
            <text:p>26,7982053</text:p>
          </table:table-cell>
          <table:table-cell office:value-type="float" office:value="12.5764992" calcext:value-type="float">
            <text:p>12,5764992</text:p>
          </table:table-cell>
          <table:table-cell office:value-type="string" calcext:value-type="string">
            <text:p>Z3II</text:p>
          </table:table-cell>
        </table:table-row>
        <table:table-row table:style-name="ro1">
          <table:table-cell office:value-type="float" office:value="25.5516454" calcext:value-type="float">
            <text:p>25,5516454</text:p>
          </table:table-cell>
          <table:table-cell office:value-type="float" office:value="13.1552692" calcext:value-type="float">
            <text:p>13,1552692</text:p>
          </table:table-cell>
          <table:table-cell office:value-type="string" calcext:value-type="string">
            <text:p>S4VII</text:p>
          </table:table-cell>
        </table:table-row>
        <table:table-row table:style-name="ro1">
          <table:table-cell office:value-type="float" office:value="24.6796491" calcext:value-type="float">
            <text:p>24,6796491</text:p>
          </table:table-cell>
          <table:table-cell office:value-type="float" office:value="12.6466519" calcext:value-type="float">
            <text:p>12,6466519</text:p>
          </table:table-cell>
          <table:table-cell office:value-type="string" calcext:value-type="string">
            <text:p>S7III</text:p>
          </table:table-cell>
        </table:table-row>
        <table:table-row table:style-name="ro1">
          <table:table-cell office:value-type="float" office:value="26.3951729" calcext:value-type="float">
            <text:p>26,3951729</text:p>
          </table:table-cell>
          <table:table-cell office:value-type="float" office:value="12.1634698" calcext:value-type="float">
            <text:p>12,1634698</text:p>
          </table:table-cell>
          <table:table-cell office:value-type="string" calcext:value-type="string">
            <text:p>N9IV</text:p>
          </table:table-cell>
        </table:table-row>
        <table:table-row table:style-name="ro1">
          <table:table-cell office:value-type="float" office:value="26.2656393" calcext:value-type="float">
            <text:p>26,2656393</text:p>
          </table:table-cell>
          <table:table-cell office:value-type="float" office:value="11.6723641" calcext:value-type="float">
            <text:p>11,6723641</text:p>
          </table:table-cell>
          <table:table-cell office:value-type="string" calcext:value-type="string">
            <text:p>S4V</text:p>
          </table:table-cell>
        </table:table-row>
        <table:table-row table:style-name="ro1">
          <table:table-cell office:value-type="float" office:value="26.8107714" calcext:value-type="float">
            <text:p>26,8107714</text:p>
          </table:table-cell>
          <table:table-cell office:value-type="float" office:value="12.9999997" calcext:value-type="float">
            <text:p>12,9999997</text:p>
          </table:table-cell>
          <table:table-cell office:value-type="string" calcext:value-type="string">
            <text:p>S9IV</text:p>
          </table:table-cell>
        </table:table-row>
        <table:table-row table:style-name="ro1">
          <table:table-cell office:value-type="float" office:value="25.1443258" calcext:value-type="float">
            <text:p>25,1443258</text:p>
          </table:table-cell>
          <table:table-cell office:value-type="float" office:value="12.016535" calcext:value-type="float">
            <text:p>12,016535</text:p>
          </table:table-cell>
          <table:table-cell office:value-type="string" calcext:value-type="string">
            <text:p>N3VII</text:p>
          </table:table-cell>
        </table:table-row>
        <table:table-row table:style-name="ro1">
          <table:table-cell office:value-type="float" office:value="26.3503469" calcext:value-type="float">
            <text:p>26,3503469</text:p>
          </table:table-cell>
          <table:table-cell office:value-type="float" office:value="13.0582209" calcext:value-type="float">
            <text:p>13,0582209</text:p>
          </table:table-cell>
          <table:table-cell office:value-type="string" calcext:value-type="string">
            <text:p>G4VII</text:p>
          </table:table-cell>
        </table:table-row>
        <table:table-row table:style-name="ro1">
          <table:table-cell office:value-type="float" office:value="24.6981676" calcext:value-type="float">
            <text:p>24,6981676</text:p>
          </table:table-cell>
          <table:table-cell office:value-type="float" office:value="11.2165559" calcext:value-type="float">
            <text:p>11,2165559</text:p>
          </table:table-cell>
          <table:table-cell office:value-type="string" calcext:value-type="string">
            <text:p>Z9VII</text:p>
          </table:table-cell>
        </table:table-row>
        <table:table-row table:style-name="ro1">
          <table:table-cell office:value-type="float" office:value="27.2056858" calcext:value-type="float">
            <text:p>27,2056858</text:p>
          </table:table-cell>
          <table:table-cell office:value-type="float" office:value="12.0504134" calcext:value-type="float">
            <text:p>12,0504134</text:p>
          </table:table-cell>
          <table:table-cell office:value-type="string" calcext:value-type="string">
            <text:p>L2VII</text:p>
          </table:table-cell>
        </table:table-row>
        <table:table-row table:style-name="ro1">
          <table:table-cell office:value-type="float" office:value="27.4306109" calcext:value-type="float">
            <text:p>27,4306109</text:p>
          </table:table-cell>
          <table:table-cell office:value-type="float" office:value="13.2833419" calcext:value-type="float">
            <text:p>13,2833419</text:p>
          </table:table-cell>
          <table:table-cell office:value-type="string" calcext:value-type="string">
            <text:p>Y6III</text:p>
          </table:table-cell>
        </table:table-row>
        <table:table-row table:style-name="ro1">
          <table:table-cell office:value-type="float" office:value="26.9560807" calcext:value-type="float">
            <text:p>26,9560807</text:p>
          </table:table-cell>
          <table:table-cell office:value-type="float" office:value="13.6783239" calcext:value-type="float">
            <text:p>13,6783239</text:p>
          </table:table-cell>
          <table:table-cell office:value-type="string" calcext:value-type="string">
            <text:p>G1I</text:p>
          </table:table-cell>
        </table:table-row>
        <table:table-row table:style-name="ro1">
          <table:table-cell office:value-type="float" office:value="26.256509" calcext:value-type="float">
            <text:p>26,256509</text:p>
          </table:table-cell>
          <table:table-cell office:value-type="float" office:value="11.9299544" calcext:value-type="float">
            <text:p>11,9299544</text:p>
          </table:table-cell>
          <table:table-cell office:value-type="string" calcext:value-type="string">
            <text:p>N6VII</text:p>
          </table:table-cell>
        </table:table-row>
        <table:table-row table:style-name="ro1">
          <table:table-cell office:value-type="float" office:value="25.7091286" calcext:value-type="float">
            <text:p>25,7091286</text:p>
          </table:table-cell>
          <table:table-cell office:value-type="float" office:value="12.5466355" calcext:value-type="float">
            <text:p>12,5466355</text:p>
          </table:table-cell>
          <table:table-cell office:value-type="string" calcext:value-type="string">
            <text:p>S7I</text:p>
          </table:table-cell>
        </table:table-row>
        <table:table-row table:style-name="ro1">
          <table:table-cell office:value-type="float" office:value="25.9763596" calcext:value-type="float">
            <text:p>25,9763596</text:p>
          </table:table-cell>
          <table:table-cell office:value-type="float" office:value="11.9952672" calcext:value-type="float">
            <text:p>11,9952672</text:p>
          </table:table-cell>
          <table:table-cell office:value-type="string" calcext:value-type="string">
            <text:p>Y1I</text:p>
          </table:table-cell>
        </table:table-row>
        <table:table-row table:style-name="ro1">
          <table:table-cell office:value-type="float" office:value="24.7991167" calcext:value-type="float">
            <text:p>24,7991167</text:p>
          </table:table-cell>
          <table:table-cell office:value-type="float" office:value="11.6653266" calcext:value-type="float">
            <text:p>11,6653266</text:p>
          </table:table-cell>
          <table:table-cell office:value-type="string" calcext:value-type="string">
            <text:p>N8II</text:p>
          </table:table-cell>
        </table:table-row>
        <table:table-row table:style-name="ro1">
          <table:table-cell office:value-type="float" office:value="26.8521669" calcext:value-type="float">
            <text:p>26,8521669</text:p>
          </table:table-cell>
          <table:table-cell office:value-type="float" office:value="11.5498065" calcext:value-type="float">
            <text:p>11,5498065</text:p>
          </table:table-cell>
          <table:table-cell office:value-type="string" calcext:value-type="string">
            <text:p>L2III</text:p>
          </table:table-cell>
        </table:table-row>
        <table:table-row table:style-name="ro1">
          <table:table-cell office:value-type="float" office:value="26.102236" calcext:value-type="float">
            <text:p>26,102236</text:p>
          </table:table-cell>
          <table:table-cell office:value-type="float" office:value="12.708344" calcext:value-type="float">
            <text:p>12,708344</text:p>
          </table:table-cell>
          <table:table-cell office:value-type="string" calcext:value-type="string">
            <text:p>L3V</text:p>
          </table:table-cell>
        </table:table-row>
        <table:table-row table:style-name="ro1">
          <table:table-cell office:value-type="float" office:value="27.245597" calcext:value-type="float">
            <text:p>27,245597</text:p>
          </table:table-cell>
          <table:table-cell office:value-type="float" office:value="12.3828268" calcext:value-type="float">
            <text:p>12,3828268</text:p>
          </table:table-cell>
          <table:table-cell office:value-type="string" calcext:value-type="string">
            <text:p>Z5V</text:p>
          </table:table-cell>
        </table:table-row>
        <table:table-row table:style-name="ro1">
          <table:table-cell office:value-type="float" office:value="26.7808505" calcext:value-type="float">
            <text:p>26,7808505</text:p>
          </table:table-cell>
          <table:table-cell office:value-type="float" office:value="12.4362137" calcext:value-type="float">
            <text:p>12,4362137</text:p>
          </table:table-cell>
          <table:table-cell office:value-type="string" calcext:value-type="string">
            <text:p>L7VI</text:p>
          </table:table-cell>
        </table:table-row>
        <table:table-row table:style-name="ro1">
          <table:table-cell office:value-type="float" office:value="25.5591285" calcext:value-type="float">
            <text:p>25,5591285</text:p>
          </table:table-cell>
          <table:table-cell office:value-type="float" office:value="12.1149794" calcext:value-type="float">
            <text:p>12,1149794</text:p>
          </table:table-cell>
          <table:table-cell office:value-type="string" calcext:value-type="string">
            <text:p>L6III</text:p>
          </table:table-cell>
        </table:table-row>
        <table:table-row table:style-name="ro1">
          <table:table-cell office:value-type="float" office:value="16.2650553" calcext:value-type="float">
            <text:p>16,2650553</text:p>
          </table:table-cell>
          <table:table-cell office:value-type="float" office:value="17.9137938" calcext:value-type="float">
            <text:p>17,9137938</text:p>
          </table:table-cell>
          <table:table-cell office:value-type="string" calcext:value-type="string">
            <text:p>L7VII</text:p>
          </table:table-cell>
        </table:table-row>
        <table:table-row table:style-name="ro1">
          <table:table-cell office:value-type="float" office:value="26.8136687" calcext:value-type="float">
            <text:p>26,8136687</text:p>
          </table:table-cell>
          <table:table-cell office:value-type="float" office:value="12.0957102" calcext:value-type="float">
            <text:p>12,0957102</text:p>
          </table:table-cell>
          <table:table-cell office:value-type="string" calcext:value-type="string">
            <text:p>L4II</text:p>
          </table:table-cell>
        </table:table-row>
        <table:table-row table:style-name="ro1">
          <table:table-cell office:value-type="float" office:value="26.8589689" calcext:value-type="float">
            <text:p>26,8589689</text:p>
          </table:table-cell>
          <table:table-cell office:value-type="float" office:value="13.6981657" calcext:value-type="float">
            <text:p>13,6981657</text:p>
          </table:table-cell>
          <table:table-cell office:value-type="string" calcext:value-type="string">
            <text:p>Z3VII</text:p>
          </table:table-cell>
        </table:table-row>
        <table:table-row table:style-name="ro1">
          <table:table-cell office:value-type="float" office:value="27.3299429" calcext:value-type="float">
            <text:p>27,3299429</text:p>
          </table:table-cell>
          <table:table-cell office:value-type="float" office:value="13.6810737" calcext:value-type="float">
            <text:p>13,6810737</text:p>
          </table:table-cell>
          <table:table-cell office:value-type="string" calcext:value-type="string">
            <text:p>G5I</text:p>
          </table:table-cell>
        </table:table-row>
        <table:table-row table:style-name="ro1">
          <table:table-cell office:value-type="float" office:value="26.330137" calcext:value-type="float">
            <text:p>26,330137</text:p>
          </table:table-cell>
          <table:table-cell office:value-type="float" office:value="12.1125111" calcext:value-type="float">
            <text:p>12,1125111</text:p>
          </table:table-cell>
          <table:table-cell office:value-type="string" calcext:value-type="string">
            <text:p>L2VI</text:p>
          </table:table-cell>
        </table:table-row>
        <table:table-row table:style-name="ro1">
          <table:table-cell office:value-type="float" office:value="27.4338906" calcext:value-type="float">
            <text:p>27,4338906</text:p>
          </table:table-cell>
          <table:table-cell office:value-type="float" office:value="12.4029101" calcext:value-type="float">
            <text:p>12,4029101</text:p>
          </table:table-cell>
          <table:table-cell office:value-type="string" calcext:value-type="string">
            <text:p>Z9VII</text:p>
          </table:table-cell>
        </table:table-row>
        <table:table-row table:style-name="ro1">
          <table:table-cell office:value-type="float" office:value="28.2233669" calcext:value-type="float">
            <text:p>28,2233669</text:p>
          </table:table-cell>
          <table:table-cell office:value-type="float" office:value="12.5403435" calcext:value-type="float">
            <text:p>12,5403435</text:p>
          </table:table-cell>
          <table:table-cell office:value-type="string" calcext:value-type="string">
            <text:p>L3IV</text:p>
          </table:table-cell>
        </table:table-row>
        <table:table-row table:style-name="ro1">
          <table:table-cell office:value-type="float" office:value="26.9987568" calcext:value-type="float">
            <text:p>26,9987568</text:p>
          </table:table-cell>
          <table:table-cell office:value-type="float" office:value="13.1113462" calcext:value-type="float">
            <text:p>13,1113462</text:p>
          </table:table-cell>
          <table:table-cell office:value-type="string" calcext:value-type="string">
            <text:p>Y5III</text:p>
          </table:table-cell>
        </table:table-row>
        <table:table-row table:style-name="ro1">
          <table:table-cell office:value-type="float" office:value="16.2601006" calcext:value-type="float">
            <text:p>16,2601006</text:p>
          </table:table-cell>
          <table:table-cell office:value-type="float" office:value="19.0302015" calcext:value-type="float">
            <text:p>19,0302015</text:p>
          </table:table-cell>
          <table:table-cell office:value-type="string" calcext:value-type="string">
            <text:p>L7I</text:p>
          </table:table-cell>
        </table:table-row>
        <table:table-row table:style-name="ro1">
          <table:table-cell office:value-type="float" office:value="14.3850993" calcext:value-type="float">
            <text:p>14,3850993</text:p>
          </table:table-cell>
          <table:table-cell office:value-type="float" office:value="27.2409727" calcext:value-type="float">
            <text:p>27,2409727</text:p>
          </table:table-cell>
          <table:table-cell office:value-type="string" calcext:value-type="string">
            <text:p>Z8VII</text:p>
          </table:table-cell>
        </table:table-row>
        <table:table-row table:style-name="ro1">
          <table:table-cell office:value-type="float" office:value="17.346181" calcext:value-type="float">
            <text:p>17,346181</text:p>
          </table:table-cell>
          <table:table-cell office:value-type="float" office:value="18.824004" calcext:value-type="float">
            <text:p>18,824004</text:p>
          </table:table-cell>
          <table:table-cell office:value-type="string" calcext:value-type="string">
            <text:p>N8IV</text:p>
          </table:table-cell>
        </table:table-row>
        <table:table-row table:style-name="ro1">
          <table:table-cell office:value-type="float" office:value="28.0407199" calcext:value-type="float">
            <text:p>28,0407199</text:p>
          </table:table-cell>
          <table:table-cell office:value-type="float" office:value="13.2737811" calcext:value-type="float">
            <text:p>13,2737811</text:p>
          </table:table-cell>
          <table:table-cell office:value-type="string" calcext:value-type="string">
            <text:p>L6V</text:p>
          </table:table-cell>
        </table:table-row>
        <table:table-row table:style-name="ro1">
          <table:table-cell office:value-type="float" office:value="26.5402411" calcext:value-type="float">
            <text:p>26,5402411</text:p>
          </table:table-cell>
          <table:table-cell office:value-type="float" office:value="13.0894671" calcext:value-type="float">
            <text:p>13,0894671</text:p>
          </table:table-cell>
          <table:table-cell office:value-type="string" calcext:value-type="string">
            <text:p>G1II</text:p>
          </table:table-cell>
        </table:table-row>
        <table:table-row table:style-name="ro1">
          <table:table-cell office:value-type="float" office:value="27.3560466" calcext:value-type="float">
            <text:p>27,3560466</text:p>
          </table:table-cell>
          <table:table-cell office:value-type="float" office:value="12.4450966" calcext:value-type="float">
            <text:p>12,4450966</text:p>
          </table:table-cell>
          <table:table-cell office:value-type="string" calcext:value-type="string">
            <text:p>J7I</text:p>
          </table:table-cell>
        </table:table-row>
        <table:table-row table:style-name="ro1">
          <table:table-cell office:value-type="float" office:value="26.6431823" calcext:value-type="float">
            <text:p>26,6431823</text:p>
          </table:table-cell>
          <table:table-cell office:value-type="float" office:value="12.4121727" calcext:value-type="float">
            <text:p>12,4121727</text:p>
          </table:table-cell>
          <table:table-cell office:value-type="string" calcext:value-type="string">
            <text:p>J7VII</text:p>
          </table:table-cell>
        </table:table-row>
        <table:table-row table:style-name="ro1">
          <table:table-cell office:value-type="float" office:value="26.1208226" calcext:value-type="float">
            <text:p>26,1208226</text:p>
          </table:table-cell>
          <table:table-cell office:value-type="float" office:value="11.3123253" calcext:value-type="float">
            <text:p>11,3123253</text:p>
          </table:table-cell>
          <table:table-cell office:value-type="string" calcext:value-type="string">
            <text:p>Z1VII</text:p>
          </table:table-cell>
        </table:table-row>
        <table:table-row table:style-name="ro1">
          <table:table-cell office:value-type="float" office:value="14.7241462" calcext:value-type="float">
            <text:p>14,7241462</text:p>
          </table:table-cell>
          <table:table-cell office:value-type="float" office:value="18.3544346" calcext:value-type="float">
            <text:p>18,3544346</text:p>
          </table:table-cell>
          <table:table-cell office:value-type="string" calcext:value-type="string">
            <text:p>Z2VII</text:p>
          </table:table-cell>
        </table:table-row>
        <table:table-row table:style-name="ro1">
          <table:table-cell office:value-type="float" office:value="14.5008836" calcext:value-type="float">
            <text:p>14,5008836</text:p>
          </table:table-cell>
          <table:table-cell office:value-type="float" office:value="27.2613997" calcext:value-type="float">
            <text:p>27,2613997</text:p>
          </table:table-cell>
          <table:table-cell office:value-type="string" calcext:value-type="string">
            <text:p>S7IV</text:p>
          </table:table-cell>
        </table:table-row>
        <table:table-row table:style-name="ro1">
          <table:table-cell office:value-type="float" office:value="27.4539795" calcext:value-type="float">
            <text:p>27,4539795</text:p>
          </table:table-cell>
          <table:table-cell office:value-type="float" office:value="12.3804343" calcext:value-type="float">
            <text:p>12,3804343</text:p>
          </table:table-cell>
          <table:table-cell office:value-type="string" calcext:value-type="string">
            <text:p>S6III</text:p>
          </table:table-cell>
        </table:table-row>
        <table:table-row table:style-name="ro1">
          <table:table-cell office:value-type="float" office:value="27.2554673" calcext:value-type="float">
            <text:p>27,2554673</text:p>
          </table:table-cell>
          <table:table-cell office:value-type="float" office:value="12.0352996" calcext:value-type="float">
            <text:p>12,0352996</text:p>
          </table:table-cell>
          <table:table-cell office:value-type="string" calcext:value-type="string">
            <text:p>L1V</text:p>
          </table:table-cell>
        </table:table-row>
        <table:table-row table:style-name="ro1">
          <table:table-cell office:value-type="float" office:value="25.7300023" calcext:value-type="float">
            <text:p>25,7300023</text:p>
          </table:table-cell>
          <table:table-cell office:value-type="float" office:value="12.0522966" calcext:value-type="float">
            <text:p>12,0522966</text:p>
          </table:table-cell>
          <table:table-cell office:value-type="string" calcext:value-type="string">
            <text:p>G7II</text:p>
          </table:table-cell>
        </table:table-row>
        <table:table-row table:style-name="ro1">
          <table:table-cell office:value-type="float" office:value="27.190982" calcext:value-type="float">
            <text:p>27,190982</text:p>
          </table:table-cell>
          <table:table-cell office:value-type="float" office:value="12.9677306" calcext:value-type="float">
            <text:p>12,9677306</text:p>
          </table:table-cell>
          <table:table-cell office:value-type="string" calcext:value-type="string">
            <text:p>Z6III</text:p>
          </table:table-cell>
        </table:table-row>
        <table:table-row table:style-name="ro1">
          <table:table-cell office:value-type="float" office:value="27.1581931" calcext:value-type="float">
            <text:p>27,1581931</text:p>
          </table:table-cell>
          <table:table-cell office:value-type="float" office:value="12.9008225" calcext:value-type="float">
            <text:p>12,9008225</text:p>
          </table:table-cell>
          <table:table-cell office:value-type="string" calcext:value-type="string">
            <text:p>Z7III</text:p>
          </table:table-cell>
        </table:table-row>
        <table:table-row table:style-name="ro1">
          <table:table-cell office:value-type="float" office:value="26.5872709" calcext:value-type="float">
            <text:p>26,5872709</text:p>
          </table:table-cell>
          <table:table-cell office:value-type="float" office:value="12.4865616" calcext:value-type="float">
            <text:p>12,4865616</text:p>
          </table:table-cell>
          <table:table-cell office:value-type="string" calcext:value-type="string">
            <text:p>N8VII</text:p>
          </table:table-cell>
        </table:table-row>
        <table:table-row table:style-name="ro1">
          <table:table-cell office:value-type="float" office:value="26.7240611" calcext:value-type="float">
            <text:p>26,7240611</text:p>
          </table:table-cell>
          <table:table-cell office:value-type="float" office:value="11.7405113" calcext:value-type="float">
            <text:p>11,7405113</text:p>
          </table:table-cell>
          <table:table-cell office:value-type="string" calcext:value-type="string">
            <text:p>S3III</text:p>
          </table:table-cell>
        </table:table-row>
        <table:table-row table:style-name="ro1">
          <table:table-cell office:value-type="float" office:value="26.2572931" calcext:value-type="float">
            <text:p>26,2572931</text:p>
          </table:table-cell>
          <table:table-cell office:value-type="float" office:value="12.0456664" calcext:value-type="float">
            <text:p>12,0456664</text:p>
          </table:table-cell>
          <table:table-cell office:value-type="string" calcext:value-type="string">
            <text:p>Y3VI</text:p>
          </table:table-cell>
        </table:table-row>
        <table:table-row table:style-name="ro1">
          <table:table-cell office:value-type="float" office:value="26.3472132" calcext:value-type="float">
            <text:p>26,3472132</text:p>
          </table:table-cell>
          <table:table-cell office:value-type="float" office:value="12.1717501" calcext:value-type="float">
            <text:p>12,1717501</text:p>
          </table:table-cell>
          <table:table-cell office:value-type="string" calcext:value-type="string">
            <text:p>S9II</text:p>
          </table:table-cell>
        </table:table-row>
        <table:table-row table:style-name="ro1">
          <table:table-cell office:value-type="float" office:value="26.9267174" calcext:value-type="float">
            <text:p>26,9267174</text:p>
          </table:table-cell>
          <table:table-cell office:value-type="float" office:value="11.7223422" calcext:value-type="float">
            <text:p>11,7223422</text:p>
          </table:table-cell>
          <table:table-cell office:value-type="string" calcext:value-type="string">
            <text:p>S8III</text:p>
          </table:table-cell>
        </table:table-row>
        <table:table-row table:style-name="ro1">
          <table:table-cell office:value-type="float" office:value="26.2340665" calcext:value-type="float">
            <text:p>26,2340665</text:p>
          </table:table-cell>
          <table:table-cell office:value-type="float" office:value="11.4829058" calcext:value-type="float">
            <text:p>11,4829058</text:p>
          </table:table-cell>
          <table:table-cell office:value-type="string" calcext:value-type="string">
            <text:p>S2I</text:p>
          </table:table-cell>
        </table:table-row>
        <table:table-row table:style-name="ro1">
          <table:table-cell office:value-type="float" office:value="15.1847575" calcext:value-type="float">
            <text:p>15,1847575</text:p>
          </table:table-cell>
          <table:table-cell office:value-type="float" office:value="19.0862585" calcext:value-type="float">
            <text:p>19,0862585</text:p>
          </table:table-cell>
          <table:table-cell office:value-type="string" calcext:value-type="string">
            <text:p>G2I</text:p>
          </table:table-cell>
        </table:table-row>
        <table:table-row table:style-name="ro1">
          <table:table-cell office:value-type="float" office:value="13.1138445" calcext:value-type="float">
            <text:p>13,1138445</text:p>
          </table:table-cell>
          <table:table-cell office:value-type="float" office:value="26.880819" calcext:value-type="float">
            <text:p>26,880819</text:p>
          </table:table-cell>
          <table:table-cell office:value-type="string" calcext:value-type="string">
            <text:p>G7V</text:p>
          </table:table-cell>
        </table:table-row>
        <table:table-row table:style-name="ro1">
          <table:table-cell office:value-type="float" office:value="25.3045009" calcext:value-type="float">
            <text:p>25,3045009</text:p>
          </table:table-cell>
          <table:table-cell office:value-type="float" office:value="12.2800438" calcext:value-type="float">
            <text:p>12,2800438</text:p>
          </table:table-cell>
          <table:table-cell office:value-type="string" calcext:value-type="string">
            <text:p>Z1V</text:p>
          </table:table-cell>
        </table:table-row>
        <table:table-row table:style-name="ro1">
          <table:table-cell office:value-type="float" office:value="28.3192195" calcext:value-type="float">
            <text:p>28,3192195</text:p>
          </table:table-cell>
          <table:table-cell office:value-type="float" office:value="12.8135191" calcext:value-type="float">
            <text:p>12,8135191</text:p>
          </table:table-cell>
          <table:table-cell office:value-type="string" calcext:value-type="string">
            <text:p>Y9V</text:p>
          </table:table-cell>
        </table:table-row>
        <table:table-row table:style-name="ro1">
          <table:table-cell office:value-type="float" office:value="26.4144593" calcext:value-type="float">
            <text:p>26,4144593</text:p>
          </table:table-cell>
          <table:table-cell office:value-type="float" office:value="12.6408843" calcext:value-type="float">
            <text:p>12,6408843</text:p>
          </table:table-cell>
          <table:table-cell office:value-type="string" calcext:value-type="string">
            <text:p>J1III</text:p>
          </table:table-cell>
        </table:table-row>
        <table:table-row table:style-name="ro1">
          <table:table-cell office:value-type="float" office:value="26.4471331" calcext:value-type="float">
            <text:p>26,4471331</text:p>
          </table:table-cell>
          <table:table-cell office:value-type="float" office:value="12.0507571" calcext:value-type="float">
            <text:p>12,0507571</text:p>
          </table:table-cell>
          <table:table-cell office:value-type="string" calcext:value-type="string">
            <text:p>G6IV</text:p>
          </table:table-cell>
        </table:table-row>
        <table:table-row table:style-name="ro1">
          <table:table-cell office:value-type="float" office:value="13.914912" calcext:value-type="float">
            <text:p>13,914912</text:p>
          </table:table-cell>
          <table:table-cell office:value-type="float" office:value="25.9843784" calcext:value-type="float">
            <text:p>25,9843784</text:p>
          </table:table-cell>
          <table:table-cell office:value-type="string" calcext:value-type="string">
            <text:p>L9IV</text:p>
          </table:table-cell>
        </table:table-row>
        <table:table-row table:style-name="ro1">
          <table:table-cell office:value-type="float" office:value="25.3745234" calcext:value-type="float">
            <text:p>25,3745234</text:p>
          </table:table-cell>
          <table:table-cell office:value-type="float" office:value="12.0735705" calcext:value-type="float">
            <text:p>12,0735705</text:p>
          </table:table-cell>
          <table:table-cell office:value-type="string" calcext:value-type="string">
            <text:p>J9IV</text:p>
          </table:table-cell>
        </table:table-row>
        <table:table-row table:style-name="ro1">
          <table:table-cell office:value-type="float" office:value="15.6695931" calcext:value-type="float">
            <text:p>15,6695931</text:p>
          </table:table-cell>
          <table:table-cell office:value-type="float" office:value="18.9872746" calcext:value-type="float">
            <text:p>18,9872746</text:p>
          </table:table-cell>
          <table:table-cell office:value-type="string" calcext:value-type="string">
            <text:p>Z5V</text:p>
          </table:table-cell>
        </table:table-row>
        <table:table-row table:style-name="ro1">
          <table:table-cell office:value-type="float" office:value="13.5864104" calcext:value-type="float">
            <text:p>13,5864104</text:p>
          </table:table-cell>
          <table:table-cell office:value-type="float" office:value="18.735088" calcext:value-type="float">
            <text:p>18,735088</text:p>
          </table:table-cell>
          <table:table-cell office:value-type="string" calcext:value-type="string">
            <text:p>G9V</text:p>
          </table:table-cell>
        </table:table-row>
        <table:table-row table:style-name="ro1">
          <table:table-cell office:value-type="float" office:value="26.9752424" calcext:value-type="float">
            <text:p>26,9752424</text:p>
          </table:table-cell>
          <table:table-cell office:value-type="float" office:value="12.4490508" calcext:value-type="float">
            <text:p>12,4490508</text:p>
          </table:table-cell>
          <table:table-cell office:value-type="string" calcext:value-type="string">
            <text:p>S5III</text:p>
          </table:table-cell>
        </table:table-row>
        <table:table-row table:style-name="ro1">
          <table:table-cell office:value-type="float" office:value="26.3452918" calcext:value-type="float">
            <text:p>26,3452918</text:p>
          </table:table-cell>
          <table:table-cell office:value-type="float" office:value="12.275064" calcext:value-type="float">
            <text:p>12,275064</text:p>
          </table:table-cell>
          <table:table-cell office:value-type="string" calcext:value-type="string">
            <text:p>S6VII</text:p>
          </table:table-cell>
        </table:table-row>
        <table:table-row table:style-name="ro1">
          <table:table-cell office:value-type="float" office:value="15.3964981" calcext:value-type="float">
            <text:p>15,3964981</text:p>
          </table:table-cell>
          <table:table-cell office:value-type="float" office:value="19.1265078" calcext:value-type="float">
            <text:p>19,1265078</text:p>
          </table:table-cell>
          <table:table-cell office:value-type="string" calcext:value-type="string">
            <text:p>L6III</text:p>
          </table:table-cell>
        </table:table-row>
        <table:table-row table:style-name="ro1">
          <table:table-cell office:value-type="float" office:value="15.7943883" calcext:value-type="float">
            <text:p>15,7943883</text:p>
          </table:table-cell>
          <table:table-cell office:value-type="float" office:value="18.6006782" calcext:value-type="float">
            <text:p>18,6006782</text:p>
          </table:table-cell>
          <table:table-cell office:value-type="string" calcext:value-type="string">
            <text:p>G5IV</text:p>
          </table:table-cell>
        </table:table-row>
        <table:table-row table:style-name="ro1">
          <table:table-cell office:value-type="float" office:value="28.5373779" calcext:value-type="float">
            <text:p>28,5373779</text:p>
          </table:table-cell>
          <table:table-cell office:value-type="float" office:value="12.3919651" calcext:value-type="float">
            <text:p>12,3919651</text:p>
          </table:table-cell>
          <table:table-cell office:value-type="string" calcext:value-type="string">
            <text:p>N2VI</text:p>
          </table:table-cell>
        </table:table-row>
        <table:table-row table:style-name="ro1">
          <table:table-cell office:value-type="float" office:value="27.2803805" calcext:value-type="float">
            <text:p>27,2803805</text:p>
          </table:table-cell>
          <table:table-cell office:value-type="float" office:value="12.1508905" calcext:value-type="float">
            <text:p>12,1508905</text:p>
          </table:table-cell>
          <table:table-cell office:value-type="string" calcext:value-type="string">
            <text:p>S4VII</text:p>
          </table:table-cell>
        </table:table-row>
        <table:table-row table:style-name="ro1">
          <table:table-cell office:value-type="float" office:value="26.6676251" calcext:value-type="float">
            <text:p>26,6676251</text:p>
          </table:table-cell>
          <table:table-cell office:value-type="float" office:value="12.1704989" calcext:value-type="float">
            <text:p>12,1704989</text:p>
          </table:table-cell>
          <table:table-cell office:value-type="string" calcext:value-type="string">
            <text:p>L9V</text:p>
          </table:table-cell>
        </table:table-row>
        <table:table-row table:style-name="ro1">
          <table:table-cell office:value-type="float" office:value="15.5124801" calcext:value-type="float">
            <text:p>15,5124801</text:p>
          </table:table-cell>
          <table:table-cell office:value-type="float" office:value="18.1826133" calcext:value-type="float">
            <text:p>18,1826133</text:p>
          </table:table-cell>
          <table:table-cell office:value-type="string" calcext:value-type="string">
            <text:p>Z8I</text:p>
          </table:table-cell>
        </table:table-row>
        <table:table-row table:style-name="ro1">
          <table:table-cell office:value-type="float" office:value="12.7966702" calcext:value-type="float">
            <text:p>12,7966702</text:p>
          </table:table-cell>
          <table:table-cell office:value-type="float" office:value="27.1548043" calcext:value-type="float">
            <text:p>27,1548043</text:p>
          </table:table-cell>
          <table:table-cell office:value-type="string" calcext:value-type="string">
            <text:p>G9III</text:p>
          </table:table-cell>
        </table:table-row>
        <table:table-row table:style-name="ro1">
          <table:table-cell office:value-type="float" office:value="26.4628268" calcext:value-type="float">
            <text:p>26,4628268</text:p>
          </table:table-cell>
          <table:table-cell office:value-type="float" office:value="11.9620463" calcext:value-type="float">
            <text:p>11,9620463</text:p>
          </table:table-cell>
          <table:table-cell office:value-type="string" calcext:value-type="string">
            <text:p>L6VI</text:p>
          </table:table-cell>
        </table:table-row>
        <table:table-row table:style-name="ro1">
          <table:table-cell office:value-type="float" office:value="27.0639335" calcext:value-type="float">
            <text:p>27,0639335</text:p>
          </table:table-cell>
          <table:table-cell office:value-type="float" office:value="12.4998508" calcext:value-type="float">
            <text:p>12,4998508</text:p>
          </table:table-cell>
          <table:table-cell office:value-type="string" calcext:value-type="string">
            <text:p>N1VII</text:p>
          </table:table-cell>
        </table:table-row>
        <table:table-row table:style-name="ro1">
          <table:table-cell office:value-type="float" office:value="13.3746962" calcext:value-type="float">
            <text:p>13,3746962</text:p>
          </table:table-cell>
          <table:table-cell office:value-type="float" office:value="26.8974399" calcext:value-type="float">
            <text:p>26,8974399</text:p>
          </table:table-cell>
          <table:table-cell office:value-type="string" calcext:value-type="string">
            <text:p>Z7III</text:p>
          </table:table-cell>
        </table:table-row>
        <table:table-row table:style-name="ro1">
          <table:table-cell office:value-type="float" office:value="13.7001979" calcext:value-type="float">
            <text:p>13,7001979</text:p>
          </table:table-cell>
          <table:table-cell office:value-type="float" office:value="26.4248183" calcext:value-type="float">
            <text:p>26,4248183</text:p>
          </table:table-cell>
          <table:table-cell office:value-type="string" calcext:value-type="string">
            <text:p>G9II</text:p>
          </table:table-cell>
        </table:table-row>
        <table:table-row table:style-name="ro1">
          <table:table-cell office:value-type="float" office:value="27.8206252" calcext:value-type="float">
            <text:p>27,8206252</text:p>
          </table:table-cell>
          <table:table-cell office:value-type="float" office:value="12.5161811" calcext:value-type="float">
            <text:p>12,5161811</text:p>
          </table:table-cell>
          <table:table-cell office:value-type="string" calcext:value-type="string">
            <text:p>L6VI</text:p>
          </table:table-cell>
        </table:table-row>
        <table:table-row table:style-name="ro1">
          <table:table-cell office:value-type="float" office:value="26.090222" calcext:value-type="float">
            <text:p>26,090222</text:p>
          </table:table-cell>
          <table:table-cell office:value-type="float" office:value="13.5156524" calcext:value-type="float">
            <text:p>13,5156524</text:p>
          </table:table-cell>
          <table:table-cell office:value-type="string" calcext:value-type="string">
            <text:p>Z2V</text:p>
          </table:table-cell>
        </table:table-row>
        <table:table-row table:style-name="ro1">
          <table:table-cell office:value-type="float" office:value="15.6333129" calcext:value-type="float">
            <text:p>15,6333129</text:p>
          </table:table-cell>
          <table:table-cell office:value-type="float" office:value="19.4368158" calcext:value-type="float">
            <text:p>19,4368158</text:p>
          </table:table-cell>
          <table:table-cell office:value-type="string" calcext:value-type="string">
            <text:p>S4I</text:p>
          </table:table-cell>
        </table:table-row>
        <table:table-row table:style-name="ro1">
          <table:table-cell office:value-type="float" office:value="13.6967609" calcext:value-type="float">
            <text:p>13,6967609</text:p>
          </table:table-cell>
          <table:table-cell office:value-type="float" office:value="25.6126819" calcext:value-type="float">
            <text:p>25,6126819</text:p>
          </table:table-cell>
          <table:table-cell office:value-type="string" calcext:value-type="string">
            <text:p>Y1IV</text:p>
          </table:table-cell>
        </table:table-row>
        <table:table-row table:style-name="ro1">
          <table:table-cell office:value-type="float" office:value="15.1107776" calcext:value-type="float">
            <text:p>15,1107776</text:p>
          </table:table-cell>
          <table:table-cell office:value-type="float" office:value="19.280094" calcext:value-type="float">
            <text:p>19,280094</text:p>
          </table:table-cell>
          <table:table-cell office:value-type="string" calcext:value-type="string">
            <text:p>G1II</text:p>
          </table:table-cell>
        </table:table-row>
        <table:table-row table:style-name="ro1">
          <table:table-cell office:value-type="float" office:value="26.1524925" calcext:value-type="float">
            <text:p>26,1524925</text:p>
          </table:table-cell>
          <table:table-cell office:value-type="float" office:value="11.980796" calcext:value-type="float">
            <text:p>11,980796</text:p>
          </table:table-cell>
          <table:table-cell office:value-type="string" calcext:value-type="string">
            <text:p>Y6I</text:p>
          </table:table-cell>
        </table:table-row>
        <table:table-row table:style-name="ro1">
          <table:table-cell office:value-type="float" office:value="15.9280377" calcext:value-type="float">
            <text:p>15,9280377</text:p>
          </table:table-cell>
          <table:table-cell office:value-type="float" office:value="18.5296226" calcext:value-type="float">
            <text:p>18,5296226</text:p>
          </table:table-cell>
          <table:table-cell office:value-type="string" calcext:value-type="string">
            <text:p>Z8IV</text:p>
          </table:table-cell>
        </table:table-row>
        <table:table-row table:style-name="ro1">
          <table:table-cell office:value-type="float" office:value="26.3254528" calcext:value-type="float">
            <text:p>26,3254528</text:p>
          </table:table-cell>
          <table:table-cell office:value-type="float" office:value="12.4436978" calcext:value-type="float">
            <text:p>12,4436978</text:p>
          </table:table-cell>
          <table:table-cell office:value-type="string" calcext:value-type="string">
            <text:p>L1IV</text:p>
          </table:table-cell>
        </table:table-row>
        <table:table-row table:style-name="ro1">
          <table:table-cell office:value-type="float" office:value="26.6875046" calcext:value-type="float">
            <text:p>26,6875046</text:p>
          </table:table-cell>
          <table:table-cell office:value-type="float" office:value="12.5432141" calcext:value-type="float">
            <text:p>12,5432141</text:p>
          </table:table-cell>
          <table:table-cell office:value-type="string" calcext:value-type="string">
            <text:p>L5II</text:p>
          </table:table-cell>
        </table:table-row>
        <table:table-row table:style-name="ro1">
          <table:table-cell office:value-type="float" office:value="25.6011536" calcext:value-type="float">
            <text:p>25,6011536</text:p>
          </table:table-cell>
          <table:table-cell office:value-type="float" office:value="12.7916568" calcext:value-type="float">
            <text:p>12,7916568</text:p>
          </table:table-cell>
          <table:table-cell office:value-type="string" calcext:value-type="string">
            <text:p>L5V</text:p>
          </table:table-cell>
        </table:table-row>
        <table:table-row table:style-name="ro1">
          <table:table-cell office:value-type="float" office:value="27.1170912" calcext:value-type="float">
            <text:p>27,1170912</text:p>
          </table:table-cell>
          <table:table-cell office:value-type="float" office:value="11.7394862" calcext:value-type="float">
            <text:p>11,7394862</text:p>
          </table:table-cell>
          <table:table-cell office:value-type="string" calcext:value-type="string">
            <text:p>J4VI</text:p>
          </table:table-cell>
        </table:table-row>
        <table:table-row table:style-name="ro1">
          <table:table-cell office:value-type="float" office:value="25.9718765" calcext:value-type="float">
            <text:p>25,9718765</text:p>
          </table:table-cell>
          <table:table-cell office:value-type="float" office:value="13.0827216" calcext:value-type="float">
            <text:p>13,0827216</text:p>
          </table:table-cell>
          <table:table-cell office:value-type="string" calcext:value-type="string">
            <text:p>Z6V</text:p>
          </table:table-cell>
        </table:table-row>
        <table:table-row table:style-name="ro1">
          <table:table-cell office:value-type="float" office:value="27.0334521" calcext:value-type="float">
            <text:p>27,0334521</text:p>
          </table:table-cell>
          <table:table-cell office:value-type="float" office:value="12.8955307" calcext:value-type="float">
            <text:p>12,8955307</text:p>
          </table:table-cell>
          <table:table-cell office:value-type="string" calcext:value-type="string">
            <text:p>J2II</text:p>
          </table:table-cell>
        </table:table-row>
        <table:table-row table:style-name="ro1">
          <table:table-cell office:value-type="float" office:value="26.9382167" calcext:value-type="float">
            <text:p>26,9382167</text:p>
          </table:table-cell>
          <table:table-cell office:value-type="float" office:value="13.1773622" calcext:value-type="float">
            <text:p>13,1773622</text:p>
          </table:table-cell>
          <table:table-cell office:value-type="string" calcext:value-type="string">
            <text:p>N9VI</text:p>
          </table:table-cell>
        </table:table-row>
        <table:table-row table:style-name="ro1">
          <table:table-cell office:value-type="float" office:value="26.0889558" calcext:value-type="float">
            <text:p>26,0889558</text:p>
          </table:table-cell>
          <table:table-cell office:value-type="float" office:value="13.0569002" calcext:value-type="float">
            <text:p>13,0569002</text:p>
          </table:table-cell>
          <table:table-cell office:value-type="string" calcext:value-type="string">
            <text:p>Y3VII</text:p>
          </table:table-cell>
        </table:table-row>
        <table:table-row table:style-name="ro1">
          <table:table-cell office:value-type="float" office:value="27.6347971" calcext:value-type="float">
            <text:p>27,6347971</text:p>
          </table:table-cell>
          <table:table-cell office:value-type="float" office:value="12.8407581" calcext:value-type="float">
            <text:p>12,8407581</text:p>
          </table:table-cell>
          <table:table-cell office:value-type="string" calcext:value-type="string">
            <text:p>N3I</text:p>
          </table:table-cell>
        </table:table-row>
        <table:table-row table:style-name="ro1">
          <table:table-cell office:value-type="float" office:value="25.8074749" calcext:value-type="float">
            <text:p>25,8074749</text:p>
          </table:table-cell>
          <table:table-cell office:value-type="float" office:value="12.5976537" calcext:value-type="float">
            <text:p>12,5976537</text:p>
          </table:table-cell>
          <table:table-cell office:value-type="string" calcext:value-type="string">
            <text:p>G2I</text:p>
          </table:table-cell>
        </table:table-row>
        <table:table-row table:style-name="ro1">
          <table:table-cell office:value-type="float" office:value="14.2097899" calcext:value-type="float">
            <text:p>14,2097899</text:p>
          </table:table-cell>
          <table:table-cell office:value-type="float" office:value="26.3475211" calcext:value-type="float">
            <text:p>26,3475211</text:p>
          </table:table-cell>
          <table:table-cell office:value-type="string" calcext:value-type="string">
            <text:p>J7III</text:p>
          </table:table-cell>
        </table:table-row>
        <table:table-row table:style-name="ro1">
          <table:table-cell office:value-type="float" office:value="27.1967749" calcext:value-type="float">
            <text:p>27,1967749</text:p>
          </table:table-cell>
          <table:table-cell office:value-type="float" office:value="12.6107985" calcext:value-type="float">
            <text:p>12,6107985</text:p>
          </table:table-cell>
          <table:table-cell office:value-type="string" calcext:value-type="string">
            <text:p>G5VII</text:p>
          </table:table-cell>
        </table:table-row>
        <table:table-row table:style-name="ro1">
          <table:table-cell office:value-type="float" office:value="15.4116823" calcext:value-type="float">
            <text:p>15,4116823</text:p>
          </table:table-cell>
          <table:table-cell office:value-type="float" office:value="25.3454937" calcext:value-type="float">
            <text:p>25,3454937</text:p>
          </table:table-cell>
          <table:table-cell office:value-type="string" calcext:value-type="string">
            <text:p>G2VII</text:p>
          </table:table-cell>
        </table:table-row>
        <table:table-row table:style-name="ro1">
          <table:table-cell office:value-type="float" office:value="15.7271623" calcext:value-type="float">
            <text:p>15,7271623</text:p>
          </table:table-cell>
          <table:table-cell office:value-type="float" office:value="18.7644818" calcext:value-type="float">
            <text:p>18,7644818</text:p>
          </table:table-cell>
          <table:table-cell office:value-type="string" calcext:value-type="string">
            <text:p>J9V</text:p>
          </table:table-cell>
        </table:table-row>
        <table:table-row table:style-name="ro1">
          <table:table-cell office:value-type="float" office:value="26.7751586" calcext:value-type="float">
            <text:p>26,7751586</text:p>
          </table:table-cell>
          <table:table-cell office:value-type="float" office:value="12.3384098" calcext:value-type="float">
            <text:p>12,3384098</text:p>
          </table:table-cell>
          <table:table-cell office:value-type="string" calcext:value-type="string">
            <text:p>S9IV</text:p>
          </table:table-cell>
        </table:table-row>
        <table:table-row table:style-name="ro1">
          <table:table-cell office:value-type="float" office:value="16.5751002" calcext:value-type="float">
            <text:p>16,5751002</text:p>
          </table:table-cell>
          <table:table-cell office:value-type="float" office:value="19.1381066" calcext:value-type="float">
            <text:p>19,1381066</text:p>
          </table:table-cell>
          <table:table-cell office:value-type="string" calcext:value-type="string">
            <text:p>S4IV</text:p>
          </table:table-cell>
        </table:table-row>
        <table:table-row table:style-name="ro1">
          <table:table-cell office:value-type="float" office:value="26.7239766" calcext:value-type="float">
            <text:p>26,7239766</text:p>
          </table:table-cell>
          <table:table-cell office:value-type="float" office:value="12.4823184" calcext:value-type="float">
            <text:p>12,4823184</text:p>
          </table:table-cell>
          <table:table-cell office:value-type="string" calcext:value-type="string">
            <text:p>L8III</text:p>
          </table:table-cell>
        </table:table-row>
        <table:table-row table:style-name="ro1">
          <table:table-cell office:value-type="float" office:value="13.7422308" calcext:value-type="float">
            <text:p>13,7422308</text:p>
          </table:table-cell>
          <table:table-cell office:value-type="float" office:value="26.0525726" calcext:value-type="float">
            <text:p>26,0525726</text:p>
          </table:table-cell>
          <table:table-cell office:value-type="string" calcext:value-type="string">
            <text:p>Y8VII</text:p>
          </table:table-cell>
        </table:table-row>
        <table:table-row table:style-name="ro1">
          <table:table-cell office:value-type="float" office:value="26.9587658" calcext:value-type="float">
            <text:p>26,9587658</text:p>
          </table:table-cell>
          <table:table-cell office:value-type="float" office:value="12.290267" calcext:value-type="float">
            <text:p>12,290267</text:p>
          </table:table-cell>
          <table:table-cell office:value-type="string" calcext:value-type="string">
            <text:p>J9VII</text:p>
          </table:table-cell>
        </table:table-row>
        <table:table-row table:style-name="ro1">
          <table:table-cell office:value-type="float" office:value="26.8184143" calcext:value-type="float">
            <text:p>26,8184143</text:p>
          </table:table-cell>
          <table:table-cell office:value-type="float" office:value="10.99673" calcext:value-type="float">
            <text:p>10,99673</text:p>
          </table:table-cell>
          <table:table-cell office:value-type="string" calcext:value-type="string">
            <text:p>Y5IV</text:p>
          </table:table-cell>
        </table:table-row>
        <table:table-row table:style-name="ro1">
          <table:table-cell office:value-type="float" office:value="26.7454661" calcext:value-type="float">
            <text:p>26,7454661</text:p>
          </table:table-cell>
          <table:table-cell office:value-type="float" office:value="12.750778" calcext:value-type="float">
            <text:p>12,750778</text:p>
          </table:table-cell>
          <table:table-cell office:value-type="string" calcext:value-type="string">
            <text:p>G2IV</text:p>
          </table:table-cell>
        </table:table-row>
        <table:table-row table:style-name="ro1">
          <table:table-cell office:value-type="float" office:value="26.1326517" calcext:value-type="float">
            <text:p>26,1326517</text:p>
          </table:table-cell>
          <table:table-cell office:value-type="float" office:value="13.5663211" calcext:value-type="float">
            <text:p>13,5663211</text:p>
          </table:table-cell>
          <table:table-cell office:value-type="string" calcext:value-type="string">
            <text:p>S9IV</text:p>
          </table:table-cell>
        </table:table-row>
        <table:table-row table:style-name="ro1">
          <table:table-cell office:value-type="float" office:value="27.4804655" calcext:value-type="float">
            <text:p>27,4804655</text:p>
          </table:table-cell>
          <table:table-cell office:value-type="float" office:value="11.9517716" calcext:value-type="float">
            <text:p>11,9517716</text:p>
          </table:table-cell>
          <table:table-cell office:value-type="string" calcext:value-type="string">
            <text:p>Z3IV</text:p>
          </table:table-cell>
        </table:table-row>
        <table:table-row table:style-name="ro1">
          <table:table-cell office:value-type="float" office:value="27.27182" calcext:value-type="float">
            <text:p>27,27182</text:p>
          </table:table-cell>
          <table:table-cell office:value-type="float" office:value="12.9021662" calcext:value-type="float">
            <text:p>12,9021662</text:p>
          </table:table-cell>
          <table:table-cell office:value-type="string" calcext:value-type="string">
            <text:p>G8VI</text:p>
          </table:table-cell>
        </table:table-row>
        <table:table-row table:style-name="ro1">
          <table:table-cell office:value-type="float" office:value="26.4446835" calcext:value-type="float">
            <text:p>26,4446835</text:p>
          </table:table-cell>
          <table:table-cell office:value-type="float" office:value="12.7351474" calcext:value-type="float">
            <text:p>12,7351474</text:p>
          </table:table-cell>
          <table:table-cell office:value-type="string" calcext:value-type="string">
            <text:p>N9III</text:p>
          </table:table-cell>
        </table:table-row>
        <table:table-row table:style-name="ro1">
          <table:table-cell office:value-type="float" office:value="16.4307163" calcext:value-type="float">
            <text:p>16,4307163</text:p>
          </table:table-cell>
          <table:table-cell office:value-type="float" office:value="19.3341392" calcext:value-type="float">
            <text:p>19,3341392</text:p>
          </table:table-cell>
          <table:table-cell office:value-type="string" calcext:value-type="string">
            <text:p>L3II</text:p>
          </table:table-cell>
        </table:table-row>
        <table:table-row table:style-name="ro1">
          <table:table-cell office:value-type="float" office:value="14.3162377" calcext:value-type="float">
            <text:p>14,3162377</text:p>
          </table:table-cell>
          <table:table-cell office:value-type="float" office:value="26.7199511" calcext:value-type="float">
            <text:p>26,7199511</text:p>
          </table:table-cell>
          <table:table-cell office:value-type="string" calcext:value-type="string">
            <text:p>L4VI</text:p>
          </table:table-cell>
        </table:table-row>
        <table:table-row table:style-name="ro1">
          <table:table-cell office:value-type="float" office:value="13.5531583" calcext:value-type="float">
            <text:p>13,5531583</text:p>
          </table:table-cell>
          <table:table-cell office:value-type="float" office:value="27.3855253" calcext:value-type="float">
            <text:p>27,3855253</text:p>
          </table:table-cell>
          <table:table-cell office:value-type="string" calcext:value-type="string">
            <text:p>J3VII</text:p>
          </table:table-cell>
        </table:table-row>
        <table:table-row table:style-name="ro1">
          <table:table-cell office:value-type="float" office:value="25.9490005" calcext:value-type="float">
            <text:p>25,9490005</text:p>
          </table:table-cell>
          <table:table-cell office:value-type="float" office:value="12.6154106" calcext:value-type="float">
            <text:p>12,6154106</text:p>
          </table:table-cell>
          <table:table-cell office:value-type="string" calcext:value-type="string">
            <text:p>J4III</text:p>
          </table:table-cell>
        </table:table-row>
        <table:table-row table:style-name="ro1">
          <table:table-cell office:value-type="float" office:value="26.387438" calcext:value-type="float">
            <text:p>26,387438</text:p>
          </table:table-cell>
          <table:table-cell office:value-type="float" office:value="11.2370531" calcext:value-type="float">
            <text:p>11,2370531</text:p>
          </table:table-cell>
          <table:table-cell office:value-type="string" calcext:value-type="string">
            <text:p>L3VI</text:p>
          </table:table-cell>
        </table:table-row>
        <table:table-row table:style-name="ro1">
          <table:table-cell office:value-type="float" office:value="17.071165" calcext:value-type="float">
            <text:p>17,071165</text:p>
          </table:table-cell>
          <table:table-cell office:value-type="float" office:value="19.7015053" calcext:value-type="float">
            <text:p>19,7015053</text:p>
          </table:table-cell>
          <table:table-cell office:value-type="string" calcext:value-type="string">
            <text:p>J1III</text:p>
          </table:table-cell>
        </table:table-row>
        <table:table-row table:style-name="ro1">
          <table:table-cell office:value-type="float" office:value="26.5751491" calcext:value-type="float">
            <text:p>26,5751491</text:p>
          </table:table-cell>
          <table:table-cell office:value-type="float" office:value="12.5916196" calcext:value-type="float">
            <text:p>12,5916196</text:p>
          </table:table-cell>
          <table:table-cell office:value-type="string" calcext:value-type="string">
            <text:p>N8II</text:p>
          </table:table-cell>
        </table:table-row>
        <table:table-row table:style-name="ro1">
          <table:table-cell office:value-type="float" office:value="26.2919885" calcext:value-type="float">
            <text:p>26,2919885</text:p>
          </table:table-cell>
          <table:table-cell office:value-type="float" office:value="13.4720038" calcext:value-type="float">
            <text:p>13,4720038</text:p>
          </table:table-cell>
          <table:table-cell office:value-type="string" calcext:value-type="string">
            <text:p>N9VII</text:p>
          </table:table-cell>
        </table:table-row>
        <table:table-row table:style-name="ro1">
          <table:table-cell office:value-type="float" office:value="26.8933383" calcext:value-type="float">
            <text:p>26,8933383</text:p>
          </table:table-cell>
          <table:table-cell office:value-type="float" office:value="12.320765" calcext:value-type="float">
            <text:p>12,320765</text:p>
          </table:table-cell>
          <table:table-cell office:value-type="string" calcext:value-type="string">
            <text:p>S7II</text:p>
          </table:table-cell>
        </table:table-row>
        <table:table-row table:style-name="ro1">
          <table:table-cell office:value-type="float" office:value="15.973725" calcext:value-type="float">
            <text:p>15,973725</text:p>
          </table:table-cell>
          <table:table-cell office:value-type="float" office:value="18.0237687" calcext:value-type="float">
            <text:p>18,0237687</text:p>
          </table:table-cell>
          <table:table-cell office:value-type="string" calcext:value-type="string">
            <text:p>G4II</text:p>
          </table:table-cell>
        </table:table-row>
        <table:table-row table:style-name="ro1">
          <table:table-cell office:value-type="float" office:value="16.8141281" calcext:value-type="float">
            <text:p>16,8141281</text:p>
          </table:table-cell>
          <table:table-cell office:value-type="float" office:value="19.871911" calcext:value-type="float">
            <text:p>19,871911</text:p>
          </table:table-cell>
          <table:table-cell office:value-type="string" calcext:value-type="string">
            <text:p>L2V</text:p>
          </table:table-cell>
        </table:table-row>
        <table:table-row table:style-name="ro1">
          <table:table-cell office:value-type="float" office:value="15.7163728" calcext:value-type="float">
            <text:p>15,7163728</text:p>
          </table:table-cell>
          <table:table-cell office:value-type="float" office:value="18.5764809" calcext:value-type="float">
            <text:p>18,5764809</text:p>
          </table:table-cell>
          <table:table-cell office:value-type="string" calcext:value-type="string">
            <text:p>G6IV</text:p>
          </table:table-cell>
        </table:table-row>
        <table:table-row table:style-name="ro1">
          <table:table-cell office:value-type="float" office:value="15.9728911" calcext:value-type="float">
            <text:p>15,9728911</text:p>
          </table:table-cell>
          <table:table-cell office:value-type="float" office:value="19.0921792" calcext:value-type="float">
            <text:p>19,0921792</text:p>
          </table:table-cell>
          <table:table-cell office:value-type="string" calcext:value-type="string">
            <text:p>S8VII</text:p>
          </table:table-cell>
        </table:table-row>
        <table:table-row table:style-name="ro1">
          <table:table-cell office:value-type="float" office:value="26.7091994" calcext:value-type="float">
            <text:p>26,7091994</text:p>
          </table:table-cell>
          <table:table-cell office:value-type="float" office:value="13.1348985" calcext:value-type="float">
            <text:p>13,1348985</text:p>
          </table:table-cell>
          <table:table-cell office:value-type="string" calcext:value-type="string">
            <text:p>Z5V</text:p>
          </table:table-cell>
        </table:table-row>
        <table:table-row table:style-name="ro1">
          <table:table-cell office:value-type="float" office:value="27.1817838" calcext:value-type="float">
            <text:p>27,1817838</text:p>
          </table:table-cell>
          <table:table-cell office:value-type="float" office:value="12.8088085" calcext:value-type="float">
            <text:p>12,8088085</text:p>
          </table:table-cell>
          <table:table-cell office:value-type="string" calcext:value-type="string">
            <text:p>L6VII</text:p>
          </table:table-cell>
        </table:table-row>
        <table:table-row table:style-name="ro1">
          <table:table-cell office:value-type="float" office:value="26.6588698" calcext:value-type="float">
            <text:p>26,6588698</text:p>
          </table:table-cell>
          <table:table-cell office:value-type="float" office:value="13.0364214" calcext:value-type="float">
            <text:p>13,0364214</text:p>
          </table:table-cell>
          <table:table-cell office:value-type="string" calcext:value-type="string">
            <text:p>Y1I</text:p>
          </table:table-cell>
        </table:table-row>
        <table:table-row table:style-name="ro1">
          <table:table-cell office:value-type="float" office:value="27.5105362" calcext:value-type="float">
            <text:p>27,5105362</text:p>
          </table:table-cell>
          <table:table-cell office:value-type="float" office:value="12.9413893" calcext:value-type="float">
            <text:p>12,9413893</text:p>
          </table:table-cell>
          <table:table-cell office:value-type="string" calcext:value-type="string">
            <text:p>S2II</text:p>
          </table:table-cell>
        </table:table-row>
        <table:table-row table:style-name="ro1">
          <table:table-cell office:value-type="float" office:value="14.4840134" calcext:value-type="float">
            <text:p>14,4840134</text:p>
          </table:table-cell>
          <table:table-cell office:value-type="float" office:value="19.7907447" calcext:value-type="float">
            <text:p>19,7907447</text:p>
          </table:table-cell>
          <table:table-cell office:value-type="string" calcext:value-type="string">
            <text:p>L5III</text:p>
          </table:table-cell>
        </table:table-row>
        <table:table-row table:style-name="ro1">
          <table:table-cell office:value-type="float" office:value="26.3074851" calcext:value-type="float">
            <text:p>26,3074851</text:p>
          </table:table-cell>
          <table:table-cell office:value-type="float" office:value="13.3339036" calcext:value-type="float">
            <text:p>13,3339036</text:p>
          </table:table-cell>
          <table:table-cell office:value-type="string" calcext:value-type="string">
            <text:p>L7II</text:p>
          </table:table-cell>
        </table:table-row>
        <table:table-row table:style-name="ro1">
          <table:table-cell office:value-type="float" office:value="13.9929772" calcext:value-type="float">
            <text:p>13,9929772</text:p>
          </table:table-cell>
          <table:table-cell office:value-type="float" office:value="24.8795538" calcext:value-type="float">
            <text:p>24,8795538</text:p>
          </table:table-cell>
          <table:table-cell office:value-type="string" calcext:value-type="string">
            <text:p>S8VI</text:p>
          </table:table-cell>
        </table:table-row>
        <table:table-row table:style-name="ro1">
          <table:table-cell office:value-type="float" office:value="26.3106958" calcext:value-type="float">
            <text:p>26,3106958</text:p>
          </table:table-cell>
          <table:table-cell office:value-type="float" office:value="11.7307833" calcext:value-type="float">
            <text:p>11,7307833</text:p>
          </table:table-cell>
          <table:table-cell office:value-type="string" calcext:value-type="string">
            <text:p>G3IV</text:p>
          </table:table-cell>
        </table:table-row>
        <table:table-row table:style-name="ro1">
          <table:table-cell office:value-type="float" office:value="28.2488828" calcext:value-type="float">
            <text:p>28,2488828</text:p>
          </table:table-cell>
          <table:table-cell office:value-type="float" office:value="13.7289073" calcext:value-type="float">
            <text:p>13,7289073</text:p>
          </table:table-cell>
          <table:table-cell office:value-type="string" calcext:value-type="string">
            <text:p>L1V</text:p>
          </table:table-cell>
        </table:table-row>
        <table:table-row table:style-name="ro1">
          <table:table-cell office:value-type="float" office:value="27.098857" calcext:value-type="float">
            <text:p>27,098857</text:p>
          </table:table-cell>
          <table:table-cell office:value-type="float" office:value="11.9013672" calcext:value-type="float">
            <text:p>11,9013672</text:p>
          </table:table-cell>
          <table:table-cell office:value-type="string" calcext:value-type="string">
            <text:p>S9III</text:p>
          </table:table-cell>
        </table:table-row>
        <table:table-row table:style-name="ro1">
          <table:table-cell office:value-type="float" office:value="28.5780013" calcext:value-type="float">
            <text:p>28,5780013</text:p>
          </table:table-cell>
          <table:table-cell office:value-type="float" office:value="13.2534827" calcext:value-type="float">
            <text:p>13,2534827</text:p>
          </table:table-cell>
          <table:table-cell office:value-type="string" calcext:value-type="string">
            <text:p>G1III</text:p>
          </table:table-cell>
        </table:table-row>
        <table:table-row table:style-name="ro1">
          <table:table-cell office:value-type="float" office:value="15.9852" calcext:value-type="float">
            <text:p>15,9852</text:p>
          </table:table-cell>
          <table:table-cell office:value-type="float" office:value="18.6046296" calcext:value-type="float">
            <text:p>18,6046296</text:p>
          </table:table-cell>
          <table:table-cell office:value-type="string" calcext:value-type="string">
            <text:p>G1I</text:p>
          </table:table-cell>
        </table:table-row>
        <table:table-row table:style-name="ro1">
          <table:table-cell office:value-type="float" office:value="27.4108621" calcext:value-type="float">
            <text:p>27,4108621</text:p>
          </table:table-cell>
          <table:table-cell office:value-type="float" office:value="12.5202484" calcext:value-type="float">
            <text:p>12,5202484</text:p>
          </table:table-cell>
          <table:table-cell office:value-type="string" calcext:value-type="string">
            <text:p>L1VII</text:p>
          </table:table-cell>
        </table:table-row>
        <table:table-row table:style-name="ro1">
          <table:table-cell office:value-type="float" office:value="25.8736308" calcext:value-type="float">
            <text:p>25,8736308</text:p>
          </table:table-cell>
          <table:table-cell office:value-type="float" office:value="12.3621626" calcext:value-type="float">
            <text:p>12,3621626</text:p>
          </table:table-cell>
          <table:table-cell office:value-type="string" calcext:value-type="string">
            <text:p>L1III</text:p>
          </table:table-cell>
        </table:table-row>
        <table:table-row table:style-name="ro1">
          <table:table-cell office:value-type="float" office:value="26.3858694" calcext:value-type="float">
            <text:p>26,3858694</text:p>
          </table:table-cell>
          <table:table-cell office:value-type="float" office:value="12.945041" calcext:value-type="float">
            <text:p>12,945041</text:p>
          </table:table-cell>
          <table:table-cell office:value-type="string" calcext:value-type="string">
            <text:p>Y8VI</text:p>
          </table:table-cell>
        </table:table-row>
        <table:table-row table:style-name="ro1">
          <table:table-cell office:value-type="float" office:value="27.9884934" calcext:value-type="float">
            <text:p>27,9884934</text:p>
          </table:table-cell>
          <table:table-cell office:value-type="float" office:value="13.9757977" calcext:value-type="float">
            <text:p>13,9757977</text:p>
          </table:table-cell>
          <table:table-cell office:value-type="string" calcext:value-type="string">
            <text:p>J7IV</text:p>
          </table:table-cell>
        </table:table-row>
        <table:table-row table:style-name="ro1">
          <table:table-cell office:value-type="float" office:value="26.3630318" calcext:value-type="float">
            <text:p>26,3630318</text:p>
          </table:table-cell>
          <table:table-cell office:value-type="float" office:value="12.0049232" calcext:value-type="float">
            <text:p>12,0049232</text:p>
          </table:table-cell>
          <table:table-cell office:value-type="string" calcext:value-type="string">
            <text:p>S4VI</text:p>
          </table:table-cell>
        </table:table-row>
        <table:table-row table:style-name="ro1">
          <table:table-cell office:value-type="float" office:value="12.5977448" calcext:value-type="float">
            <text:p>12,5977448</text:p>
          </table:table-cell>
          <table:table-cell office:value-type="float" office:value="26.7251944" calcext:value-type="float">
            <text:p>26,7251944</text:p>
          </table:table-cell>
          <table:table-cell office:value-type="string" calcext:value-type="string">
            <text:p>N4I</text:p>
          </table:table-cell>
        </table:table-row>
        <table:table-row table:style-name="ro1">
          <table:table-cell office:value-type="float" office:value="26.5128775" calcext:value-type="float">
            <text:p>26,5128775</text:p>
          </table:table-cell>
          <table:table-cell office:value-type="float" office:value="12.3634214" calcext:value-type="float">
            <text:p>12,3634214</text:p>
          </table:table-cell>
          <table:table-cell office:value-type="string" calcext:value-type="string">
            <text:p>Z2II</text:p>
          </table:table-cell>
        </table:table-row>
        <table:table-row table:style-name="ro1">
          <table:table-cell office:value-type="float" office:value="14.1172161" calcext:value-type="float">
            <text:p>14,1172161</text:p>
          </table:table-cell>
          <table:table-cell office:value-type="float" office:value="18.4366104" calcext:value-type="float">
            <text:p>18,4366104</text:p>
          </table:table-cell>
          <table:table-cell office:value-type="string" calcext:value-type="string">
            <text:p>Z3VI</text:p>
          </table:table-cell>
        </table:table-row>
        <table:table-row table:style-name="ro1">
          <table:table-cell office:value-type="float" office:value="25.9882073" calcext:value-type="float">
            <text:p>25,9882073</text:p>
          </table:table-cell>
          <table:table-cell office:value-type="float" office:value="12.3646989" calcext:value-type="float">
            <text:p>12,3646989</text:p>
          </table:table-cell>
          <table:table-cell office:value-type="string" calcext:value-type="string">
            <text:p>Z6III</text:p>
          </table:table-cell>
        </table:table-row>
        <table:table-row table:style-name="ro1">
          <table:table-cell office:value-type="float" office:value="26.2458782" calcext:value-type="float">
            <text:p>26,2458782</text:p>
          </table:table-cell>
          <table:table-cell office:value-type="float" office:value="11.6436661" calcext:value-type="float">
            <text:p>11,6436661</text:p>
          </table:table-cell>
          <table:table-cell office:value-type="string" calcext:value-type="string">
            <text:p>Y2IV</text:p>
          </table:table-cell>
        </table:table-row>
        <table:table-row table:style-name="ro1">
          <table:table-cell office:value-type="float" office:value="27.303282" calcext:value-type="float">
            <text:p>27,303282</text:p>
          </table:table-cell>
          <table:table-cell office:value-type="float" office:value="12.3652319" calcext:value-type="float">
            <text:p>12,3652319</text:p>
          </table:table-cell>
          <table:table-cell office:value-type="string" calcext:value-type="string">
            <text:p>N9VI</text:p>
          </table:table-cell>
        </table:table-row>
        <table:table-row table:style-name="ro1">
          <table:table-cell office:value-type="float" office:value="28.4593314" calcext:value-type="float">
            <text:p>28,4593314</text:p>
          </table:table-cell>
          <table:table-cell office:value-type="float" office:value="12.7586379" calcext:value-type="float">
            <text:p>12,7586379</text:p>
          </table:table-cell>
          <table:table-cell office:value-type="string" calcext:value-type="string">
            <text:p>S3III</text:p>
          </table:table-cell>
        </table:table-row>
        <table:table-row table:style-name="ro1">
          <table:table-cell office:value-type="float" office:value="26.3312277" calcext:value-type="float">
            <text:p>26,3312277</text:p>
          </table:table-cell>
          <table:table-cell office:value-type="float" office:value="12.8694088" calcext:value-type="float">
            <text:p>12,8694088</text:p>
          </table:table-cell>
          <table:table-cell office:value-type="string" calcext:value-type="string">
            <text:p>J3V</text:p>
          </table:table-cell>
        </table:table-row>
        <table:table-row table:style-name="ro1">
          <table:table-cell office:value-type="float" office:value="26.3146745" calcext:value-type="float">
            <text:p>26,3146745</text:p>
          </table:table-cell>
          <table:table-cell office:value-type="float" office:value="12.206318" calcext:value-type="float">
            <text:p>12,206318</text:p>
          </table:table-cell>
          <table:table-cell office:value-type="string" calcext:value-type="string">
            <text:p>J3I</text:p>
          </table:table-cell>
        </table:table-row>
        <table:table-row table:style-name="ro1">
          <table:table-cell office:value-type="float" office:value="13.9424199" calcext:value-type="float">
            <text:p>13,9424199</text:p>
          </table:table-cell>
          <table:table-cell office:value-type="float" office:value="26.3424935" calcext:value-type="float">
            <text:p>26,3424935</text:p>
          </table:table-cell>
          <table:table-cell office:value-type="string" calcext:value-type="string">
            <text:p>N6I</text:p>
          </table:table-cell>
        </table:table-row>
        <table:table-row table:style-name="ro1">
          <table:table-cell office:value-type="float" office:value="15.861917" calcext:value-type="float">
            <text:p>15,861917</text:p>
          </table:table-cell>
          <table:table-cell office:value-type="float" office:value="18.8540334" calcext:value-type="float">
            <text:p>18,8540334</text:p>
          </table:table-cell>
          <table:table-cell office:value-type="string" calcext:value-type="string">
            <text:p>Y6VII</text:p>
          </table:table-cell>
        </table:table-row>
        <table:table-row table:style-name="ro1">
          <table:table-cell office:value-type="float" office:value="15.0019302" calcext:value-type="float">
            <text:p>15,0019302</text:p>
          </table:table-cell>
          <table:table-cell office:value-type="float" office:value="17.9621297" calcext:value-type="float">
            <text:p>17,9621297</text:p>
          </table:table-cell>
          <table:table-cell office:value-type="string" calcext:value-type="string">
            <text:p>S8VII</text:p>
          </table:table-cell>
        </table:table-row>
        <table:table-row table:style-name="ro1">
          <table:table-cell office:value-type="float" office:value="26.9465694" calcext:value-type="float">
            <text:p>26,9465694</text:p>
          </table:table-cell>
          <table:table-cell office:value-type="float" office:value="12.6864991" calcext:value-type="float">
            <text:p>12,6864991</text:p>
          </table:table-cell>
          <table:table-cell office:value-type="string" calcext:value-type="string">
            <text:p>Y5VII</text:p>
          </table:table-cell>
        </table:table-row>
        <table:table-row table:style-name="ro1">
          <table:table-cell office:value-type="float" office:value="25.635577" calcext:value-type="float">
            <text:p>25,635577</text:p>
          </table:table-cell>
          <table:table-cell office:value-type="float" office:value="11.8089417" calcext:value-type="float">
            <text:p>11,8089417</text:p>
          </table:table-cell>
          <table:table-cell office:value-type="string" calcext:value-type="string">
            <text:p>N7IV</text:p>
          </table:table-cell>
        </table:table-row>
        <table:table-row table:style-name="ro1">
          <table:table-cell office:value-type="float" office:value="16.5200034" calcext:value-type="float">
            <text:p>16,5200034</text:p>
          </table:table-cell>
          <table:table-cell office:value-type="float" office:value="19.5683764" calcext:value-type="float">
            <text:p>19,5683764</text:p>
          </table:table-cell>
          <table:table-cell office:value-type="string" calcext:value-type="string">
            <text:p>N5VI</text:p>
          </table:table-cell>
        </table:table-row>
        <table:table-row table:style-name="ro1">
          <table:table-cell office:value-type="float" office:value="25.598562" calcext:value-type="float">
            <text:p>25,598562</text:p>
          </table:table-cell>
          <table:table-cell office:value-type="float" office:value="12.0060622" calcext:value-type="float">
            <text:p>12,0060622</text:p>
          </table:table-cell>
          <table:table-cell office:value-type="string" calcext:value-type="string">
            <text:p>L1V</text:p>
          </table:table-cell>
        </table:table-row>
        <table:table-row table:style-name="ro1">
          <table:table-cell office:value-type="float" office:value="14.0441685" calcext:value-type="float">
            <text:p>14,0441685</text:p>
          </table:table-cell>
          <table:table-cell office:value-type="float" office:value="26.9254613" calcext:value-type="float">
            <text:p>26,9254613</text:p>
          </table:table-cell>
          <table:table-cell office:value-type="string" calcext:value-type="string">
            <text:p>N4V</text:p>
          </table:table-cell>
        </table:table-row>
        <table:table-row table:style-name="ro1">
          <table:table-cell office:value-type="float" office:value="15.9927152" calcext:value-type="float">
            <text:p>15,9927152</text:p>
          </table:table-cell>
          <table:table-cell office:value-type="float" office:value="18.5144866" calcext:value-type="float">
            <text:p>18,5144866</text:p>
          </table:table-cell>
          <table:table-cell office:value-type="string" calcext:value-type="string">
            <text:p>S8V</text:p>
          </table:table-cell>
        </table:table-row>
        <table:table-row table:style-name="ro1">
          <table:table-cell office:value-type="float" office:value="15.7235962" calcext:value-type="float">
            <text:p>15,7235962</text:p>
          </table:table-cell>
          <table:table-cell office:value-type="float" office:value="19.6594589" calcext:value-type="float">
            <text:p>19,6594589</text:p>
          </table:table-cell>
          <table:table-cell office:value-type="string" calcext:value-type="string">
            <text:p>J9I</text:p>
          </table:table-cell>
        </table:table-row>
        <table:table-row table:style-name="ro1">
          <table:table-cell office:value-type="float" office:value="26.134816" calcext:value-type="float">
            <text:p>26,134816</text:p>
          </table:table-cell>
          <table:table-cell office:value-type="float" office:value="12.1031717" calcext:value-type="float">
            <text:p>12,1031717</text:p>
          </table:table-cell>
          <table:table-cell office:value-type="string" calcext:value-type="string">
            <text:p>Z7IV</text:p>
          </table:table-cell>
        </table:table-row>
        <table:table-row table:style-name="ro1">
          <table:table-cell office:value-type="float" office:value="25.0839988" calcext:value-type="float">
            <text:p>25,0839988</text:p>
          </table:table-cell>
          <table:table-cell office:value-type="float" office:value="10.9703469" calcext:value-type="float">
            <text:p>10,9703469</text:p>
          </table:table-cell>
          <table:table-cell office:value-type="string" calcext:value-type="string">
            <text:p>Z7V</text:p>
          </table:table-cell>
        </table:table-row>
        <table:table-row table:style-name="ro1">
          <table:table-cell office:value-type="float" office:value="26.2829019" calcext:value-type="float">
            <text:p>26,2829019</text:p>
          </table:table-cell>
          <table:table-cell office:value-type="float" office:value="12.2541964" calcext:value-type="float">
            <text:p>12,2541964</text:p>
          </table:table-cell>
          <table:table-cell office:value-type="string" calcext:value-type="string">
            <text:p>L2VI</text:p>
          </table:table-cell>
        </table:table-row>
        <table:table-row table:style-name="ro1">
          <table:table-cell office:value-type="float" office:value="14.092836" calcext:value-type="float">
            <text:p>14,092836</text:p>
          </table:table-cell>
          <table:table-cell office:value-type="float" office:value="27.0544074" calcext:value-type="float">
            <text:p>27,0544074</text:p>
          </table:table-cell>
          <table:table-cell office:value-type="string" calcext:value-type="string">
            <text:p>Y4VI</text:p>
          </table:table-cell>
        </table:table-row>
        <table:table-row table:style-name="ro1">
          <table:table-cell office:value-type="float" office:value="15.6771827" calcext:value-type="float">
            <text:p>15,6771827</text:p>
          </table:table-cell>
          <table:table-cell office:value-type="float" office:value="18.890306" calcext:value-type="float">
            <text:p>18,890306</text:p>
          </table:table-cell>
          <table:table-cell office:value-type="string" calcext:value-type="string">
            <text:p>Z4VI</text:p>
          </table:table-cell>
        </table:table-row>
        <table:table-row table:style-name="ro1">
          <table:table-cell office:value-type="float" office:value="27.0216168" calcext:value-type="float">
            <text:p>27,0216168</text:p>
          </table:table-cell>
          <table:table-cell office:value-type="float" office:value="11.5057216" calcext:value-type="float">
            <text:p>11,5057216</text:p>
          </table:table-cell>
          <table:table-cell office:value-type="string" calcext:value-type="string">
            <text:p>Z4VII</text:p>
          </table:table-cell>
        </table:table-row>
        <table:table-row table:style-name="ro1">
          <table:table-cell office:value-type="float" office:value="13.3797053" calcext:value-type="float">
            <text:p>13,3797053</text:p>
          </table:table-cell>
          <table:table-cell office:value-type="float" office:value="26.9732115" calcext:value-type="float">
            <text:p>26,9732115</text:p>
          </table:table-cell>
          <table:table-cell office:value-type="string" calcext:value-type="string">
            <text:p>L3III</text:p>
          </table:table-cell>
        </table:table-row>
        <table:table-row table:style-name="ro1">
          <table:table-cell office:value-type="float" office:value="27.9428892" calcext:value-type="float">
            <text:p>27,9428892</text:p>
          </table:table-cell>
          <table:table-cell office:value-type="float" office:value="12.6201374" calcext:value-type="float">
            <text:p>12,6201374</text:p>
          </table:table-cell>
          <table:table-cell office:value-type="string" calcext:value-type="string">
            <text:p>Z7III</text:p>
          </table:table-cell>
        </table:table-row>
        <table:table-row table:style-name="ro1">
          <table:table-cell office:value-type="float" office:value="26.3418223" calcext:value-type="float">
            <text:p>26,3418223</text:p>
          </table:table-cell>
          <table:table-cell office:value-type="float" office:value="12.2248637" calcext:value-type="float">
            <text:p>12,2248637</text:p>
          </table:table-cell>
          <table:table-cell office:value-type="string" calcext:value-type="string">
            <text:p>L7IV</text:p>
          </table:table-cell>
        </table:table-row>
        <table:table-row table:style-name="ro1">
          <table:table-cell office:value-type="float" office:value="26.5607693" calcext:value-type="float">
            <text:p>26,5607693</text:p>
          </table:table-cell>
          <table:table-cell office:value-type="float" office:value="12.3144622" calcext:value-type="float">
            <text:p>12,3144622</text:p>
          </table:table-cell>
          <table:table-cell office:value-type="string" calcext:value-type="string">
            <text:p>N6V</text:p>
          </table:table-cell>
        </table:table-row>
        <table:table-row table:style-name="ro1">
          <table:table-cell office:value-type="float" office:value="25.983181" calcext:value-type="float">
            <text:p>25,983181</text:p>
          </table:table-cell>
          <table:table-cell office:value-type="float" office:value="11.4283555" calcext:value-type="float">
            <text:p>11,4283555</text:p>
          </table:table-cell>
          <table:table-cell office:value-type="string" calcext:value-type="string">
            <text:p>N2II</text:p>
          </table:table-cell>
        </table:table-row>
        <table:table-row table:style-name="ro1">
          <table:table-cell office:value-type="float" office:value="27.0709061" calcext:value-type="float">
            <text:p>27,0709061</text:p>
          </table:table-cell>
          <table:table-cell office:value-type="float" office:value="11.9944211" calcext:value-type="float">
            <text:p>11,9944211</text:p>
          </table:table-cell>
          <table:table-cell office:value-type="string" calcext:value-type="string">
            <text:p>N4II</text:p>
          </table:table-cell>
        </table:table-row>
        <table:table-row table:style-name="ro1">
          <table:table-cell office:value-type="float" office:value="26.1840096" calcext:value-type="float">
            <text:p>26,1840096</text:p>
          </table:table-cell>
          <table:table-cell office:value-type="float" office:value="11.6135748" calcext:value-type="float">
            <text:p>11,6135748</text:p>
          </table:table-cell>
          <table:table-cell office:value-type="string" calcext:value-type="string">
            <text:p>J9VI</text:p>
          </table:table-cell>
        </table:table-row>
        <table:table-row table:style-name="ro1">
          <table:table-cell office:value-type="float" office:value="14.72245" calcext:value-type="float">
            <text:p>14,72245</text:p>
          </table:table-cell>
          <table:table-cell office:value-type="float" office:value="19.4863145" calcext:value-type="float">
            <text:p>19,4863145</text:p>
          </table:table-cell>
          <table:table-cell office:value-type="string" calcext:value-type="string">
            <text:p>L4V</text:p>
          </table:table-cell>
        </table:table-row>
        <table:table-row table:style-name="ro1">
          <table:table-cell office:value-type="float" office:value="12.7838156" calcext:value-type="float">
            <text:p>12,7838156</text:p>
          </table:table-cell>
          <table:table-cell office:value-type="float" office:value="26.5313503" calcext:value-type="float">
            <text:p>26,5313503</text:p>
          </table:table-cell>
          <table:table-cell office:value-type="string" calcext:value-type="string">
            <text:p>Z9VII</text:p>
          </table:table-cell>
        </table:table-row>
        <table:table-row table:style-name="ro1">
          <table:table-cell office:value-type="float" office:value="27.4473773" calcext:value-type="float">
            <text:p>27,4473773</text:p>
          </table:table-cell>
          <table:table-cell office:value-type="float" office:value="12.3489429" calcext:value-type="float">
            <text:p>12,3489429</text:p>
          </table:table-cell>
          <table:table-cell office:value-type="string" calcext:value-type="string">
            <text:p>J1VI</text:p>
          </table:table-cell>
        </table:table-row>
        <table:table-row table:style-name="ro1">
          <table:table-cell office:value-type="float" office:value="27.8962295" calcext:value-type="float">
            <text:p>27,8962295</text:p>
          </table:table-cell>
          <table:table-cell office:value-type="float" office:value="12.0079182" calcext:value-type="float">
            <text:p>12,0079182</text:p>
          </table:table-cell>
          <table:table-cell office:value-type="string" calcext:value-type="string">
            <text:p>Z9V</text:p>
          </table:table-cell>
        </table:table-row>
        <table:table-row table:style-name="ro1">
          <table:table-cell office:value-type="float" office:value="26.1310256" calcext:value-type="float">
            <text:p>26,1310256</text:p>
          </table:table-cell>
          <table:table-cell office:value-type="float" office:value="11.7569747" calcext:value-type="float">
            <text:p>11,7569747</text:p>
          </table:table-cell>
          <table:table-cell office:value-type="string" calcext:value-type="string">
            <text:p>L2III</text:p>
          </table:table-cell>
        </table:table-row>
        <table:table-row table:style-name="ro1">
          <table:table-cell office:value-type="float" office:value="25.9856753" calcext:value-type="float">
            <text:p>25,9856753</text:p>
          </table:table-cell>
          <table:table-cell office:value-type="float" office:value="12.5131261" calcext:value-type="float">
            <text:p>12,5131261</text:p>
          </table:table-cell>
          <table:table-cell office:value-type="string" calcext:value-type="string">
            <text:p>S2VI</text:p>
          </table:table-cell>
        </table:table-row>
        <table:table-row table:style-name="ro1">
          <table:table-cell office:value-type="float" office:value="13.1418757" calcext:value-type="float">
            <text:p>13,1418757</text:p>
          </table:table-cell>
          <table:table-cell office:value-type="float" office:value="25.2288991" calcext:value-type="float">
            <text:p>25,2288991</text:p>
          </table:table-cell>
          <table:table-cell office:value-type="string" calcext:value-type="string">
            <text:p>Y9VI</text:p>
          </table:table-cell>
        </table:table-row>
        <table:table-row table:style-name="ro1">
          <table:table-cell office:value-type="float" office:value="27.2284426" calcext:value-type="float">
            <text:p>27,2284426</text:p>
          </table:table-cell>
          <table:table-cell office:value-type="float" office:value="13.7876546" calcext:value-type="float">
            <text:p>13,7876546</text:p>
          </table:table-cell>
          <table:table-cell office:value-type="string" calcext:value-type="string">
            <text:p>L4IV</text:p>
          </table:table-cell>
        </table:table-row>
        <table:table-row table:style-name="ro1">
          <table:table-cell office:value-type="float" office:value="27.2875939" calcext:value-type="float">
            <text:p>27,2875939</text:p>
          </table:table-cell>
          <table:table-cell office:value-type="float" office:value="12.740208" calcext:value-type="float">
            <text:p>12,740208</text:p>
          </table:table-cell>
          <table:table-cell office:value-type="string" calcext:value-type="string">
            <text:p>Y7II</text:p>
          </table:table-cell>
        </table:table-row>
        <table:table-row table:style-name="ro1">
          <table:table-cell office:value-type="float" office:value="27.3612904" calcext:value-type="float">
            <text:p>27,3612904</text:p>
          </table:table-cell>
          <table:table-cell office:value-type="float" office:value="12.9826865" calcext:value-type="float">
            <text:p>12,9826865</text:p>
          </table:table-cell>
          <table:table-cell office:value-type="string" calcext:value-type="string">
            <text:p>G4II</text:p>
          </table:table-cell>
        </table:table-row>
        <table:table-row table:style-name="ro1">
          <table:table-cell office:value-type="float" office:value="27.2219376" calcext:value-type="float">
            <text:p>27,2219376</text:p>
          </table:table-cell>
          <table:table-cell office:value-type="float" office:value="13.2088352" calcext:value-type="float">
            <text:p>13,2088352</text:p>
          </table:table-cell>
          <table:table-cell office:value-type="string" calcext:value-type="string">
            <text:p>S9II</text:p>
          </table:table-cell>
        </table:table-row>
        <table:table-row table:style-name="ro1">
          <table:table-cell office:value-type="float" office:value="26.8246196" calcext:value-type="float">
            <text:p>26,8246196</text:p>
          </table:table-cell>
          <table:table-cell office:value-type="float" office:value="10.762407" calcext:value-type="float">
            <text:p>10,762407</text:p>
          </table:table-cell>
          <table:table-cell office:value-type="string" calcext:value-type="string">
            <text:p>Z7IV</text:p>
          </table:table-cell>
        </table:table-row>
        <table:table-row table:style-name="ro1">
          <table:table-cell office:value-type="float" office:value="27.6451092" calcext:value-type="float">
            <text:p>27,6451092</text:p>
          </table:table-cell>
          <table:table-cell office:value-type="float" office:value="12.2612571" calcext:value-type="float">
            <text:p>12,2612571</text:p>
          </table:table-cell>
          <table:table-cell office:value-type="string" calcext:value-type="string">
            <text:p>L8I</text:p>
          </table:table-cell>
        </table:table-row>
        <table:table-row table:style-name="ro1">
          <table:table-cell office:value-type="float" office:value="26.6718647" calcext:value-type="float">
            <text:p>26,6718647</text:p>
          </table:table-cell>
          <table:table-cell office:value-type="float" office:value="12.6541956" calcext:value-type="float">
            <text:p>12,6541956</text:p>
          </table:table-cell>
          <table:table-cell office:value-type="string" calcext:value-type="string">
            <text:p>J9III</text:p>
          </table:table-cell>
        </table:table-row>
        <table:table-row table:style-name="ro1">
          <table:table-cell office:value-type="float" office:value="26.9678664" calcext:value-type="float">
            <text:p>26,9678664</text:p>
          </table:table-cell>
          <table:table-cell office:value-type="float" office:value="11.3773188" calcext:value-type="float">
            <text:p>11,3773188</text:p>
          </table:table-cell>
          <table:table-cell office:value-type="string" calcext:value-type="string">
            <text:p>Y7VII</text:p>
          </table:table-cell>
        </table:table-row>
        <table:table-row table:style-name="ro1">
          <table:table-cell office:value-type="float" office:value="27.04453" calcext:value-type="float">
            <text:p>27,04453</text:p>
          </table:table-cell>
          <table:table-cell office:value-type="float" office:value="12.0834758" calcext:value-type="float">
            <text:p>12,0834758</text:p>
          </table:table-cell>
          <table:table-cell office:value-type="string" calcext:value-type="string">
            <text:p>J2II</text:p>
          </table:table-cell>
        </table:table-row>
        <table:table-row table:style-name="ro1">
          <table:table-cell office:value-type="float" office:value="27.2033708" calcext:value-type="float">
            <text:p>27,2033708</text:p>
          </table:table-cell>
          <table:table-cell office:value-type="float" office:value="11.9965132" calcext:value-type="float">
            <text:p>11,9965132</text:p>
          </table:table-cell>
          <table:table-cell office:value-type="string" calcext:value-type="string">
            <text:p>Y6VI</text:p>
          </table:table-cell>
        </table:table-row>
        <table:table-row table:style-name="ro1">
          <table:table-cell office:value-type="float" office:value="14.5984859" calcext:value-type="float">
            <text:p>14,5984859</text:p>
          </table:table-cell>
          <table:table-cell office:value-type="float" office:value="18.0523675" calcext:value-type="float">
            <text:p>18,0523675</text:p>
          </table:table-cell>
          <table:table-cell office:value-type="string" calcext:value-type="string">
            <text:p>Z7III</text:p>
          </table:table-cell>
        </table:table-row>
        <table:table-row table:style-name="ro1">
          <table:table-cell office:value-type="float" office:value="25.8250048" calcext:value-type="float">
            <text:p>25,8250048</text:p>
          </table:table-cell>
          <table:table-cell office:value-type="float" office:value="11.9593932" calcext:value-type="float">
            <text:p>11,9593932</text:p>
          </table:table-cell>
          <table:table-cell office:value-type="string" calcext:value-type="string">
            <text:p>Y1II</text:p>
          </table:table-cell>
        </table:table-row>
        <table:table-row table:style-name="ro1">
          <table:table-cell office:value-type="float" office:value="15.4039816" calcext:value-type="float">
            <text:p>15,4039816</text:p>
          </table:table-cell>
          <table:table-cell office:value-type="float" office:value="17.7319643" calcext:value-type="float">
            <text:p>17,7319643</text:p>
          </table:table-cell>
          <table:table-cell office:value-type="string" calcext:value-type="string">
            <text:p>L8II</text:p>
          </table:table-cell>
        </table:table-row>
        <table:table-row table:style-name="ro1">
          <table:table-cell office:value-type="float" office:value="26.6782634" calcext:value-type="float">
            <text:p>26,6782634</text:p>
          </table:table-cell>
          <table:table-cell office:value-type="float" office:value="12.2896194" calcext:value-type="float">
            <text:p>12,2896194</text:p>
          </table:table-cell>
          <table:table-cell office:value-type="string" calcext:value-type="string">
            <text:p>Z3III</text:p>
          </table:table-cell>
        </table:table-row>
        <table:table-row table:style-name="ro1">
          <table:table-cell office:value-type="float" office:value="26.9665676" calcext:value-type="float">
            <text:p>26,9665676</text:p>
          </table:table-cell>
          <table:table-cell office:value-type="float" office:value="11.6698565" calcext:value-type="float">
            <text:p>11,6698565</text:p>
          </table:table-cell>
          <table:table-cell office:value-type="string" calcext:value-type="string">
            <text:p>N5VII</text:p>
          </table:table-cell>
        </table:table-row>
        <table:table-row table:style-name="ro1">
          <table:table-cell office:value-type="float" office:value="14.6116566" calcext:value-type="float">
            <text:p>14,6116566</text:p>
          </table:table-cell>
          <table:table-cell office:value-type="float" office:value="19.0772772" calcext:value-type="float">
            <text:p>19,0772772</text:p>
          </table:table-cell>
          <table:table-cell office:value-type="string" calcext:value-type="string">
            <text:p>N2V</text:p>
          </table:table-cell>
        </table:table-row>
        <table:table-row table:style-name="ro1">
          <table:table-cell office:value-type="float" office:value="27.4207961" calcext:value-type="float">
            <text:p>27,4207961</text:p>
          </table:table-cell>
          <table:table-cell office:value-type="float" office:value="12.4169678" calcext:value-type="float">
            <text:p>12,4169678</text:p>
          </table:table-cell>
          <table:table-cell office:value-type="string" calcext:value-type="string">
            <text:p>Y9II</text:p>
          </table:table-cell>
        </table:table-row>
        <table:table-row table:style-name="ro1">
          <table:table-cell office:value-type="float" office:value="27.5690993" calcext:value-type="float">
            <text:p>27,5690993</text:p>
          </table:table-cell>
          <table:table-cell office:value-type="float" office:value="13.1202974" calcext:value-type="float">
            <text:p>13,1202974</text:p>
          </table:table-cell>
          <table:table-cell office:value-type="string" calcext:value-type="string">
            <text:p>Z7III</text:p>
          </table:table-cell>
        </table:table-row>
        <table:table-row table:style-name="ro1">
          <table:table-cell office:value-type="float" office:value="16.2724066" calcext:value-type="float">
            <text:p>16,2724066</text:p>
          </table:table-cell>
          <table:table-cell office:value-type="float" office:value="19.5368163" calcext:value-type="float">
            <text:p>19,5368163</text:p>
          </table:table-cell>
          <table:table-cell office:value-type="string" calcext:value-type="string">
            <text:p>G6I</text:p>
          </table:table-cell>
        </table:table-row>
        <table:table-row table:style-name="ro1">
          <table:table-cell office:value-type="float" office:value="26.2229041" calcext:value-type="float">
            <text:p>26,2229041</text:p>
          </table:table-cell>
          <table:table-cell office:value-type="float" office:value="12.5605174" calcext:value-type="float">
            <text:p>12,5605174</text:p>
          </table:table-cell>
          <table:table-cell office:value-type="string" calcext:value-type="string">
            <text:p>G7III</text:p>
          </table:table-cell>
        </table:table-row>
        <table:table-row table:style-name="ro1">
          <table:table-cell office:value-type="float" office:value="25.6276274" calcext:value-type="float">
            <text:p>25,6276274</text:p>
          </table:table-cell>
          <table:table-cell office:value-type="float" office:value="11.6767565" calcext:value-type="float">
            <text:p>11,6767565</text:p>
          </table:table-cell>
          <table:table-cell office:value-type="string" calcext:value-type="string">
            <text:p>Y6IV</text:p>
          </table:table-cell>
        </table:table-row>
        <table:table-row table:style-name="ro1">
          <table:table-cell office:value-type="float" office:value="26.2294755" calcext:value-type="float">
            <text:p>26,2294755</text:p>
          </table:table-cell>
          <table:table-cell office:value-type="float" office:value="13.5536282" calcext:value-type="float">
            <text:p>13,5536282</text:p>
          </table:table-cell>
          <table:table-cell office:value-type="string" calcext:value-type="string">
            <text:p>Z7IV</text:p>
          </table:table-cell>
        </table:table-row>
        <table:table-row table:style-name="ro1">
          <table:table-cell office:value-type="float" office:value="26.788721" calcext:value-type="float">
            <text:p>26,788721</text:p>
          </table:table-cell>
          <table:table-cell office:value-type="float" office:value="12.8388193" calcext:value-type="float">
            <text:p>12,8388193</text:p>
          </table:table-cell>
          <table:table-cell office:value-type="string" calcext:value-type="string">
            <text:p>L8VI</text:p>
          </table:table-cell>
        </table:table-row>
        <table:table-row table:style-name="ro1">
          <table:table-cell office:value-type="float" office:value="27.5413146" calcext:value-type="float">
            <text:p>27,5413146</text:p>
          </table:table-cell>
          <table:table-cell office:value-type="float" office:value="12.6836857" calcext:value-type="float">
            <text:p>12,6836857</text:p>
          </table:table-cell>
          <table:table-cell office:value-type="string" calcext:value-type="string">
            <text:p>J5I</text:p>
          </table:table-cell>
        </table:table-row>
        <table:table-row table:style-name="ro1">
          <table:table-cell office:value-type="float" office:value="26.735656" calcext:value-type="float">
            <text:p>26,735656</text:p>
          </table:table-cell>
          <table:table-cell office:value-type="float" office:value="12.6078765" calcext:value-type="float">
            <text:p>12,6078765</text:p>
          </table:table-cell>
          <table:table-cell office:value-type="string" calcext:value-type="string">
            <text:p>Y6III</text:p>
          </table:table-cell>
        </table:table-row>
        <table:table-row table:style-name="ro1">
          <table:table-cell office:value-type="float" office:value="12.6428923" calcext:value-type="float">
            <text:p>12,6428923</text:p>
          </table:table-cell>
          <table:table-cell office:value-type="float" office:value="26.4443122" calcext:value-type="float">
            <text:p>26,4443122</text:p>
          </table:table-cell>
          <table:table-cell office:value-type="string" calcext:value-type="string">
            <text:p>Z7IV</text:p>
          </table:table-cell>
        </table:table-row>
        <table:table-row table:style-name="ro1">
          <table:table-cell office:value-type="float" office:value="13.2960327" calcext:value-type="float">
            <text:p>13,2960327</text:p>
          </table:table-cell>
          <table:table-cell office:value-type="float" office:value="27.0741629" calcext:value-type="float">
            <text:p>27,0741629</text:p>
          </table:table-cell>
          <table:table-cell office:value-type="string" calcext:value-type="string">
            <text:p>J9VI</text:p>
          </table:table-cell>
        </table:table-row>
        <table:table-row table:style-name="ro1">
          <table:table-cell office:value-type="float" office:value="27.7131478" calcext:value-type="float">
            <text:p>27,7131478</text:p>
          </table:table-cell>
          <table:table-cell office:value-type="float" office:value="11.3431046" calcext:value-type="float">
            <text:p>11,3431046</text:p>
          </table:table-cell>
          <table:table-cell office:value-type="string" calcext:value-type="string">
            <text:p>Y3VI</text:p>
          </table:table-cell>
        </table:table-row>
        <table:table-row table:style-name="ro1">
          <table:table-cell office:value-type="float" office:value="25.2265297" calcext:value-type="float">
            <text:p>25,2265297</text:p>
          </table:table-cell>
          <table:table-cell office:value-type="float" office:value="12.6847366" calcext:value-type="float">
            <text:p>12,6847366</text:p>
          </table:table-cell>
          <table:table-cell office:value-type="string" calcext:value-type="string">
            <text:p>S6IV</text:p>
          </table:table-cell>
        </table:table-row>
        <table:table-row table:style-name="ro1">
          <table:table-cell office:value-type="float" office:value="25.5521967" calcext:value-type="float">
            <text:p>25,5521967</text:p>
          </table:table-cell>
          <table:table-cell office:value-type="float" office:value="12.5368594" calcext:value-type="float">
            <text:p>12,5368594</text:p>
          </table:table-cell>
          <table:table-cell office:value-type="string" calcext:value-type="string">
            <text:p>Z3V</text:p>
          </table:table-cell>
        </table:table-row>
        <table:table-row table:style-name="ro1">
          <table:table-cell office:value-type="float" office:value="14.4550175" calcext:value-type="float">
            <text:p>14,4550175</text:p>
          </table:table-cell>
          <table:table-cell office:value-type="float" office:value="26.2909346" calcext:value-type="float">
            <text:p>26,2909346</text:p>
          </table:table-cell>
          <table:table-cell office:value-type="string" calcext:value-type="string">
            <text:p>N3III</text:p>
          </table:table-cell>
        </table:table-row>
        <table:table-row table:style-name="ro1">
          <table:table-cell office:value-type="float" office:value="13.8690199" calcext:value-type="float">
            <text:p>13,8690199</text:p>
          </table:table-cell>
          <table:table-cell office:value-type="float" office:value="27.1975951" calcext:value-type="float">
            <text:p>27,1975951</text:p>
          </table:table-cell>
          <table:table-cell office:value-type="string" calcext:value-type="string">
            <text:p>Z2I</text:p>
          </table:table-cell>
        </table:table-row>
        <table:table-row table:style-name="ro1">
          <table:table-cell office:value-type="float" office:value="28.1886741" calcext:value-type="float">
            <text:p>28,1886741</text:p>
          </table:table-cell>
          <table:table-cell office:value-type="float" office:value="12.5988964" calcext:value-type="float">
            <text:p>12,5988964</text:p>
          </table:table-cell>
          <table:table-cell office:value-type="string" calcext:value-type="string">
            <text:p>L7IV</text:p>
          </table:table-cell>
        </table:table-row>
        <table:table-row table:style-name="ro1">
          <table:table-cell office:value-type="float" office:value="26.7573837" calcext:value-type="float">
            <text:p>26,7573837</text:p>
          </table:table-cell>
          <table:table-cell office:value-type="float" office:value="13.4612544" calcext:value-type="float">
            <text:p>13,4612544</text:p>
          </table:table-cell>
          <table:table-cell office:value-type="string" calcext:value-type="string">
            <text:p>S1II</text:p>
          </table:table-cell>
        </table:table-row>
        <table:table-row table:style-name="ro1">
          <table:table-cell office:value-type="float" office:value="27.0610625" calcext:value-type="float">
            <text:p>27,0610625</text:p>
          </table:table-cell>
          <table:table-cell office:value-type="float" office:value="12.22393" calcext:value-type="float">
            <text:p>12,22393</text:p>
          </table:table-cell>
          <table:table-cell office:value-type="string" calcext:value-type="string">
            <text:p>L5I</text:p>
          </table:table-cell>
        </table:table-row>
        <table:table-row table:style-name="ro1">
          <table:table-cell office:value-type="float" office:value="27.6240787" calcext:value-type="float">
            <text:p>27,6240787</text:p>
          </table:table-cell>
          <table:table-cell office:value-type="float" office:value="11.5944163" calcext:value-type="float">
            <text:p>11,5944163</text:p>
          </table:table-cell>
          <table:table-cell office:value-type="string" calcext:value-type="string">
            <text:p>J7II</text:p>
          </table:table-cell>
        </table:table-row>
        <table:table-row table:style-name="ro1">
          <table:table-cell office:value-type="float" office:value="25.6888326" calcext:value-type="float">
            <text:p>25,6888326</text:p>
          </table:table-cell>
          <table:table-cell office:value-type="float" office:value="13.2146844" calcext:value-type="float">
            <text:p>13,2146844</text:p>
          </table:table-cell>
          <table:table-cell office:value-type="string" calcext:value-type="string">
            <text:p>S7I</text:p>
          </table:table-cell>
        </table:table-row>
        <table:table-row table:style-name="ro1">
          <table:table-cell office:value-type="float" office:value="26.5203514" calcext:value-type="float">
            <text:p>26,5203514</text:p>
          </table:table-cell>
          <table:table-cell office:value-type="float" office:value="12.1368726" calcext:value-type="float">
            <text:p>12,1368726</text:p>
          </table:table-cell>
          <table:table-cell office:value-type="string" calcext:value-type="string">
            <text:p>G2VI</text:p>
          </table:table-cell>
        </table:table-row>
        <table:table-row table:style-name="ro1">
          <table:table-cell office:value-type="float" office:value="26.1382037" calcext:value-type="float">
            <text:p>26,1382037</text:p>
          </table:table-cell>
          <table:table-cell office:value-type="float" office:value="12.4863084" calcext:value-type="float">
            <text:p>12,4863084</text:p>
          </table:table-cell>
          <table:table-cell office:value-type="string" calcext:value-type="string">
            <text:p>N3V</text:p>
          </table:table-cell>
        </table:table-row>
        <table:table-row table:style-name="ro1">
          <table:table-cell office:value-type="float" office:value="26.3078995" calcext:value-type="float">
            <text:p>26,3078995</text:p>
          </table:table-cell>
          <table:table-cell office:value-type="float" office:value="12.8401104" calcext:value-type="float">
            <text:p>12,8401104</text:p>
          </table:table-cell>
          <table:table-cell office:value-type="string" calcext:value-type="string">
            <text:p>S3IV</text:p>
          </table:table-cell>
        </table:table-row>
        <table:table-row table:style-name="ro1">
          <table:table-cell office:value-type="float" office:value="16.1290878" calcext:value-type="float">
            <text:p>16,1290878</text:p>
          </table:table-cell>
          <table:table-cell office:value-type="float" office:value="19.9407452" calcext:value-type="float">
            <text:p>19,9407452</text:p>
          </table:table-cell>
          <table:table-cell office:value-type="string" calcext:value-type="string">
            <text:p>S6II</text:p>
          </table:table-cell>
        </table:table-row>
        <table:table-row table:style-name="ro1">
          <table:table-cell office:value-type="float" office:value="13.8784628" calcext:value-type="float">
            <text:p>13,8784628</text:p>
          </table:table-cell>
          <table:table-cell office:value-type="float" office:value="26.5454237" calcext:value-type="float">
            <text:p>26,5454237</text:p>
          </table:table-cell>
          <table:table-cell office:value-type="string" calcext:value-type="string">
            <text:p>J4V</text:p>
          </table:table-cell>
        </table:table-row>
        <table:table-row table:style-name="ro1">
          <table:table-cell office:value-type="float" office:value="15.8293194" calcext:value-type="float">
            <text:p>15,8293194</text:p>
          </table:table-cell>
          <table:table-cell office:value-type="float" office:value="18.2595744" calcext:value-type="float">
            <text:p>18,2595744</text:p>
          </table:table-cell>
          <table:table-cell office:value-type="string" calcext:value-type="string">
            <text:p>S7V</text:p>
          </table:table-cell>
        </table:table-row>
        <table:table-row table:style-name="ro1">
          <table:table-cell office:value-type="float" office:value="27.3088042" calcext:value-type="float">
            <text:p>27,3088042</text:p>
          </table:table-cell>
          <table:table-cell office:value-type="float" office:value="12.3799722" calcext:value-type="float">
            <text:p>12,3799722</text:p>
          </table:table-cell>
          <table:table-cell office:value-type="string" calcext:value-type="string">
            <text:p>J8V</text:p>
          </table:table-cell>
        </table:table-row>
        <table:table-row table:style-name="ro1">
          <table:table-cell office:value-type="float" office:value="26.3692488" calcext:value-type="float">
            <text:p>26,3692488</text:p>
          </table:table-cell>
          <table:table-cell office:value-type="float" office:value="12.1783156" calcext:value-type="float">
            <text:p>12,1783156</text:p>
          </table:table-cell>
          <table:table-cell office:value-type="string" calcext:value-type="string">
            <text:p>G5II</text:p>
          </table:table-cell>
        </table:table-row>
        <table:table-row table:style-name="ro1">
          <table:table-cell office:value-type="float" office:value="25.9040652" calcext:value-type="float">
            <text:p>25,9040652</text:p>
          </table:table-cell>
          <table:table-cell office:value-type="float" office:value="12.8444682" calcext:value-type="float">
            <text:p>12,8444682</text:p>
          </table:table-cell>
          <table:table-cell office:value-type="string" calcext:value-type="string">
            <text:p>N5V</text:p>
          </table:table-cell>
        </table:table-row>
        <table:table-row table:style-name="ro1">
          <table:table-cell office:value-type="float" office:value="26.9837843" calcext:value-type="float">
            <text:p>26,9837843</text:p>
          </table:table-cell>
          <table:table-cell office:value-type="float" office:value="13.4691697" calcext:value-type="float">
            <text:p>13,4691697</text:p>
          </table:table-cell>
          <table:table-cell office:value-type="string" calcext:value-type="string">
            <text:p>L9IV</text:p>
          </table:table-cell>
        </table:table-row>
        <table:table-row table:style-name="ro1">
          <table:table-cell office:value-type="float" office:value="26.1419631" calcext:value-type="float">
            <text:p>26,1419631</text:p>
          </table:table-cell>
          <table:table-cell office:value-type="float" office:value="12.0219745" calcext:value-type="float">
            <text:p>12,0219745</text:p>
          </table:table-cell>
          <table:table-cell office:value-type="string" calcext:value-type="string">
            <text:p>Z7VII</text:p>
          </table:table-cell>
        </table:table-row>
        <table:table-row table:style-name="ro1">
          <table:table-cell office:value-type="float" office:value="25.9134818" calcext:value-type="float">
            <text:p>25,9134818</text:p>
          </table:table-cell>
          <table:table-cell office:value-type="float" office:value="12.127549" calcext:value-type="float">
            <text:p>12,127549</text:p>
          </table:table-cell>
          <table:table-cell office:value-type="string" calcext:value-type="string">
            <text:p>S8IV</text:p>
          </table:table-cell>
        </table:table-row>
        <table:table-row table:style-name="ro1">
          <table:table-cell office:value-type="float" office:value="26.7645797" calcext:value-type="float">
            <text:p>26,7645797</text:p>
          </table:table-cell>
          <table:table-cell office:value-type="float" office:value="11.762132" calcext:value-type="float">
            <text:p>11,762132</text:p>
          </table:table-cell>
          <table:table-cell office:value-type="string" calcext:value-type="string">
            <text:p>N4III</text:p>
          </table:table-cell>
        </table:table-row>
        <table:table-row table:style-name="ro1">
          <table:table-cell office:value-type="float" office:value="26.2591105" calcext:value-type="float">
            <text:p>26,2591105</text:p>
          </table:table-cell>
          <table:table-cell office:value-type="float" office:value="12.4642874" calcext:value-type="float">
            <text:p>12,4642874</text:p>
          </table:table-cell>
          <table:table-cell office:value-type="string" calcext:value-type="string">
            <text:p>N2V</text:p>
          </table:table-cell>
        </table:table-row>
        <table:table-row table:style-name="ro1">
          <table:table-cell office:value-type="float" office:value="26.5603262" calcext:value-type="float">
            <text:p>26,5603262</text:p>
          </table:table-cell>
          <table:table-cell office:value-type="float" office:value="12.6533222" calcext:value-type="float">
            <text:p>12,6533222</text:p>
          </table:table-cell>
          <table:table-cell office:value-type="string" calcext:value-type="string">
            <text:p>G9III</text:p>
          </table:table-cell>
        </table:table-row>
        <table:table-row table:style-name="ro1">
          <table:table-cell office:value-type="float" office:value="26.8980447" calcext:value-type="float">
            <text:p>26,8980447</text:p>
          </table:table-cell>
          <table:table-cell office:value-type="float" office:value="13.423456" calcext:value-type="float">
            <text:p>13,423456</text:p>
          </table:table-cell>
          <table:table-cell office:value-type="string" calcext:value-type="string">
            <text:p>J1III</text:p>
          </table:table-cell>
        </table:table-row>
        <table:table-row table:style-name="ro1">
          <table:table-cell office:value-type="float" office:value="26.9615472" calcext:value-type="float">
            <text:p>26,9615472</text:p>
          </table:table-cell>
          <table:table-cell office:value-type="float" office:value="12.0772672" calcext:value-type="float">
            <text:p>12,0772672</text:p>
          </table:table-cell>
          <table:table-cell office:value-type="string" calcext:value-type="string">
            <text:p>Z3V</text:p>
          </table:table-cell>
        </table:table-row>
        <table:table-row table:style-name="ro1">
          <table:table-cell office:value-type="float" office:value="26.5406924" calcext:value-type="float">
            <text:p>26,5406924</text:p>
          </table:table-cell>
          <table:table-cell office:value-type="float" office:value="12.1890041" calcext:value-type="float">
            <text:p>12,1890041</text:p>
          </table:table-cell>
          <table:table-cell office:value-type="string" calcext:value-type="string">
            <text:p>Y1IV</text:p>
          </table:table-cell>
        </table:table-row>
        <table:table-row table:style-name="ro1">
          <table:table-cell office:value-type="float" office:value="27.0870211" calcext:value-type="float">
            <text:p>27,0870211</text:p>
          </table:table-cell>
          <table:table-cell office:value-type="float" office:value="12.6321694" calcext:value-type="float">
            <text:p>12,6321694</text:p>
          </table:table-cell>
          <table:table-cell office:value-type="string" calcext:value-type="string">
            <text:p>Z9III</text:p>
          </table:table-cell>
        </table:table-row>
        <table:table-row table:style-name="ro1">
          <table:table-cell office:value-type="float" office:value="27.3758886" calcext:value-type="float">
            <text:p>27,3758886</text:p>
          </table:table-cell>
          <table:table-cell office:value-type="float" office:value="11.8021888" calcext:value-type="float">
            <text:p>11,8021888</text:p>
          </table:table-cell>
          <table:table-cell office:value-type="string" calcext:value-type="string">
            <text:p>Z5IV</text:p>
          </table:table-cell>
        </table:table-row>
        <table:table-row table:style-name="ro1">
          <table:table-cell office:value-type="float" office:value="16.5608342" calcext:value-type="float">
            <text:p>16,5608342</text:p>
          </table:table-cell>
          <table:table-cell office:value-type="float" office:value="18.3190919" calcext:value-type="float">
            <text:p>18,3190919</text:p>
          </table:table-cell>
          <table:table-cell office:value-type="string" calcext:value-type="string">
            <text:p>N3V</text:p>
          </table:table-cell>
        </table:table-row>
        <table:table-row table:style-name="ro1">
          <table:table-cell office:value-type="float" office:value="27.0645438" calcext:value-type="float">
            <text:p>27,0645438</text:p>
          </table:table-cell>
          <table:table-cell office:value-type="float" office:value="13.1412844" calcext:value-type="float">
            <text:p>13,1412844</text:p>
          </table:table-cell>
          <table:table-cell office:value-type="string" calcext:value-type="string">
            <text:p>G8IV</text:p>
          </table:table-cell>
        </table:table-row>
        <table:table-row table:style-name="ro1">
          <table:table-cell office:value-type="float" office:value="13.4034832" calcext:value-type="float">
            <text:p>13,4034832</text:p>
          </table:table-cell>
          <table:table-cell office:value-type="float" office:value="26.989393" calcext:value-type="float">
            <text:p>26,989393</text:p>
          </table:table-cell>
          <table:table-cell office:value-type="string" calcext:value-type="string">
            <text:p>G9III</text:p>
          </table:table-cell>
        </table:table-row>
        <table:table-row table:style-name="ro1">
          <table:table-cell office:value-type="float" office:value="16.5247018" calcext:value-type="float">
            <text:p>16,5247018</text:p>
          </table:table-cell>
          <table:table-cell office:value-type="float" office:value="18.6173743" calcext:value-type="float">
            <text:p>18,6173743</text:p>
          </table:table-cell>
          <table:table-cell office:value-type="string" calcext:value-type="string">
            <text:p>G9II</text:p>
          </table:table-cell>
        </table:table-row>
        <table:table-row table:style-name="ro1">
          <table:table-cell office:value-type="float" office:value="15.3014724" calcext:value-type="float">
            <text:p>15,3014724</text:p>
          </table:table-cell>
          <table:table-cell office:value-type="float" office:value="19.3731302" calcext:value-type="float">
            <text:p>19,3731302</text:p>
          </table:table-cell>
          <table:table-cell office:value-type="string" calcext:value-type="string">
            <text:p>Y1I</text:p>
          </table:table-cell>
        </table:table-row>
        <table:table-row table:style-name="ro1">
          <table:table-cell office:value-type="float" office:value="27.0195329" calcext:value-type="float">
            <text:p>27,0195329</text:p>
          </table:table-cell>
          <table:table-cell office:value-type="float" office:value="11.9364827" calcext:value-type="float">
            <text:p>11,9364827</text:p>
          </table:table-cell>
          <table:table-cell office:value-type="string" calcext:value-type="string">
            <text:p>N4III</text:p>
          </table:table-cell>
        </table:table-row>
        <table:table-row table:style-name="ro1">
          <table:table-cell office:value-type="float" office:value="25.5255298" calcext:value-type="float">
            <text:p>25,5255298</text:p>
          </table:table-cell>
          <table:table-cell office:value-type="float" office:value="12.4964381" calcext:value-type="float">
            <text:p>12,4964381</text:p>
          </table:table-cell>
          <table:table-cell office:value-type="string" calcext:value-type="string">
            <text:p>N7I</text:p>
          </table:table-cell>
        </table:table-row>
        <table:table-row table:style-name="ro1">
          <table:table-cell office:value-type="float" office:value="24.8151827" calcext:value-type="float">
            <text:p>24,8151827</text:p>
          </table:table-cell>
          <table:table-cell office:value-type="float" office:value="11.8276105" calcext:value-type="float">
            <text:p>11,8276105</text:p>
          </table:table-cell>
          <table:table-cell office:value-type="string" calcext:value-type="string">
            <text:p>J1VII</text:p>
          </table:table-cell>
        </table:table-row>
        <table:table-row table:style-name="ro1">
          <table:table-cell office:value-type="float" office:value="16.1031976" calcext:value-type="float">
            <text:p>16,1031976</text:p>
          </table:table-cell>
          <table:table-cell office:value-type="float" office:value="19.3897595" calcext:value-type="float">
            <text:p>19,3897595</text:p>
          </table:table-cell>
          <table:table-cell office:value-type="string" calcext:value-type="string">
            <text:p>Z7V</text:p>
          </table:table-cell>
        </table:table-row>
        <table:table-row table:style-name="ro1">
          <table:table-cell office:value-type="float" office:value="26.6707131" calcext:value-type="float">
            <text:p>26,6707131</text:p>
          </table:table-cell>
          <table:table-cell office:value-type="float" office:value="13.3571022" calcext:value-type="float">
            <text:p>13,3571022</text:p>
          </table:table-cell>
          <table:table-cell office:value-type="string" calcext:value-type="string">
            <text:p>G8III</text:p>
          </table:table-cell>
        </table:table-row>
        <table:table-row table:style-name="ro1">
          <table:table-cell office:value-type="float" office:value="15.5396434" calcext:value-type="float">
            <text:p>15,5396434</text:p>
          </table:table-cell>
          <table:table-cell office:value-type="float" office:value="19.5182079" calcext:value-type="float">
            <text:p>19,5182079</text:p>
          </table:table-cell>
          <table:table-cell office:value-type="string" calcext:value-type="string">
            <text:p>Y2I</text:p>
          </table:table-cell>
        </table:table-row>
        <table:table-row table:style-name="ro1">
          <table:table-cell office:value-type="float" office:value="26.69868" calcext:value-type="float">
            <text:p>26,69868</text:p>
          </table:table-cell>
          <table:table-cell office:value-type="float" office:value="13.4412001" calcext:value-type="float">
            <text:p>13,4412001</text:p>
          </table:table-cell>
          <table:table-cell office:value-type="string" calcext:value-type="string">
            <text:p>S8II</text:p>
          </table:table-cell>
        </table:table-row>
        <table:table-row table:style-name="ro1">
          <table:table-cell office:value-type="float" office:value="14.6591639" calcext:value-type="float">
            <text:p>14,6591639</text:p>
          </table:table-cell>
          <table:table-cell office:value-type="float" office:value="25.9841113" calcext:value-type="float">
            <text:p>25,9841113</text:p>
          </table:table-cell>
          <table:table-cell office:value-type="string" calcext:value-type="string">
            <text:p>G1V</text:p>
          </table:table-cell>
        </table:table-row>
        <table:table-row table:style-name="ro1">
          <table:table-cell office:value-type="float" office:value="25.8254413" calcext:value-type="float">
            <text:p>25,8254413</text:p>
          </table:table-cell>
          <table:table-cell office:value-type="float" office:value="12.2682345" calcext:value-type="float">
            <text:p>12,2682345</text:p>
          </table:table-cell>
          <table:table-cell office:value-type="string" calcext:value-type="string">
            <text:p>Y6IV</text:p>
          </table:table-cell>
        </table:table-row>
        <table:table-row table:style-name="ro1">
          <table:table-cell office:value-type="float" office:value="26.6575832" calcext:value-type="float">
            <text:p>26,6575832</text:p>
          </table:table-cell>
          <table:table-cell office:value-type="float" office:value="12.6422865" calcext:value-type="float">
            <text:p>12,6422865</text:p>
          </table:table-cell>
          <table:table-cell office:value-type="string" calcext:value-type="string">
            <text:p>G7IV</text:p>
          </table:table-cell>
        </table:table-row>
        <table:table-row table:style-name="ro1">
          <table:table-cell office:value-type="float" office:value="26.4511144" calcext:value-type="float">
            <text:p>26,4511144</text:p>
          </table:table-cell>
          <table:table-cell office:value-type="float" office:value="12.4458348" calcext:value-type="float">
            <text:p>12,4458348</text:p>
          </table:table-cell>
          <table:table-cell office:value-type="string" calcext:value-type="string">
            <text:p>Z9I</text:p>
          </table:table-cell>
        </table:table-row>
        <table:table-row table:style-name="ro1">
          <table:table-cell office:value-type="float" office:value="26.1926342" calcext:value-type="float">
            <text:p>26,1926342</text:p>
          </table:table-cell>
          <table:table-cell office:value-type="float" office:value="12.2015944" calcext:value-type="float">
            <text:p>12,2015944</text:p>
          </table:table-cell>
          <table:table-cell office:value-type="string" calcext:value-type="string">
            <text:p>L1VI</text:p>
          </table:table-cell>
        </table:table-row>
        <table:table-row table:style-name="ro1">
          <table:table-cell office:value-type="float" office:value="25.5825303" calcext:value-type="float">
            <text:p>25,5825303</text:p>
          </table:table-cell>
          <table:table-cell office:value-type="float" office:value="12.5898975" calcext:value-type="float">
            <text:p>12,5898975</text:p>
          </table:table-cell>
          <table:table-cell office:value-type="string" calcext:value-type="string">
            <text:p>G8III</text:p>
          </table:table-cell>
        </table:table-row>
        <table:table-row table:style-name="ro1">
          <table:table-cell office:value-type="float" office:value="25.6744022" calcext:value-type="float">
            <text:p>25,6744022</text:p>
          </table:table-cell>
          <table:table-cell office:value-type="float" office:value="12.338223" calcext:value-type="float">
            <text:p>12,338223</text:p>
          </table:table-cell>
          <table:table-cell office:value-type="string" calcext:value-type="string">
            <text:p>L1VI</text:p>
          </table:table-cell>
        </table:table-row>
        <table:table-row table:style-name="ro1">
          <table:table-cell office:value-type="float" office:value="26.1067272" calcext:value-type="float">
            <text:p>26,1067272</text:p>
          </table:table-cell>
          <table:table-cell office:value-type="float" office:value="13.0119601" calcext:value-type="float">
            <text:p>13,0119601</text:p>
          </table:table-cell>
          <table:table-cell office:value-type="string" calcext:value-type="string">
            <text:p>Y7III</text:p>
          </table:table-cell>
        </table:table-row>
        <table:table-row table:style-name="ro1">
          <table:table-cell office:value-type="float" office:value="27.1187167" calcext:value-type="float">
            <text:p>27,1187167</text:p>
          </table:table-cell>
          <table:table-cell office:value-type="float" office:value="12.5363607" calcext:value-type="float">
            <text:p>12,5363607</text:p>
          </table:table-cell>
          <table:table-cell office:value-type="string" calcext:value-type="string">
            <text:p>L8V</text:p>
          </table:table-cell>
        </table:table-row>
        <table:table-row table:style-name="ro1">
          <table:table-cell office:value-type="float" office:value="15.306371" calcext:value-type="float">
            <text:p>15,306371</text:p>
          </table:table-cell>
          <table:table-cell office:value-type="float" office:value="19.2879321" calcext:value-type="float">
            <text:p>19,2879321</text:p>
          </table:table-cell>
          <table:table-cell office:value-type="string" calcext:value-type="string">
            <text:p>J2II</text:p>
          </table:table-cell>
        </table:table-row>
        <table:table-row table:style-name="ro1">
          <table:table-cell office:value-type="float" office:value="14.9742869" calcext:value-type="float">
            <text:p>14,9742869</text:p>
          </table:table-cell>
          <table:table-cell office:value-type="float" office:value="20.3198361" calcext:value-type="float">
            <text:p>20,3198361</text:p>
          </table:table-cell>
          <table:table-cell office:value-type="string" calcext:value-type="string">
            <text:p>L6I</text:p>
          </table:table-cell>
        </table:table-row>
        <table:table-row table:style-name="ro1">
          <table:table-cell office:value-type="float" office:value="25.4610244" calcext:value-type="float">
            <text:p>25,4610244</text:p>
          </table:table-cell>
          <table:table-cell office:value-type="float" office:value="10.9152479" calcext:value-type="float">
            <text:p>10,9152479</text:p>
          </table:table-cell>
          <table:table-cell office:value-type="string" calcext:value-type="string">
            <text:p>Z9VII</text:p>
          </table:table-cell>
        </table:table-row>
        <table:table-row table:style-name="ro1">
          <table:table-cell office:value-type="float" office:value="27.135014" calcext:value-type="float">
            <text:p>27,135014</text:p>
          </table:table-cell>
          <table:table-cell office:value-type="float" office:value="13.232323" calcext:value-type="float">
            <text:p>13,232323</text:p>
          </table:table-cell>
          <table:table-cell office:value-type="string" calcext:value-type="string">
            <text:p>Y4III</text:p>
          </table:table-cell>
        </table:table-row>
        <table:table-row table:style-name="ro1">
          <table:table-cell office:value-type="float" office:value="26.2041591" calcext:value-type="float">
            <text:p>26,2041591</text:p>
          </table:table-cell>
          <table:table-cell office:value-type="float" office:value="11.3797992" calcext:value-type="float">
            <text:p>11,3797992</text:p>
          </table:table-cell>
          <table:table-cell office:value-type="string" calcext:value-type="string">
            <text:p>Y5VII</text:p>
          </table:table-cell>
        </table:table-row>
        <table:table-row table:style-name="ro1">
          <table:table-cell office:value-type="float" office:value="12.9410457" calcext:value-type="float">
            <text:p>12,9410457</text:p>
          </table:table-cell>
          <table:table-cell office:value-type="float" office:value="27.4344006" calcext:value-type="float">
            <text:p>27,4344006</text:p>
          </table:table-cell>
          <table:table-cell office:value-type="string" calcext:value-type="string">
            <text:p>J9II</text:p>
          </table:table-cell>
        </table:table-row>
        <table:table-row table:style-name="ro1">
          <table:table-cell office:value-type="float" office:value="25.4959275" calcext:value-type="float">
            <text:p>25,4959275</text:p>
          </table:table-cell>
          <table:table-cell office:value-type="float" office:value="11.476949" calcext:value-type="float">
            <text:p>11,476949</text:p>
          </table:table-cell>
          <table:table-cell office:value-type="string" calcext:value-type="string">
            <text:p>N5III</text:p>
          </table:table-cell>
        </table:table-row>
        <table:table-row table:style-name="ro1">
          <table:table-cell office:value-type="float" office:value="26.4060428" calcext:value-type="float">
            <text:p>26,4060428</text:p>
          </table:table-cell>
          <table:table-cell office:value-type="float" office:value="12.7440844" calcext:value-type="float">
            <text:p>12,7440844</text:p>
          </table:table-cell>
          <table:table-cell office:value-type="string" calcext:value-type="string">
            <text:p>Z9I</text:p>
          </table:table-cell>
        </table:table-row>
        <table:table-row table:style-name="ro1">
          <table:table-cell office:value-type="float" office:value="26.5372072" calcext:value-type="float">
            <text:p>26,5372072</text:p>
          </table:table-cell>
          <table:table-cell office:value-type="float" office:value="11.4665573" calcext:value-type="float">
            <text:p>11,4665573</text:p>
          </table:table-cell>
          <table:table-cell office:value-type="string" calcext:value-type="string">
            <text:p>G5II</text:p>
          </table:table-cell>
        </table:table-row>
        <table:table-row table:style-name="ro1">
          <table:table-cell office:value-type="float" office:value="25.3473101" calcext:value-type="float">
            <text:p>25,3473101</text:p>
          </table:table-cell>
          <table:table-cell office:value-type="float" office:value="12.7711532" calcext:value-type="float">
            <text:p>12,7711532</text:p>
          </table:table-cell>
          <table:table-cell office:value-type="string" calcext:value-type="string">
            <text:p>L1VI</text:p>
          </table:table-cell>
        </table:table-row>
        <table:table-row table:style-name="ro1">
          <table:table-cell office:value-type="float" office:value="15.9811773" calcext:value-type="float">
            <text:p>15,9811773</text:p>
          </table:table-cell>
          <table:table-cell office:value-type="float" office:value="18.847554" calcext:value-type="float">
            <text:p>18,847554</text:p>
          </table:table-cell>
          <table:table-cell office:value-type="string" calcext:value-type="string">
            <text:p>Z6III</text:p>
          </table:table-cell>
        </table:table-row>
        <table:table-row table:style-name="ro1">
          <table:table-cell office:value-type="float" office:value="15.3665752" calcext:value-type="float">
            <text:p>15,3665752</text:p>
          </table:table-cell>
          <table:table-cell office:value-type="float" office:value="18.4055767" calcext:value-type="float">
            <text:p>18,4055767</text:p>
          </table:table-cell>
          <table:table-cell office:value-type="string" calcext:value-type="string">
            <text:p>N2IV</text:p>
          </table:table-cell>
        </table:table-row>
        <table:table-row table:style-name="ro1">
          <table:table-cell office:value-type="float" office:value="27.9784646" calcext:value-type="float">
            <text:p>27,9784646</text:p>
          </table:table-cell>
          <table:table-cell office:value-type="float" office:value="13.4366009" calcext:value-type="float">
            <text:p>13,4366009</text:p>
          </table:table-cell>
          <table:table-cell office:value-type="string" calcext:value-type="string">
            <text:p>J3IV</text:p>
          </table:table-cell>
        </table:table-row>
        <table:table-row table:style-name="ro1">
          <table:table-cell office:value-type="float" office:value="26.4593316" calcext:value-type="float">
            <text:p>26,4593316</text:p>
          </table:table-cell>
          <table:table-cell office:value-type="float" office:value="12.7812779" calcext:value-type="float">
            <text:p>12,7812779</text:p>
          </table:table-cell>
          <table:table-cell office:value-type="string" calcext:value-type="string">
            <text:p>Z7II</text:p>
          </table:table-cell>
        </table:table-row>
        <table:table-row table:style-name="ro1">
          <table:table-cell office:value-type="float" office:value="14.5819452" calcext:value-type="float">
            <text:p>14,5819452</text:p>
          </table:table-cell>
          <table:table-cell office:value-type="float" office:value="26.6940868" calcext:value-type="float">
            <text:p>26,6940868</text:p>
          </table:table-cell>
          <table:table-cell office:value-type="string" calcext:value-type="string">
            <text:p>Y1II</text:p>
          </table:table-cell>
        </table:table-row>
        <table:table-row table:style-name="ro1">
          <table:table-cell office:value-type="float" office:value="26.3219754" calcext:value-type="float">
            <text:p>26,3219754</text:p>
          </table:table-cell>
          <table:table-cell office:value-type="float" office:value="12.9119679" calcext:value-type="float">
            <text:p>12,9119679</text:p>
          </table:table-cell>
          <table:table-cell office:value-type="string" calcext:value-type="string">
            <text:p>G6II</text:p>
          </table:table-cell>
        </table:table-row>
        <table:table-row table:style-name="ro1">
          <table:table-cell office:value-type="float" office:value="27.6597888" calcext:value-type="float">
            <text:p>27,6597888</text:p>
          </table:table-cell>
          <table:table-cell office:value-type="float" office:value="13.5687117" calcext:value-type="float">
            <text:p>13,5687117</text:p>
          </table:table-cell>
          <table:table-cell office:value-type="string" calcext:value-type="string">
            <text:p>Z2IV</text:p>
          </table:table-cell>
        </table:table-row>
        <table:table-row table:style-name="ro1">
          <table:table-cell office:value-type="float" office:value="15.1592182" calcext:value-type="float">
            <text:p>15,1592182</text:p>
          </table:table-cell>
          <table:table-cell office:value-type="float" office:value="26.9993939" calcext:value-type="float">
            <text:p>26,9993939</text:p>
          </table:table-cell>
          <table:table-cell office:value-type="string" calcext:value-type="string">
            <text:p>Y5VII</text:p>
          </table:table-cell>
        </table:table-row>
        <table:table-row table:style-name="ro1">
          <table:table-cell office:value-type="float" office:value="16.5992692" calcext:value-type="float">
            <text:p>16,5992692</text:p>
          </table:table-cell>
          <table:table-cell office:value-type="float" office:value="19.7346067" calcext:value-type="float">
            <text:p>19,7346067</text:p>
          </table:table-cell>
          <table:table-cell office:value-type="string" calcext:value-type="string">
            <text:p>S7VII</text:p>
          </table:table-cell>
        </table:table-row>
        <table:table-row table:style-name="ro1">
          <table:table-cell office:value-type="float" office:value="26.5173436" calcext:value-type="float">
            <text:p>26,5173436</text:p>
          </table:table-cell>
          <table:table-cell office:value-type="float" office:value="12.8291472" calcext:value-type="float">
            <text:p>12,8291472</text:p>
          </table:table-cell>
          <table:table-cell office:value-type="string" calcext:value-type="string">
            <text:p>G1I</text:p>
          </table:table-cell>
        </table:table-row>
        <table:table-row table:style-name="ro1">
          <table:table-cell office:value-type="float" office:value="16.915849" calcext:value-type="float">
            <text:p>16,915849</text:p>
          </table:table-cell>
          <table:table-cell office:value-type="float" office:value="17.6138666" calcext:value-type="float">
            <text:p>17,6138666</text:p>
          </table:table-cell>
          <table:table-cell office:value-type="string" calcext:value-type="string">
            <text:p>L9VI</text:p>
          </table:table-cell>
        </table:table-row>
        <table:table-row table:style-name="ro1">
          <table:table-cell office:value-type="float" office:value="15.7132739" calcext:value-type="float">
            <text:p>15,7132739</text:p>
          </table:table-cell>
          <table:table-cell office:value-type="float" office:value="18.5789038" calcext:value-type="float">
            <text:p>18,5789038</text:p>
          </table:table-cell>
          <table:table-cell office:value-type="string" calcext:value-type="string">
            <text:p>J5I</text:p>
          </table:table-cell>
        </table:table-row>
        <table:table-row table:style-name="ro1">
          <table:table-cell office:value-type="float" office:value="27.3328138" calcext:value-type="float">
            <text:p>27,3328138</text:p>
          </table:table-cell>
          <table:table-cell office:value-type="float" office:value="11.4671949" calcext:value-type="float">
            <text:p>11,4671949</text:p>
          </table:table-cell>
          <table:table-cell office:value-type="string" calcext:value-type="string">
            <text:p>L8VI</text:p>
          </table:table-cell>
        </table:table-row>
        <table:table-row table:style-name="ro1">
          <table:table-cell office:value-type="float" office:value="25.9182507" calcext:value-type="float">
            <text:p>25,9182507</text:p>
          </table:table-cell>
          <table:table-cell office:value-type="float" office:value="12.1587032" calcext:value-type="float">
            <text:p>12,1587032</text:p>
          </table:table-cell>
          <table:table-cell office:value-type="string" calcext:value-type="string">
            <text:p>Z8VI</text:p>
          </table:table-cell>
        </table:table-row>
        <table:table-row table:style-name="ro1">
          <table:table-cell office:value-type="float" office:value="26.7951849" calcext:value-type="float">
            <text:p>26,7951849</text:p>
          </table:table-cell>
          <table:table-cell office:value-type="float" office:value="12.5708806" calcext:value-type="float">
            <text:p>12,5708806</text:p>
          </table:table-cell>
          <table:table-cell office:value-type="string" calcext:value-type="string">
            <text:p>Y5IV</text:p>
          </table:table-cell>
        </table:table-row>
        <table:table-row table:style-name="ro1">
          <table:table-cell office:value-type="float" office:value="27.2623927" calcext:value-type="float">
            <text:p>27,2623927</text:p>
          </table:table-cell>
          <table:table-cell office:value-type="float" office:value="12.3209158" calcext:value-type="float">
            <text:p>12,3209158</text:p>
          </table:table-cell>
          <table:table-cell office:value-type="string" calcext:value-type="string">
            <text:p>S8III</text:p>
          </table:table-cell>
        </table:table-row>
        <table:table-row table:style-name="ro1">
          <table:table-cell office:value-type="float" office:value="26.4416732" calcext:value-type="float">
            <text:p>26,4416732</text:p>
          </table:table-cell>
          <table:table-cell office:value-type="float" office:value="12.8409788" calcext:value-type="float">
            <text:p>12,8409788</text:p>
          </table:table-cell>
          <table:table-cell office:value-type="string" calcext:value-type="string">
            <text:p>S3VI</text:p>
          </table:table-cell>
        </table:table-row>
        <table:table-row table:style-name="ro1">
          <table:table-cell office:value-type="float" office:value="26.1114623" calcext:value-type="float">
            <text:p>26,1114623</text:p>
          </table:table-cell>
          <table:table-cell office:value-type="float" office:value="12.1657396" calcext:value-type="float">
            <text:p>12,1657396</text:p>
          </table:table-cell>
          <table:table-cell office:value-type="string" calcext:value-type="string">
            <text:p>L6I</text:p>
          </table:table-cell>
        </table:table-row>
        <table:table-row table:style-name="ro1">
          <table:table-cell office:value-type="float" office:value="16.8237287" calcext:value-type="float">
            <text:p>16,8237287</text:p>
          </table:table-cell>
          <table:table-cell office:value-type="float" office:value="18.5563494" calcext:value-type="float">
            <text:p>18,5563494</text:p>
          </table:table-cell>
          <table:table-cell office:value-type="string" calcext:value-type="string">
            <text:p>Y8I</text:p>
          </table:table-cell>
        </table:table-row>
        <table:table-row table:style-name="ro1">
          <table:table-cell office:value-type="float" office:value="26.4978915" calcext:value-type="float">
            <text:p>26,4978915</text:p>
          </table:table-cell>
          <table:table-cell office:value-type="float" office:value="11.5331386" calcext:value-type="float">
            <text:p>11,5331386</text:p>
          </table:table-cell>
          <table:table-cell office:value-type="string" calcext:value-type="string">
            <text:p>Y2I</text:p>
          </table:table-cell>
        </table:table-row>
        <table:table-row table:style-name="ro1">
          <table:table-cell office:value-type="float" office:value="26.5813832" calcext:value-type="float">
            <text:p>26,5813832</text:p>
          </table:table-cell>
          <table:table-cell office:value-type="float" office:value="11.8003894" calcext:value-type="float">
            <text:p>11,8003894</text:p>
          </table:table-cell>
          <table:table-cell office:value-type="string" calcext:value-type="string">
            <text:p>Y7V</text:p>
          </table:table-cell>
        </table:table-row>
        <table:table-row table:style-name="ro1">
          <table:table-cell office:value-type="float" office:value="27.4812166" calcext:value-type="float">
            <text:p>27,4812166</text:p>
          </table:table-cell>
          <table:table-cell office:value-type="float" office:value="13.0453849" calcext:value-type="float">
            <text:p>13,0453849</text:p>
          </table:table-cell>
          <table:table-cell office:value-type="string" calcext:value-type="string">
            <text:p>J5III</text:p>
          </table:table-cell>
        </table:table-row>
        <table:table-row table:style-name="ro1">
          <table:table-cell office:value-type="float" office:value="28.2032372" calcext:value-type="float">
            <text:p>28,2032372</text:p>
          </table:table-cell>
          <table:table-cell office:value-type="float" office:value="12.0325829" calcext:value-type="float">
            <text:p>12,0325829</text:p>
          </table:table-cell>
          <table:table-cell office:value-type="string" calcext:value-type="string">
            <text:p>S6III</text:p>
          </table:table-cell>
        </table:table-row>
        <table:table-row table:style-name="ro1">
          <table:table-cell office:value-type="float" office:value="15.9698358" calcext:value-type="float">
            <text:p>15,9698358</text:p>
          </table:table-cell>
          <table:table-cell office:value-type="float" office:value="19.0343436" calcext:value-type="float">
            <text:p>19,0343436</text:p>
          </table:table-cell>
          <table:table-cell office:value-type="string" calcext:value-type="string">
            <text:p>N3II</text:p>
          </table:table-cell>
        </table:table-row>
        <table:table-row table:style-name="ro1">
          <table:table-cell office:value-type="float" office:value="15.6559087" calcext:value-type="float">
            <text:p>15,6559087</text:p>
          </table:table-cell>
          <table:table-cell office:value-type="float" office:value="18.5083947" calcext:value-type="float">
            <text:p>18,5083947</text:p>
          </table:table-cell>
          <table:table-cell office:value-type="string" calcext:value-type="string">
            <text:p>S1III</text:p>
          </table:table-cell>
        </table:table-row>
        <table:table-row table:style-name="ro1">
          <table:table-cell office:value-type="float" office:value="16.9871275" calcext:value-type="float">
            <text:p>16,9871275</text:p>
          </table:table-cell>
          <table:table-cell office:value-type="float" office:value="18.8396932" calcext:value-type="float">
            <text:p>18,8396932</text:p>
          </table:table-cell>
          <table:table-cell office:value-type="string" calcext:value-type="string">
            <text:p>Z5IV</text:p>
          </table:table-cell>
        </table:table-row>
        <table:table-row table:style-name="ro1">
          <table:table-cell office:value-type="float" office:value="26.5038016" calcext:value-type="float">
            <text:p>26,5038016</text:p>
          </table:table-cell>
          <table:table-cell office:value-type="float" office:value="12.1537733" calcext:value-type="float">
            <text:p>12,1537733</text:p>
          </table:table-cell>
          <table:table-cell office:value-type="string" calcext:value-type="string">
            <text:p>J9VII</text:p>
          </table:table-cell>
        </table:table-row>
        <table:table-row table:style-name="ro1">
          <table:table-cell office:value-type="float" office:value="13.8485556" calcext:value-type="float">
            <text:p>13,8485556</text:p>
          </table:table-cell>
          <table:table-cell office:value-type="float" office:value="26.0797644" calcext:value-type="float">
            <text:p>26,0797644</text:p>
          </table:table-cell>
          <table:table-cell office:value-type="string" calcext:value-type="string">
            <text:p>Z6V</text:p>
          </table:table-cell>
        </table:table-row>
        <table:table-row table:style-name="ro1">
          <table:table-cell office:value-type="float" office:value="27.0024475" calcext:value-type="float">
            <text:p>27,0024475</text:p>
          </table:table-cell>
          <table:table-cell office:value-type="float" office:value="12.6941413" calcext:value-type="float">
            <text:p>12,6941413</text:p>
          </table:table-cell>
          <table:table-cell office:value-type="string" calcext:value-type="string">
            <text:p>N6V</text:p>
          </table:table-cell>
        </table:table-row>
        <table:table-row table:style-name="ro1">
          <table:table-cell office:value-type="float" office:value="14.2483416" calcext:value-type="float">
            <text:p>14,2483416</text:p>
          </table:table-cell>
          <table:table-cell office:value-type="float" office:value="26.2441871" calcext:value-type="float">
            <text:p>26,2441871</text:p>
          </table:table-cell>
          <table:table-cell office:value-type="string" calcext:value-type="string">
            <text:p>J8II</text:p>
          </table:table-cell>
        </table:table-row>
        <table:table-row table:style-name="ro1">
          <table:table-cell office:value-type="float" office:value="26.3873301" calcext:value-type="float">
            <text:p>26,3873301</text:p>
          </table:table-cell>
          <table:table-cell office:value-type="float" office:value="13.0015105" calcext:value-type="float">
            <text:p>13,0015105</text:p>
          </table:table-cell>
          <table:table-cell office:value-type="string" calcext:value-type="string">
            <text:p>S5III</text:p>
          </table:table-cell>
        </table:table-row>
        <table:table-row table:style-name="ro1">
          <table:table-cell office:value-type="float" office:value="16.1539817" calcext:value-type="float">
            <text:p>16,1539817</text:p>
          </table:table-cell>
          <table:table-cell office:value-type="float" office:value="18.7230275" calcext:value-type="float">
            <text:p>18,7230275</text:p>
          </table:table-cell>
          <table:table-cell office:value-type="string" calcext:value-type="string">
            <text:p>N2II</text:p>
          </table:table-cell>
        </table:table-row>
        <table:table-row table:style-name="ro1">
          <table:table-cell office:value-type="float" office:value="16.8541691" calcext:value-type="float">
            <text:p>16,8541691</text:p>
          </table:table-cell>
          <table:table-cell office:value-type="float" office:value="19.6217688" calcext:value-type="float">
            <text:p>19,6217688</text:p>
          </table:table-cell>
          <table:table-cell office:value-type="string" calcext:value-type="string">
            <text:p>S7II</text:p>
          </table:table-cell>
        </table:table-row>
        <table:table-row table:style-name="ro1">
          <table:table-cell office:value-type="float" office:value="14.9072982" calcext:value-type="float">
            <text:p>14,9072982</text:p>
          </table:table-cell>
          <table:table-cell office:value-type="float" office:value="26.9316073" calcext:value-type="float">
            <text:p>26,9316073</text:p>
          </table:table-cell>
          <table:table-cell office:value-type="string" calcext:value-type="string">
            <text:p>J7IV</text:p>
          </table:table-cell>
        </table:table-row>
        <table:table-row table:style-name="ro1">
          <table:table-cell office:value-type="float" office:value="26.4164852" calcext:value-type="float">
            <text:p>26,4164852</text:p>
          </table:table-cell>
          <table:table-cell office:value-type="float" office:value="12.2197899" calcext:value-type="float">
            <text:p>12,2197899</text:p>
          </table:table-cell>
          <table:table-cell office:value-type="string" calcext:value-type="string">
            <text:p>N7V</text:p>
          </table:table-cell>
        </table:table-row>
        <table:table-row table:style-name="ro1">
          <table:table-cell office:value-type="float" office:value="26.4163995" calcext:value-type="float">
            <text:p>26,4163995</text:p>
          </table:table-cell>
          <table:table-cell office:value-type="float" office:value="13.8053147" calcext:value-type="float">
            <text:p>13,8053147</text:p>
          </table:table-cell>
          <table:table-cell office:value-type="string" calcext:value-type="string">
            <text:p>Z6IV</text:p>
          </table:table-cell>
        </table:table-row>
        <table:table-row table:style-name="ro1">
          <table:table-cell office:value-type="float" office:value="26.0481358" calcext:value-type="float">
            <text:p>26,0481358</text:p>
          </table:table-cell>
          <table:table-cell office:value-type="float" office:value="11.4809666" calcext:value-type="float">
            <text:p>11,4809666</text:p>
          </table:table-cell>
          <table:table-cell office:value-type="string" calcext:value-type="string">
            <text:p>S1II</text:p>
          </table:table-cell>
        </table:table-row>
        <table:table-row table:style-name="ro1">
          <table:table-cell office:value-type="float" office:value="27.4796885" calcext:value-type="float">
            <text:p>27,4796885</text:p>
          </table:table-cell>
          <table:table-cell office:value-type="float" office:value="12.8650332" calcext:value-type="float">
            <text:p>12,8650332</text:p>
          </table:table-cell>
          <table:table-cell office:value-type="string" calcext:value-type="string">
            <text:p>Z5V</text:p>
          </table:table-cell>
        </table:table-row>
        <table:table-row table:style-name="ro1">
          <table:table-cell office:value-type="float" office:value="24.5239344" calcext:value-type="float">
            <text:p>24,5239344</text:p>
          </table:table-cell>
          <table:table-cell office:value-type="float" office:value="12.2106228" calcext:value-type="float">
            <text:p>12,2106228</text:p>
          </table:table-cell>
          <table:table-cell office:value-type="string" calcext:value-type="string">
            <text:p>N6III</text:p>
          </table:table-cell>
        </table:table-row>
        <table:table-row table:style-name="ro1">
          <table:table-cell office:value-type="float" office:value="15.4166238" calcext:value-type="float">
            <text:p>15,4166238</text:p>
          </table:table-cell>
          <table:table-cell office:value-type="float" office:value="18.4147848" calcext:value-type="float">
            <text:p>18,4147848</text:p>
          </table:table-cell>
          <table:table-cell office:value-type="string" calcext:value-type="string">
            <text:p>Z8VII</text:p>
          </table:table-cell>
        </table:table-row>
        <table:table-row table:style-name="ro1">
          <table:table-cell office:value-type="float" office:value="26.4535817" calcext:value-type="float">
            <text:p>26,4535817</text:p>
          </table:table-cell>
          <table:table-cell office:value-type="float" office:value="11.3733405" calcext:value-type="float">
            <text:p>11,3733405</text:p>
          </table:table-cell>
          <table:table-cell office:value-type="string" calcext:value-type="string">
            <text:p>L6IV</text:p>
          </table:table-cell>
        </table:table-row>
        <table:table-row table:style-name="ro1">
          <table:table-cell office:value-type="float" office:value="16.2157261" calcext:value-type="float">
            <text:p>16,2157261</text:p>
          </table:table-cell>
          <table:table-cell office:value-type="float" office:value="18.9365591" calcext:value-type="float">
            <text:p>18,9365591</text:p>
          </table:table-cell>
          <table:table-cell office:value-type="string" calcext:value-type="string">
            <text:p>S7I</text:p>
          </table:table-cell>
        </table:table-row>
        <table:table-row table:style-name="ro1">
          <table:table-cell office:value-type="float" office:value="26.7502957" calcext:value-type="float">
            <text:p>26,7502957</text:p>
          </table:table-cell>
          <table:table-cell office:value-type="float" office:value="12.5443643" calcext:value-type="float">
            <text:p>12,5443643</text:p>
          </table:table-cell>
          <table:table-cell office:value-type="string" calcext:value-type="string">
            <text:p>S5II</text:p>
          </table:table-cell>
        </table:table-row>
        <table:table-row table:style-name="ro1">
          <table:table-cell office:value-type="float" office:value="26.1507218" calcext:value-type="float">
            <text:p>26,1507218</text:p>
          </table:table-cell>
          <table:table-cell office:value-type="float" office:value="12.2210948" calcext:value-type="float">
            <text:p>12,2210948</text:p>
          </table:table-cell>
          <table:table-cell office:value-type="string" calcext:value-type="string">
            <text:p>S5V</text:p>
          </table:table-cell>
        </table:table-row>
        <table:table-row table:style-name="ro1">
          <table:table-cell office:value-type="float" office:value="25.4805572" calcext:value-type="float">
            <text:p>25,4805572</text:p>
          </table:table-cell>
          <table:table-cell office:value-type="float" office:value="12.6333784" calcext:value-type="float">
            <text:p>12,6333784</text:p>
          </table:table-cell>
          <table:table-cell office:value-type="string" calcext:value-type="string">
            <text:p>L6VI</text:p>
          </table:table-cell>
        </table:table-row>
        <table:table-row table:style-name="ro1">
          <table:table-cell office:value-type="float" office:value="26.6054327" calcext:value-type="float">
            <text:p>26,6054327</text:p>
          </table:table-cell>
          <table:table-cell office:value-type="float" office:value="11.5212838" calcext:value-type="float">
            <text:p>11,5212838</text:p>
          </table:table-cell>
          <table:table-cell office:value-type="string" calcext:value-type="string">
            <text:p>Y4V</text:p>
          </table:table-cell>
        </table:table-row>
        <table:table-row table:style-name="ro1">
          <table:table-cell office:value-type="float" office:value="26.0491445" calcext:value-type="float">
            <text:p>26,0491445</text:p>
          </table:table-cell>
          <table:table-cell office:value-type="float" office:value="11.9190998" calcext:value-type="float">
            <text:p>11,9190998</text:p>
          </table:table-cell>
          <table:table-cell office:value-type="string" calcext:value-type="string">
            <text:p>Y1IV</text:p>
          </table:table-cell>
        </table:table-row>
        <table:table-row table:style-name="ro1">
          <table:table-cell office:value-type="float" office:value="14.1930743" calcext:value-type="float">
            <text:p>14,1930743</text:p>
          </table:table-cell>
          <table:table-cell office:value-type="float" office:value="26.4688045" calcext:value-type="float">
            <text:p>26,4688045</text:p>
          </table:table-cell>
          <table:table-cell office:value-type="string" calcext:value-type="string">
            <text:p>Y6VI</text:p>
          </table:table-cell>
        </table:table-row>
        <table:table-row table:style-name="ro1">
          <table:table-cell office:value-type="float" office:value="16.765499" calcext:value-type="float">
            <text:p>16,765499</text:p>
          </table:table-cell>
          <table:table-cell office:value-type="float" office:value="19.3426169" calcext:value-type="float">
            <text:p>19,3426169</text:p>
          </table:table-cell>
          <table:table-cell office:value-type="string" calcext:value-type="string">
            <text:p>S7V</text:p>
          </table:table-cell>
        </table:table-row>
        <table:table-row table:style-name="ro1">
          <table:table-cell office:value-type="float" office:value="25.8227959" calcext:value-type="float">
            <text:p>25,8227959</text:p>
          </table:table-cell>
          <table:table-cell office:value-type="float" office:value="11.5949711" calcext:value-type="float">
            <text:p>11,5949711</text:p>
          </table:table-cell>
          <table:table-cell office:value-type="string" calcext:value-type="string">
            <text:p>Z6III</text:p>
          </table:table-cell>
        </table:table-row>
        <table:table-row table:style-name="ro1">
          <table:table-cell office:value-type="float" office:value="25.6258018" calcext:value-type="float">
            <text:p>25,6258018</text:p>
          </table:table-cell>
          <table:table-cell office:value-type="float" office:value="11.7849353" calcext:value-type="float">
            <text:p>11,7849353</text:p>
          </table:table-cell>
          <table:table-cell office:value-type="string" calcext:value-type="string">
            <text:p>S1I</text:p>
          </table:table-cell>
        </table:table-row>
        <table:table-row table:style-name="ro1">
          <table:table-cell office:value-type="float" office:value="16.1875651" calcext:value-type="float">
            <text:p>16,1875651</text:p>
          </table:table-cell>
          <table:table-cell office:value-type="float" office:value="18.732392" calcext:value-type="float">
            <text:p>18,732392</text:p>
          </table:table-cell>
          <table:table-cell office:value-type="string" calcext:value-type="string">
            <text:p>S9II</text:p>
          </table:table-cell>
        </table:table-row>
        <table:table-row table:style-name="ro1">
          <table:table-cell office:value-type="float" office:value="14.8782213" calcext:value-type="float">
            <text:p>14,8782213</text:p>
          </table:table-cell>
          <table:table-cell office:value-type="float" office:value="27.4006324" calcext:value-type="float">
            <text:p>27,4006324</text:p>
          </table:table-cell>
          <table:table-cell office:value-type="string" calcext:value-type="string">
            <text:p>N4V</text:p>
          </table:table-cell>
        </table:table-row>
        <table:table-row table:style-name="ro1">
          <table:table-cell office:value-type="float" office:value="28.0068345" calcext:value-type="float">
            <text:p>28,0068345</text:p>
          </table:table-cell>
          <table:table-cell office:value-type="float" office:value="12.5377055" calcext:value-type="float">
            <text:p>12,5377055</text:p>
          </table:table-cell>
          <table:table-cell office:value-type="string" calcext:value-type="string">
            <text:p>Y6I</text:p>
          </table:table-cell>
        </table:table-row>
        <table:table-row table:style-name="ro1">
          <table:table-cell office:value-type="float" office:value="26.2260227" calcext:value-type="float">
            <text:p>26,2260227</text:p>
          </table:table-cell>
          <table:table-cell office:value-type="float" office:value="12.5685636" calcext:value-type="float">
            <text:p>12,5685636</text:p>
          </table:table-cell>
          <table:table-cell office:value-type="string" calcext:value-type="string">
            <text:p>L3I</text:p>
          </table:table-cell>
        </table:table-row>
        <table:table-row table:style-name="ro1">
          <table:table-cell office:value-type="float" office:value="14.8969867" calcext:value-type="float">
            <text:p>14,8969867</text:p>
          </table:table-cell>
          <table:table-cell office:value-type="float" office:value="25.2192262" calcext:value-type="float">
            <text:p>25,2192262</text:p>
          </table:table-cell>
          <table:table-cell office:value-type="string" calcext:value-type="string">
            <text:p>L6IV</text:p>
          </table:table-cell>
        </table:table-row>
        <table:table-row table:style-name="ro1">
          <table:table-cell office:value-type="float" office:value="13.1393082" calcext:value-type="float">
            <text:p>13,1393082</text:p>
          </table:table-cell>
          <table:table-cell office:value-type="float" office:value="27.1055737" calcext:value-type="float">
            <text:p>27,1055737</text:p>
          </table:table-cell>
          <table:table-cell office:value-type="string" calcext:value-type="string">
            <text:p>J2IV</text:p>
          </table:table-cell>
        </table:table-row>
        <table:table-row table:style-name="ro1">
          <table:table-cell office:value-type="float" office:value="26.3575403" calcext:value-type="float">
            <text:p>26,3575403</text:p>
          </table:table-cell>
          <table:table-cell office:value-type="float" office:value="13.1919295" calcext:value-type="float">
            <text:p>13,1919295</text:p>
          </table:table-cell>
          <table:table-cell office:value-type="string" calcext:value-type="string">
            <text:p>Y5V</text:p>
          </table:table-cell>
        </table:table-row>
        <table:table-row table:style-name="ro1">
          <table:table-cell office:value-type="float" office:value="26.7160244" calcext:value-type="float">
            <text:p>26,7160244</text:p>
          </table:table-cell>
          <table:table-cell office:value-type="float" office:value="12.3167093" calcext:value-type="float">
            <text:p>12,3167093</text:p>
          </table:table-cell>
          <table:table-cell office:value-type="string" calcext:value-type="string">
            <text:p>L5VI</text:p>
          </table:table-cell>
        </table:table-row>
        <table:table-row table:style-name="ro1">
          <table:table-cell office:value-type="float" office:value="26.2714856" calcext:value-type="float">
            <text:p>26,2714856</text:p>
          </table:table-cell>
          <table:table-cell office:value-type="float" office:value="11.8877738" calcext:value-type="float">
            <text:p>11,8877738</text:p>
          </table:table-cell>
          <table:table-cell office:value-type="string" calcext:value-type="string">
            <text:p>N9I</text:p>
          </table:table-cell>
        </table:table-row>
        <table:table-row table:style-name="ro1">
          <table:table-cell office:value-type="float" office:value="27.4894398" calcext:value-type="float">
            <text:p>27,4894398</text:p>
          </table:table-cell>
          <table:table-cell office:value-type="float" office:value="12.5293883" calcext:value-type="float">
            <text:p>12,5293883</text:p>
          </table:table-cell>
          <table:table-cell office:value-type="string" calcext:value-type="string">
            <text:p>Z5I</text:p>
          </table:table-cell>
        </table:table-row>
        <table:table-row table:style-name="ro1">
          <table:table-cell office:value-type="float" office:value="27.2130791" calcext:value-type="float">
            <text:p>27,2130791</text:p>
          </table:table-cell>
          <table:table-cell office:value-type="float" office:value="12.3143782" calcext:value-type="float">
            <text:p>12,3143782</text:p>
          </table:table-cell>
          <table:table-cell office:value-type="string" calcext:value-type="string">
            <text:p>J2IV</text:p>
          </table:table-cell>
        </table:table-row>
        <table:table-row table:style-name="ro1">
          <table:table-cell office:value-type="float" office:value="28.1894209" calcext:value-type="float">
            <text:p>28,1894209</text:p>
          </table:table-cell>
          <table:table-cell office:value-type="float" office:value="12.7156809" calcext:value-type="float">
            <text:p>12,7156809</text:p>
          </table:table-cell>
          <table:table-cell office:value-type="string" calcext:value-type="string">
            <text:p>L5II</text:p>
          </table:table-cell>
        </table:table-row>
        <table:table-row table:style-name="ro1">
          <table:table-cell office:value-type="float" office:value="25.19578" calcext:value-type="float">
            <text:p>25,19578</text:p>
          </table:table-cell>
          <table:table-cell office:value-type="float" office:value="12.8087527" calcext:value-type="float">
            <text:p>12,8087527</text:p>
          </table:table-cell>
          <table:table-cell office:value-type="string" calcext:value-type="string">
            <text:p>L5II</text:p>
          </table:table-cell>
        </table:table-row>
        <table:table-row table:style-name="ro1">
          <table:table-cell office:value-type="float" office:value="26.6278417" calcext:value-type="float">
            <text:p>26,6278417</text:p>
          </table:table-cell>
          <table:table-cell office:value-type="float" office:value="12.08205" calcext:value-type="float">
            <text:p>12,08205</text:p>
          </table:table-cell>
          <table:table-cell office:value-type="string" calcext:value-type="string">
            <text:p>N7VI</text:p>
          </table:table-cell>
        </table:table-row>
        <table:table-row table:style-name="ro1">
          <table:table-cell office:value-type="float" office:value="26.0109078" calcext:value-type="float">
            <text:p>26,0109078</text:p>
          </table:table-cell>
          <table:table-cell office:value-type="float" office:value="12.8880021" calcext:value-type="float">
            <text:p>12,8880021</text:p>
          </table:table-cell>
          <table:table-cell office:value-type="string" calcext:value-type="string">
            <text:p>N3III</text:p>
          </table:table-cell>
        </table:table-row>
        <table:table-row table:style-name="ro1">
          <table:table-cell office:value-type="float" office:value="26.9299686" calcext:value-type="float">
            <text:p>26,9299686</text:p>
          </table:table-cell>
          <table:table-cell office:value-type="float" office:value="13.7342045" calcext:value-type="float">
            <text:p>13,7342045</text:p>
          </table:table-cell>
          <table:table-cell office:value-type="string" calcext:value-type="string">
            <text:p>L5IV</text:p>
          </table:table-cell>
        </table:table-row>
        <table:table-row table:style-name="ro1">
          <table:table-cell office:value-type="float" office:value="26.0875585" calcext:value-type="float">
            <text:p>26,0875585</text:p>
          </table:table-cell>
          <table:table-cell office:value-type="float" office:value="12.7719931" calcext:value-type="float">
            <text:p>12,7719931</text:p>
          </table:table-cell>
          <table:table-cell office:value-type="string" calcext:value-type="string">
            <text:p>J7III</text:p>
          </table:table-cell>
        </table:table-row>
        <table:table-row table:style-name="ro1">
          <table:table-cell office:value-type="float" office:value="27.4054369" calcext:value-type="float">
            <text:p>27,4054369</text:p>
          </table:table-cell>
          <table:table-cell office:value-type="float" office:value="12.5364448" calcext:value-type="float">
            <text:p>12,5364448</text:p>
          </table:table-cell>
          <table:table-cell office:value-type="string" calcext:value-type="string">
            <text:p>L2VII</text:p>
          </table:table-cell>
        </table:table-row>
        <table:table-row table:style-name="ro1">
          <table:table-cell office:value-type="float" office:value="25.8647406" calcext:value-type="float">
            <text:p>25,8647406</text:p>
          </table:table-cell>
          <table:table-cell office:value-type="float" office:value="12.4698793" calcext:value-type="float">
            <text:p>12,4698793</text:p>
          </table:table-cell>
          <table:table-cell office:value-type="string" calcext:value-type="string">
            <text:p>G6II</text:p>
          </table:table-cell>
        </table:table-row>
        <table:table-row table:style-name="ro1">
          <table:table-cell office:value-type="float" office:value="15.3523761" calcext:value-type="float">
            <text:p>15,3523761</text:p>
          </table:table-cell>
          <table:table-cell office:value-type="float" office:value="18.1199921" calcext:value-type="float">
            <text:p>18,1199921</text:p>
          </table:table-cell>
          <table:table-cell office:value-type="string" calcext:value-type="string">
            <text:p>N3V</text:p>
          </table:table-cell>
        </table:table-row>
        <table:table-row table:style-name="ro1">
          <table:table-cell office:value-type="float" office:value="13.8485037" calcext:value-type="float">
            <text:p>13,8485037</text:p>
          </table:table-cell>
          <table:table-cell office:value-type="float" office:value="27.0023928" calcext:value-type="float">
            <text:p>27,0023928</text:p>
          </table:table-cell>
          <table:table-cell office:value-type="string" calcext:value-type="string">
            <text:p>Z4I</text:p>
          </table:table-cell>
        </table:table-row>
        <table:table-row table:style-name="ro1">
          <table:table-cell office:value-type="float" office:value="26.7183765" calcext:value-type="float">
            <text:p>26,7183765</text:p>
          </table:table-cell>
          <table:table-cell office:value-type="float" office:value="12.5301314" calcext:value-type="float">
            <text:p>12,5301314</text:p>
          </table:table-cell>
          <table:table-cell office:value-type="string" calcext:value-type="string">
            <text:p>S9IV</text:p>
          </table:table-cell>
        </table:table-row>
        <table:table-row table:style-name="ro1">
          <table:table-cell office:value-type="float" office:value="27.524254" calcext:value-type="float">
            <text:p>27,524254</text:p>
          </table:table-cell>
          <table:table-cell office:value-type="float" office:value="12.2468007" calcext:value-type="float">
            <text:p>12,2468007</text:p>
          </table:table-cell>
          <table:table-cell office:value-type="string" calcext:value-type="string">
            <text:p>J1III</text:p>
          </table:table-cell>
        </table:table-row>
        <table:table-row table:style-name="ro1">
          <table:table-cell office:value-type="float" office:value="27.7846241" calcext:value-type="float">
            <text:p>27,7846241</text:p>
          </table:table-cell>
          <table:table-cell office:value-type="float" office:value="12.4229558" calcext:value-type="float">
            <text:p>12,4229558</text:p>
          </table:table-cell>
          <table:table-cell office:value-type="string" calcext:value-type="string">
            <text:p>Z5I</text:p>
          </table:table-cell>
        </table:table-row>
        <table:table-row table:style-name="ro1">
          <table:table-cell office:value-type="float" office:value="26.2483228" calcext:value-type="float">
            <text:p>26,2483228</text:p>
          </table:table-cell>
          <table:table-cell office:value-type="float" office:value="11.191222" calcext:value-type="float">
            <text:p>11,191222</text:p>
          </table:table-cell>
          <table:table-cell office:value-type="string" calcext:value-type="string">
            <text:p>Y6V</text:p>
          </table:table-cell>
        </table:table-row>
        <table:table-row table:style-name="ro1">
          <table:table-cell office:value-type="float" office:value="27.0236374" calcext:value-type="float">
            <text:p>27,0236374</text:p>
          </table:table-cell>
          <table:table-cell office:value-type="float" office:value="12.0425822" calcext:value-type="float">
            <text:p>12,0425822</text:p>
          </table:table-cell>
          <table:table-cell office:value-type="string" calcext:value-type="string">
            <text:p>G5IV</text:p>
          </table:table-cell>
        </table:table-row>
        <table:table-row table:style-name="ro1">
          <table:table-cell office:value-type="float" office:value="28.2984994" calcext:value-type="float">
            <text:p>28,2984994</text:p>
          </table:table-cell>
          <table:table-cell office:value-type="float" office:value="12.1718646" calcext:value-type="float">
            <text:p>12,1718646</text:p>
          </table:table-cell>
          <table:table-cell office:value-type="string" calcext:value-type="string">
            <text:p>Y9III</text:p>
          </table:table-cell>
        </table:table-row>
        <table:table-row table:style-name="ro1">
          <table:table-cell office:value-type="float" office:value="14.2265779" calcext:value-type="float">
            <text:p>14,2265779</text:p>
          </table:table-cell>
          <table:table-cell office:value-type="float" office:value="25.857965" calcext:value-type="float">
            <text:p>25,857965</text:p>
          </table:table-cell>
          <table:table-cell office:value-type="string" calcext:value-type="string">
            <text:p>Z7VII</text:p>
          </table:table-cell>
        </table:table-row>
        <table:table-row table:style-name="ro1">
          <table:table-cell office:value-type="float" office:value="27.0534749" calcext:value-type="float">
            <text:p>27,0534749</text:p>
          </table:table-cell>
          <table:table-cell office:value-type="float" office:value="12.0125262" calcext:value-type="float">
            <text:p>12,0125262</text:p>
          </table:table-cell>
          <table:table-cell office:value-type="string" calcext:value-type="string">
            <text:p>L4VII</text:p>
          </table:table-cell>
        </table:table-row>
        <table:table-row table:style-name="ro1">
          <table:table-cell office:value-type="float" office:value="27.5328168" calcext:value-type="float">
            <text:p>27,5328168</text:p>
          </table:table-cell>
          <table:table-cell office:value-type="float" office:value="12.6744504" calcext:value-type="float">
            <text:p>12,6744504</text:p>
          </table:table-cell>
          <table:table-cell office:value-type="string" calcext:value-type="string">
            <text:p>L8III</text:p>
          </table:table-cell>
        </table:table-row>
        <table:table-row table:style-name="ro1">
          <table:table-cell office:value-type="float" office:value="27.3218223" calcext:value-type="float">
            <text:p>27,3218223</text:p>
          </table:table-cell>
          <table:table-cell office:value-type="float" office:value="11.9747988" calcext:value-type="float">
            <text:p>11,9747988</text:p>
          </table:table-cell>
          <table:table-cell office:value-type="string" calcext:value-type="string">
            <text:p>S4III</text:p>
          </table:table-cell>
        </table:table-row>
        <table:table-row table:style-name="ro1">
          <table:table-cell office:value-type="float" office:value="15.7985628" calcext:value-type="float">
            <text:p>15,7985628</text:p>
          </table:table-cell>
          <table:table-cell office:value-type="float" office:value="19.493375" calcext:value-type="float">
            <text:p>19,493375</text:p>
          </table:table-cell>
          <table:table-cell office:value-type="string" calcext:value-type="string">
            <text:p>Y8VII</text:p>
          </table:table-cell>
        </table:table-row>
        <table:table-row table:style-name="ro1">
          <table:table-cell office:value-type="float" office:value="27.2500059" calcext:value-type="float">
            <text:p>27,2500059</text:p>
          </table:table-cell>
          <table:table-cell office:value-type="float" office:value="13.3032216" calcext:value-type="float">
            <text:p>13,3032216</text:p>
          </table:table-cell>
          <table:table-cell office:value-type="string" calcext:value-type="string">
            <text:p>S9IV</text:p>
          </table:table-cell>
        </table:table-row>
        <table:table-row table:style-name="ro1">
          <table:table-cell office:value-type="float" office:value="16.4008499" calcext:value-type="float">
            <text:p>16,4008499</text:p>
          </table:table-cell>
          <table:table-cell office:value-type="float" office:value="18.1601269" calcext:value-type="float">
            <text:p>18,1601269</text:p>
          </table:table-cell>
          <table:table-cell office:value-type="string" calcext:value-type="string">
            <text:p>S5VII</text:p>
          </table:table-cell>
        </table:table-row>
        <table:table-row table:style-name="ro1">
          <table:table-cell office:value-type="float" office:value="26.8583879" calcext:value-type="float">
            <text:p>26,8583879</text:p>
          </table:table-cell>
          <table:table-cell office:value-type="float" office:value="12.5222411" calcext:value-type="float">
            <text:p>12,5222411</text:p>
          </table:table-cell>
          <table:table-cell office:value-type="string" calcext:value-type="string">
            <text:p>N1V</text:p>
          </table:table-cell>
        </table:table-row>
        <table:table-row table:style-name="ro1">
          <table:table-cell office:value-type="float" office:value="27.6315084" calcext:value-type="float">
            <text:p>27,6315084</text:p>
          </table:table-cell>
          <table:table-cell office:value-type="float" office:value="12.7738414" calcext:value-type="float">
            <text:p>12,7738414</text:p>
          </table:table-cell>
          <table:table-cell office:value-type="string" calcext:value-type="string">
            <text:p>L8VI</text:p>
          </table:table-cell>
        </table:table-row>
        <table:table-row table:style-name="ro1">
          <table:table-cell office:value-type="float" office:value="26.0892533" calcext:value-type="float">
            <text:p>26,0892533</text:p>
          </table:table-cell>
          <table:table-cell office:value-type="float" office:value="11.8568478" calcext:value-type="float">
            <text:p>11,8568478</text:p>
          </table:table-cell>
          <table:table-cell office:value-type="string" calcext:value-type="string">
            <text:p>Z7VI</text:p>
          </table:table-cell>
        </table:table-row>
        <table:table-row table:style-name="ro1">
          <table:table-cell office:value-type="float" office:value="27.6735795" calcext:value-type="float">
            <text:p>27,6735795</text:p>
          </table:table-cell>
          <table:table-cell office:value-type="float" office:value="12.6240081" calcext:value-type="float">
            <text:p>12,6240081</text:p>
          </table:table-cell>
          <table:table-cell office:value-type="string" calcext:value-type="string">
            <text:p>Y5III</text:p>
          </table:table-cell>
        </table:table-row>
        <table:table-row table:style-name="ro1">
          <table:table-cell office:value-type="float" office:value="26.6975416" calcext:value-type="float">
            <text:p>26,6975416</text:p>
          </table:table-cell>
          <table:table-cell office:value-type="float" office:value="13.1374921" calcext:value-type="float">
            <text:p>13,1374921</text:p>
          </table:table-cell>
          <table:table-cell office:value-type="string" calcext:value-type="string">
            <text:p>Y7VI</text:p>
          </table:table-cell>
        </table:table-row>
        <table:table-row table:style-name="ro1">
          <table:table-cell office:value-type="float" office:value="26.4295718" calcext:value-type="float">
            <text:p>26,4295718</text:p>
          </table:table-cell>
          <table:table-cell office:value-type="float" office:value="12.7200137" calcext:value-type="float">
            <text:p>12,7200137</text:p>
          </table:table-cell>
          <table:table-cell office:value-type="string" calcext:value-type="string">
            <text:p>N4VII</text:p>
          </table:table-cell>
        </table:table-row>
        <table:table-row table:style-name="ro1">
          <table:table-cell office:value-type="float" office:value="26.4137341" calcext:value-type="float">
            <text:p>26,4137341</text:p>
          </table:table-cell>
          <table:table-cell office:value-type="float" office:value="12.8552265" calcext:value-type="float">
            <text:p>12,8552265</text:p>
          </table:table-cell>
          <table:table-cell office:value-type="string" calcext:value-type="string">
            <text:p>L4IV</text:p>
          </table:table-cell>
        </table:table-row>
        <table:table-row table:style-name="ro1">
          <table:table-cell office:value-type="float" office:value="26.6466824" calcext:value-type="float">
            <text:p>26,6466824</text:p>
          </table:table-cell>
          <table:table-cell office:value-type="float" office:value="13.3243462" calcext:value-type="float">
            <text:p>13,3243462</text:p>
          </table:table-cell>
          <table:table-cell office:value-type="string" calcext:value-type="string">
            <text:p>L8I</text:p>
          </table:table-cell>
        </table:table-row>
        <table:table-row table:style-name="ro1">
          <table:table-cell office:value-type="float" office:value="27.0101329" calcext:value-type="float">
            <text:p>27,0101329</text:p>
          </table:table-cell>
          <table:table-cell office:value-type="float" office:value="12.8495044" calcext:value-type="float">
            <text:p>12,8495044</text:p>
          </table:table-cell>
          <table:table-cell office:value-type="string" calcext:value-type="string">
            <text:p>N3II</text:p>
          </table:table-cell>
        </table:table-row>
        <table:table-row table:style-name="ro1">
          <table:table-cell office:value-type="float" office:value="26.6199825" calcext:value-type="float">
            <text:p>26,6199825</text:p>
          </table:table-cell>
          <table:table-cell office:value-type="float" office:value="12.5503203" calcext:value-type="float">
            <text:p>12,5503203</text:p>
          </table:table-cell>
          <table:table-cell office:value-type="string" calcext:value-type="string">
            <text:p>J7I</text:p>
          </table:table-cell>
        </table:table-row>
        <table:table-row table:style-name="ro1">
          <table:table-cell office:value-type="float" office:value="28.3891718" calcext:value-type="float">
            <text:p>28,3891718</text:p>
          </table:table-cell>
          <table:table-cell office:value-type="float" office:value="11.6816413" calcext:value-type="float">
            <text:p>11,6816413</text:p>
          </table:table-cell>
          <table:table-cell office:value-type="string" calcext:value-type="string">
            <text:p>G3VII</text:p>
          </table:table-cell>
        </table:table-row>
        <table:table-row table:style-name="ro1">
          <table:table-cell office:value-type="float" office:value="16.097653" calcext:value-type="float">
            <text:p>16,097653</text:p>
          </table:table-cell>
          <table:table-cell office:value-type="float" office:value="18.9711317" calcext:value-type="float">
            <text:p>18,9711317</text:p>
          </table:table-cell>
          <table:table-cell office:value-type="string" calcext:value-type="string">
            <text:p>G2VII</text:p>
          </table:table-cell>
        </table:table-row>
        <table:table-row table:style-name="ro1">
          <table:table-cell office:value-type="float" office:value="14.985352" calcext:value-type="float">
            <text:p>14,985352</text:p>
          </table:table-cell>
          <table:table-cell office:value-type="float" office:value="17.7714046" calcext:value-type="float">
            <text:p>17,7714046</text:p>
          </table:table-cell>
          <table:table-cell office:value-type="string" calcext:value-type="string">
            <text:p>Z4VII</text:p>
          </table:table-cell>
        </table:table-row>
        <table:table-row table:style-name="ro1">
          <table:table-cell office:value-type="float" office:value="27.9982586" calcext:value-type="float">
            <text:p>27,9982586</text:p>
          </table:table-cell>
          <table:table-cell office:value-type="float" office:value="12.6548898" calcext:value-type="float">
            <text:p>12,6548898</text:p>
          </table:table-cell>
          <table:table-cell office:value-type="string" calcext:value-type="string">
            <text:p>J7V</text:p>
          </table:table-cell>
        </table:table-row>
        <table:table-row table:style-name="ro1">
          <table:table-cell office:value-type="float" office:value="27.3435947" calcext:value-type="float">
            <text:p>27,3435947</text:p>
          </table:table-cell>
          <table:table-cell office:value-type="float" office:value="12.8338224" calcext:value-type="float">
            <text:p>12,8338224</text:p>
          </table:table-cell>
          <table:table-cell office:value-type="string" calcext:value-type="string">
            <text:p>L2V</text:p>
          </table:table-cell>
        </table:table-row>
        <table:table-row table:style-name="ro1">
          <table:table-cell office:value-type="float" office:value="14.0882716" calcext:value-type="float">
            <text:p>14,0882716</text:p>
          </table:table-cell>
          <table:table-cell office:value-type="float" office:value="26.9073926" calcext:value-type="float">
            <text:p>26,9073926</text:p>
          </table:table-cell>
          <table:table-cell office:value-type="string" calcext:value-type="string">
            <text:p>G2IV</text:p>
          </table:table-cell>
        </table:table-row>
        <table:table-row table:style-name="ro1">
          <table:table-cell office:value-type="float" office:value="26.1615883" calcext:value-type="float">
            <text:p>26,1615883</text:p>
          </table:table-cell>
          <table:table-cell office:value-type="float" office:value="12.0391611" calcext:value-type="float">
            <text:p>12,0391611</text:p>
          </table:table-cell>
          <table:table-cell office:value-type="string" calcext:value-type="string">
            <text:p>N4VII</text:p>
          </table:table-cell>
        </table:table-row>
        <table:table-row table:style-name="ro1">
          <table:table-cell office:value-type="float" office:value="26.9153018" calcext:value-type="float">
            <text:p>26,9153018</text:p>
          </table:table-cell>
          <table:table-cell office:value-type="float" office:value="12.6223216" calcext:value-type="float">
            <text:p>12,6223216</text:p>
          </table:table-cell>
          <table:table-cell office:value-type="string" calcext:value-type="string">
            <text:p>Z4VII</text:p>
          </table:table-cell>
        </table:table-row>
        <table:table-row table:style-name="ro1">
          <table:table-cell office:value-type="float" office:value="26.4871419" calcext:value-type="float">
            <text:p>26,4871419</text:p>
          </table:table-cell>
          <table:table-cell office:value-type="float" office:value="11.5419927" calcext:value-type="float">
            <text:p>11,5419927</text:p>
          </table:table-cell>
          <table:table-cell office:value-type="string" calcext:value-type="string">
            <text:p>Z8V</text:p>
          </table:table-cell>
        </table:table-row>
        <table:table-row table:style-name="ro1">
          <table:table-cell office:value-type="float" office:value="28.0123078" calcext:value-type="float">
            <text:p>28,0123078</text:p>
          </table:table-cell>
          <table:table-cell office:value-type="float" office:value="12.8928647" calcext:value-type="float">
            <text:p>12,8928647</text:p>
          </table:table-cell>
          <table:table-cell office:value-type="string" calcext:value-type="string">
            <text:p>G8III</text:p>
          </table:table-cell>
        </table:table-row>
        <table:table-row table:style-name="ro1">
          <table:table-cell office:value-type="float" office:value="27.1659028" calcext:value-type="float">
            <text:p>27,1659028</text:p>
          </table:table-cell>
          <table:table-cell office:value-type="float" office:value="11.9612748" calcext:value-type="float">
            <text:p>11,9612748</text:p>
          </table:table-cell>
          <table:table-cell office:value-type="string" calcext:value-type="string">
            <text:p>Z3IV</text:p>
          </table:table-cell>
        </table:table-row>
        <table:table-row table:style-name="ro1">
          <table:table-cell office:value-type="float" office:value="26.7057972" calcext:value-type="float">
            <text:p>26,7057972</text:p>
          </table:table-cell>
          <table:table-cell office:value-type="float" office:value="12.6516284" calcext:value-type="float">
            <text:p>12,6516284</text:p>
          </table:table-cell>
          <table:table-cell office:value-type="string" calcext:value-type="string">
            <text:p>G2I</text:p>
          </table:table-cell>
        </table:table-row>
        <table:table-row table:style-name="ro1">
          <table:table-cell office:value-type="float" office:value="26.5743379" calcext:value-type="float">
            <text:p>26,5743379</text:p>
          </table:table-cell>
          <table:table-cell office:value-type="float" office:value="11.5178209" calcext:value-type="float">
            <text:p>11,5178209</text:p>
          </table:table-cell>
          <table:table-cell office:value-type="string" calcext:value-type="string">
            <text:p>L2VI</text:p>
          </table:table-cell>
        </table:table-row>
        <table:table-row table:style-name="ro1">
          <table:table-cell office:value-type="float" office:value="16.1610591" calcext:value-type="float">
            <text:p>16,1610591</text:p>
          </table:table-cell>
          <table:table-cell office:value-type="float" office:value="18.4724425" calcext:value-type="float">
            <text:p>18,4724425</text:p>
          </table:table-cell>
          <table:table-cell office:value-type="string" calcext:value-type="string">
            <text:p>N3VII</text:p>
          </table:table-cell>
        </table:table-row>
        <table:table-row table:style-name="ro1">
          <table:table-cell office:value-type="float" office:value="14.904502" calcext:value-type="float">
            <text:p>14,904502</text:p>
          </table:table-cell>
          <table:table-cell office:value-type="float" office:value="18.8799822" calcext:value-type="float">
            <text:p>18,8799822</text:p>
          </table:table-cell>
          <table:table-cell office:value-type="string" calcext:value-type="string">
            <text:p>S6I</text:p>
          </table:table-cell>
        </table:table-row>
        <table:table-row table:style-name="ro1">
          <table:table-cell office:value-type="float" office:value="27.3038295" calcext:value-type="float">
            <text:p>27,3038295</text:p>
          </table:table-cell>
          <table:table-cell office:value-type="float" office:value="12.3636575" calcext:value-type="float">
            <text:p>12,3636575</text:p>
          </table:table-cell>
          <table:table-cell office:value-type="string" calcext:value-type="string">
            <text:p>Y6VI</text:p>
          </table:table-cell>
        </table:table-row>
        <table:table-row table:style-name="ro1">
          <table:table-cell office:value-type="float" office:value="26.9565801" calcext:value-type="float">
            <text:p>26,9565801</text:p>
          </table:table-cell>
          <table:table-cell office:value-type="float" office:value="11.7528355" calcext:value-type="float">
            <text:p>11,7528355</text:p>
          </table:table-cell>
          <table:table-cell office:value-type="string" calcext:value-type="string">
            <text:p>L1I</text:p>
          </table:table-cell>
        </table:table-row>
        <table:table-row table:style-name="ro1">
          <table:table-cell office:value-type="float" office:value="14.5529924" calcext:value-type="float">
            <text:p>14,5529924</text:p>
          </table:table-cell>
          <table:table-cell office:value-type="float" office:value="26.0604864" calcext:value-type="float">
            <text:p>26,0604864</text:p>
          </table:table-cell>
          <table:table-cell office:value-type="string" calcext:value-type="string">
            <text:p>J2II</text:p>
          </table:table-cell>
        </table:table-row>
        <table:table-row table:style-name="ro1">
          <table:table-cell office:value-type="float" office:value="27.5121974" calcext:value-type="float">
            <text:p>27,5121974</text:p>
          </table:table-cell>
          <table:table-cell office:value-type="float" office:value="12.1747036" calcext:value-type="float">
            <text:p>12,1747036</text:p>
          </table:table-cell>
          <table:table-cell office:value-type="string" calcext:value-type="string">
            <text:p>Y5VI</text:p>
          </table:table-cell>
        </table:table-row>
        <table:table-row table:style-name="ro1">
          <table:table-cell office:value-type="float" office:value="16.3680405" calcext:value-type="float">
            <text:p>16,3680405</text:p>
          </table:table-cell>
          <table:table-cell office:value-type="float" office:value="19.2286142" calcext:value-type="float">
            <text:p>19,2286142</text:p>
          </table:table-cell>
          <table:table-cell office:value-type="string" calcext:value-type="string">
            <text:p>S1V</text:p>
          </table:table-cell>
        </table:table-row>
        <table:table-row table:style-name="ro1">
          <table:table-cell office:value-type="float" office:value="26.5709643" calcext:value-type="float">
            <text:p>26,5709643</text:p>
          </table:table-cell>
          <table:table-cell office:value-type="float" office:value="12.0027866" calcext:value-type="float">
            <text:p>12,0027866</text:p>
          </table:table-cell>
          <table:table-cell office:value-type="string" calcext:value-type="string">
            <text:p>J3V</text:p>
          </table:table-cell>
        </table:table-row>
        <table:table-row table:style-name="ro1">
          <table:table-cell office:value-type="float" office:value="26.6061016" calcext:value-type="float">
            <text:p>26,6061016</text:p>
          </table:table-cell>
          <table:table-cell office:value-type="float" office:value="11.6967539" calcext:value-type="float">
            <text:p>11,6967539</text:p>
          </table:table-cell>
          <table:table-cell office:value-type="string" calcext:value-type="string">
            <text:p>Y2I</text:p>
          </table:table-cell>
        </table:table-row>
        <table:table-row table:style-name="ro1">
          <table:table-cell office:value-type="float" office:value="27.3406204" calcext:value-type="float">
            <text:p>27,3406204</text:p>
          </table:table-cell>
          <table:table-cell office:value-type="float" office:value="12.9323157" calcext:value-type="float">
            <text:p>12,9323157</text:p>
          </table:table-cell>
          <table:table-cell office:value-type="string" calcext:value-type="string">
            <text:p>G2II</text:p>
          </table:table-cell>
        </table:table-row>
        <table:table-row table:style-name="ro1">
          <table:table-cell office:value-type="float" office:value="16.633028" calcext:value-type="float">
            <text:p>16,633028</text:p>
          </table:table-cell>
          <table:table-cell office:value-type="float" office:value="19.3505659" calcext:value-type="float">
            <text:p>19,3505659</text:p>
          </table:table-cell>
          <table:table-cell office:value-type="string" calcext:value-type="string">
            <text:p>J8II</text:p>
          </table:table-cell>
        </table:table-row>
        <table:table-row table:style-name="ro1">
          <table:table-cell office:value-type="float" office:value="26.2048987" calcext:value-type="float">
            <text:p>26,2048987</text:p>
          </table:table-cell>
          <table:table-cell office:value-type="float" office:value="11.7955755" calcext:value-type="float">
            <text:p>11,7955755</text:p>
          </table:table-cell>
          <table:table-cell office:value-type="string" calcext:value-type="string">
            <text:p>G3IV</text:p>
          </table:table-cell>
        </table:table-row>
        <table:table-row table:style-name="ro1">
          <table:table-cell office:value-type="float" office:value="25.883296" calcext:value-type="float">
            <text:p>25,883296</text:p>
          </table:table-cell>
          <table:table-cell office:value-type="float" office:value="11.2494976" calcext:value-type="float">
            <text:p>11,2494976</text:p>
          </table:table-cell>
          <table:table-cell office:value-type="string" calcext:value-type="string">
            <text:p>Z5I</text:p>
          </table:table-cell>
        </table:table-row>
        <table:table-row table:style-name="ro1">
          <table:table-cell office:value-type="float" office:value="26.5029625" calcext:value-type="float">
            <text:p>26,5029625</text:p>
          </table:table-cell>
          <table:table-cell office:value-type="float" office:value="12.2516868" calcext:value-type="float">
            <text:p>12,2516868</text:p>
          </table:table-cell>
          <table:table-cell office:value-type="string" calcext:value-type="string">
            <text:p>G4VII</text:p>
          </table:table-cell>
        </table:table-row>
        <table:table-row table:style-name="ro1">
          <table:table-cell office:value-type="float" office:value="26.6245235" calcext:value-type="float">
            <text:p>26,6245235</text:p>
          </table:table-cell>
          <table:table-cell office:value-type="float" office:value="12.2494232" calcext:value-type="float">
            <text:p>12,2494232</text:p>
          </table:table-cell>
          <table:table-cell office:value-type="string" calcext:value-type="string">
            <text:p>G9VI</text:p>
          </table:table-cell>
        </table:table-row>
        <table:table-row table:style-name="ro1">
          <table:table-cell office:value-type="float" office:value="27.158561" calcext:value-type="float">
            <text:p>27,158561</text:p>
          </table:table-cell>
          <table:table-cell office:value-type="float" office:value="11.5655492" calcext:value-type="float">
            <text:p>11,5655492</text:p>
          </table:table-cell>
          <table:table-cell office:value-type="string" calcext:value-type="string">
            <text:p>L9VII</text:p>
          </table:table-cell>
        </table:table-row>
        <table:table-row table:style-name="ro1">
          <table:table-cell office:value-type="float" office:value="26.8051927" calcext:value-type="float">
            <text:p>26,8051927</text:p>
          </table:table-cell>
          <table:table-cell office:value-type="float" office:value="12.5014787" calcext:value-type="float">
            <text:p>12,5014787</text:p>
          </table:table-cell>
          <table:table-cell office:value-type="string" calcext:value-type="string">
            <text:p>Y1IV</text:p>
          </table:table-cell>
        </table:table-row>
        <table:table-row table:style-name="ro1">
          <table:table-cell office:value-type="float" office:value="26.9482732" calcext:value-type="float">
            <text:p>26,9482732</text:p>
          </table:table-cell>
          <table:table-cell office:value-type="float" office:value="12.8857244" calcext:value-type="float">
            <text:p>12,8857244</text:p>
          </table:table-cell>
          <table:table-cell office:value-type="string" calcext:value-type="string">
            <text:p>S2V</text:p>
          </table:table-cell>
        </table:table-row>
        <table:table-row table:style-name="ro1">
          <table:table-cell office:value-type="float" office:value="16.905984" calcext:value-type="float">
            <text:p>16,905984</text:p>
          </table:table-cell>
          <table:table-cell office:value-type="float" office:value="18.401106" calcext:value-type="float">
            <text:p>18,401106</text:p>
          </table:table-cell>
          <table:table-cell office:value-type="string" calcext:value-type="string">
            <text:p>Z3VII</text:p>
          </table:table-cell>
        </table:table-row>
        <table:table-row table:style-name="ro1">
          <table:table-cell office:value-type="float" office:value="15.7602688" calcext:value-type="float">
            <text:p>15,7602688</text:p>
          </table:table-cell>
          <table:table-cell office:value-type="float" office:value="19.2408813" calcext:value-type="float">
            <text:p>19,2408813</text:p>
          </table:table-cell>
          <table:table-cell office:value-type="string" calcext:value-type="string">
            <text:p>J4IV</text:p>
          </table:table-cell>
        </table:table-row>
        <table:table-row table:style-name="ro1">
          <table:table-cell office:value-type="float" office:value="13.8442758" calcext:value-type="float">
            <text:p>13,8442758</text:p>
          </table:table-cell>
          <table:table-cell office:value-type="float" office:value="25.5987866" calcext:value-type="float">
            <text:p>25,5987866</text:p>
          </table:table-cell>
          <table:table-cell office:value-type="string" calcext:value-type="string">
            <text:p>Y4I</text:p>
          </table:table-cell>
        </table:table-row>
        <table:table-row table:style-name="ro1">
          <table:table-cell office:value-type="float" office:value="27.324519" calcext:value-type="float">
            <text:p>27,324519</text:p>
          </table:table-cell>
          <table:table-cell office:value-type="float" office:value="12.353066" calcext:value-type="float">
            <text:p>12,353066</text:p>
          </table:table-cell>
          <table:table-cell office:value-type="string" calcext:value-type="string">
            <text:p>J4VII</text:p>
          </table:table-cell>
        </table:table-row>
        <table:table-row table:style-name="ro1">
          <table:table-cell office:value-type="float" office:value="26.9055908" calcext:value-type="float">
            <text:p>26,9055908</text:p>
          </table:table-cell>
          <table:table-cell office:value-type="float" office:value="11.346641" calcext:value-type="float">
            <text:p>11,346641</text:p>
          </table:table-cell>
          <table:table-cell office:value-type="string" calcext:value-type="string">
            <text:p>Z8V</text:p>
          </table:table-cell>
        </table:table-row>
        <table:table-row table:style-name="ro1">
          <table:table-cell office:value-type="float" office:value="15.2937938" calcext:value-type="float">
            <text:p>15,2937938</text:p>
          </table:table-cell>
          <table:table-cell office:value-type="float" office:value="26.1569413" calcext:value-type="float">
            <text:p>26,1569413</text:p>
          </table:table-cell>
          <table:table-cell office:value-type="string" calcext:value-type="string">
            <text:p>Y8IV</text:p>
          </table:table-cell>
        </table:table-row>
        <table:table-row table:style-name="ro1">
          <table:table-cell office:value-type="float" office:value="26.866737" calcext:value-type="float">
            <text:p>26,866737</text:p>
          </table:table-cell>
          <table:table-cell office:value-type="float" office:value="12.7851643" calcext:value-type="float">
            <text:p>12,7851643</text:p>
          </table:table-cell>
          <table:table-cell office:value-type="string" calcext:value-type="string">
            <text:p>L8V</text:p>
          </table:table-cell>
        </table:table-row>
        <table:table-row table:style-name="ro1">
          <table:table-cell office:value-type="float" office:value="26.8526084" calcext:value-type="float">
            <text:p>26,8526084</text:p>
          </table:table-cell>
          <table:table-cell office:value-type="float" office:value="12.9603668" calcext:value-type="float">
            <text:p>12,9603668</text:p>
          </table:table-cell>
          <table:table-cell office:value-type="string" calcext:value-type="string">
            <text:p>Y1VII</text:p>
          </table:table-cell>
        </table:table-row>
        <table:table-row table:style-name="ro1">
          <table:table-cell office:value-type="float" office:value="26.2956613" calcext:value-type="float">
            <text:p>26,2956613</text:p>
          </table:table-cell>
          <table:table-cell office:value-type="float" office:value="12.2024398" calcext:value-type="float">
            <text:p>12,2024398</text:p>
          </table:table-cell>
          <table:table-cell office:value-type="string" calcext:value-type="string">
            <text:p>N6VI</text:p>
          </table:table-cell>
        </table:table-row>
        <table:table-row table:style-name="ro1">
          <table:table-cell office:value-type="float" office:value="25.9158921" calcext:value-type="float">
            <text:p>25,9158921</text:p>
          </table:table-cell>
          <table:table-cell office:value-type="float" office:value="12.9122841" calcext:value-type="float">
            <text:p>12,9122841</text:p>
          </table:table-cell>
          <table:table-cell office:value-type="string" calcext:value-type="string">
            <text:p>Z2VI</text:p>
          </table:table-cell>
        </table:table-row>
        <table:table-row table:style-name="ro1">
          <table:table-cell office:value-type="float" office:value="14.5838024" calcext:value-type="float">
            <text:p>14,5838024</text:p>
          </table:table-cell>
          <table:table-cell office:value-type="float" office:value="26.6629964" calcext:value-type="float">
            <text:p>26,6629964</text:p>
          </table:table-cell>
          <table:table-cell office:value-type="string" calcext:value-type="string">
            <text:p>J4I</text:p>
          </table:table-cell>
        </table:table-row>
        <table:table-row table:style-name="ro1">
          <table:table-cell office:value-type="float" office:value="26.7044059" calcext:value-type="float">
            <text:p>26,7044059</text:p>
          </table:table-cell>
          <table:table-cell office:value-type="float" office:value="11.5764761" calcext:value-type="float">
            <text:p>11,5764761</text:p>
          </table:table-cell>
          <table:table-cell office:value-type="string" calcext:value-type="string">
            <text:p>Z9V</text:p>
          </table:table-cell>
        </table:table-row>
        <table:table-row table:style-name="ro1">
          <table:table-cell office:value-type="float" office:value="26.8728599" calcext:value-type="float">
            <text:p>26,8728599</text:p>
          </table:table-cell>
          <table:table-cell office:value-type="float" office:value="13.08121" calcext:value-type="float">
            <text:p>13,08121</text:p>
          </table:table-cell>
          <table:table-cell office:value-type="string" calcext:value-type="string">
            <text:p>L5VI</text:p>
          </table:table-cell>
        </table:table-row>
        <table:table-row table:style-name="ro1">
          <table:table-cell office:value-type="float" office:value="27.1441638" calcext:value-type="float">
            <text:p>27,1441638</text:p>
          </table:table-cell>
          <table:table-cell office:value-type="float" office:value="13.9463838" calcext:value-type="float">
            <text:p>13,9463838</text:p>
          </table:table-cell>
          <table:table-cell office:value-type="string" calcext:value-type="string">
            <text:p>G7III</text:p>
          </table:table-cell>
        </table:table-row>
        <table:table-row table:style-name="ro1">
          <table:table-cell office:value-type="float" office:value="26.7158058" calcext:value-type="float">
            <text:p>26,7158058</text:p>
          </table:table-cell>
          <table:table-cell office:value-type="float" office:value="13.5256876" calcext:value-type="float">
            <text:p>13,5256876</text:p>
          </table:table-cell>
          <table:table-cell office:value-type="string" calcext:value-type="string">
            <text:p>N6III</text:p>
          </table:table-cell>
        </table:table-row>
        <table:table-row table:style-name="ro1">
          <table:table-cell office:value-type="float" office:value="14.4419376" calcext:value-type="float">
            <text:p>14,4419376</text:p>
          </table:table-cell>
          <table:table-cell office:value-type="float" office:value="25.8137272" calcext:value-type="float">
            <text:p>25,8137272</text:p>
          </table:table-cell>
          <table:table-cell office:value-type="string" calcext:value-type="string">
            <text:p>Y7VII</text:p>
          </table:table-cell>
        </table:table-row>
        <table:table-row table:style-name="ro1">
          <table:table-cell office:value-type="float" office:value="25.6464929" calcext:value-type="float">
            <text:p>25,6464929</text:p>
          </table:table-cell>
          <table:table-cell office:value-type="float" office:value="11.3770521" calcext:value-type="float">
            <text:p>11,3770521</text:p>
          </table:table-cell>
          <table:table-cell office:value-type="string" calcext:value-type="string">
            <text:p>J2VII</text:p>
          </table:table-cell>
        </table:table-row>
        <table:table-row table:style-name="ro1">
          <table:table-cell office:value-type="float" office:value="15.7635354" calcext:value-type="float">
            <text:p>15,7635354</text:p>
          </table:table-cell>
          <table:table-cell office:value-type="float" office:value="19.190447" calcext:value-type="float">
            <text:p>19,190447</text:p>
          </table:table-cell>
          <table:table-cell office:value-type="string" calcext:value-type="string">
            <text:p>J3VI</text:p>
          </table:table-cell>
        </table:table-row>
        <table:table-row table:style-name="ro1">
          <table:table-cell office:value-type="float" office:value="24.6065486" calcext:value-type="float">
            <text:p>24,6065486</text:p>
          </table:table-cell>
          <table:table-cell office:value-type="float" office:value="12.0390686" calcext:value-type="float">
            <text:p>12,0390686</text:p>
          </table:table-cell>
          <table:table-cell office:value-type="string" calcext:value-type="string">
            <text:p>Z1V</text:p>
          </table:table-cell>
        </table:table-row>
        <table:table-row table:style-name="ro1">
          <table:table-cell office:value-type="float" office:value="25.1208957" calcext:value-type="float">
            <text:p>25,1208957</text:p>
          </table:table-cell>
          <table:table-cell office:value-type="float" office:value="12.2486649" calcext:value-type="float">
            <text:p>12,2486649</text:p>
          </table:table-cell>
          <table:table-cell office:value-type="string" calcext:value-type="string">
            <text:p>J1III</text:p>
          </table:table-cell>
        </table:table-row>
        <table:table-row table:style-name="ro1">
          <table:table-cell office:value-type="float" office:value="25.8671132" calcext:value-type="float">
            <text:p>25,8671132</text:p>
          </table:table-cell>
          <table:table-cell office:value-type="float" office:value="12.0506371" calcext:value-type="float">
            <text:p>12,0506371</text:p>
          </table:table-cell>
          <table:table-cell office:value-type="string" calcext:value-type="string">
            <text:p>S3I</text:p>
          </table:table-cell>
        </table:table-row>
        <table:table-row table:style-name="ro1">
          <table:table-cell office:value-type="float" office:value="26.8075866" calcext:value-type="float">
            <text:p>26,8075866</text:p>
          </table:table-cell>
          <table:table-cell office:value-type="float" office:value="12.3894507" calcext:value-type="float">
            <text:p>12,3894507</text:p>
          </table:table-cell>
          <table:table-cell office:value-type="string" calcext:value-type="string">
            <text:p>N1IV</text:p>
          </table:table-cell>
        </table:table-row>
        <table:table-row table:style-name="ro1">
          <table:table-cell office:value-type="float" office:value="13.7163113" calcext:value-type="float">
            <text:p>13,7163113</text:p>
          </table:table-cell>
          <table:table-cell office:value-type="float" office:value="25.3135535" calcext:value-type="float">
            <text:p>25,3135535</text:p>
          </table:table-cell>
          <table:table-cell office:value-type="string" calcext:value-type="string">
            <text:p>N9VII</text:p>
          </table:table-cell>
        </table:table-row>
        <table:table-row table:style-name="ro1">
          <table:table-cell office:value-type="float" office:value="13.7456377" calcext:value-type="float">
            <text:p>13,7456377</text:p>
          </table:table-cell>
          <table:table-cell office:value-type="float" office:value="27.881171" calcext:value-type="float">
            <text:p>27,881171</text:p>
          </table:table-cell>
          <table:table-cell office:value-type="string" calcext:value-type="string">
            <text:p>Y5I</text:p>
          </table:table-cell>
        </table:table-row>
        <table:table-row table:style-name="ro1">
          <table:table-cell office:value-type="float" office:value="26.782412" calcext:value-type="float">
            <text:p>26,782412</text:p>
          </table:table-cell>
          <table:table-cell office:value-type="float" office:value="12.8314888" calcext:value-type="float">
            <text:p>12,8314888</text:p>
          </table:table-cell>
          <table:table-cell office:value-type="string" calcext:value-type="string">
            <text:p>Z3VII</text:p>
          </table:table-cell>
        </table:table-row>
        <table:table-row table:style-name="ro1">
          <table:table-cell office:value-type="float" office:value="26.3610568" calcext:value-type="float">
            <text:p>26,3610568</text:p>
          </table:table-cell>
          <table:table-cell office:value-type="float" office:value="11.418495" calcext:value-type="float">
            <text:p>11,418495</text:p>
          </table:table-cell>
          <table:table-cell office:value-type="string" calcext:value-type="string">
            <text:p>L4III</text:p>
          </table:table-cell>
        </table:table-row>
        <table:table-row table:style-name="ro1">
          <table:table-cell office:value-type="float" office:value="26.8353392" calcext:value-type="float">
            <text:p>26,8353392</text:p>
          </table:table-cell>
          <table:table-cell office:value-type="float" office:value="12.3933082" calcext:value-type="float">
            <text:p>12,3933082</text:p>
          </table:table-cell>
          <table:table-cell office:value-type="string" calcext:value-type="string">
            <text:p>N3IV</text:p>
          </table:table-cell>
        </table:table-row>
        <table:table-row table:style-name="ro1">
          <table:table-cell office:value-type="float" office:value="26.4841089" calcext:value-type="float">
            <text:p>26,4841089</text:p>
          </table:table-cell>
          <table:table-cell office:value-type="float" office:value="12.3420026" calcext:value-type="float">
            <text:p>12,3420026</text:p>
          </table:table-cell>
          <table:table-cell office:value-type="string" calcext:value-type="string">
            <text:p>L5V</text:p>
          </table:table-cell>
        </table:table-row>
        <table:table-row table:style-name="ro1">
          <table:table-cell office:value-type="float" office:value="25.2822896" calcext:value-type="float">
            <text:p>25,2822896</text:p>
          </table:table-cell>
          <table:table-cell office:value-type="float" office:value="12.9152343" calcext:value-type="float">
            <text:p>12,9152343</text:p>
          </table:table-cell>
          <table:table-cell office:value-type="string" calcext:value-type="string">
            <text:p>S9II</text:p>
          </table:table-cell>
        </table:table-row>
        <table:table-row table:style-name="ro1">
          <table:table-cell office:value-type="float" office:value="25.7103789" calcext:value-type="float">
            <text:p>25,7103789</text:p>
          </table:table-cell>
          <table:table-cell office:value-type="float" office:value="11.2774006" calcext:value-type="float">
            <text:p>11,2774006</text:p>
          </table:table-cell>
          <table:table-cell office:value-type="string" calcext:value-type="string">
            <text:p>J7V</text:p>
          </table:table-cell>
        </table:table-row>
        <table:table-row table:style-name="ro1">
          <table:table-cell office:value-type="float" office:value="15.0247318" calcext:value-type="float">
            <text:p>15,0247318</text:p>
          </table:table-cell>
          <table:table-cell office:value-type="float" office:value="25.6490241" calcext:value-type="float">
            <text:p>25,6490241</text:p>
          </table:table-cell>
          <table:table-cell office:value-type="string" calcext:value-type="string">
            <text:p>Y6VI</text:p>
          </table:table-cell>
        </table:table-row>
        <table:table-row table:style-name="ro1">
          <table:table-cell office:value-type="float" office:value="28.0682639" calcext:value-type="float">
            <text:p>28,0682639</text:p>
          </table:table-cell>
          <table:table-cell office:value-type="float" office:value="12.4702401" calcext:value-type="float">
            <text:p>12,4702401</text:p>
          </table:table-cell>
          <table:table-cell office:value-type="string" calcext:value-type="string">
            <text:p>Y6I</text:p>
          </table:table-cell>
        </table:table-row>
        <table:table-row table:style-name="ro1">
          <table:table-cell office:value-type="float" office:value="26.4883089" calcext:value-type="float">
            <text:p>26,4883089</text:p>
          </table:table-cell>
          <table:table-cell office:value-type="float" office:value="12.2996772" calcext:value-type="float">
            <text:p>12,2996772</text:p>
          </table:table-cell>
          <table:table-cell office:value-type="string" calcext:value-type="string">
            <text:p>G6VI</text:p>
          </table:table-cell>
        </table:table-row>
        <table:table-row table:style-name="ro1">
          <table:table-cell office:value-type="float" office:value="27.0986973" calcext:value-type="float">
            <text:p>27,0986973</text:p>
          </table:table-cell>
          <table:table-cell office:value-type="float" office:value="11.3418684" calcext:value-type="float">
            <text:p>11,3418684</text:p>
          </table:table-cell>
          <table:table-cell office:value-type="string" calcext:value-type="string">
            <text:p>J9V</text:p>
          </table:table-cell>
        </table:table-row>
        <table:table-row table:style-name="ro1">
          <table:table-cell office:value-type="float" office:value="27.5383419" calcext:value-type="float">
            <text:p>27,5383419</text:p>
          </table:table-cell>
          <table:table-cell office:value-type="float" office:value="12.6423937" calcext:value-type="float">
            <text:p>12,6423937</text:p>
          </table:table-cell>
          <table:table-cell office:value-type="string" calcext:value-type="string">
            <text:p>S8VI</text:p>
          </table:table-cell>
        </table:table-row>
        <table:table-row table:style-name="ro1">
          <table:table-cell office:value-type="float" office:value="27.9114103" calcext:value-type="float">
            <text:p>27,9114103</text:p>
          </table:table-cell>
          <table:table-cell office:value-type="float" office:value="11.6031888" calcext:value-type="float">
            <text:p>11,6031888</text:p>
          </table:table-cell>
          <table:table-cell office:value-type="string" calcext:value-type="string">
            <text:p>J3VII</text:p>
          </table:table-cell>
        </table:table-row>
        <table:table-row table:style-name="ro1">
          <table:table-cell office:value-type="float" office:value="26.3643792" calcext:value-type="float">
            <text:p>26,3643792</text:p>
          </table:table-cell>
          <table:table-cell office:value-type="float" office:value="13.9900414" calcext:value-type="float">
            <text:p>13,9900414</text:p>
          </table:table-cell>
          <table:table-cell office:value-type="string" calcext:value-type="string">
            <text:p>N1I</text:p>
          </table:table-cell>
        </table:table-row>
        <table:table-row table:style-name="ro1">
          <table:table-cell office:value-type="float" office:value="14.8246209" calcext:value-type="float">
            <text:p>14,8246209</text:p>
          </table:table-cell>
          <table:table-cell office:value-type="float" office:value="18.7878529" calcext:value-type="float">
            <text:p>18,7878529</text:p>
          </table:table-cell>
          <table:table-cell office:value-type="string" calcext:value-type="string">
            <text:p>Y4I</text:p>
          </table:table-cell>
        </table:table-row>
        <table:table-row table:style-name="ro1">
          <table:table-cell office:value-type="float" office:value="16.1523271" calcext:value-type="float">
            <text:p>16,1523271</text:p>
          </table:table-cell>
          <table:table-cell office:value-type="float" office:value="18.0698093" calcext:value-type="float">
            <text:p>18,0698093</text:p>
          </table:table-cell>
          <table:table-cell office:value-type="string" calcext:value-type="string">
            <text:p>Z6III</text:p>
          </table:table-cell>
        </table:table-row>
        <table:table-row table:style-name="ro1">
          <table:table-cell office:value-type="float" office:value="27.0049309" calcext:value-type="float">
            <text:p>27,0049309</text:p>
          </table:table-cell>
          <table:table-cell office:value-type="float" office:value="12.2215092" calcext:value-type="float">
            <text:p>12,2215092</text:p>
          </table:table-cell>
          <table:table-cell office:value-type="string" calcext:value-type="string">
            <text:p>S3VI</text:p>
          </table:table-cell>
        </table:table-row>
        <table:table-row table:style-name="ro1">
          <table:table-cell office:value-type="float" office:value="15.2753457" calcext:value-type="float">
            <text:p>15,2753457</text:p>
          </table:table-cell>
          <table:table-cell office:value-type="float" office:value="26.2218822" calcext:value-type="float">
            <text:p>26,2218822</text:p>
          </table:table-cell>
          <table:table-cell office:value-type="string" calcext:value-type="string">
            <text:p>L7VI</text:p>
          </table:table-cell>
        </table:table-row>
        <table:table-row table:style-name="ro1">
          <table:table-cell office:value-type="float" office:value="15.7337399" calcext:value-type="float">
            <text:p>15,7337399</text:p>
          </table:table-cell>
          <table:table-cell office:value-type="float" office:value="19.0328349" calcext:value-type="float">
            <text:p>19,0328349</text:p>
          </table:table-cell>
          <table:table-cell office:value-type="string" calcext:value-type="string">
            <text:p>S4VII</text:p>
          </table:table-cell>
        </table:table-row>
        <table:table-row table:style-name="ro1">
          <table:table-cell office:value-type="float" office:value="17.5657531" calcext:value-type="float">
            <text:p>17,5657531</text:p>
          </table:table-cell>
          <table:table-cell office:value-type="float" office:value="19.1658199" calcext:value-type="float">
            <text:p>19,1658199</text:p>
          </table:table-cell>
          <table:table-cell office:value-type="string" calcext:value-type="string">
            <text:p>J7VI</text:p>
          </table:table-cell>
        </table:table-row>
        <table:table-row table:style-name="ro1">
          <table:table-cell office:value-type="float" office:value="27.2786711" calcext:value-type="float">
            <text:p>27,2786711</text:p>
          </table:table-cell>
          <table:table-cell office:value-type="float" office:value="12.5674864" calcext:value-type="float">
            <text:p>12,5674864</text:p>
          </table:table-cell>
          <table:table-cell office:value-type="string" calcext:value-type="string">
            <text:p>S5VI</text:p>
          </table:table-cell>
        </table:table-row>
        <table:table-row table:style-name="ro1">
          <table:table-cell office:value-type="float" office:value="14.6518898" calcext:value-type="float">
            <text:p>14,6518898</text:p>
          </table:table-cell>
          <table:table-cell office:value-type="float" office:value="25.9015212" calcext:value-type="float">
            <text:p>25,9015212</text:p>
          </table:table-cell>
          <table:table-cell office:value-type="string" calcext:value-type="string">
            <text:p>G1I</text:p>
          </table:table-cell>
        </table:table-row>
        <table:table-row table:style-name="ro1">
          <table:table-cell office:value-type="float" office:value="25.9276114" calcext:value-type="float">
            <text:p>25,9276114</text:p>
          </table:table-cell>
          <table:table-cell office:value-type="float" office:value="11.1090354" calcext:value-type="float">
            <text:p>11,1090354</text:p>
          </table:table-cell>
          <table:table-cell office:value-type="string" calcext:value-type="string">
            <text:p>Y3III</text:p>
          </table:table-cell>
        </table:table-row>
        <table:table-row table:style-name="ro1">
          <table:table-cell office:value-type="float" office:value="25.144814" calcext:value-type="float">
            <text:p>25,144814</text:p>
          </table:table-cell>
          <table:table-cell office:value-type="float" office:value="13.3518605" calcext:value-type="float">
            <text:p>13,3518605</text:p>
          </table:table-cell>
          <table:table-cell office:value-type="string" calcext:value-type="string">
            <text:p>G8V</text:p>
          </table:table-cell>
        </table:table-row>
        <table:table-row table:style-name="ro1">
          <table:table-cell office:value-type="float" office:value="28.1903014" calcext:value-type="float">
            <text:p>28,1903014</text:p>
          </table:table-cell>
          <table:table-cell office:value-type="float" office:value="12.3705142" calcext:value-type="float">
            <text:p>12,3705142</text:p>
          </table:table-cell>
          <table:table-cell office:value-type="string" calcext:value-type="string">
            <text:p>S3IV</text:p>
          </table:table-cell>
        </table:table-row>
        <table:table-row table:style-name="ro1">
          <table:table-cell office:value-type="float" office:value="26.8433001" calcext:value-type="float">
            <text:p>26,8433001</text:p>
          </table:table-cell>
          <table:table-cell office:value-type="float" office:value="12.3423624" calcext:value-type="float">
            <text:p>12,3423624</text:p>
          </table:table-cell>
          <table:table-cell office:value-type="string" calcext:value-type="string">
            <text:p>S8V</text:p>
          </table:table-cell>
        </table:table-row>
        <table:table-row table:style-name="ro1">
          <table:table-cell office:value-type="float" office:value="16.3781986" calcext:value-type="float">
            <text:p>16,3781986</text:p>
          </table:table-cell>
          <table:table-cell office:value-type="float" office:value="19.1318516" calcext:value-type="float">
            <text:p>19,1318516</text:p>
          </table:table-cell>
          <table:table-cell office:value-type="string" calcext:value-type="string">
            <text:p>Z3III</text:p>
          </table:table-cell>
        </table:table-row>
        <table:table-row table:style-name="ro1">
          <table:table-cell office:value-type="float" office:value="26.7241216" calcext:value-type="float">
            <text:p>26,7241216</text:p>
          </table:table-cell>
          <table:table-cell office:value-type="float" office:value="12.7398362" calcext:value-type="float">
            <text:p>12,7398362</text:p>
          </table:table-cell>
          <table:table-cell office:value-type="string" calcext:value-type="string">
            <text:p>Y2IV</text:p>
          </table:table-cell>
        </table:table-row>
        <table:table-row table:style-name="ro1">
          <table:table-cell office:value-type="float" office:value="27.0757205" calcext:value-type="float">
            <text:p>27,0757205</text:p>
          </table:table-cell>
          <table:table-cell office:value-type="float" office:value="12.4242759" calcext:value-type="float">
            <text:p>12,4242759</text:p>
          </table:table-cell>
          <table:table-cell office:value-type="string" calcext:value-type="string">
            <text:p>J4VI</text:p>
          </table:table-cell>
        </table:table-row>
        <table:table-row table:style-name="ro1">
          <table:table-cell office:value-type="float" office:value="28.1641724" calcext:value-type="float">
            <text:p>28,1641724</text:p>
          </table:table-cell>
          <table:table-cell office:value-type="float" office:value="13.5397156" calcext:value-type="float">
            <text:p>13,5397156</text:p>
          </table:table-cell>
          <table:table-cell office:value-type="string" calcext:value-type="string">
            <text:p>G6III</text:p>
          </table:table-cell>
        </table:table-row>
        <table:table-row table:style-name="ro1">
          <table:table-cell office:value-type="float" office:value="27.0262803" calcext:value-type="float">
            <text:p>27,0262803</text:p>
          </table:table-cell>
          <table:table-cell office:value-type="float" office:value="13.7280894" calcext:value-type="float">
            <text:p>13,7280894</text:p>
          </table:table-cell>
          <table:table-cell office:value-type="string" calcext:value-type="string">
            <text:p>Z8VII</text:p>
          </table:table-cell>
        </table:table-row>
        <table:table-row table:style-name="ro1">
          <table:table-cell office:value-type="float" office:value="25.5120077" calcext:value-type="float">
            <text:p>25,5120077</text:p>
          </table:table-cell>
          <table:table-cell office:value-type="float" office:value="12.5663181" calcext:value-type="float">
            <text:p>12,5663181</text:p>
          </table:table-cell>
          <table:table-cell office:value-type="string" calcext:value-type="string">
            <text:p>J9II</text:p>
          </table:table-cell>
        </table:table-row>
        <table:table-row table:style-name="ro1">
          <table:table-cell office:value-type="float" office:value="27.5192714" calcext:value-type="float">
            <text:p>27,5192714</text:p>
          </table:table-cell>
          <table:table-cell office:value-type="float" office:value="12.8429163" calcext:value-type="float">
            <text:p>12,8429163</text:p>
          </table:table-cell>
          <table:table-cell office:value-type="string" calcext:value-type="string">
            <text:p>Y2V</text:p>
          </table:table-cell>
        </table:table-row>
        <table:table-row table:style-name="ro1">
          <table:table-cell office:value-type="float" office:value="26.0772164" calcext:value-type="float">
            <text:p>26,0772164</text:p>
          </table:table-cell>
          <table:table-cell office:value-type="float" office:value="11.9932894" calcext:value-type="float">
            <text:p>11,9932894</text:p>
          </table:table-cell>
          <table:table-cell office:value-type="string" calcext:value-type="string">
            <text:p>Y2VI</text:p>
          </table:table-cell>
        </table:table-row>
        <table:table-row table:style-name="ro1">
          <table:table-cell office:value-type="float" office:value="13.3132189" calcext:value-type="float">
            <text:p>13,3132189</text:p>
          </table:table-cell>
          <table:table-cell office:value-type="float" office:value="26.2475258" calcext:value-type="float">
            <text:p>26,2475258</text:p>
          </table:table-cell>
          <table:table-cell office:value-type="string" calcext:value-type="string">
            <text:p>Z1VII</text:p>
          </table:table-cell>
        </table:table-row>
        <table:table-row table:style-name="ro1">
          <table:table-cell office:value-type="float" office:value="26.8956347" calcext:value-type="float">
            <text:p>26,8956347</text:p>
          </table:table-cell>
          <table:table-cell office:value-type="float" office:value="11.9055582" calcext:value-type="float">
            <text:p>11,9055582</text:p>
          </table:table-cell>
          <table:table-cell office:value-type="string" calcext:value-type="string">
            <text:p>Y2V</text:p>
          </table:table-cell>
        </table:table-row>
        <table:table-row table:style-name="ro1">
          <table:table-cell office:value-type="float" office:value="26.7776238" calcext:value-type="float">
            <text:p>26,7776238</text:p>
          </table:table-cell>
          <table:table-cell office:value-type="float" office:value="11.8426248" calcext:value-type="float">
            <text:p>11,8426248</text:p>
          </table:table-cell>
          <table:table-cell office:value-type="string" calcext:value-type="string">
            <text:p>Z7II</text:p>
          </table:table-cell>
        </table:table-row>
        <table:table-row table:style-name="ro1">
          <table:table-cell office:value-type="float" office:value="13.677791" calcext:value-type="float">
            <text:p>13,677791</text:p>
          </table:table-cell>
          <table:table-cell office:value-type="float" office:value="26.5297679" calcext:value-type="float">
            <text:p>26,5297679</text:p>
          </table:table-cell>
          <table:table-cell office:value-type="string" calcext:value-type="string">
            <text:p>J3IV</text:p>
          </table:table-cell>
        </table:table-row>
        <table:table-row table:style-name="ro1">
          <table:table-cell office:value-type="float" office:value="16.0426331" calcext:value-type="float">
            <text:p>16,0426331</text:p>
          </table:table-cell>
          <table:table-cell office:value-type="float" office:value="17.9465935" calcext:value-type="float">
            <text:p>17,9465935</text:p>
          </table:table-cell>
          <table:table-cell office:value-type="string" calcext:value-type="string">
            <text:p>Z8VI</text:p>
          </table:table-cell>
        </table:table-row>
        <table:table-row table:style-name="ro1">
          <table:table-cell office:value-type="float" office:value="28.4918092" calcext:value-type="float">
            <text:p>28,4918092</text:p>
          </table:table-cell>
          <table:table-cell office:value-type="float" office:value="11.5440472" calcext:value-type="float">
            <text:p>11,5440472</text:p>
          </table:table-cell>
          <table:table-cell office:value-type="string" calcext:value-type="string">
            <text:p>N6II</text:p>
          </table:table-cell>
        </table:table-row>
        <table:table-row table:style-name="ro1">
          <table:table-cell office:value-type="float" office:value="26.0375442" calcext:value-type="float">
            <text:p>26,0375442</text:p>
          </table:table-cell>
          <table:table-cell office:value-type="float" office:value="11.7834209" calcext:value-type="float">
            <text:p>11,7834209</text:p>
          </table:table-cell>
          <table:table-cell office:value-type="string" calcext:value-type="string">
            <text:p>J6IV</text:p>
          </table:table-cell>
        </table:table-row>
        <table:table-row table:style-name="ro1">
          <table:table-cell office:value-type="float" office:value="27.1977424" calcext:value-type="float">
            <text:p>27,1977424</text:p>
          </table:table-cell>
          <table:table-cell office:value-type="float" office:value="11.3815967" calcext:value-type="float">
            <text:p>11,3815967</text:p>
          </table:table-cell>
          <table:table-cell office:value-type="string" calcext:value-type="string">
            <text:p>S5I</text:p>
          </table:table-cell>
        </table:table-row>
        <table:table-row table:style-name="ro1">
          <table:table-cell office:value-type="float" office:value="26.7048252" calcext:value-type="float">
            <text:p>26,7048252</text:p>
          </table:table-cell>
          <table:table-cell office:value-type="float" office:value="13.043443" calcext:value-type="float">
            <text:p>13,043443</text:p>
          </table:table-cell>
          <table:table-cell office:value-type="string" calcext:value-type="string">
            <text:p>S7III</text:p>
          </table:table-cell>
        </table:table-row>
        <table:table-row table:style-name="ro1">
          <table:table-cell office:value-type="float" office:value="16.6900424" calcext:value-type="float">
            <text:p>16,6900424</text:p>
          </table:table-cell>
          <table:table-cell office:value-type="float" office:value="18.5415027" calcext:value-type="float">
            <text:p>18,5415027</text:p>
          </table:table-cell>
          <table:table-cell office:value-type="string" calcext:value-type="string">
            <text:p>Z9V</text:p>
          </table:table-cell>
        </table:table-row>
        <table:table-row table:style-name="ro1">
          <table:table-cell office:value-type="float" office:value="15.3280058" calcext:value-type="float">
            <text:p>15,3280058</text:p>
          </table:table-cell>
          <table:table-cell office:value-type="float" office:value="17.5525428" calcext:value-type="float">
            <text:p>17,5525428</text:p>
          </table:table-cell>
          <table:table-cell office:value-type="string" calcext:value-type="string">
            <text:p>L9VI</text:p>
          </table:table-cell>
        </table:table-row>
        <table:table-row table:style-name="ro1">
          <table:table-cell office:value-type="float" office:value="25.9088741" calcext:value-type="float">
            <text:p>25,9088741</text:p>
          </table:table-cell>
          <table:table-cell office:value-type="float" office:value="12.3513206" calcext:value-type="float">
            <text:p>12,3513206</text:p>
          </table:table-cell>
          <table:table-cell office:value-type="string" calcext:value-type="string">
            <text:p>S8II</text:p>
          </table:table-cell>
        </table:table-row>
        <table:table-row table:style-name="ro1">
          <table:table-cell office:value-type="float" office:value="25.2615705" calcext:value-type="float">
            <text:p>25,2615705</text:p>
          </table:table-cell>
          <table:table-cell office:value-type="float" office:value="11.4508099" calcext:value-type="float">
            <text:p>11,4508099</text:p>
          </table:table-cell>
          <table:table-cell office:value-type="string" calcext:value-type="string">
            <text:p>G5VI</text:p>
          </table:table-cell>
        </table:table-row>
        <table:table-row table:style-name="ro1">
          <table:table-cell office:value-type="float" office:value="27.0041128" calcext:value-type="float">
            <text:p>27,0041128</text:p>
          </table:table-cell>
          <table:table-cell office:value-type="float" office:value="13.1076849" calcext:value-type="float">
            <text:p>13,1076849</text:p>
          </table:table-cell>
          <table:table-cell office:value-type="string" calcext:value-type="string">
            <text:p>G5III</text:p>
          </table:table-cell>
        </table:table-row>
        <table:table-row table:style-name="ro1">
          <table:table-cell office:value-type="float" office:value="26.9285245" calcext:value-type="float">
            <text:p>26,9285245</text:p>
          </table:table-cell>
          <table:table-cell office:value-type="float" office:value="12.1388666" calcext:value-type="float">
            <text:p>12,1388666</text:p>
          </table:table-cell>
          <table:table-cell office:value-type="string" calcext:value-type="string">
            <text:p>J1II</text:p>
          </table:table-cell>
        </table:table-row>
        <table:table-row table:style-name="ro1">
          <table:table-cell office:value-type="float" office:value="25.981705" calcext:value-type="float">
            <text:p>25,981705</text:p>
          </table:table-cell>
          <table:table-cell office:value-type="float" office:value="13.4873777" calcext:value-type="float">
            <text:p>13,4873777</text:p>
          </table:table-cell>
          <table:table-cell office:value-type="string" calcext:value-type="string">
            <text:p>J8VII</text:p>
          </table:table-cell>
        </table:table-row>
        <table:table-row table:style-name="ro1">
          <table:table-cell office:value-type="float" office:value="27.686313" calcext:value-type="float">
            <text:p>27,686313</text:p>
          </table:table-cell>
          <table:table-cell office:value-type="float" office:value="13.0547268" calcext:value-type="float">
            <text:p>13,0547268</text:p>
          </table:table-cell>
          <table:table-cell office:value-type="string" calcext:value-type="string">
            <text:p>Z8IV</text:p>
          </table:table-cell>
        </table:table-row>
        <table:table-row table:style-name="ro1">
          <table:table-cell office:value-type="float" office:value="27.5386835" calcext:value-type="float">
            <text:p>27,5386835</text:p>
          </table:table-cell>
          <table:table-cell office:value-type="float" office:value="11.8232025" calcext:value-type="float">
            <text:p>11,8232025</text:p>
          </table:table-cell>
          <table:table-cell office:value-type="string" calcext:value-type="string">
            <text:p>G3I</text:p>
          </table:table-cell>
        </table:table-row>
        <table:table-row table:style-name="ro1">
          <table:table-cell office:value-type="float" office:value="26.078071" calcext:value-type="float">
            <text:p>26,078071</text:p>
          </table:table-cell>
          <table:table-cell office:value-type="float" office:value="11.9707883" calcext:value-type="float">
            <text:p>11,9707883</text:p>
          </table:table-cell>
          <table:table-cell office:value-type="string" calcext:value-type="string">
            <text:p>L2VII</text:p>
          </table:table-cell>
        </table:table-row>
        <table:table-row table:style-name="ro1">
          <table:table-cell office:value-type="float" office:value="25.8700783" calcext:value-type="float">
            <text:p>25,8700783</text:p>
          </table:table-cell>
          <table:table-cell office:value-type="float" office:value="12.2151093" calcext:value-type="float">
            <text:p>12,2151093</text:p>
          </table:table-cell>
          <table:table-cell office:value-type="string" calcext:value-type="string">
            <text:p>G3IV</text:p>
          </table:table-cell>
        </table:table-row>
        <table:table-row table:style-name="ro1">
          <table:table-cell office:value-type="float" office:value="27.390683" calcext:value-type="float">
            <text:p>27,390683</text:p>
          </table:table-cell>
          <table:table-cell office:value-type="float" office:value="12.065561" calcext:value-type="float">
            <text:p>12,065561</text:p>
          </table:table-cell>
          <table:table-cell office:value-type="string" calcext:value-type="string">
            <text:p>Y6VII</text:p>
          </table:table-cell>
        </table:table-row>
        <table:table-row table:style-name="ro1">
          <table:table-cell office:value-type="float" office:value="15.2813397" calcext:value-type="float">
            <text:p>15,2813397</text:p>
          </table:table-cell>
          <table:table-cell office:value-type="float" office:value="18.312921" calcext:value-type="float">
            <text:p>18,312921</text:p>
          </table:table-cell>
          <table:table-cell office:value-type="string" calcext:value-type="string">
            <text:p>J3I</text:p>
          </table:table-cell>
        </table:table-row>
        <table:table-row table:style-name="ro1">
          <table:table-cell office:value-type="float" office:value="26.730858" calcext:value-type="float">
            <text:p>26,730858</text:p>
          </table:table-cell>
          <table:table-cell office:value-type="float" office:value="12.7494723" calcext:value-type="float">
            <text:p>12,7494723</text:p>
          </table:table-cell>
          <table:table-cell office:value-type="string" calcext:value-type="string">
            <text:p>N5II</text:p>
          </table:table-cell>
        </table:table-row>
        <table:table-row table:style-name="ro1">
          <table:table-cell office:value-type="float" office:value="27.2411766" calcext:value-type="float">
            <text:p>27,2411766</text:p>
          </table:table-cell>
          <table:table-cell office:value-type="float" office:value="11.9374429" calcext:value-type="float">
            <text:p>11,9374429</text:p>
          </table:table-cell>
          <table:table-cell office:value-type="string" calcext:value-type="string">
            <text:p>Y3VII</text:p>
          </table:table-cell>
        </table:table-row>
        <table:table-row table:style-name="ro1">
          <table:table-cell office:value-type="float" office:value="25.6118805" calcext:value-type="float">
            <text:p>25,6118805</text:p>
          </table:table-cell>
          <table:table-cell office:value-type="float" office:value="12.2206599" calcext:value-type="float">
            <text:p>12,2206599</text:p>
          </table:table-cell>
          <table:table-cell office:value-type="string" calcext:value-type="string">
            <text:p>G9I</text:p>
          </table:table-cell>
        </table:table-row>
        <table:table-row table:style-name="ro1">
          <table:table-cell office:value-type="float" office:value="26.1275992" calcext:value-type="float">
            <text:p>26,1275992</text:p>
          </table:table-cell>
          <table:table-cell office:value-type="float" office:value="13.539776" calcext:value-type="float">
            <text:p>13,539776</text:p>
          </table:table-cell>
          <table:table-cell office:value-type="string" calcext:value-type="string">
            <text:p>G9III</text:p>
          </table:table-cell>
        </table:table-row>
        <table:table-row table:style-name="ro1">
          <table:table-cell office:value-type="float" office:value="26.8311054" calcext:value-type="float">
            <text:p>26,8311054</text:p>
          </table:table-cell>
          <table:table-cell office:value-type="float" office:value="12.1674727" calcext:value-type="float">
            <text:p>12,1674727</text:p>
          </table:table-cell>
          <table:table-cell office:value-type="string" calcext:value-type="string">
            <text:p>Z9III</text:p>
          </table:table-cell>
        </table:table-row>
        <table:table-row table:style-name="ro1">
          <table:table-cell office:value-type="float" office:value="26.9431747" calcext:value-type="float">
            <text:p>26,9431747</text:p>
          </table:table-cell>
          <table:table-cell office:value-type="float" office:value="12.3849296" calcext:value-type="float">
            <text:p>12,3849296</text:p>
          </table:table-cell>
          <table:table-cell office:value-type="string" calcext:value-type="string">
            <text:p>N2I</text:p>
          </table:table-cell>
        </table:table-row>
        <table:table-row table:style-name="ro1">
          <table:table-cell office:value-type="float" office:value="26.9655422" calcext:value-type="float">
            <text:p>26,9655422</text:p>
          </table:table-cell>
          <table:table-cell office:value-type="float" office:value="12.0271334" calcext:value-type="float">
            <text:p>12,0271334</text:p>
          </table:table-cell>
          <table:table-cell office:value-type="string" calcext:value-type="string">
            <text:p>N6I</text:p>
          </table:table-cell>
        </table:table-row>
        <table:table-row table:style-name="ro1">
          <table:table-cell office:value-type="float" office:value="25.5729374" calcext:value-type="float">
            <text:p>25,5729374</text:p>
          </table:table-cell>
          <table:table-cell office:value-type="float" office:value="12.2575287" calcext:value-type="float">
            <text:p>12,2575287</text:p>
          </table:table-cell>
          <table:table-cell office:value-type="string" calcext:value-type="string">
            <text:p>J8IV</text:p>
          </table:table-cell>
        </table:table-row>
        <table:table-row table:style-name="ro1">
          <table:table-cell office:value-type="float" office:value="27.1189295" calcext:value-type="float">
            <text:p>27,1189295</text:p>
          </table:table-cell>
          <table:table-cell office:value-type="float" office:value="12.6810507" calcext:value-type="float">
            <text:p>12,6810507</text:p>
          </table:table-cell>
          <table:table-cell office:value-type="string" calcext:value-type="string">
            <text:p>Z6I</text:p>
          </table:table-cell>
        </table:table-row>
        <table:table-row table:style-name="ro1">
          <table:table-cell office:value-type="float" office:value="26.284866" calcext:value-type="float">
            <text:p>26,284866</text:p>
          </table:table-cell>
          <table:table-cell office:value-type="float" office:value="12.9576584" calcext:value-type="float">
            <text:p>12,9576584</text:p>
          </table:table-cell>
          <table:table-cell office:value-type="string" calcext:value-type="string">
            <text:p>J7I</text:p>
          </table:table-cell>
        </table:table-row>
        <table:table-row table:style-name="ro1">
          <table:table-cell office:value-type="float" office:value="15.6640585" calcext:value-type="float">
            <text:p>15,6640585</text:p>
          </table:table-cell>
          <table:table-cell office:value-type="float" office:value="18.4507923" calcext:value-type="float">
            <text:p>18,4507923</text:p>
          </table:table-cell>
          <table:table-cell office:value-type="string" calcext:value-type="string">
            <text:p>G6VII</text:p>
          </table:table-cell>
        </table:table-row>
        <table:table-row table:style-name="ro1">
          <table:table-cell office:value-type="float" office:value="27.6820698" calcext:value-type="float">
            <text:p>27,6820698</text:p>
          </table:table-cell>
          <table:table-cell office:value-type="float" office:value="12.8711662" calcext:value-type="float">
            <text:p>12,8711662</text:p>
          </table:table-cell>
          <table:table-cell office:value-type="string" calcext:value-type="string">
            <text:p>Z6IV</text:p>
          </table:table-cell>
        </table:table-row>
        <table:table-row table:style-name="ro1">
          <table:table-cell office:value-type="float" office:value="26.9297654" calcext:value-type="float">
            <text:p>26,9297654</text:p>
          </table:table-cell>
          <table:table-cell office:value-type="float" office:value="12.439143" calcext:value-type="float">
            <text:p>12,439143</text:p>
          </table:table-cell>
          <table:table-cell office:value-type="string" calcext:value-type="string">
            <text:p>G7IV</text:p>
          </table:table-cell>
        </table:table-row>
        <table:table-row table:style-name="ro1">
          <table:table-cell office:value-type="float" office:value="26.4473925" calcext:value-type="float">
            <text:p>26,4473925</text:p>
          </table:table-cell>
          <table:table-cell office:value-type="float" office:value="11.3409027" calcext:value-type="float">
            <text:p>11,3409027</text:p>
          </table:table-cell>
          <table:table-cell office:value-type="string" calcext:value-type="string">
            <text:p>Y5V</text:p>
          </table:table-cell>
        </table:table-row>
        <table:table-row table:style-name="ro1">
          <table:table-cell office:value-type="float" office:value="27.1695854" calcext:value-type="float">
            <text:p>27,1695854</text:p>
          </table:table-cell>
          <table:table-cell office:value-type="float" office:value="12.5907431" calcext:value-type="float">
            <text:p>12,5907431</text:p>
          </table:table-cell>
          <table:table-cell office:value-type="string" calcext:value-type="string">
            <text:p>Z4I</text:p>
          </table:table-cell>
        </table:table-row>
        <table:table-row table:style-name="ro1">
          <table:table-cell office:value-type="float" office:value="26.0899372" calcext:value-type="float">
            <text:p>26,0899372</text:p>
          </table:table-cell>
          <table:table-cell office:value-type="float" office:value="13.1968656" calcext:value-type="float">
            <text:p>13,1968656</text:p>
          </table:table-cell>
          <table:table-cell office:value-type="string" calcext:value-type="string">
            <text:p>L6II</text:p>
          </table:table-cell>
        </table:table-row>
        <table:table-row table:style-name="ro1">
          <table:table-cell office:value-type="float" office:value="16.5616605" calcext:value-type="float">
            <text:p>16,5616605</text:p>
          </table:table-cell>
          <table:table-cell office:value-type="float" office:value="18.907326" calcext:value-type="float">
            <text:p>18,907326</text:p>
          </table:table-cell>
          <table:table-cell office:value-type="string" calcext:value-type="string">
            <text:p>N2VII</text:p>
          </table:table-cell>
        </table:table-row>
        <table:table-row table:style-name="ro1">
          <table:table-cell office:value-type="float" office:value="15.197812" calcext:value-type="float">
            <text:p>15,197812</text:p>
          </table:table-cell>
          <table:table-cell office:value-type="float" office:value="18.6687322" calcext:value-type="float">
            <text:p>18,6687322</text:p>
          </table:table-cell>
          <table:table-cell office:value-type="string" calcext:value-type="string">
            <text:p>S1II</text:p>
          </table:table-cell>
        </table:table-row>
        <table:table-row table:style-name="ro1">
          <table:table-cell office:value-type="float" office:value="16.2234535" calcext:value-type="float">
            <text:p>16,2234535</text:p>
          </table:table-cell>
          <table:table-cell office:value-type="float" office:value="18.9232156" calcext:value-type="float">
            <text:p>18,9232156</text:p>
          </table:table-cell>
          <table:table-cell office:value-type="string" calcext:value-type="string">
            <text:p>J2VII</text:p>
          </table:table-cell>
        </table:table-row>
        <table:table-row table:style-name="ro1">
          <table:table-cell office:value-type="float" office:value="14.9626284" calcext:value-type="float">
            <text:p>14,9626284</text:p>
          </table:table-cell>
          <table:table-cell office:value-type="float" office:value="26.8269233" calcext:value-type="float">
            <text:p>26,8269233</text:p>
          </table:table-cell>
          <table:table-cell office:value-type="string" calcext:value-type="string">
            <text:p>Z3I</text:p>
          </table:table-cell>
        </table:table-row>
        <table:table-row table:style-name="ro1">
          <table:table-cell office:value-type="float" office:value="26.8612387" calcext:value-type="float">
            <text:p>26,8612387</text:p>
          </table:table-cell>
          <table:table-cell office:value-type="float" office:value="12.1133944" calcext:value-type="float">
            <text:p>12,1133944</text:p>
          </table:table-cell>
          <table:table-cell office:value-type="string" calcext:value-type="string">
            <text:p>Y2V</text:p>
          </table:table-cell>
        </table:table-row>
        <table:table-row table:style-name="ro1">
          <table:table-cell office:value-type="float" office:value="26.2621512" calcext:value-type="float">
            <text:p>26,2621512</text:p>
          </table:table-cell>
          <table:table-cell office:value-type="float" office:value="13.3942868" calcext:value-type="float">
            <text:p>13,3942868</text:p>
          </table:table-cell>
          <table:table-cell office:value-type="string" calcext:value-type="string">
            <text:p>Y2VI</text:p>
          </table:table-cell>
        </table:table-row>
        <table:table-row table:style-name="ro1">
          <table:table-cell office:value-type="float" office:value="27.1052877" calcext:value-type="float">
            <text:p>27,1052877</text:p>
          </table:table-cell>
          <table:table-cell office:value-type="float" office:value="12.1411418" calcext:value-type="float">
            <text:p>12,1411418</text:p>
          </table:table-cell>
          <table:table-cell office:value-type="string" calcext:value-type="string">
            <text:p>Z3VII</text:p>
          </table:table-cell>
        </table:table-row>
        <table:table-row table:style-name="ro1">
          <table:table-cell office:value-type="float" office:value="26.9280397" calcext:value-type="float">
            <text:p>26,9280397</text:p>
          </table:table-cell>
          <table:table-cell office:value-type="float" office:value="13.0016001" calcext:value-type="float">
            <text:p>13,0016001</text:p>
          </table:table-cell>
          <table:table-cell office:value-type="string" calcext:value-type="string">
            <text:p>J3VII</text:p>
          </table:table-cell>
        </table:table-row>
        <table:table-row table:style-name="ro1">
          <table:table-cell office:value-type="float" office:value="12.7900557" calcext:value-type="float">
            <text:p>12,7900557</text:p>
          </table:table-cell>
          <table:table-cell office:value-type="float" office:value="25.610217" calcext:value-type="float">
            <text:p>25,610217</text:p>
          </table:table-cell>
          <table:table-cell office:value-type="string" calcext:value-type="string">
            <text:p>N1VI</text:p>
          </table:table-cell>
        </table:table-row>
        <table:table-row table:style-name="ro1">
          <table:table-cell office:value-type="float" office:value="14.1385259" calcext:value-type="float">
            <text:p>14,1385259</text:p>
          </table:table-cell>
          <table:table-cell office:value-type="float" office:value="26.3536125" calcext:value-type="float">
            <text:p>26,3536125</text:p>
          </table:table-cell>
          <table:table-cell office:value-type="string" calcext:value-type="string">
            <text:p>N4IV</text:p>
          </table:table-cell>
        </table:table-row>
        <table:table-row table:style-name="ro1">
          <table:table-cell office:value-type="float" office:value="27.1358683" calcext:value-type="float">
            <text:p>27,1358683</text:p>
          </table:table-cell>
          <table:table-cell office:value-type="float" office:value="12.4758018" calcext:value-type="float">
            <text:p>12,4758018</text:p>
          </table:table-cell>
          <table:table-cell office:value-type="string" calcext:value-type="string">
            <text:p>J5VI</text:p>
          </table:table-cell>
        </table:table-row>
        <table:table-row table:style-name="ro1">
          <table:table-cell office:value-type="float" office:value="15.851679" calcext:value-type="float">
            <text:p>15,851679</text:p>
          </table:table-cell>
          <table:table-cell office:value-type="float" office:value="19.725455" calcext:value-type="float">
            <text:p>19,725455</text:p>
          </table:table-cell>
          <table:table-cell office:value-type="string" calcext:value-type="string">
            <text:p>Z9IV</text:p>
          </table:table-cell>
        </table:table-row>
        <table:table-row table:style-name="ro1">
          <table:table-cell office:value-type="float" office:value="26.9521957" calcext:value-type="float">
            <text:p>26,9521957</text:p>
          </table:table-cell>
          <table:table-cell office:value-type="float" office:value="12.4834643" calcext:value-type="float">
            <text:p>12,4834643</text:p>
          </table:table-cell>
          <table:table-cell office:value-type="string" calcext:value-type="string">
            <text:p>N3III</text:p>
          </table:table-cell>
        </table:table-row>
        <table:table-row table:style-name="ro1">
          <table:table-cell office:value-type="float" office:value="27.017261" calcext:value-type="float">
            <text:p>27,017261</text:p>
          </table:table-cell>
          <table:table-cell office:value-type="float" office:value="13.2824239" calcext:value-type="float">
            <text:p>13,2824239</text:p>
          </table:table-cell>
          <table:table-cell office:value-type="string" calcext:value-type="string">
            <text:p>Y8III</text:p>
          </table:table-cell>
        </table:table-row>
        <table:table-row table:style-name="ro1">
          <table:table-cell office:value-type="float" office:value="28.7799737" calcext:value-type="float">
            <text:p>28,7799737</text:p>
          </table:table-cell>
          <table:table-cell office:value-type="float" office:value="12.0041552" calcext:value-type="float">
            <text:p>12,0041552</text:p>
          </table:table-cell>
          <table:table-cell office:value-type="string" calcext:value-type="string">
            <text:p>G9I</text:p>
          </table:table-cell>
        </table:table-row>
        <table:table-row table:style-name="ro1">
          <table:table-cell office:value-type="float" office:value="26.0487314" calcext:value-type="float">
            <text:p>26,0487314</text:p>
          </table:table-cell>
          <table:table-cell office:value-type="float" office:value="12.074856" calcext:value-type="float">
            <text:p>12,074856</text:p>
          </table:table-cell>
          <table:table-cell office:value-type="string" calcext:value-type="string">
            <text:p>S2IV</text:p>
          </table:table-cell>
        </table:table-row>
        <table:table-row table:style-name="ro1">
          <table:table-cell office:value-type="float" office:value="15.0785891" calcext:value-type="float">
            <text:p>15,0785891</text:p>
          </table:table-cell>
          <table:table-cell office:value-type="float" office:value="17.5595238" calcext:value-type="float">
            <text:p>17,5595238</text:p>
          </table:table-cell>
          <table:table-cell office:value-type="string" calcext:value-type="string">
            <text:p>Y1VI</text:p>
          </table:table-cell>
        </table:table-row>
        <table:table-row table:style-name="ro1">
          <table:table-cell office:value-type="float" office:value="27.2120498" calcext:value-type="float">
            <text:p>27,2120498</text:p>
          </table:table-cell>
          <table:table-cell office:value-type="float" office:value="13.0426515" calcext:value-type="float">
            <text:p>13,0426515</text:p>
          </table:table-cell>
          <table:table-cell office:value-type="string" calcext:value-type="string">
            <text:p>L4IV</text:p>
          </table:table-cell>
        </table:table-row>
        <table:table-row table:style-name="ro1">
          <table:table-cell office:value-type="float" office:value="15.9658329" calcext:value-type="float">
            <text:p>15,9658329</text:p>
          </table:table-cell>
          <table:table-cell office:value-type="float" office:value="18.1717389" calcext:value-type="float">
            <text:p>18,1717389</text:p>
          </table:table-cell>
          <table:table-cell office:value-type="string" calcext:value-type="string">
            <text:p>Y2III</text:p>
          </table:table-cell>
        </table:table-row>
        <table:table-row table:style-name="ro1">
          <table:table-cell office:value-type="float" office:value="27.8927251" calcext:value-type="float">
            <text:p>27,8927251</text:p>
          </table:table-cell>
          <table:table-cell office:value-type="float" office:value="12.5077888" calcext:value-type="float">
            <text:p>12,5077888</text:p>
          </table:table-cell>
          <table:table-cell office:value-type="string" calcext:value-type="string">
            <text:p>L7III</text:p>
          </table:table-cell>
        </table:table-row>
        <table:table-row table:style-name="ro1">
          <table:table-cell office:value-type="float" office:value="25.5427989" calcext:value-type="float">
            <text:p>25,5427989</text:p>
          </table:table-cell>
          <table:table-cell office:value-type="float" office:value="12.4788409" calcext:value-type="float">
            <text:p>12,4788409</text:p>
          </table:table-cell>
          <table:table-cell office:value-type="string" calcext:value-type="string">
            <text:p>Y6VI</text:p>
          </table:table-cell>
        </table:table-row>
        <table:table-row table:style-name="ro1">
          <table:table-cell office:value-type="float" office:value="13.827576" calcext:value-type="float">
            <text:p>13,827576</text:p>
          </table:table-cell>
          <table:table-cell office:value-type="float" office:value="25.8330106" calcext:value-type="float">
            <text:p>25,8330106</text:p>
          </table:table-cell>
          <table:table-cell office:value-type="string" calcext:value-type="string">
            <text:p>L4II</text:p>
          </table:table-cell>
        </table:table-row>
        <table:table-row table:style-name="ro1">
          <table:table-cell office:value-type="float" office:value="26.2827783" calcext:value-type="float">
            <text:p>26,2827783</text:p>
          </table:table-cell>
          <table:table-cell office:value-type="float" office:value="11.5947971" calcext:value-type="float">
            <text:p>11,5947971</text:p>
          </table:table-cell>
          <table:table-cell office:value-type="string" calcext:value-type="string">
            <text:p>L5VII</text:p>
          </table:table-cell>
        </table:table-row>
        <table:table-row table:style-name="ro1">
          <table:table-cell office:value-type="float" office:value="27.4007739" calcext:value-type="float">
            <text:p>27,4007739</text:p>
          </table:table-cell>
          <table:table-cell office:value-type="float" office:value="12.6734305" calcext:value-type="float">
            <text:p>12,6734305</text:p>
          </table:table-cell>
          <table:table-cell office:value-type="string" calcext:value-type="string">
            <text:p>L8VII</text:p>
          </table:table-cell>
        </table:table-row>
        <table:table-row table:style-name="ro1">
          <table:table-cell office:value-type="float" office:value="15.0169061" calcext:value-type="float">
            <text:p>15,0169061</text:p>
          </table:table-cell>
          <table:table-cell office:value-type="float" office:value="17.5754597" calcext:value-type="float">
            <text:p>17,5754597</text:p>
          </table:table-cell>
          <table:table-cell office:value-type="string" calcext:value-type="string">
            <text:p>J3III</text:p>
          </table:table-cell>
        </table:table-row>
        <table:table-row table:style-name="ro1">
          <table:table-cell office:value-type="float" office:value="26.2257901" calcext:value-type="float">
            <text:p>26,2257901</text:p>
          </table:table-cell>
          <table:table-cell office:value-type="float" office:value="12.7635576" calcext:value-type="float">
            <text:p>12,7635576</text:p>
          </table:table-cell>
          <table:table-cell office:value-type="string" calcext:value-type="string">
            <text:p>G4V</text:p>
          </table:table-cell>
        </table:table-row>
        <table:table-row table:style-name="ro1">
          <table:table-cell office:value-type="float" office:value="27.5576597" calcext:value-type="float">
            <text:p>27,5576597</text:p>
          </table:table-cell>
          <table:table-cell office:value-type="float" office:value="12.2195662" calcext:value-type="float">
            <text:p>12,2195662</text:p>
          </table:table-cell>
          <table:table-cell office:value-type="string" calcext:value-type="string">
            <text:p>G4III</text:p>
          </table:table-cell>
        </table:table-row>
        <table:table-row table:style-name="ro1">
          <table:table-cell office:value-type="float" office:value="25.1638497" calcext:value-type="float">
            <text:p>25,1638497</text:p>
          </table:table-cell>
          <table:table-cell office:value-type="float" office:value="11.2401013" calcext:value-type="float">
            <text:p>11,2401013</text:p>
          </table:table-cell>
          <table:table-cell office:value-type="string" calcext:value-type="string">
            <text:p>J1I</text:p>
          </table:table-cell>
        </table:table-row>
        <table:table-row table:style-name="ro1">
          <table:table-cell office:value-type="float" office:value="27.6511809" calcext:value-type="float">
            <text:p>27,6511809</text:p>
          </table:table-cell>
          <table:table-cell office:value-type="float" office:value="12.4764154" calcext:value-type="float">
            <text:p>12,4764154</text:p>
          </table:table-cell>
          <table:table-cell office:value-type="string" calcext:value-type="string">
            <text:p>N5IV</text:p>
          </table:table-cell>
        </table:table-row>
        <table:table-row table:style-name="ro1">
          <table:table-cell office:value-type="float" office:value="25.7035575" calcext:value-type="float">
            <text:p>25,7035575</text:p>
          </table:table-cell>
          <table:table-cell office:value-type="float" office:value="12.6249711" calcext:value-type="float">
            <text:p>12,6249711</text:p>
          </table:table-cell>
          <table:table-cell office:value-type="string" calcext:value-type="string">
            <text:p>S4IV</text:p>
          </table:table-cell>
        </table:table-row>
        <table:table-row table:style-name="ro1">
          <table:table-cell office:value-type="float" office:value="13.8189199" calcext:value-type="float">
            <text:p>13,8189199</text:p>
          </table:table-cell>
          <table:table-cell office:value-type="float" office:value="25.3354765" calcext:value-type="float">
            <text:p>25,3354765</text:p>
          </table:table-cell>
          <table:table-cell office:value-type="string" calcext:value-type="string">
            <text:p>Z8VII</text:p>
          </table:table-cell>
        </table:table-row>
        <table:table-row table:style-name="ro1">
          <table:table-cell office:value-type="float" office:value="27.7499586" calcext:value-type="float">
            <text:p>27,7499586</text:p>
          </table:table-cell>
          <table:table-cell office:value-type="float" office:value="12.1396188" calcext:value-type="float">
            <text:p>12,1396188</text:p>
          </table:table-cell>
          <table:table-cell office:value-type="string" calcext:value-type="string">
            <text:p>Y9I</text:p>
          </table:table-cell>
        </table:table-row>
        <table:table-row table:style-name="ro1">
          <table:table-cell office:value-type="float" office:value="26.1578449" calcext:value-type="float">
            <text:p>26,1578449</text:p>
          </table:table-cell>
          <table:table-cell office:value-type="float" office:value="13.38681" calcext:value-type="float">
            <text:p>13,38681</text:p>
          </table:table-cell>
          <table:table-cell office:value-type="string" calcext:value-type="string">
            <text:p>J9III</text:p>
          </table:table-cell>
        </table:table-row>
        <table:table-row table:style-name="ro1">
          <table:table-cell office:value-type="float" office:value="27.011521" calcext:value-type="float">
            <text:p>27,011521</text:p>
          </table:table-cell>
          <table:table-cell office:value-type="float" office:value="12.5468799" calcext:value-type="float">
            <text:p>12,5468799</text:p>
          </table:table-cell>
          <table:table-cell office:value-type="string" calcext:value-type="string">
            <text:p>S5IV</text:p>
          </table:table-cell>
        </table:table-row>
        <table:table-row table:style-name="ro1">
          <table:table-cell office:value-type="float" office:value="28.3355337" calcext:value-type="float">
            <text:p>28,3355337</text:p>
          </table:table-cell>
          <table:table-cell office:value-type="float" office:value="13.5071438" calcext:value-type="float">
            <text:p>13,5071438</text:p>
          </table:table-cell>
          <table:table-cell office:value-type="string" calcext:value-type="string">
            <text:p>J6V</text:p>
          </table:table-cell>
        </table:table-row>
        <table:table-row table:style-name="ro1">
          <table:table-cell office:value-type="float" office:value="26.3903609" calcext:value-type="float">
            <text:p>26,3903609</text:p>
          </table:table-cell>
          <table:table-cell office:value-type="float" office:value="13.4390404" calcext:value-type="float">
            <text:p>13,4390404</text:p>
          </table:table-cell>
          <table:table-cell office:value-type="string" calcext:value-type="string">
            <text:p>J3VI</text:p>
          </table:table-cell>
        </table:table-row>
        <table:table-row table:style-name="ro1">
          <table:table-cell office:value-type="float" office:value="26.7703963" calcext:value-type="float">
            <text:p>26,7703963</text:p>
          </table:table-cell>
          <table:table-cell office:value-type="float" office:value="12.2256264" calcext:value-type="float">
            <text:p>12,2256264</text:p>
          </table:table-cell>
          <table:table-cell office:value-type="string" calcext:value-type="string">
            <text:p>L6VII</text:p>
          </table:table-cell>
        </table:table-row>
        <table:table-row table:style-name="ro1">
          <table:table-cell office:value-type="float" office:value="26.3558667" calcext:value-type="float">
            <text:p>26,3558667</text:p>
          </table:table-cell>
          <table:table-cell office:value-type="float" office:value="12.8069714" calcext:value-type="float">
            <text:p>12,8069714</text:p>
          </table:table-cell>
          <table:table-cell office:value-type="string" calcext:value-type="string">
            <text:p>J9III</text:p>
          </table:table-cell>
        </table:table-row>
        <table:table-row table:style-name="ro1">
          <table:table-cell office:value-type="float" office:value="25.7666961" calcext:value-type="float">
            <text:p>25,7666961</text:p>
          </table:table-cell>
          <table:table-cell office:value-type="float" office:value="11.6662086" calcext:value-type="float">
            <text:p>11,6662086</text:p>
          </table:table-cell>
          <table:table-cell office:value-type="string" calcext:value-type="string">
            <text:p>J1V</text:p>
          </table:table-cell>
        </table:table-row>
        <table:table-row table:style-name="ro1">
          <table:table-cell office:value-type="float" office:value="27.3001865" calcext:value-type="float">
            <text:p>27,3001865</text:p>
          </table:table-cell>
          <table:table-cell office:value-type="float" office:value="11.1618088" calcext:value-type="float">
            <text:p>11,1618088</text:p>
          </table:table-cell>
          <table:table-cell office:value-type="string" calcext:value-type="string">
            <text:p>N5VII</text:p>
          </table:table-cell>
        </table:table-row>
        <table:table-row table:style-name="ro1">
          <table:table-cell office:value-type="float" office:value="14.5420878" calcext:value-type="float">
            <text:p>14,5420878</text:p>
          </table:table-cell>
          <table:table-cell office:value-type="float" office:value="27.0358951" calcext:value-type="float">
            <text:p>27,0358951</text:p>
          </table:table-cell>
          <table:table-cell office:value-type="string" calcext:value-type="string">
            <text:p>Z2VII</text:p>
          </table:table-cell>
        </table:table-row>
        <table:table-row table:style-name="ro1">
          <table:table-cell office:value-type="float" office:value="16.3385709" calcext:value-type="float">
            <text:p>16,3385709</text:p>
          </table:table-cell>
          <table:table-cell office:value-type="float" office:value="18.2149868" calcext:value-type="float">
            <text:p>18,2149868</text:p>
          </table:table-cell>
          <table:table-cell office:value-type="string" calcext:value-type="string">
            <text:p>Z5II</text:p>
          </table:table-cell>
        </table:table-row>
        <table:table-row table:style-name="ro1">
          <table:table-cell office:value-type="float" office:value="15.4207129" calcext:value-type="float">
            <text:p>15,4207129</text:p>
          </table:table-cell>
          <table:table-cell office:value-type="float" office:value="18.5959319" calcext:value-type="float">
            <text:p>18,5959319</text:p>
          </table:table-cell>
          <table:table-cell office:value-type="string" calcext:value-type="string">
            <text:p>L3II</text:p>
          </table:table-cell>
        </table:table-row>
        <table:table-row table:style-name="ro1">
          <table:table-cell office:value-type="float" office:value="25.0059427" calcext:value-type="float">
            <text:p>25,0059427</text:p>
          </table:table-cell>
          <table:table-cell office:value-type="float" office:value="11.9673976" calcext:value-type="float">
            <text:p>11,9673976</text:p>
          </table:table-cell>
          <table:table-cell office:value-type="string" calcext:value-type="string">
            <text:p>Z6VII</text:p>
          </table:table-cell>
        </table:table-row>
        <table:table-row table:style-name="ro1">
          <table:table-cell office:value-type="float" office:value="26.7477477" calcext:value-type="float">
            <text:p>26,7477477</text:p>
          </table:table-cell>
          <table:table-cell office:value-type="float" office:value="13.5402208" calcext:value-type="float">
            <text:p>13,5402208</text:p>
          </table:table-cell>
          <table:table-cell office:value-type="string" calcext:value-type="string">
            <text:p>Y4IV</text:p>
          </table:table-cell>
        </table:table-row>
        <table:table-row table:style-name="ro1">
          <table:table-cell office:value-type="float" office:value="26.7322996" calcext:value-type="float">
            <text:p>26,7322996</text:p>
          </table:table-cell>
          <table:table-cell office:value-type="float" office:value="12.6134636" calcext:value-type="float">
            <text:p>12,6134636</text:p>
          </table:table-cell>
          <table:table-cell office:value-type="string" calcext:value-type="string">
            <text:p>S9VII</text:p>
          </table:table-cell>
        </table:table-row>
        <table:table-row table:style-name="ro1">
          <table:table-cell office:value-type="float" office:value="26.3761183" calcext:value-type="float">
            <text:p>26,3761183</text:p>
          </table:table-cell>
          <table:table-cell office:value-type="float" office:value="12.6081575" calcext:value-type="float">
            <text:p>12,6081575</text:p>
          </table:table-cell>
          <table:table-cell office:value-type="string" calcext:value-type="string">
            <text:p>G4I</text:p>
          </table:table-cell>
        </table:table-row>
        <table:table-row table:style-name="ro1">
          <table:table-cell office:value-type="float" office:value="26.7932813" calcext:value-type="float">
            <text:p>26,7932813</text:p>
          </table:table-cell>
          <table:table-cell office:value-type="float" office:value="13.0513215" calcext:value-type="float">
            <text:p>13,0513215</text:p>
          </table:table-cell>
          <table:table-cell office:value-type="string" calcext:value-type="string">
            <text:p>L7I</text:p>
          </table:table-cell>
        </table:table-row>
        <table:table-row table:style-name="ro1">
          <table:table-cell office:value-type="float" office:value="26.1601217" calcext:value-type="float">
            <text:p>26,1601217</text:p>
          </table:table-cell>
          <table:table-cell office:value-type="float" office:value="11.7879635" calcext:value-type="float">
            <text:p>11,7879635</text:p>
          </table:table-cell>
          <table:table-cell office:value-type="string" calcext:value-type="string">
            <text:p>Y3IV</text:p>
          </table:table-cell>
        </table:table-row>
        <table:table-row table:style-name="ro1">
          <table:table-cell office:value-type="float" office:value="15.4862929" calcext:value-type="float">
            <text:p>15,4862929</text:p>
          </table:table-cell>
          <table:table-cell office:value-type="float" office:value="18.6433969" calcext:value-type="float">
            <text:p>18,6433969</text:p>
          </table:table-cell>
          <table:table-cell office:value-type="string" calcext:value-type="string">
            <text:p>Z5III</text:p>
          </table:table-cell>
        </table:table-row>
        <table:table-row table:style-name="ro1">
          <table:table-cell office:value-type="float" office:value="26.1383611" calcext:value-type="float">
            <text:p>26,1383611</text:p>
          </table:table-cell>
          <table:table-cell office:value-type="float" office:value="11.5550358" calcext:value-type="float">
            <text:p>11,5550358</text:p>
          </table:table-cell>
          <table:table-cell office:value-type="string" calcext:value-type="string">
            <text:p>Z9V</text:p>
          </table:table-cell>
        </table:table-row>
        <table:table-row table:style-name="ro1">
          <table:table-cell office:value-type="float" office:value="26.6717983" calcext:value-type="float">
            <text:p>26,6717983</text:p>
          </table:table-cell>
          <table:table-cell office:value-type="float" office:value="12.014517" calcext:value-type="float">
            <text:p>12,014517</text:p>
          </table:table-cell>
          <table:table-cell office:value-type="string" calcext:value-type="string">
            <text:p>Y5VI</text:p>
          </table:table-cell>
        </table:table-row>
        <table:table-row table:style-name="ro1">
          <table:table-cell office:value-type="float" office:value="26.6227133" calcext:value-type="float">
            <text:p>26,6227133</text:p>
          </table:table-cell>
          <table:table-cell office:value-type="float" office:value="12.2245662" calcext:value-type="float">
            <text:p>12,2245662</text:p>
          </table:table-cell>
          <table:table-cell office:value-type="string" calcext:value-type="string">
            <text:p>J8II</text:p>
          </table:table-cell>
        </table:table-row>
        <table:table-row table:style-name="ro1">
          <table:table-cell office:value-type="float" office:value="16.9032852" calcext:value-type="float">
            <text:p>16,9032852</text:p>
          </table:table-cell>
          <table:table-cell office:value-type="float" office:value="19.6654055" calcext:value-type="float">
            <text:p>19,6654055</text:p>
          </table:table-cell>
          <table:table-cell office:value-type="string" calcext:value-type="string">
            <text:p>L1III</text:p>
          </table:table-cell>
        </table:table-row>
        <table:table-row table:style-name="ro1">
          <table:table-cell office:value-type="float" office:value="14.8000394" calcext:value-type="float">
            <text:p>14,8000394</text:p>
          </table:table-cell>
          <table:table-cell office:value-type="float" office:value="25.7668602" calcext:value-type="float">
            <text:p>25,7668602</text:p>
          </table:table-cell>
          <table:table-cell office:value-type="string" calcext:value-type="string">
            <text:p>S4II</text:p>
          </table:table-cell>
        </table:table-row>
        <table:table-row table:style-name="ro1">
          <table:table-cell office:value-type="float" office:value="27.7059661" calcext:value-type="float">
            <text:p>27,7059661</text:p>
          </table:table-cell>
          <table:table-cell office:value-type="float" office:value="12.0832545" calcext:value-type="float">
            <text:p>12,0832545</text:p>
          </table:table-cell>
          <table:table-cell office:value-type="string" calcext:value-type="string">
            <text:p>G6VII</text:p>
          </table:table-cell>
        </table:table-row>
        <table:table-row table:style-name="ro1">
          <table:table-cell office:value-type="float" office:value="25.2457084" calcext:value-type="float">
            <text:p>25,2457084</text:p>
          </table:table-cell>
          <table:table-cell office:value-type="float" office:value="11.4032564" calcext:value-type="float">
            <text:p>11,4032564</text:p>
          </table:table-cell>
          <table:table-cell office:value-type="string" calcext:value-type="string">
            <text:p>G2V</text:p>
          </table:table-cell>
        </table:table-row>
        <table:table-row table:style-name="ro1">
          <table:table-cell office:value-type="float" office:value="25.8486851" calcext:value-type="float">
            <text:p>25,8486851</text:p>
          </table:table-cell>
          <table:table-cell office:value-type="float" office:value="11.5403378" calcext:value-type="float">
            <text:p>11,5403378</text:p>
          </table:table-cell>
          <table:table-cell office:value-type="string" calcext:value-type="string">
            <text:p>G1V</text:p>
          </table:table-cell>
        </table:table-row>
        <table:table-row table:style-name="ro1">
          <table:table-cell office:value-type="float" office:value="28.3208457" calcext:value-type="float">
            <text:p>28,3208457</text:p>
          </table:table-cell>
          <table:table-cell office:value-type="float" office:value="13.2887447" calcext:value-type="float">
            <text:p>13,2887447</text:p>
          </table:table-cell>
          <table:table-cell office:value-type="string" calcext:value-type="string">
            <text:p>N6VII</text:p>
          </table:table-cell>
        </table:table-row>
        <table:table-row table:style-name="ro1">
          <table:table-cell office:value-type="float" office:value="26.7242345" calcext:value-type="float">
            <text:p>26,7242345</text:p>
          </table:table-cell>
          <table:table-cell office:value-type="float" office:value="12.4703055" calcext:value-type="float">
            <text:p>12,4703055</text:p>
          </table:table-cell>
          <table:table-cell office:value-type="string" calcext:value-type="string">
            <text:p>Y1II</text:p>
          </table:table-cell>
        </table:table-row>
        <table:table-row table:style-name="ro1">
          <table:table-cell office:value-type="float" office:value="26.9848931" calcext:value-type="float">
            <text:p>26,9848931</text:p>
          </table:table-cell>
          <table:table-cell office:value-type="float" office:value="12.7052659" calcext:value-type="float">
            <text:p>12,7052659</text:p>
          </table:table-cell>
          <table:table-cell office:value-type="string" calcext:value-type="string">
            <text:p>Y4III</text:p>
          </table:table-cell>
        </table:table-row>
        <table:table-row table:style-name="ro1">
          <table:table-cell office:value-type="float" office:value="27.3628628" calcext:value-type="float">
            <text:p>27,3628628</text:p>
          </table:table-cell>
          <table:table-cell office:value-type="float" office:value="12.8330888" calcext:value-type="float">
            <text:p>12,8330888</text:p>
          </table:table-cell>
          <table:table-cell office:value-type="string" calcext:value-type="string">
            <text:p>L1IV</text:p>
          </table:table-cell>
        </table:table-row>
        <table:table-row table:style-name="ro1">
          <table:table-cell office:value-type="float" office:value="26.5552037" calcext:value-type="float">
            <text:p>26,5552037</text:p>
          </table:table-cell>
          <table:table-cell office:value-type="float" office:value="12.2930818" calcext:value-type="float">
            <text:p>12,2930818</text:p>
          </table:table-cell>
          <table:table-cell office:value-type="string" calcext:value-type="string">
            <text:p>S9III</text:p>
          </table:table-cell>
        </table:table-row>
        <table:table-row table:style-name="ro1">
          <table:table-cell office:value-type="float" office:value="14.0348981" calcext:value-type="float">
            <text:p>14,0348981</text:p>
          </table:table-cell>
          <table:table-cell office:value-type="float" office:value="25.8300962" calcext:value-type="float">
            <text:p>25,8300962</text:p>
          </table:table-cell>
          <table:table-cell office:value-type="string" calcext:value-type="string">
            <text:p>G4I</text:p>
          </table:table-cell>
        </table:table-row>
        <table:table-row table:style-name="ro1">
          <table:table-cell office:value-type="float" office:value="13.3805556" calcext:value-type="float">
            <text:p>13,3805556</text:p>
          </table:table-cell>
          <table:table-cell office:value-type="float" office:value="26.3772794" calcext:value-type="float">
            <text:p>26,3772794</text:p>
          </table:table-cell>
          <table:table-cell office:value-type="string" calcext:value-type="string">
            <text:p>Z6II</text:p>
          </table:table-cell>
        </table:table-row>
        <table:table-row table:style-name="ro1">
          <table:table-cell office:value-type="float" office:value="14.5319106" calcext:value-type="float">
            <text:p>14,5319106</text:p>
          </table:table-cell>
          <table:table-cell office:value-type="float" office:value="26.5315394" calcext:value-type="float">
            <text:p>26,5315394</text:p>
          </table:table-cell>
          <table:table-cell office:value-type="string" calcext:value-type="string">
            <text:p>L5VII</text:p>
          </table:table-cell>
        </table:table-row>
        <table:table-row table:style-name="ro1">
          <table:table-cell office:value-type="float" office:value="26.5555245" calcext:value-type="float">
            <text:p>26,5555245</text:p>
          </table:table-cell>
          <table:table-cell office:value-type="float" office:value="12.7178826" calcext:value-type="float">
            <text:p>12,7178826</text:p>
          </table:table-cell>
          <table:table-cell office:value-type="string" calcext:value-type="string">
            <text:p>S8I</text:p>
          </table:table-cell>
        </table:table-row>
        <table:table-row table:style-name="ro1">
          <table:table-cell office:value-type="float" office:value="26.3567675" calcext:value-type="float">
            <text:p>26,3567675</text:p>
          </table:table-cell>
          <table:table-cell office:value-type="float" office:value="12.4904582" calcext:value-type="float">
            <text:p>12,4904582</text:p>
          </table:table-cell>
          <table:table-cell office:value-type="string" calcext:value-type="string">
            <text:p>Y3VII</text:p>
          </table:table-cell>
        </table:table-row>
        <table:table-row table:style-name="ro1">
          <table:table-cell office:value-type="float" office:value="26.5650163" calcext:value-type="float">
            <text:p>26,5650163</text:p>
          </table:table-cell>
          <table:table-cell office:value-type="float" office:value="13.1371086" calcext:value-type="float">
            <text:p>13,1371086</text:p>
          </table:table-cell>
          <table:table-cell office:value-type="string" calcext:value-type="string">
            <text:p>S7VI</text:p>
          </table:table-cell>
        </table:table-row>
        <table:table-row table:style-name="ro1">
          <table:table-cell office:value-type="float" office:value="26.3577189" calcext:value-type="float">
            <text:p>26,3577189</text:p>
          </table:table-cell>
          <table:table-cell office:value-type="float" office:value="12.5101234" calcext:value-type="float">
            <text:p>12,5101234</text:p>
          </table:table-cell>
          <table:table-cell office:value-type="string" calcext:value-type="string">
            <text:p>Z6III</text:p>
          </table:table-cell>
        </table:table-row>
        <table:table-row table:style-name="ro1">
          <table:table-cell office:value-type="float" office:value="27.7666762" calcext:value-type="float">
            <text:p>27,7666762</text:p>
          </table:table-cell>
          <table:table-cell office:value-type="float" office:value="12.4957936" calcext:value-type="float">
            <text:p>12,4957936</text:p>
          </table:table-cell>
          <table:table-cell office:value-type="string" calcext:value-type="string">
            <text:p>Y5III</text:p>
          </table:table-cell>
        </table:table-row>
        <table:table-row table:style-name="ro1">
          <table:table-cell office:value-type="float" office:value="27.9510061" calcext:value-type="float">
            <text:p>27,9510061</text:p>
          </table:table-cell>
          <table:table-cell office:value-type="float" office:value="13.8896911" calcext:value-type="float">
            <text:p>13,8896911</text:p>
          </table:table-cell>
          <table:table-cell office:value-type="string" calcext:value-type="string">
            <text:p>N5IV</text:p>
          </table:table-cell>
        </table:table-row>
        <table:table-row table:style-name="ro1">
          <table:table-cell office:value-type="float" office:value="25.9919071" calcext:value-type="float">
            <text:p>25,9919071</text:p>
          </table:table-cell>
          <table:table-cell office:value-type="float" office:value="12.660472" calcext:value-type="float">
            <text:p>12,660472</text:p>
          </table:table-cell>
          <table:table-cell office:value-type="string" calcext:value-type="string">
            <text:p>Y7I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5T12:42:06.424385352</dc:date>
    <meta:editing-duration>PT1H9M45S</meta:editing-duration>
    <meta:editing-cycles>1</meta:editing-cycles>
    <meta:document-statistic meta:table-count="1" meta:cell-count="1875" meta:object-count="1"/>
    <meta:generator>LibreOffice/25.2.2.2$Linux_X86_64 LibreOffice_project/5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6cm" svg:height="15.783cm" xlink:href=".." xlink:type="simple" chart:class="chart:scatter" chart:style-name="ch1">
        <chart:legend chart:legend-position="end" svg:x="25.597cm" svg:y="7.592cm" style:legend-expansion="high" chart:style-name="ch2"/>
        <chart:plot-area chart:style-name="ch3" svg:x="0.561cm" svg:y="0.315cm" svg:width="24.475cm" svg:height="15.153cm">
          <chart:coordinate-region svg:x="1.195cm" svg:y="0.514cm" svg:width="23.649cm" svg:height="14.30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27_B_28766_DOSROK.B1:27_B_28766_DOSROK.B625" chart:class="chart:scatter">
            <chart:domain table:cell-range-address="27_B_28766_DOSROK.A1:27_B_28766_DOSROK.A625"/>
            <chart:data-point chart:repeated="6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042666">
                <text:p>27.042666</text:p>
                <draw:g>
                  <svg:desc>27_B_28766_DOSROK.A1:27_B_28766_DOSROK.A625</svg:desc>
                </draw:g>
              </table:table-cell>
              <table:table-cell office:value-type="float" office:value="12.7738737">
                <text:p>12.7738737</text:p>
                <draw:g>
                  <svg:desc>27_B_28766_DOSROK.B1:27_B_28766_DOSROK.B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2796988">
                <text:p>26.2796988</text:p>
              </table:table-cell>
              <table:table-cell office:value-type="float" office:value="12.3652773">
                <text:p>12.3652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5976298">
                <text:p>14.5976298</text:p>
              </table:table-cell>
              <table:table-cell office:value-type="float" office:value="18.8575643">
                <text:p>18.8575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4776502">
                <text:p>26.4776502</text:p>
              </table:table-cell>
              <table:table-cell office:value-type="float" office:value="12.0021392">
                <text:p>12.0021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3058904">
                <text:p>26.3058904</text:p>
              </table:table-cell>
              <table:table-cell office:value-type="float" office:value="12.0103681">
                <text:p>12.0103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909181">
                <text:p>13.4909181</text:p>
              </table:table-cell>
              <table:table-cell office:value-type="float" office:value="27.4674704">
                <text:p>27.4674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2299729">
                <text:p>26.2299729</text:p>
              </table:table-cell>
              <table:table-cell office:value-type="float" office:value="13.0970705">
                <text:p>13.0970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1794677">
                <text:p>26.1794677</text:p>
              </table:table-cell>
              <table:table-cell office:value-type="float" office:value="11.3099428">
                <text:p>11.3099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8050613">
                <text:p>26.8050613</text:p>
              </table:table-cell>
              <table:table-cell office:value-type="float" office:value="12.0261526">
                <text:p>12.0261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0102818">
                <text:p>15.0102818</text:p>
              </table:table-cell>
              <table:table-cell office:value-type="float" office:value="25.0225786">
                <text:p>25.0225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4112619">
                <text:p>25.4112619</text:p>
              </table:table-cell>
              <table:table-cell office:value-type="float" office:value="10.9975186">
                <text:p>10.9975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9698209">
                <text:p>26.9698209</text:p>
              </table:table-cell>
              <table:table-cell office:value-type="float" office:value="12.572428">
                <text:p>12.5724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6573339">
                <text:p>26.6573339</text:p>
              </table:table-cell>
              <table:table-cell office:value-type="float" office:value="11.6620537">
                <text:p>11.6620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6407115">
                <text:p>27.6407115</text:p>
              </table:table-cell>
              <table:table-cell office:value-type="float" office:value="12.1240718">
                <text:p>12.1240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4158094">
                <text:p>25.4158094</text:p>
              </table:table-cell>
              <table:table-cell office:value-type="float" office:value="10.8232407">
                <text:p>10.8232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337301">
                <text:p>27.337301</text:p>
              </table:table-cell>
              <table:table-cell office:value-type="float" office:value="12.8132236">
                <text:p>12.8132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2716893">
                <text:p>26.2716893</text:p>
              </table:table-cell>
              <table:table-cell office:value-type="float" office:value="11.9566082">
                <text:p>11.9566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5705869">
                <text:p>13.5705869</text:p>
              </table:table-cell>
              <table:table-cell office:value-type="float" office:value="27.5788447">
                <text:p>27.5788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4722025">
                <text:p>26.4722025</text:p>
              </table:table-cell>
              <table:table-cell office:value-type="float" office:value="12.7289778">
                <text:p>12.7289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2618616">
                <text:p>27.2618616</text:p>
              </table:table-cell>
              <table:table-cell office:value-type="float" office:value="12.8067082">
                <text:p>12.8067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0837469">
                <text:p>28.0837469</text:p>
              </table:table-cell>
              <table:table-cell office:value-type="float" office:value="13.4634756">
                <text:p>13.4634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305313">
                <text:p>14.305313</text:p>
              </table:table-cell>
              <table:table-cell office:value-type="float" office:value="26.4319692">
                <text:p>26.43196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9823808">
                <text:p>13.9823808</text:p>
              </table:table-cell>
              <table:table-cell office:value-type="float" office:value="26.4800432">
                <text:p>26.4800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411969">
                <text:p>12.2411969</text:p>
              </table:table-cell>
              <table:table-cell office:value-type="float" office:value="27.2020417">
                <text:p>27.2020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4979868">
                <text:p>27.4979868</text:p>
              </table:table-cell>
              <table:table-cell office:value-type="float" office:value="12.1297523">
                <text:p>12.12975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0451588">
                <text:p>26.0451588</text:p>
              </table:table-cell>
              <table:table-cell office:value-type="float" office:value="13.2063999">
                <text:p>13.2063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055615">
                <text:p>25.5055615</text:p>
              </table:table-cell>
              <table:table-cell office:value-type="float" office:value="12.659802">
                <text:p>12.659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5771147">
                <text:p>26.5771147</text:p>
              </table:table-cell>
              <table:table-cell office:value-type="float" office:value="13.1433183">
                <text:p>13.14331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3362828">
                <text:p>25.3362828</text:p>
              </table:table-cell>
              <table:table-cell office:value-type="float" office:value="12.1167936">
                <text:p>12.11679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1015063">
                <text:p>14.1015063</text:p>
              </table:table-cell>
              <table:table-cell office:value-type="float" office:value="24.8502869">
                <text:p>24.8502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.4102188">
                <text:p>26.4102188</text:p>
              </table:table-cell>
              <table:table-cell office:value-type="float" office:value="12.263554">
                <text:p>12.263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0669083">
                <text:p>26.0669083</text:p>
              </table:table-cell>
              <table:table-cell office:value-type="float" office:value="13.3338828">
                <text:p>13.33388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105471">
                <text:p>16.1105471</text:p>
              </table:table-cell>
              <table:table-cell office:value-type="float" office:value="19.3836342">
                <text:p>19.38363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5873316">
                <text:p>17.5873316</text:p>
              </table:table-cell>
              <table:table-cell office:value-type="float" office:value="19.0372206">
                <text:p>19.03722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8917082">
                <text:p>16.8917082</text:p>
              </table:table-cell>
              <table:table-cell office:value-type="float" office:value="18.2848679">
                <text:p>18.28486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1007994">
                <text:p>26.1007994</text:p>
              </table:table-cell>
              <table:table-cell office:value-type="float" office:value="11.7603891">
                <text:p>11.76038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1760859">
                <text:p>27.1760859</text:p>
              </table:table-cell>
              <table:table-cell office:value-type="float" office:value="12.2269295">
                <text:p>12.2269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1499489">
                <text:p>14.1499489</text:p>
              </table:table-cell>
              <table:table-cell office:value-type="float" office:value="26.6786712">
                <text:p>26.67867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191196">
                <text:p>16.3191196</text:p>
              </table:table-cell>
              <table:table-cell office:value-type="float" office:value="18.8381046">
                <text:p>18.83810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2220699">
                <text:p>28.2220699</text:p>
              </table:table-cell>
              <table:table-cell office:value-type="float" office:value="12.877005">
                <text:p>12.877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3766682">
                <text:p>14.3766682</text:p>
              </table:table-cell>
              <table:table-cell office:value-type="float" office:value="25.8025974">
                <text:p>25.80259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2748263">
                <text:p>13.2748263</text:p>
              </table:table-cell>
              <table:table-cell office:value-type="float" office:value="26.3093975">
                <text:p>26.30939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7733463">
                <text:p>15.7733463</text:p>
              </table:table-cell>
              <table:table-cell office:value-type="float" office:value="18.630626">
                <text:p>18.6306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3772218">
                <text:p>26.3772218</text:p>
              </table:table-cell>
              <table:table-cell office:value-type="float" office:value="14.0234552">
                <text:p>14.0234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.0609103">
                <text:p>26.0609103</text:p>
              </table:table-cell>
              <table:table-cell office:value-type="float" office:value="11.9897165">
                <text:p>11.9897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9368295">
                <text:p>24.9368295</text:p>
              </table:table-cell>
              <table:table-cell office:value-type="float" office:value="12.4160261">
                <text:p>12.4160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1111345">
                <text:p>15.1111345</text:p>
              </table:table-cell>
              <table:table-cell office:value-type="float" office:value="18.2689924">
                <text:p>18.26899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.3774478">
                <text:p>28.3774478</text:p>
              </table:table-cell>
              <table:table-cell office:value-type="float" office:value="12.8464679">
                <text:p>12.84646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5751382">
                <text:p>13.5751382</text:p>
              </table:table-cell>
              <table:table-cell office:value-type="float" office:value="26.8863781">
                <text:p>26.8863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6206104">
                <text:p>26.6206104</text:p>
              </table:table-cell>
              <table:table-cell office:value-type="float" office:value="11.542937">
                <text:p>11.542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.0698193">
                <text:p>26.0698193</text:p>
              </table:table-cell>
              <table:table-cell office:value-type="float" office:value="12.0241176">
                <text:p>12.02411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5903732">
                <text:p>24.5903732</text:p>
              </table:table-cell>
              <table:table-cell office:value-type="float" office:value="13.096762">
                <text:p>13.0967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4815612">
                <text:p>26.4815612</text:p>
              </table:table-cell>
              <table:table-cell office:value-type="float" office:value="11.7606857">
                <text:p>11.7606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.2123703">
                <text:p>25.2123703</text:p>
              </table:table-cell>
              <table:table-cell office:value-type="float" office:value="11.6860133">
                <text:p>11.68601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.1343501">
                <text:p>26.1343501</text:p>
              </table:table-cell>
              <table:table-cell office:value-type="float" office:value="13.3438339">
                <text:p>13.34383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951385">
                <text:p>27.5951385</text:p>
              </table:table-cell>
              <table:table-cell office:value-type="float" office:value="12.2530359">
                <text:p>12.25303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.2607882">
                <text:p>26.2607882</text:p>
              </table:table-cell>
              <table:table-cell office:value-type="float" office:value="12.0667566">
                <text:p>12.06675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.875811">
                <text:p>26.875811</text:p>
              </table:table-cell>
              <table:table-cell office:value-type="float" office:value="12.1044306">
                <text:p>12.1044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.7567201">
                <text:p>27.7567201</text:p>
              </table:table-cell>
              <table:table-cell office:value-type="float" office:value="12.2531727">
                <text:p>12.2531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5185466">
                <text:p>26.5185466</text:p>
              </table:table-cell>
              <table:table-cell office:value-type="float" office:value="12.7600098">
                <text:p>12.7600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.7470568">
                <text:p>25.7470568</text:p>
              </table:table-cell>
              <table:table-cell office:value-type="float" office:value="12.6829015">
                <text:p>12.6829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5586696">
                <text:p>27.5586696</text:p>
              </table:table-cell>
              <table:table-cell office:value-type="float" office:value="13.0125753">
                <text:p>13.01257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2872075">
                <text:p>15.2872075</text:p>
              </table:table-cell>
              <table:table-cell office:value-type="float" office:value="18.9029603">
                <text:p>18.90296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.7165465">
                <text:p>26.7165465</text:p>
              </table:table-cell>
              <table:table-cell office:value-type="float" office:value="12.3575598">
                <text:p>12.35755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.336006">
                <text:p>26.336006</text:p>
              </table:table-cell>
              <table:table-cell office:value-type="float" office:value="12.8001235">
                <text:p>12.8001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4370688">
                <text:p>26.4370688</text:p>
              </table:table-cell>
              <table:table-cell office:value-type="float" office:value="12.1787309">
                <text:p>12.17873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.761086">
                <text:p>27.761086</text:p>
              </table:table-cell>
              <table:table-cell office:value-type="float" office:value="12.4012397">
                <text:p>12.40123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.0116171">
                <text:p>28.0116171</text:p>
              </table:table-cell>
              <table:table-cell office:value-type="float" office:value="13.0738916">
                <text:p>13.07389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.9288857">
                <text:p>26.9288857</text:p>
              </table:table-cell>
              <table:table-cell office:value-type="float" office:value="12.3251596">
                <text:p>12.32515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.7982053">
                <text:p>26.7982053</text:p>
              </table:table-cell>
              <table:table-cell office:value-type="float" office:value="12.5764992">
                <text:p>12.5764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.5516454">
                <text:p>25.5516454</text:p>
              </table:table-cell>
              <table:table-cell office:value-type="float" office:value="13.1552692">
                <text:p>13.15526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6796491">
                <text:p>24.6796491</text:p>
              </table:table-cell>
              <table:table-cell office:value-type="float" office:value="12.6466519">
                <text:p>12.64665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.3951729">
                <text:p>26.3951729</text:p>
              </table:table-cell>
              <table:table-cell office:value-type="float" office:value="12.1634698">
                <text:p>12.16346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2656393">
                <text:p>26.2656393</text:p>
              </table:table-cell>
              <table:table-cell office:value-type="float" office:value="11.6723641">
                <text:p>11.67236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.8107714">
                <text:p>26.8107714</text:p>
              </table:table-cell>
              <table:table-cell office:value-type="float" office:value="12.9999997">
                <text:p>12.9999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1443258">
                <text:p>25.1443258</text:p>
              </table:table-cell>
              <table:table-cell office:value-type="float" office:value="12.016535">
                <text:p>12.0165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3503469">
                <text:p>26.3503469</text:p>
              </table:table-cell>
              <table:table-cell office:value-type="float" office:value="13.0582209">
                <text:p>13.0582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981676">
                <text:p>24.6981676</text:p>
              </table:table-cell>
              <table:table-cell office:value-type="float" office:value="11.2165559">
                <text:p>11.21655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2056858">
                <text:p>27.2056858</text:p>
              </table:table-cell>
              <table:table-cell office:value-type="float" office:value="12.0504134">
                <text:p>12.05041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.4306109">
                <text:p>27.4306109</text:p>
              </table:table-cell>
              <table:table-cell office:value-type="float" office:value="13.2833419">
                <text:p>13.28334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9560807">
                <text:p>26.9560807</text:p>
              </table:table-cell>
              <table:table-cell office:value-type="float" office:value="13.6783239">
                <text:p>13.67832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.256509">
                <text:p>26.256509</text:p>
              </table:table-cell>
              <table:table-cell office:value-type="float" office:value="11.9299544">
                <text:p>11.92995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7091286">
                <text:p>25.7091286</text:p>
              </table:table-cell>
              <table:table-cell office:value-type="float" office:value="12.5466355">
                <text:p>12.54663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9763596">
                <text:p>25.9763596</text:p>
              </table:table-cell>
              <table:table-cell office:value-type="float" office:value="11.9952672">
                <text:p>11.99526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7991167">
                <text:p>24.7991167</text:p>
              </table:table-cell>
              <table:table-cell office:value-type="float" office:value="11.6653266">
                <text:p>11.66532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8521669">
                <text:p>26.8521669</text:p>
              </table:table-cell>
              <table:table-cell office:value-type="float" office:value="11.5498065">
                <text:p>11.5498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102236">
                <text:p>26.102236</text:p>
              </table:table-cell>
              <table:table-cell office:value-type="float" office:value="12.708344">
                <text:p>12.708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245597">
                <text:p>27.245597</text:p>
              </table:table-cell>
              <table:table-cell office:value-type="float" office:value="12.3828268">
                <text:p>12.38282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7808505">
                <text:p>26.7808505</text:p>
              </table:table-cell>
              <table:table-cell office:value-type="float" office:value="12.4362137">
                <text:p>12.4362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5591285">
                <text:p>25.5591285</text:p>
              </table:table-cell>
              <table:table-cell office:value-type="float" office:value="12.1149794">
                <text:p>12.11497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2650553">
                <text:p>16.2650553</text:p>
              </table:table-cell>
              <table:table-cell office:value-type="float" office:value="17.9137938">
                <text:p>17.91379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8136687">
                <text:p>26.8136687</text:p>
              </table:table-cell>
              <table:table-cell office:value-type="float" office:value="12.0957102">
                <text:p>12.09571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8589689">
                <text:p>26.8589689</text:p>
              </table:table-cell>
              <table:table-cell office:value-type="float" office:value="13.6981657">
                <text:p>13.69816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3299429">
                <text:p>27.3299429</text:p>
              </table:table-cell>
              <table:table-cell office:value-type="float" office:value="13.6810737">
                <text:p>13.68107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.330137">
                <text:p>26.330137</text:p>
              </table:table-cell>
              <table:table-cell office:value-type="float" office:value="12.1125111">
                <text:p>12.11251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4338906">
                <text:p>27.4338906</text:p>
              </table:table-cell>
              <table:table-cell office:value-type="float" office:value="12.4029101">
                <text:p>12.40291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2233669">
                <text:p>28.2233669</text:p>
              </table:table-cell>
              <table:table-cell office:value-type="float" office:value="12.5403435">
                <text:p>12.54034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.9987568">
                <text:p>26.9987568</text:p>
              </table:table-cell>
              <table:table-cell office:value-type="float" office:value="13.1113462">
                <text:p>13.11134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2601006">
                <text:p>16.2601006</text:p>
              </table:table-cell>
              <table:table-cell office:value-type="float" office:value="19.0302015">
                <text:p>19.0302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3850993">
                <text:p>14.3850993</text:p>
              </table:table-cell>
              <table:table-cell office:value-type="float" office:value="27.2409727">
                <text:p>27.24097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346181">
                <text:p>17.346181</text:p>
              </table:table-cell>
              <table:table-cell office:value-type="float" office:value="18.824004">
                <text:p>18.8240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0407199">
                <text:p>28.0407199</text:p>
              </table:table-cell>
              <table:table-cell office:value-type="float" office:value="13.2737811">
                <text:p>13.27378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.5402411">
                <text:p>26.5402411</text:p>
              </table:table-cell>
              <table:table-cell office:value-type="float" office:value="13.0894671">
                <text:p>13.08946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3560466">
                <text:p>27.3560466</text:p>
              </table:table-cell>
              <table:table-cell office:value-type="float" office:value="12.4450966">
                <text:p>12.44509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6431823">
                <text:p>26.6431823</text:p>
              </table:table-cell>
              <table:table-cell office:value-type="float" office:value="12.4121727">
                <text:p>12.41217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1208226">
                <text:p>26.1208226</text:p>
              </table:table-cell>
              <table:table-cell office:value-type="float" office:value="11.3123253">
                <text:p>11.3123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7241462">
                <text:p>14.7241462</text:p>
              </table:table-cell>
              <table:table-cell office:value-type="float" office:value="18.3544346">
                <text:p>18.3544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5008836">
                <text:p>14.5008836</text:p>
              </table:table-cell>
              <table:table-cell office:value-type="float" office:value="27.2613997">
                <text:p>27.26139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4539795">
                <text:p>27.4539795</text:p>
              </table:table-cell>
              <table:table-cell office:value-type="float" office:value="12.3804343">
                <text:p>12.38043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2554673">
                <text:p>27.2554673</text:p>
              </table:table-cell>
              <table:table-cell office:value-type="float" office:value="12.0352996">
                <text:p>12.03529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.7300023">
                <text:p>25.7300023</text:p>
              </table:table-cell>
              <table:table-cell office:value-type="float" office:value="12.0522966">
                <text:p>12.05229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.190982">
                <text:p>27.190982</text:p>
              </table:table-cell>
              <table:table-cell office:value-type="float" office:value="12.9677306">
                <text:p>12.96773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.1581931">
                <text:p>27.1581931</text:p>
              </table:table-cell>
              <table:table-cell office:value-type="float" office:value="12.9008225">
                <text:p>12.90082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5872709">
                <text:p>26.5872709</text:p>
              </table:table-cell>
              <table:table-cell office:value-type="float" office:value="12.4865616">
                <text:p>12.4865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7240611">
                <text:p>26.7240611</text:p>
              </table:table-cell>
              <table:table-cell office:value-type="float" office:value="11.7405113">
                <text:p>11.74051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2572931">
                <text:p>26.2572931</text:p>
              </table:table-cell>
              <table:table-cell office:value-type="float" office:value="12.0456664">
                <text:p>12.0456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3472132">
                <text:p>26.3472132</text:p>
              </table:table-cell>
              <table:table-cell office:value-type="float" office:value="12.1717501">
                <text:p>12.17175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9267174">
                <text:p>26.9267174</text:p>
              </table:table-cell>
              <table:table-cell office:value-type="float" office:value="11.7223422">
                <text:p>11.72234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.2340665">
                <text:p>26.2340665</text:p>
              </table:table-cell>
              <table:table-cell office:value-type="float" office:value="11.4829058">
                <text:p>11.48290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1847575">
                <text:p>15.1847575</text:p>
              </table:table-cell>
              <table:table-cell office:value-type="float" office:value="19.0862585">
                <text:p>19.08625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1138445">
                <text:p>13.1138445</text:p>
              </table:table-cell>
              <table:table-cell office:value-type="float" office:value="26.880819">
                <text:p>26.8808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3045009">
                <text:p>25.3045009</text:p>
              </table:table-cell>
              <table:table-cell office:value-type="float" office:value="12.2800438">
                <text:p>12.28004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.3192195">
                <text:p>28.3192195</text:p>
              </table:table-cell>
              <table:table-cell office:value-type="float" office:value="12.8135191">
                <text:p>12.81351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4144593">
                <text:p>26.4144593</text:p>
              </table:table-cell>
              <table:table-cell office:value-type="float" office:value="12.6408843">
                <text:p>12.64088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4471331">
                <text:p>26.4471331</text:p>
              </table:table-cell>
              <table:table-cell office:value-type="float" office:value="12.0507571">
                <text:p>12.05075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914912">
                <text:p>13.914912</text:p>
              </table:table-cell>
              <table:table-cell office:value-type="float" office:value="25.9843784">
                <text:p>25.98437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3745234">
                <text:p>25.3745234</text:p>
              </table:table-cell>
              <table:table-cell office:value-type="float" office:value="12.0735705">
                <text:p>12.07357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6695931">
                <text:p>15.6695931</text:p>
              </table:table-cell>
              <table:table-cell office:value-type="float" office:value="18.9872746">
                <text:p>18.9872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5864104">
                <text:p>13.5864104</text:p>
              </table:table-cell>
              <table:table-cell office:value-type="float" office:value="18.735088">
                <text:p>18.7350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.9752424">
                <text:p>26.9752424</text:p>
              </table:table-cell>
              <table:table-cell office:value-type="float" office:value="12.4490508">
                <text:p>12.44905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3452918">
                <text:p>26.3452918</text:p>
              </table:table-cell>
              <table:table-cell office:value-type="float" office:value="12.275064">
                <text:p>12.2750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3964981">
                <text:p>15.3964981</text:p>
              </table:table-cell>
              <table:table-cell office:value-type="float" office:value="19.1265078">
                <text:p>19.12650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7943883">
                <text:p>15.7943883</text:p>
              </table:table-cell>
              <table:table-cell office:value-type="float" office:value="18.6006782">
                <text:p>18.6006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5373779">
                <text:p>28.5373779</text:p>
              </table:table-cell>
              <table:table-cell office:value-type="float" office:value="12.3919651">
                <text:p>12.39196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.2803805">
                <text:p>27.2803805</text:p>
              </table:table-cell>
              <table:table-cell office:value-type="float" office:value="12.1508905">
                <text:p>12.15089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.6676251">
                <text:p>26.6676251</text:p>
              </table:table-cell>
              <table:table-cell office:value-type="float" office:value="12.1704989">
                <text:p>12.17049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.5124801">
                <text:p>15.5124801</text:p>
              </table:table-cell>
              <table:table-cell office:value-type="float" office:value="18.1826133">
                <text:p>18.1826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966702">
                <text:p>12.7966702</text:p>
              </table:table-cell>
              <table:table-cell office:value-type="float" office:value="27.1548043">
                <text:p>27.15480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.4628268">
                <text:p>26.4628268</text:p>
              </table:table-cell>
              <table:table-cell office:value-type="float" office:value="11.9620463">
                <text:p>11.96204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0639335">
                <text:p>27.0639335</text:p>
              </table:table-cell>
              <table:table-cell office:value-type="float" office:value="12.4998508">
                <text:p>12.49985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3746962">
                <text:p>13.3746962</text:p>
              </table:table-cell>
              <table:table-cell office:value-type="float" office:value="26.8974399">
                <text:p>26.8974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7001979">
                <text:p>13.7001979</text:p>
              </table:table-cell>
              <table:table-cell office:value-type="float" office:value="26.4248183">
                <text:p>26.42481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.8206252">
                <text:p>27.8206252</text:p>
              </table:table-cell>
              <table:table-cell office:value-type="float" office:value="12.5161811">
                <text:p>12.51618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090222">
                <text:p>26.090222</text:p>
              </table:table-cell>
              <table:table-cell office:value-type="float" office:value="13.5156524">
                <text:p>13.51565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6333129">
                <text:p>15.6333129</text:p>
              </table:table-cell>
              <table:table-cell office:value-type="float" office:value="19.4368158">
                <text:p>19.43681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6967609">
                <text:p>13.6967609</text:p>
              </table:table-cell>
              <table:table-cell office:value-type="float" office:value="25.6126819">
                <text:p>25.61268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107776">
                <text:p>15.1107776</text:p>
              </table:table-cell>
              <table:table-cell office:value-type="float" office:value="19.280094">
                <text:p>19.2800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.1524925">
                <text:p>26.1524925</text:p>
              </table:table-cell>
              <table:table-cell office:value-type="float" office:value="11.980796">
                <text:p>11.9807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9280377">
                <text:p>15.9280377</text:p>
              </table:table-cell>
              <table:table-cell office:value-type="float" office:value="18.5296226">
                <text:p>18.52962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.3254528">
                <text:p>26.3254528</text:p>
              </table:table-cell>
              <table:table-cell office:value-type="float" office:value="12.4436978">
                <text:p>12.44369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.6875046">
                <text:p>26.6875046</text:p>
              </table:table-cell>
              <table:table-cell office:value-type="float" office:value="12.5432141">
                <text:p>12.54321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6011536">
                <text:p>25.6011536</text:p>
              </table:table-cell>
              <table:table-cell office:value-type="float" office:value="12.7916568">
                <text:p>12.79165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1170912">
                <text:p>27.1170912</text:p>
              </table:table-cell>
              <table:table-cell office:value-type="float" office:value="11.7394862">
                <text:p>11.73948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9718765">
                <text:p>25.9718765</text:p>
              </table:table-cell>
              <table:table-cell office:value-type="float" office:value="13.0827216">
                <text:p>13.08272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.0334521">
                <text:p>27.0334521</text:p>
              </table:table-cell>
              <table:table-cell office:value-type="float" office:value="12.8955307">
                <text:p>12.89553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9382167">
                <text:p>26.9382167</text:p>
              </table:table-cell>
              <table:table-cell office:value-type="float" office:value="13.1773622">
                <text:p>13.17736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0889558">
                <text:p>26.0889558</text:p>
              </table:table-cell>
              <table:table-cell office:value-type="float" office:value="13.0569002">
                <text:p>13.05690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6347971">
                <text:p>27.6347971</text:p>
              </table:table-cell>
              <table:table-cell office:value-type="float" office:value="12.8407581">
                <text:p>12.84075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8074749">
                <text:p>25.8074749</text:p>
              </table:table-cell>
              <table:table-cell office:value-type="float" office:value="12.5976537">
                <text:p>12.59765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2097899">
                <text:p>14.2097899</text:p>
              </table:table-cell>
              <table:table-cell office:value-type="float" office:value="26.3475211">
                <text:p>26.34752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.1967749">
                <text:p>27.1967749</text:p>
              </table:table-cell>
              <table:table-cell office:value-type="float" office:value="12.6107985">
                <text:p>12.61079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4116823">
                <text:p>15.4116823</text:p>
              </table:table-cell>
              <table:table-cell office:value-type="float" office:value="25.3454937">
                <text:p>25.34549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7271623">
                <text:p>15.7271623</text:p>
              </table:table-cell>
              <table:table-cell office:value-type="float" office:value="18.7644818">
                <text:p>18.76448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7751586">
                <text:p>26.7751586</text:p>
              </table:table-cell>
              <table:table-cell office:value-type="float" office:value="12.3384098">
                <text:p>12.33840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751002">
                <text:p>16.5751002</text:p>
              </table:table-cell>
              <table:table-cell office:value-type="float" office:value="19.1381066">
                <text:p>19.13810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7239766">
                <text:p>26.7239766</text:p>
              </table:table-cell>
              <table:table-cell office:value-type="float" office:value="12.4823184">
                <text:p>12.48231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7422308">
                <text:p>13.7422308</text:p>
              </table:table-cell>
              <table:table-cell office:value-type="float" office:value="26.0525726">
                <text:p>26.05257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9587658">
                <text:p>26.9587658</text:p>
              </table:table-cell>
              <table:table-cell office:value-type="float" office:value="12.290267">
                <text:p>12.2902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.8184143">
                <text:p>26.8184143</text:p>
              </table:table-cell>
              <table:table-cell office:value-type="float" office:value="10.99673">
                <text:p>10.996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.7454661">
                <text:p>26.7454661</text:p>
              </table:table-cell>
              <table:table-cell office:value-type="float" office:value="12.750778">
                <text:p>12.7507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.1326517">
                <text:p>26.1326517</text:p>
              </table:table-cell>
              <table:table-cell office:value-type="float" office:value="13.5663211">
                <text:p>13.56632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4804655">
                <text:p>27.4804655</text:p>
              </table:table-cell>
              <table:table-cell office:value-type="float" office:value="11.9517716">
                <text:p>11.95177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27182">
                <text:p>27.27182</text:p>
              </table:table-cell>
              <table:table-cell office:value-type="float" office:value="12.9021662">
                <text:p>12.9021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.4446835">
                <text:p>26.4446835</text:p>
              </table:table-cell>
              <table:table-cell office:value-type="float" office:value="12.7351474">
                <text:p>12.73514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4307163">
                <text:p>16.4307163</text:p>
              </table:table-cell>
              <table:table-cell office:value-type="float" office:value="19.3341392">
                <text:p>19.33413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.3162377">
                <text:p>14.3162377</text:p>
              </table:table-cell>
              <table:table-cell office:value-type="float" office:value="26.7199511">
                <text:p>26.71995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.5531583">
                <text:p>13.5531583</text:p>
              </table:table-cell>
              <table:table-cell office:value-type="float" office:value="27.3855253">
                <text:p>27.38552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.9490005">
                <text:p>25.9490005</text:p>
              </table:table-cell>
              <table:table-cell office:value-type="float" office:value="12.6154106">
                <text:p>12.61541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.387438">
                <text:p>26.387438</text:p>
              </table:table-cell>
              <table:table-cell office:value-type="float" office:value="11.2370531">
                <text:p>11.23705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071165">
                <text:p>17.071165</text:p>
              </table:table-cell>
              <table:table-cell office:value-type="float" office:value="19.7015053">
                <text:p>19.70150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.5751491">
                <text:p>26.5751491</text:p>
              </table:table-cell>
              <table:table-cell office:value-type="float" office:value="12.5916196">
                <text:p>12.5916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.2919885">
                <text:p>26.2919885</text:p>
              </table:table-cell>
              <table:table-cell office:value-type="float" office:value="13.4720038">
                <text:p>13.47200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.8933383">
                <text:p>26.8933383</text:p>
              </table:table-cell>
              <table:table-cell office:value-type="float" office:value="12.320765">
                <text:p>12.3207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973725">
                <text:p>15.973725</text:p>
              </table:table-cell>
              <table:table-cell office:value-type="float" office:value="18.0237687">
                <text:p>18.02376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8141281">
                <text:p>16.8141281</text:p>
              </table:table-cell>
              <table:table-cell office:value-type="float" office:value="19.871911">
                <text:p>19.8719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.7163728">
                <text:p>15.7163728</text:p>
              </table:table-cell>
              <table:table-cell office:value-type="float" office:value="18.5764809">
                <text:p>18.57648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9728911">
                <text:p>15.9728911</text:p>
              </table:table-cell>
              <table:table-cell office:value-type="float" office:value="19.0921792">
                <text:p>19.09217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7091994">
                <text:p>26.7091994</text:p>
              </table:table-cell>
              <table:table-cell office:value-type="float" office:value="13.1348985">
                <text:p>13.13489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.1817838">
                <text:p>27.1817838</text:p>
              </table:table-cell>
              <table:table-cell office:value-type="float" office:value="12.8088085">
                <text:p>12.80880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.6588698">
                <text:p>26.6588698</text:p>
              </table:table-cell>
              <table:table-cell office:value-type="float" office:value="13.0364214">
                <text:p>13.03642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.5105362">
                <text:p>27.5105362</text:p>
              </table:table-cell>
              <table:table-cell office:value-type="float" office:value="12.9413893">
                <text:p>12.94138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4840134">
                <text:p>14.4840134</text:p>
              </table:table-cell>
              <table:table-cell office:value-type="float" office:value="19.7907447">
                <text:p>19.79074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.3074851">
                <text:p>26.3074851</text:p>
              </table:table-cell>
              <table:table-cell office:value-type="float" office:value="13.3339036">
                <text:p>13.33390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9929772">
                <text:p>13.9929772</text:p>
              </table:table-cell>
              <table:table-cell office:value-type="float" office:value="24.8795538">
                <text:p>24.87955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.3106958">
                <text:p>26.3106958</text:p>
              </table:table-cell>
              <table:table-cell office:value-type="float" office:value="11.7307833">
                <text:p>11.73078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.2488828">
                <text:p>28.2488828</text:p>
              </table:table-cell>
              <table:table-cell office:value-type="float" office:value="13.7289073">
                <text:p>13.72890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8857">
                <text:p>27.098857</text:p>
              </table:table-cell>
              <table:table-cell office:value-type="float" office:value="11.9013672">
                <text:p>11.90136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.5780013">
                <text:p>28.5780013</text:p>
              </table:table-cell>
              <table:table-cell office:value-type="float" office:value="13.2534827">
                <text:p>13.25348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.9852">
                <text:p>15.9852</text:p>
              </table:table-cell>
              <table:table-cell office:value-type="float" office:value="18.6046296">
                <text:p>18.60462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.4108621">
                <text:p>27.4108621</text:p>
              </table:table-cell>
              <table:table-cell office:value-type="float" office:value="12.5202484">
                <text:p>12.52024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.8736308">
                <text:p>25.8736308</text:p>
              </table:table-cell>
              <table:table-cell office:value-type="float" office:value="12.3621626">
                <text:p>12.36216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3858694">
                <text:p>26.3858694</text:p>
              </table:table-cell>
              <table:table-cell office:value-type="float" office:value="12.945041">
                <text:p>12.9450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.9884934">
                <text:p>27.9884934</text:p>
              </table:table-cell>
              <table:table-cell office:value-type="float" office:value="13.9757977">
                <text:p>13.97579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.3630318">
                <text:p>26.3630318</text:p>
              </table:table-cell>
              <table:table-cell office:value-type="float" office:value="12.0049232">
                <text:p>12.00492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5977448">
                <text:p>12.5977448</text:p>
              </table:table-cell>
              <table:table-cell office:value-type="float" office:value="26.7251944">
                <text:p>26.72519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.5128775">
                <text:p>26.5128775</text:p>
              </table:table-cell>
              <table:table-cell office:value-type="float" office:value="12.3634214">
                <text:p>12.36342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1172161">
                <text:p>14.1172161</text:p>
              </table:table-cell>
              <table:table-cell office:value-type="float" office:value="18.4366104">
                <text:p>18.43661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9882073">
                <text:p>25.9882073</text:p>
              </table:table-cell>
              <table:table-cell office:value-type="float" office:value="12.3646989">
                <text:p>12.36469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458782">
                <text:p>26.2458782</text:p>
              </table:table-cell>
              <table:table-cell office:value-type="float" office:value="11.6436661">
                <text:p>11.64366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.303282">
                <text:p>27.303282</text:p>
              </table:table-cell>
              <table:table-cell office:value-type="float" office:value="12.3652319">
                <text:p>12.36523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.4593314">
                <text:p>28.4593314</text:p>
              </table:table-cell>
              <table:table-cell office:value-type="float" office:value="12.7586379">
                <text:p>12.75863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312277">
                <text:p>26.3312277</text:p>
              </table:table-cell>
              <table:table-cell office:value-type="float" office:value="12.8694088">
                <text:p>12.86940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3146745">
                <text:p>26.3146745</text:p>
              </table:table-cell>
              <table:table-cell office:value-type="float" office:value="12.206318">
                <text:p>12.2063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9424199">
                <text:p>13.9424199</text:p>
              </table:table-cell>
              <table:table-cell office:value-type="float" office:value="26.3424935">
                <text:p>26.34249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.861917">
                <text:p>15.861917</text:p>
              </table:table-cell>
              <table:table-cell office:value-type="float" office:value="18.8540334">
                <text:p>18.85403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.0019302">
                <text:p>15.0019302</text:p>
              </table:table-cell>
              <table:table-cell office:value-type="float" office:value="17.9621297">
                <text:p>17.96212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.9465694">
                <text:p>26.9465694</text:p>
              </table:table-cell>
              <table:table-cell office:value-type="float" office:value="12.6864991">
                <text:p>12.6864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635577">
                <text:p>25.635577</text:p>
              </table:table-cell>
              <table:table-cell office:value-type="float" office:value="11.8089417">
                <text:p>11.80894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.5200034">
                <text:p>16.5200034</text:p>
              </table:table-cell>
              <table:table-cell office:value-type="float" office:value="19.5683764">
                <text:p>19.56837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.598562">
                <text:p>25.598562</text:p>
              </table:table-cell>
              <table:table-cell office:value-type="float" office:value="12.0060622">
                <text:p>12.00606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0441685">
                <text:p>14.0441685</text:p>
              </table:table-cell>
              <table:table-cell office:value-type="float" office:value="26.9254613">
                <text:p>26.92546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9927152">
                <text:p>15.9927152</text:p>
              </table:table-cell>
              <table:table-cell office:value-type="float" office:value="18.5144866">
                <text:p>18.51448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7235962">
                <text:p>15.7235962</text:p>
              </table:table-cell>
              <table:table-cell office:value-type="float" office:value="19.6594589">
                <text:p>19.65945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134816">
                <text:p>26.134816</text:p>
              </table:table-cell>
              <table:table-cell office:value-type="float" office:value="12.1031717">
                <text:p>12.10317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.0839988">
                <text:p>25.0839988</text:p>
              </table:table-cell>
              <table:table-cell office:value-type="float" office:value="10.9703469">
                <text:p>10.97034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2829019">
                <text:p>26.2829019</text:p>
              </table:table-cell>
              <table:table-cell office:value-type="float" office:value="12.2541964">
                <text:p>12.25419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092836">
                <text:p>14.092836</text:p>
              </table:table-cell>
              <table:table-cell office:value-type="float" office:value="27.0544074">
                <text:p>27.05440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6771827">
                <text:p>15.6771827</text:p>
              </table:table-cell>
              <table:table-cell office:value-type="float" office:value="18.890306">
                <text:p>18.8903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.0216168">
                <text:p>27.0216168</text:p>
              </table:table-cell>
              <table:table-cell office:value-type="float" office:value="11.5057216">
                <text:p>11.50572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797053">
                <text:p>13.3797053</text:p>
              </table:table-cell>
              <table:table-cell office:value-type="float" office:value="26.9732115">
                <text:p>26.9732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9428892">
                <text:p>27.9428892</text:p>
              </table:table-cell>
              <table:table-cell office:value-type="float" office:value="12.6201374">
                <text:p>12.62013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.3418223">
                <text:p>26.3418223</text:p>
              </table:table-cell>
              <table:table-cell office:value-type="float" office:value="12.2248637">
                <text:p>12.22486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5607693">
                <text:p>26.5607693</text:p>
              </table:table-cell>
              <table:table-cell office:value-type="float" office:value="12.3144622">
                <text:p>12.31446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.983181">
                <text:p>25.983181</text:p>
              </table:table-cell>
              <table:table-cell office:value-type="float" office:value="11.4283555">
                <text:p>11.42835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.0709061">
                <text:p>27.0709061</text:p>
              </table:table-cell>
              <table:table-cell office:value-type="float" office:value="11.9944211">
                <text:p>11.99442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1840096">
                <text:p>26.1840096</text:p>
              </table:table-cell>
              <table:table-cell office:value-type="float" office:value="11.6135748">
                <text:p>11.61357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.72245">
                <text:p>14.72245</text:p>
              </table:table-cell>
              <table:table-cell office:value-type="float" office:value="19.4863145">
                <text:p>19.48631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.7838156">
                <text:p>12.7838156</text:p>
              </table:table-cell>
              <table:table-cell office:value-type="float" office:value="26.5313503">
                <text:p>26.53135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.4473773">
                <text:p>27.4473773</text:p>
              </table:table-cell>
              <table:table-cell office:value-type="float" office:value="12.3489429">
                <text:p>12.34894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.8962295">
                <text:p>27.8962295</text:p>
              </table:table-cell>
              <table:table-cell office:value-type="float" office:value="12.0079182">
                <text:p>12.00791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.1310256">
                <text:p>26.1310256</text:p>
              </table:table-cell>
              <table:table-cell office:value-type="float" office:value="11.7569747">
                <text:p>11.75697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9856753">
                <text:p>25.9856753</text:p>
              </table:table-cell>
              <table:table-cell office:value-type="float" office:value="12.5131261">
                <text:p>12.51312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1418757">
                <text:p>13.1418757</text:p>
              </table:table-cell>
              <table:table-cell office:value-type="float" office:value="25.2288991">
                <text:p>25.2288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.2284426">
                <text:p>27.2284426</text:p>
              </table:table-cell>
              <table:table-cell office:value-type="float" office:value="13.7876546">
                <text:p>13.78765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.2875939">
                <text:p>27.2875939</text:p>
              </table:table-cell>
              <table:table-cell office:value-type="float" office:value="12.740208">
                <text:p>12.7402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.3612904">
                <text:p>27.3612904</text:p>
              </table:table-cell>
              <table:table-cell office:value-type="float" office:value="12.9826865">
                <text:p>12.98268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2219376">
                <text:p>27.2219376</text:p>
              </table:table-cell>
              <table:table-cell office:value-type="float" office:value="13.2088352">
                <text:p>13.20883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.8246196">
                <text:p>26.8246196</text:p>
              </table:table-cell>
              <table:table-cell office:value-type="float" office:value="10.762407">
                <text:p>10.7624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.6451092">
                <text:p>27.6451092</text:p>
              </table:table-cell>
              <table:table-cell office:value-type="float" office:value="12.2612571">
                <text:p>12.26125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6718647">
                <text:p>26.6718647</text:p>
              </table:table-cell>
              <table:table-cell office:value-type="float" office:value="12.6541956">
                <text:p>12.65419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.9678664">
                <text:p>26.9678664</text:p>
              </table:table-cell>
              <table:table-cell office:value-type="float" office:value="11.3773188">
                <text:p>11.37731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.04453">
                <text:p>27.04453</text:p>
              </table:table-cell>
              <table:table-cell office:value-type="float" office:value="12.0834758">
                <text:p>12.08347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.2033708">
                <text:p>27.2033708</text:p>
              </table:table-cell>
              <table:table-cell office:value-type="float" office:value="11.9965132">
                <text:p>11.99651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5984859">
                <text:p>14.5984859</text:p>
              </table:table-cell>
              <table:table-cell office:value-type="float" office:value="18.0523675">
                <text:p>18.05236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8250048">
                <text:p>25.8250048</text:p>
              </table:table-cell>
              <table:table-cell office:value-type="float" office:value="11.9593932">
                <text:p>11.95939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.4039816">
                <text:p>15.4039816</text:p>
              </table:table-cell>
              <table:table-cell office:value-type="float" office:value="17.7319643">
                <text:p>17.73196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.6782634">
                <text:p>26.6782634</text:p>
              </table:table-cell>
              <table:table-cell office:value-type="float" office:value="12.2896194">
                <text:p>12.28961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.9665676">
                <text:p>26.9665676</text:p>
              </table:table-cell>
              <table:table-cell office:value-type="float" office:value="11.6698565">
                <text:p>11.66985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.6116566">
                <text:p>14.6116566</text:p>
              </table:table-cell>
              <table:table-cell office:value-type="float" office:value="19.0772772">
                <text:p>19.07727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.4207961">
                <text:p>27.4207961</text:p>
              </table:table-cell>
              <table:table-cell office:value-type="float" office:value="12.4169678">
                <text:p>12.41696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.5690993">
                <text:p>27.5690993</text:p>
              </table:table-cell>
              <table:table-cell office:value-type="float" office:value="13.1202974">
                <text:p>13.12029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2724066">
                <text:p>16.2724066</text:p>
              </table:table-cell>
              <table:table-cell office:value-type="float" office:value="19.5368163">
                <text:p>19.53681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229041">
                <text:p>26.2229041</text:p>
              </table:table-cell>
              <table:table-cell office:value-type="float" office:value="12.5605174">
                <text:p>12.56051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.6276274">
                <text:p>25.6276274</text:p>
              </table:table-cell>
              <table:table-cell office:value-type="float" office:value="11.6767565">
                <text:p>11.67675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2294755">
                <text:p>26.2294755</text:p>
              </table:table-cell>
              <table:table-cell office:value-type="float" office:value="13.5536282">
                <text:p>13.55362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788721">
                <text:p>26.788721</text:p>
              </table:table-cell>
              <table:table-cell office:value-type="float" office:value="12.8388193">
                <text:p>12.83881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5413146">
                <text:p>27.5413146</text:p>
              </table:table-cell>
              <table:table-cell office:value-type="float" office:value="12.6836857">
                <text:p>12.68368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35656">
                <text:p>26.735656</text:p>
              </table:table-cell>
              <table:table-cell office:value-type="float" office:value="12.6078765">
                <text:p>12.60787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.6428923">
                <text:p>12.6428923</text:p>
              </table:table-cell>
              <table:table-cell office:value-type="float" office:value="26.4443122">
                <text:p>26.44431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2960327">
                <text:p>13.2960327</text:p>
              </table:table-cell>
              <table:table-cell office:value-type="float" office:value="27.0741629">
                <text:p>27.07416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7131478">
                <text:p>27.7131478</text:p>
              </table:table-cell>
              <table:table-cell office:value-type="float" office:value="11.3431046">
                <text:p>11.34310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2265297">
                <text:p>25.2265297</text:p>
              </table:table-cell>
              <table:table-cell office:value-type="float" office:value="12.6847366">
                <text:p>12.68473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5521967">
                <text:p>25.5521967</text:p>
              </table:table-cell>
              <table:table-cell office:value-type="float" office:value="12.5368594">
                <text:p>12.53685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.4550175">
                <text:p>14.4550175</text:p>
              </table:table-cell>
              <table:table-cell office:value-type="float" office:value="26.2909346">
                <text:p>26.29093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8690199">
                <text:p>13.8690199</text:p>
              </table:table-cell>
              <table:table-cell office:value-type="float" office:value="27.1975951">
                <text:p>27.19759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.1886741">
                <text:p>28.1886741</text:p>
              </table:table-cell>
              <table:table-cell office:value-type="float" office:value="12.5988964">
                <text:p>12.59889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7573837">
                <text:p>26.7573837</text:p>
              </table:table-cell>
              <table:table-cell office:value-type="float" office:value="13.4612544">
                <text:p>13.46125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0610625">
                <text:p>27.0610625</text:p>
              </table:table-cell>
              <table:table-cell office:value-type="float" office:value="12.22393">
                <text:p>12.223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6240787">
                <text:p>27.6240787</text:p>
              </table:table-cell>
              <table:table-cell office:value-type="float" office:value="11.5944163">
                <text:p>11.59441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6888326">
                <text:p>25.6888326</text:p>
              </table:table-cell>
              <table:table-cell office:value-type="float" office:value="13.2146844">
                <text:p>13.21468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5203514">
                <text:p>26.5203514</text:p>
              </table:table-cell>
              <table:table-cell office:value-type="float" office:value="12.1368726">
                <text:p>12.13687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1382037">
                <text:p>26.1382037</text:p>
              </table:table-cell>
              <table:table-cell office:value-type="float" office:value="12.4863084">
                <text:p>12.48630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3078995">
                <text:p>26.3078995</text:p>
              </table:table-cell>
              <table:table-cell office:value-type="float" office:value="12.8401104">
                <text:p>12.84011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1290878">
                <text:p>16.1290878</text:p>
              </table:table-cell>
              <table:table-cell office:value-type="float" office:value="19.9407452">
                <text:p>19.94074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8784628">
                <text:p>13.8784628</text:p>
              </table:table-cell>
              <table:table-cell office:value-type="float" office:value="26.5454237">
                <text:p>26.54542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.8293194">
                <text:p>15.8293194</text:p>
              </table:table-cell>
              <table:table-cell office:value-type="float" office:value="18.2595744">
                <text:p>18.25957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.3088042">
                <text:p>27.3088042</text:p>
              </table:table-cell>
              <table:table-cell office:value-type="float" office:value="12.3799722">
                <text:p>12.37997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3692488">
                <text:p>26.3692488</text:p>
              </table:table-cell>
              <table:table-cell office:value-type="float" office:value="12.1783156">
                <text:p>12.17831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.9040652">
                <text:p>25.9040652</text:p>
              </table:table-cell>
              <table:table-cell office:value-type="float" office:value="12.8444682">
                <text:p>12.84446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9837843">
                <text:p>26.9837843</text:p>
              </table:table-cell>
              <table:table-cell office:value-type="float" office:value="13.4691697">
                <text:p>13.46916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1419631">
                <text:p>26.1419631</text:p>
              </table:table-cell>
              <table:table-cell office:value-type="float" office:value="12.0219745">
                <text:p>12.02197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.9134818">
                <text:p>25.9134818</text:p>
              </table:table-cell>
              <table:table-cell office:value-type="float" office:value="12.127549">
                <text:p>12.1275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7645797">
                <text:p>26.7645797</text:p>
              </table:table-cell>
              <table:table-cell office:value-type="float" office:value="11.762132">
                <text:p>11.7621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2591105">
                <text:p>26.2591105</text:p>
              </table:table-cell>
              <table:table-cell office:value-type="float" office:value="12.4642874">
                <text:p>12.46428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5603262">
                <text:p>26.5603262</text:p>
              </table:table-cell>
              <table:table-cell office:value-type="float" office:value="12.6533222">
                <text:p>12.65332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8980447">
                <text:p>26.8980447</text:p>
              </table:table-cell>
              <table:table-cell office:value-type="float" office:value="13.423456">
                <text:p>13.4234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9615472">
                <text:p>26.9615472</text:p>
              </table:table-cell>
              <table:table-cell office:value-type="float" office:value="12.0772672">
                <text:p>12.07726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5406924">
                <text:p>26.5406924</text:p>
              </table:table-cell>
              <table:table-cell office:value-type="float" office:value="12.1890041">
                <text:p>12.18900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.0870211">
                <text:p>27.0870211</text:p>
              </table:table-cell>
              <table:table-cell office:value-type="float" office:value="12.6321694">
                <text:p>12.63216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.3758886">
                <text:p>27.3758886</text:p>
              </table:table-cell>
              <table:table-cell office:value-type="float" office:value="11.8021888">
                <text:p>11.80218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.5608342">
                <text:p>16.5608342</text:p>
              </table:table-cell>
              <table:table-cell office:value-type="float" office:value="18.3190919">
                <text:p>18.31909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.0645438">
                <text:p>27.0645438</text:p>
              </table:table-cell>
              <table:table-cell office:value-type="float" office:value="13.1412844">
                <text:p>13.14128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.4034832">
                <text:p>13.4034832</text:p>
              </table:table-cell>
              <table:table-cell office:value-type="float" office:value="26.989393">
                <text:p>26.9893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.5247018">
                <text:p>16.5247018</text:p>
              </table:table-cell>
              <table:table-cell office:value-type="float" office:value="18.6173743">
                <text:p>18.61737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3014724">
                <text:p>15.3014724</text:p>
              </table:table-cell>
              <table:table-cell office:value-type="float" office:value="19.3731302">
                <text:p>19.37313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.0195329">
                <text:p>27.0195329</text:p>
              </table:table-cell>
              <table:table-cell office:value-type="float" office:value="11.9364827">
                <text:p>11.93648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.5255298">
                <text:p>25.5255298</text:p>
              </table:table-cell>
              <table:table-cell office:value-type="float" office:value="12.4964381">
                <text:p>12.49643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.8151827">
                <text:p>24.8151827</text:p>
              </table:table-cell>
              <table:table-cell office:value-type="float" office:value="11.8276105">
                <text:p>11.82761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.1031976">
                <text:p>16.1031976</text:p>
              </table:table-cell>
              <table:table-cell office:value-type="float" office:value="19.3897595">
                <text:p>19.38975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.6707131">
                <text:p>26.6707131</text:p>
              </table:table-cell>
              <table:table-cell office:value-type="float" office:value="13.3571022">
                <text:p>13.35710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396434">
                <text:p>15.5396434</text:p>
              </table:table-cell>
              <table:table-cell office:value-type="float" office:value="19.5182079">
                <text:p>19.51820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.69868">
                <text:p>26.69868</text:p>
              </table:table-cell>
              <table:table-cell office:value-type="float" office:value="13.4412001">
                <text:p>13.44120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6591639">
                <text:p>14.6591639</text:p>
              </table:table-cell>
              <table:table-cell office:value-type="float" office:value="25.9841113">
                <text:p>25.98411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.8254413">
                <text:p>25.8254413</text:p>
              </table:table-cell>
              <table:table-cell office:value-type="float" office:value="12.2682345">
                <text:p>12.26823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.6575832">
                <text:p>26.6575832</text:p>
              </table:table-cell>
              <table:table-cell office:value-type="float" office:value="12.6422865">
                <text:p>12.64228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.4511144">
                <text:p>26.4511144</text:p>
              </table:table-cell>
              <table:table-cell office:value-type="float" office:value="12.4458348">
                <text:p>12.44583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.1926342">
                <text:p>26.1926342</text:p>
              </table:table-cell>
              <table:table-cell office:value-type="float" office:value="12.2015944">
                <text:p>12.20159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.5825303">
                <text:p>25.5825303</text:p>
              </table:table-cell>
              <table:table-cell office:value-type="float" office:value="12.5898975">
                <text:p>12.58989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.6744022">
                <text:p>25.6744022</text:p>
              </table:table-cell>
              <table:table-cell office:value-type="float" office:value="12.338223">
                <text:p>12.3382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.1067272">
                <text:p>26.1067272</text:p>
              </table:table-cell>
              <table:table-cell office:value-type="float" office:value="13.0119601">
                <text:p>13.01196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.1187167">
                <text:p>27.1187167</text:p>
              </table:table-cell>
              <table:table-cell office:value-type="float" office:value="12.5363607">
                <text:p>12.53636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.306371">
                <text:p>15.306371</text:p>
              </table:table-cell>
              <table:table-cell office:value-type="float" office:value="19.2879321">
                <text:p>19.28793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.9742869">
                <text:p>14.9742869</text:p>
              </table:table-cell>
              <table:table-cell office:value-type="float" office:value="20.3198361">
                <text:p>20.31983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.4610244">
                <text:p>25.4610244</text:p>
              </table:table-cell>
              <table:table-cell office:value-type="float" office:value="10.9152479">
                <text:p>10.91524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.135014">
                <text:p>27.135014</text:p>
              </table:table-cell>
              <table:table-cell office:value-type="float" office:value="13.232323">
                <text:p>13.2323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.2041591">
                <text:p>26.2041591</text:p>
              </table:table-cell>
              <table:table-cell office:value-type="float" office:value="11.3797992">
                <text:p>11.37979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9410457">
                <text:p>12.9410457</text:p>
              </table:table-cell>
              <table:table-cell office:value-type="float" office:value="27.4344006">
                <text:p>27.43440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.4959275">
                <text:p>25.4959275</text:p>
              </table:table-cell>
              <table:table-cell office:value-type="float" office:value="11.476949">
                <text:p>11.4769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.4060428">
                <text:p>26.4060428</text:p>
              </table:table-cell>
              <table:table-cell office:value-type="float" office:value="12.7440844">
                <text:p>12.74408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.5372072">
                <text:p>26.5372072</text:p>
              </table:table-cell>
              <table:table-cell office:value-type="float" office:value="11.4665573">
                <text:p>11.46655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.3473101">
                <text:p>25.3473101</text:p>
              </table:table-cell>
              <table:table-cell office:value-type="float" office:value="12.7711532">
                <text:p>12.77115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.9811773">
                <text:p>15.9811773</text:p>
              </table:table-cell>
              <table:table-cell office:value-type="float" office:value="18.847554">
                <text:p>18.8475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3665752">
                <text:p>15.3665752</text:p>
              </table:table-cell>
              <table:table-cell office:value-type="float" office:value="18.4055767">
                <text:p>18.40557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.9784646">
                <text:p>27.9784646</text:p>
              </table:table-cell>
              <table:table-cell office:value-type="float" office:value="13.4366009">
                <text:p>13.43660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.4593316">
                <text:p>26.4593316</text:p>
              </table:table-cell>
              <table:table-cell office:value-type="float" office:value="12.7812779">
                <text:p>12.78127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.5819452">
                <text:p>14.5819452</text:p>
              </table:table-cell>
              <table:table-cell office:value-type="float" office:value="26.6940868">
                <text:p>26.69408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.3219754">
                <text:p>26.3219754</text:p>
              </table:table-cell>
              <table:table-cell office:value-type="float" office:value="12.9119679">
                <text:p>12.91196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.6597888">
                <text:p>27.6597888</text:p>
              </table:table-cell>
              <table:table-cell office:value-type="float" office:value="13.5687117">
                <text:p>13.56871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.1592182">
                <text:p>15.1592182</text:p>
              </table:table-cell>
              <table:table-cell office:value-type="float" office:value="26.9993939">
                <text:p>26.99939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5992692">
                <text:p>16.5992692</text:p>
              </table:table-cell>
              <table:table-cell office:value-type="float" office:value="19.7346067">
                <text:p>19.73460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.5173436">
                <text:p>26.5173436</text:p>
              </table:table-cell>
              <table:table-cell office:value-type="float" office:value="12.8291472">
                <text:p>12.82914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.915849">
                <text:p>16.915849</text:p>
              </table:table-cell>
              <table:table-cell office:value-type="float" office:value="17.6138666">
                <text:p>17.61386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.7132739">
                <text:p>15.7132739</text:p>
              </table:table-cell>
              <table:table-cell office:value-type="float" office:value="18.5789038">
                <text:p>18.57890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.3328138">
                <text:p>27.3328138</text:p>
              </table:table-cell>
              <table:table-cell office:value-type="float" office:value="11.4671949">
                <text:p>11.46719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.9182507">
                <text:p>25.9182507</text:p>
              </table:table-cell>
              <table:table-cell office:value-type="float" office:value="12.1587032">
                <text:p>12.15870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.7951849">
                <text:p>26.7951849</text:p>
              </table:table-cell>
              <table:table-cell office:value-type="float" office:value="12.5708806">
                <text:p>12.57088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.2623927">
                <text:p>27.2623927</text:p>
              </table:table-cell>
              <table:table-cell office:value-type="float" office:value="12.3209158">
                <text:p>12.32091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.4416732">
                <text:p>26.4416732</text:p>
              </table:table-cell>
              <table:table-cell office:value-type="float" office:value="12.8409788">
                <text:p>12.84097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.1114623">
                <text:p>26.1114623</text:p>
              </table:table-cell>
              <table:table-cell office:value-type="float" office:value="12.1657396">
                <text:p>12.16573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.8237287">
                <text:p>16.8237287</text:p>
              </table:table-cell>
              <table:table-cell office:value-type="float" office:value="18.5563494">
                <text:p>18.55634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6.4978915">
                <text:p>26.4978915</text:p>
              </table:table-cell>
              <table:table-cell office:value-type="float" office:value="11.5331386">
                <text:p>11.53313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6.5813832">
                <text:p>26.5813832</text:p>
              </table:table-cell>
              <table:table-cell office:value-type="float" office:value="11.8003894">
                <text:p>11.80038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.4812166">
                <text:p>27.4812166</text:p>
              </table:table-cell>
              <table:table-cell office:value-type="float" office:value="13.0453849">
                <text:p>13.04538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.2032372">
                <text:p>28.2032372</text:p>
              </table:table-cell>
              <table:table-cell office:value-type="float" office:value="12.0325829">
                <text:p>12.03258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9698358">
                <text:p>15.9698358</text:p>
              </table:table-cell>
              <table:table-cell office:value-type="float" office:value="19.0343436">
                <text:p>19.03434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6559087">
                <text:p>15.6559087</text:p>
              </table:table-cell>
              <table:table-cell office:value-type="float" office:value="18.5083947">
                <text:p>18.50839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.9871275">
                <text:p>16.9871275</text:p>
              </table:table-cell>
              <table:table-cell office:value-type="float" office:value="18.8396932">
                <text:p>18.83969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.5038016">
                <text:p>26.5038016</text:p>
              </table:table-cell>
              <table:table-cell office:value-type="float" office:value="12.1537733">
                <text:p>12.15377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.8485556">
                <text:p>13.8485556</text:p>
              </table:table-cell>
              <table:table-cell office:value-type="float" office:value="26.0797644">
                <text:p>26.07976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.0024475">
                <text:p>27.0024475</text:p>
              </table:table-cell>
              <table:table-cell office:value-type="float" office:value="12.6941413">
                <text:p>12.69414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.2483416">
                <text:p>14.2483416</text:p>
              </table:table-cell>
              <table:table-cell office:value-type="float" office:value="26.2441871">
                <text:p>26.24418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.3873301">
                <text:p>26.3873301</text:p>
              </table:table-cell>
              <table:table-cell office:value-type="float" office:value="13.0015105">
                <text:p>13.00151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1539817">
                <text:p>16.1539817</text:p>
              </table:table-cell>
              <table:table-cell office:value-type="float" office:value="18.7230275">
                <text:p>18.72302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8541691">
                <text:p>16.8541691</text:p>
              </table:table-cell>
              <table:table-cell office:value-type="float" office:value="19.6217688">
                <text:p>19.62176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.9072982">
                <text:p>14.9072982</text:p>
              </table:table-cell>
              <table:table-cell office:value-type="float" office:value="26.9316073">
                <text:p>26.93160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.4164852">
                <text:p>26.4164852</text:p>
              </table:table-cell>
              <table:table-cell office:value-type="float" office:value="12.2197899">
                <text:p>12.21978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.4163995">
                <text:p>26.4163995</text:p>
              </table:table-cell>
              <table:table-cell office:value-type="float" office:value="13.8053147">
                <text:p>13.80531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.0481358">
                <text:p>26.0481358</text:p>
              </table:table-cell>
              <table:table-cell office:value-type="float" office:value="11.4809666">
                <text:p>11.48096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.4796885">
                <text:p>27.4796885</text:p>
              </table:table-cell>
              <table:table-cell office:value-type="float" office:value="12.8650332">
                <text:p>12.86503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.5239344">
                <text:p>24.5239344</text:p>
              </table:table-cell>
              <table:table-cell office:value-type="float" office:value="12.2106228">
                <text:p>12.21062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.4166238">
                <text:p>15.4166238</text:p>
              </table:table-cell>
              <table:table-cell office:value-type="float" office:value="18.4147848">
                <text:p>18.41478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.4535817">
                <text:p>26.4535817</text:p>
              </table:table-cell>
              <table:table-cell office:value-type="float" office:value="11.3733405">
                <text:p>11.37334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.2157261">
                <text:p>16.2157261</text:p>
              </table:table-cell>
              <table:table-cell office:value-type="float" office:value="18.9365591">
                <text:p>18.93655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.7502957">
                <text:p>26.7502957</text:p>
              </table:table-cell>
              <table:table-cell office:value-type="float" office:value="12.5443643">
                <text:p>12.54436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.1507218">
                <text:p>26.1507218</text:p>
              </table:table-cell>
              <table:table-cell office:value-type="float" office:value="12.2210948">
                <text:p>12.22109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.4805572">
                <text:p>25.4805572</text:p>
              </table:table-cell>
              <table:table-cell office:value-type="float" office:value="12.6333784">
                <text:p>12.63337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.6054327">
                <text:p>26.6054327</text:p>
              </table:table-cell>
              <table:table-cell office:value-type="float" office:value="11.5212838">
                <text:p>11.521283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.0491445">
                <text:p>26.0491445</text:p>
              </table:table-cell>
              <table:table-cell office:value-type="float" office:value="11.9190998">
                <text:p>11.91909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.1930743">
                <text:p>14.1930743</text:p>
              </table:table-cell>
              <table:table-cell office:value-type="float" office:value="26.4688045">
                <text:p>26.46880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.765499">
                <text:p>16.765499</text:p>
              </table:table-cell>
              <table:table-cell office:value-type="float" office:value="19.3426169">
                <text:p>19.34261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.8227959">
                <text:p>25.8227959</text:p>
              </table:table-cell>
              <table:table-cell office:value-type="float" office:value="11.5949711">
                <text:p>11.59497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.6258018">
                <text:p>25.6258018</text:p>
              </table:table-cell>
              <table:table-cell office:value-type="float" office:value="11.7849353">
                <text:p>11.78493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.1875651">
                <text:p>16.1875651</text:p>
              </table:table-cell>
              <table:table-cell office:value-type="float" office:value="18.732392">
                <text:p>18.7323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.8782213">
                <text:p>14.8782213</text:p>
              </table:table-cell>
              <table:table-cell office:value-type="float" office:value="27.4006324">
                <text:p>27.40063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.0068345">
                <text:p>28.0068345</text:p>
              </table:table-cell>
              <table:table-cell office:value-type="float" office:value="12.5377055">
                <text:p>12.53770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6.2260227">
                <text:p>26.2260227</text:p>
              </table:table-cell>
              <table:table-cell office:value-type="float" office:value="12.5685636">
                <text:p>12.56856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.8969867">
                <text:p>14.8969867</text:p>
              </table:table-cell>
              <table:table-cell office:value-type="float" office:value="25.2192262">
                <text:p>25.21922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.1393082">
                <text:p>13.1393082</text:p>
              </table:table-cell>
              <table:table-cell office:value-type="float" office:value="27.1055737">
                <text:p>27.10557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.3575403">
                <text:p>26.3575403</text:p>
              </table:table-cell>
              <table:table-cell office:value-type="float" office:value="13.1919295">
                <text:p>13.19192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.7160244">
                <text:p>26.7160244</text:p>
              </table:table-cell>
              <table:table-cell office:value-type="float" office:value="12.3167093">
                <text:p>12.31670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.2714856">
                <text:p>26.2714856</text:p>
              </table:table-cell>
              <table:table-cell office:value-type="float" office:value="11.8877738">
                <text:p>11.88777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7.4894398">
                <text:p>27.4894398</text:p>
              </table:table-cell>
              <table:table-cell office:value-type="float" office:value="12.5293883">
                <text:p>12.52938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.2130791">
                <text:p>27.2130791</text:p>
              </table:table-cell>
              <table:table-cell office:value-type="float" office:value="12.3143782">
                <text:p>12.31437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.1894209">
                <text:p>28.1894209</text:p>
              </table:table-cell>
              <table:table-cell office:value-type="float" office:value="12.7156809">
                <text:p>12.71568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.19578">
                <text:p>25.19578</text:p>
              </table:table-cell>
              <table:table-cell office:value-type="float" office:value="12.8087527">
                <text:p>12.80875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.6278417">
                <text:p>26.6278417</text:p>
              </table:table-cell>
              <table:table-cell office:value-type="float" office:value="12.08205">
                <text:p>12.082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.0109078">
                <text:p>26.0109078</text:p>
              </table:table-cell>
              <table:table-cell office:value-type="float" office:value="12.8880021">
                <text:p>12.88800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.9299686">
                <text:p>26.9299686</text:p>
              </table:table-cell>
              <table:table-cell office:value-type="float" office:value="13.7342045">
                <text:p>13.73420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6.0875585">
                <text:p>26.0875585</text:p>
              </table:table-cell>
              <table:table-cell office:value-type="float" office:value="12.7719931">
                <text:p>12.77199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.4054369">
                <text:p>27.4054369</text:p>
              </table:table-cell>
              <table:table-cell office:value-type="float" office:value="12.5364448">
                <text:p>12.53644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.8647406">
                <text:p>25.8647406</text:p>
              </table:table-cell>
              <table:table-cell office:value-type="float" office:value="12.4698793">
                <text:p>12.46987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.3523761">
                <text:p>15.3523761</text:p>
              </table:table-cell>
              <table:table-cell office:value-type="float" office:value="18.1199921">
                <text:p>18.11999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8485037">
                <text:p>13.8485037</text:p>
              </table:table-cell>
              <table:table-cell office:value-type="float" office:value="27.0023928">
                <text:p>27.00239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.7183765">
                <text:p>26.7183765</text:p>
              </table:table-cell>
              <table:table-cell office:value-type="float" office:value="12.5301314">
                <text:p>12.53013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.524254">
                <text:p>27.524254</text:p>
              </table:table-cell>
              <table:table-cell office:value-type="float" office:value="12.2468007">
                <text:p>12.24680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.7846241">
                <text:p>27.7846241</text:p>
              </table:table-cell>
              <table:table-cell office:value-type="float" office:value="12.4229558">
                <text:p>12.42295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.2483228">
                <text:p>26.2483228</text:p>
              </table:table-cell>
              <table:table-cell office:value-type="float" office:value="11.191222">
                <text:p>11.1912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7.0236374">
                <text:p>27.0236374</text:p>
              </table:table-cell>
              <table:table-cell office:value-type="float" office:value="12.0425822">
                <text:p>12.04258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.2984994">
                <text:p>28.2984994</text:p>
              </table:table-cell>
              <table:table-cell office:value-type="float" office:value="12.1718646">
                <text:p>12.17186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.2265779">
                <text:p>14.2265779</text:p>
              </table:table-cell>
              <table:table-cell office:value-type="float" office:value="25.857965">
                <text:p>25.8579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7.0534749">
                <text:p>27.0534749</text:p>
              </table:table-cell>
              <table:table-cell office:value-type="float" office:value="12.0125262">
                <text:p>12.01252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.5328168">
                <text:p>27.5328168</text:p>
              </table:table-cell>
              <table:table-cell office:value-type="float" office:value="12.6744504">
                <text:p>12.67445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.3218223">
                <text:p>27.3218223</text:p>
              </table:table-cell>
              <table:table-cell office:value-type="float" office:value="11.9747988">
                <text:p>11.97479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.7985628">
                <text:p>15.7985628</text:p>
              </table:table-cell>
              <table:table-cell office:value-type="float" office:value="19.493375">
                <text:p>19.4933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.2500059">
                <text:p>27.2500059</text:p>
              </table:table-cell>
              <table:table-cell office:value-type="float" office:value="13.3032216">
                <text:p>13.30322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4008499">
                <text:p>16.4008499</text:p>
              </table:table-cell>
              <table:table-cell office:value-type="float" office:value="18.1601269">
                <text:p>18.16012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.8583879">
                <text:p>26.8583879</text:p>
              </table:table-cell>
              <table:table-cell office:value-type="float" office:value="12.5222411">
                <text:p>12.52224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.6315084">
                <text:p>27.6315084</text:p>
              </table:table-cell>
              <table:table-cell office:value-type="float" office:value="12.7738414">
                <text:p>12.77384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.0892533">
                <text:p>26.0892533</text:p>
              </table:table-cell>
              <table:table-cell office:value-type="float" office:value="11.8568478">
                <text:p>11.85684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.6735795">
                <text:p>27.6735795</text:p>
              </table:table-cell>
              <table:table-cell office:value-type="float" office:value="12.6240081">
                <text:p>12.62400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.6975416">
                <text:p>26.6975416</text:p>
              </table:table-cell>
              <table:table-cell office:value-type="float" office:value="13.1374921">
                <text:p>13.13749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.4295718">
                <text:p>26.4295718</text:p>
              </table:table-cell>
              <table:table-cell office:value-type="float" office:value="12.7200137">
                <text:p>12.72001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6.4137341">
                <text:p>26.4137341</text:p>
              </table:table-cell>
              <table:table-cell office:value-type="float" office:value="12.8552265">
                <text:p>12.85522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6.6466824">
                <text:p>26.6466824</text:p>
              </table:table-cell>
              <table:table-cell office:value-type="float" office:value="13.3243462">
                <text:p>13.32434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.0101329">
                <text:p>27.0101329</text:p>
              </table:table-cell>
              <table:table-cell office:value-type="float" office:value="12.8495044">
                <text:p>12.84950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.6199825">
                <text:p>26.6199825</text:p>
              </table:table-cell>
              <table:table-cell office:value-type="float" office:value="12.5503203">
                <text:p>12.55032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.3891718">
                <text:p>28.3891718</text:p>
              </table:table-cell>
              <table:table-cell office:value-type="float" office:value="11.6816413">
                <text:p>11.68164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.097653">
                <text:p>16.097653</text:p>
              </table:table-cell>
              <table:table-cell office:value-type="float" office:value="18.9711317">
                <text:p>18.97113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985352">
                <text:p>14.985352</text:p>
              </table:table-cell>
              <table:table-cell office:value-type="float" office:value="17.7714046">
                <text:p>17.77140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.9982586">
                <text:p>27.9982586</text:p>
              </table:table-cell>
              <table:table-cell office:value-type="float" office:value="12.6548898">
                <text:p>12.65488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.3435947">
                <text:p>27.3435947</text:p>
              </table:table-cell>
              <table:table-cell office:value-type="float" office:value="12.8338224">
                <text:p>12.83382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0882716">
                <text:p>14.0882716</text:p>
              </table:table-cell>
              <table:table-cell office:value-type="float" office:value="26.9073926">
                <text:p>26.90739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.1615883">
                <text:p>26.1615883</text:p>
              </table:table-cell>
              <table:table-cell office:value-type="float" office:value="12.0391611">
                <text:p>12.03916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.9153018">
                <text:p>26.9153018</text:p>
              </table:table-cell>
              <table:table-cell office:value-type="float" office:value="12.6223216">
                <text:p>12.62232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.4871419">
                <text:p>26.4871419</text:p>
              </table:table-cell>
              <table:table-cell office:value-type="float" office:value="11.5419927">
                <text:p>11.54199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.0123078">
                <text:p>28.0123078</text:p>
              </table:table-cell>
              <table:table-cell office:value-type="float" office:value="12.8928647">
                <text:p>12.89286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.1659028">
                <text:p>27.1659028</text:p>
              </table:table-cell>
              <table:table-cell office:value-type="float" office:value="11.9612748">
                <text:p>11.96127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.7057972">
                <text:p>26.7057972</text:p>
              </table:table-cell>
              <table:table-cell office:value-type="float" office:value="12.6516284">
                <text:p>12.65162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.5743379">
                <text:p>26.5743379</text:p>
              </table:table-cell>
              <table:table-cell office:value-type="float" office:value="11.5178209">
                <text:p>11.51782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.1610591">
                <text:p>16.1610591</text:p>
              </table:table-cell>
              <table:table-cell office:value-type="float" office:value="18.4724425">
                <text:p>18.47244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904502">
                <text:p>14.904502</text:p>
              </table:table-cell>
              <table:table-cell office:value-type="float" office:value="18.8799822">
                <text:p>18.87998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.3038295">
                <text:p>27.3038295</text:p>
              </table:table-cell>
              <table:table-cell office:value-type="float" office:value="12.3636575">
                <text:p>12.36365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.9565801">
                <text:p>26.9565801</text:p>
              </table:table-cell>
              <table:table-cell office:value-type="float" office:value="11.7528355">
                <text:p>11.75283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5529924">
                <text:p>14.5529924</text:p>
              </table:table-cell>
              <table:table-cell office:value-type="float" office:value="26.0604864">
                <text:p>26.06048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.5121974">
                <text:p>27.5121974</text:p>
              </table:table-cell>
              <table:table-cell office:value-type="float" office:value="12.1747036">
                <text:p>12.17470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.3680405">
                <text:p>16.3680405</text:p>
              </table:table-cell>
              <table:table-cell office:value-type="float" office:value="19.2286142">
                <text:p>19.22861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6.5709643">
                <text:p>26.5709643</text:p>
              </table:table-cell>
              <table:table-cell office:value-type="float" office:value="12.0027866">
                <text:p>12.00278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.6061016">
                <text:p>26.6061016</text:p>
              </table:table-cell>
              <table:table-cell office:value-type="float" office:value="11.6967539">
                <text:p>11.69675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7.3406204">
                <text:p>27.3406204</text:p>
              </table:table-cell>
              <table:table-cell office:value-type="float" office:value="12.9323157">
                <text:p>12.93231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.633028">
                <text:p>16.633028</text:p>
              </table:table-cell>
              <table:table-cell office:value-type="float" office:value="19.3505659">
                <text:p>19.35056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.2048987">
                <text:p>26.2048987</text:p>
              </table:table-cell>
              <table:table-cell office:value-type="float" office:value="11.7955755">
                <text:p>11.79557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883296">
                <text:p>25.883296</text:p>
              </table:table-cell>
              <table:table-cell office:value-type="float" office:value="11.2494976">
                <text:p>11.24949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.5029625">
                <text:p>26.5029625</text:p>
              </table:table-cell>
              <table:table-cell office:value-type="float" office:value="12.2516868">
                <text:p>12.25168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6.6245235">
                <text:p>26.6245235</text:p>
              </table:table-cell>
              <table:table-cell office:value-type="float" office:value="12.2494232">
                <text:p>12.24942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.158561">
                <text:p>27.158561</text:p>
              </table:table-cell>
              <table:table-cell office:value-type="float" office:value="11.5655492">
                <text:p>11.56554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.8051927">
                <text:p>26.8051927</text:p>
              </table:table-cell>
              <table:table-cell office:value-type="float" office:value="12.5014787">
                <text:p>12.50147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.9482732">
                <text:p>26.9482732</text:p>
              </table:table-cell>
              <table:table-cell office:value-type="float" office:value="12.8857244">
                <text:p>12.88572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.905984">
                <text:p>16.905984</text:p>
              </table:table-cell>
              <table:table-cell office:value-type="float" office:value="18.401106">
                <text:p>18.4011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7602688">
                <text:p>15.7602688</text:p>
              </table:table-cell>
              <table:table-cell office:value-type="float" office:value="19.2408813">
                <text:p>19.24088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.8442758">
                <text:p>13.8442758</text:p>
              </table:table-cell>
              <table:table-cell office:value-type="float" office:value="25.5987866">
                <text:p>25.59878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.324519">
                <text:p>27.324519</text:p>
              </table:table-cell>
              <table:table-cell office:value-type="float" office:value="12.353066">
                <text:p>12.3530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.9055908">
                <text:p>26.9055908</text:p>
              </table:table-cell>
              <table:table-cell office:value-type="float" office:value="11.346641">
                <text:p>11.3466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2937938">
                <text:p>15.2937938</text:p>
              </table:table-cell>
              <table:table-cell office:value-type="float" office:value="26.1569413">
                <text:p>26.15694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866737">
                <text:p>26.866737</text:p>
              </table:table-cell>
              <table:table-cell office:value-type="float" office:value="12.7851643">
                <text:p>12.78516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.8526084">
                <text:p>26.8526084</text:p>
              </table:table-cell>
              <table:table-cell office:value-type="float" office:value="12.9603668">
                <text:p>12.96036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.2956613">
                <text:p>26.2956613</text:p>
              </table:table-cell>
              <table:table-cell office:value-type="float" office:value="12.2024398">
                <text:p>12.20243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.9158921">
                <text:p>25.9158921</text:p>
              </table:table-cell>
              <table:table-cell office:value-type="float" office:value="12.9122841">
                <text:p>12.91228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.5838024">
                <text:p>14.5838024</text:p>
              </table:table-cell>
              <table:table-cell office:value-type="float" office:value="26.6629964">
                <text:p>26.66299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.7044059">
                <text:p>26.7044059</text:p>
              </table:table-cell>
              <table:table-cell office:value-type="float" office:value="11.5764761">
                <text:p>11.57647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.8728599">
                <text:p>26.8728599</text:p>
              </table:table-cell>
              <table:table-cell office:value-type="float" office:value="13.08121">
                <text:p>13.081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.1441638">
                <text:p>27.1441638</text:p>
              </table:table-cell>
              <table:table-cell office:value-type="float" office:value="13.9463838">
                <text:p>13.94638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.7158058">
                <text:p>26.7158058</text:p>
              </table:table-cell>
              <table:table-cell office:value-type="float" office:value="13.5256876">
                <text:p>13.52568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.4419376">
                <text:p>14.4419376</text:p>
              </table:table-cell>
              <table:table-cell office:value-type="float" office:value="25.8137272">
                <text:p>25.81372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.6464929">
                <text:p>25.6464929</text:p>
              </table:table-cell>
              <table:table-cell office:value-type="float" office:value="11.3770521">
                <text:p>11.37705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7635354">
                <text:p>15.7635354</text:p>
              </table:table-cell>
              <table:table-cell office:value-type="float" office:value="19.190447">
                <text:p>19.1904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.6065486">
                <text:p>24.6065486</text:p>
              </table:table-cell>
              <table:table-cell office:value-type="float" office:value="12.0390686">
                <text:p>12.03906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.1208957">
                <text:p>25.1208957</text:p>
              </table:table-cell>
              <table:table-cell office:value-type="float" office:value="12.2486649">
                <text:p>12.24866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.8671132">
                <text:p>25.8671132</text:p>
              </table:table-cell>
              <table:table-cell office:value-type="float" office:value="12.0506371">
                <text:p>12.050637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.8075866">
                <text:p>26.8075866</text:p>
              </table:table-cell>
              <table:table-cell office:value-type="float" office:value="12.3894507">
                <text:p>12.38945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.7163113">
                <text:p>13.7163113</text:p>
              </table:table-cell>
              <table:table-cell office:value-type="float" office:value="25.3135535">
                <text:p>25.31355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.7456377">
                <text:p>13.7456377</text:p>
              </table:table-cell>
              <table:table-cell office:value-type="float" office:value="27.881171">
                <text:p>27.8811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.782412">
                <text:p>26.782412</text:p>
              </table:table-cell>
              <table:table-cell office:value-type="float" office:value="12.8314888">
                <text:p>12.83148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.3610568">
                <text:p>26.3610568</text:p>
              </table:table-cell>
              <table:table-cell office:value-type="float" office:value="11.418495">
                <text:p>11.4184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.8353392">
                <text:p>26.8353392</text:p>
              </table:table-cell>
              <table:table-cell office:value-type="float" office:value="12.3933082">
                <text:p>12.39330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.4841089">
                <text:p>26.4841089</text:p>
              </table:table-cell>
              <table:table-cell office:value-type="float" office:value="12.3420026">
                <text:p>12.34200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.2822896">
                <text:p>25.2822896</text:p>
              </table:table-cell>
              <table:table-cell office:value-type="float" office:value="12.9152343">
                <text:p>12.91523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.7103789">
                <text:p>25.7103789</text:p>
              </table:table-cell>
              <table:table-cell office:value-type="float" office:value="11.2774006">
                <text:p>11.27740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.0247318">
                <text:p>15.0247318</text:p>
              </table:table-cell>
              <table:table-cell office:value-type="float" office:value="25.6490241">
                <text:p>25.64902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.0682639">
                <text:p>28.0682639</text:p>
              </table:table-cell>
              <table:table-cell office:value-type="float" office:value="12.4702401">
                <text:p>12.47024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.4883089">
                <text:p>26.4883089</text:p>
              </table:table-cell>
              <table:table-cell office:value-type="float" office:value="12.2996772">
                <text:p>12.29967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.0986973">
                <text:p>27.0986973</text:p>
              </table:table-cell>
              <table:table-cell office:value-type="float" office:value="11.3418684">
                <text:p>11.34186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.5383419">
                <text:p>27.5383419</text:p>
              </table:table-cell>
              <table:table-cell office:value-type="float" office:value="12.6423937">
                <text:p>12.64239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.9114103">
                <text:p>27.9114103</text:p>
              </table:table-cell>
              <table:table-cell office:value-type="float" office:value="11.6031888">
                <text:p>11.60318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.3643792">
                <text:p>26.3643792</text:p>
              </table:table-cell>
              <table:table-cell office:value-type="float" office:value="13.9900414">
                <text:p>13.99004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.8246209">
                <text:p>14.8246209</text:p>
              </table:table-cell>
              <table:table-cell office:value-type="float" office:value="18.7878529">
                <text:p>18.787852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1523271">
                <text:p>16.1523271</text:p>
              </table:table-cell>
              <table:table-cell office:value-type="float" office:value="18.0698093">
                <text:p>18.06980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7.0049309">
                <text:p>27.0049309</text:p>
              </table:table-cell>
              <table:table-cell office:value-type="float" office:value="12.2215092">
                <text:p>12.22150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.2753457">
                <text:p>15.2753457</text:p>
              </table:table-cell>
              <table:table-cell office:value-type="float" office:value="26.2218822">
                <text:p>26.22188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.7337399">
                <text:p>15.7337399</text:p>
              </table:table-cell>
              <table:table-cell office:value-type="float" office:value="19.0328349">
                <text:p>19.03283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.5657531">
                <text:p>17.5657531</text:p>
              </table:table-cell>
              <table:table-cell office:value-type="float" office:value="19.1658199">
                <text:p>19.16581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.2786711">
                <text:p>27.2786711</text:p>
              </table:table-cell>
              <table:table-cell office:value-type="float" office:value="12.5674864">
                <text:p>12.56748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.6518898">
                <text:p>14.6518898</text:p>
              </table:table-cell>
              <table:table-cell office:value-type="float" office:value="25.9015212">
                <text:p>25.90152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.9276114">
                <text:p>25.9276114</text:p>
              </table:table-cell>
              <table:table-cell office:value-type="float" office:value="11.1090354">
                <text:p>11.10903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.144814">
                <text:p>25.144814</text:p>
              </table:table-cell>
              <table:table-cell office:value-type="float" office:value="13.3518605">
                <text:p>13.35186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.1903014">
                <text:p>28.1903014</text:p>
              </table:table-cell>
              <table:table-cell office:value-type="float" office:value="12.3705142">
                <text:p>12.37051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6.8433001">
                <text:p>26.8433001</text:p>
              </table:table-cell>
              <table:table-cell office:value-type="float" office:value="12.3423624">
                <text:p>12.34236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3781986">
                <text:p>16.3781986</text:p>
              </table:table-cell>
              <table:table-cell office:value-type="float" office:value="19.1318516">
                <text:p>19.13185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6.7241216">
                <text:p>26.7241216</text:p>
              </table:table-cell>
              <table:table-cell office:value-type="float" office:value="12.7398362">
                <text:p>12.73983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7.0757205">
                <text:p>27.0757205</text:p>
              </table:table-cell>
              <table:table-cell office:value-type="float" office:value="12.4242759">
                <text:p>12.424275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.1641724">
                <text:p>28.1641724</text:p>
              </table:table-cell>
              <table:table-cell office:value-type="float" office:value="13.5397156">
                <text:p>13.53971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.0262803">
                <text:p>27.0262803</text:p>
              </table:table-cell>
              <table:table-cell office:value-type="float" office:value="13.7280894">
                <text:p>13.72808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.5120077">
                <text:p>25.5120077</text:p>
              </table:table-cell>
              <table:table-cell office:value-type="float" office:value="12.5663181">
                <text:p>12.566318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7.5192714">
                <text:p>27.5192714</text:p>
              </table:table-cell>
              <table:table-cell office:value-type="float" office:value="12.8429163">
                <text:p>12.84291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6.0772164">
                <text:p>26.0772164</text:p>
              </table:table-cell>
              <table:table-cell office:value-type="float" office:value="11.9932894">
                <text:p>11.99328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.3132189">
                <text:p>13.3132189</text:p>
              </table:table-cell>
              <table:table-cell office:value-type="float" office:value="26.2475258">
                <text:p>26.24752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6.8956347">
                <text:p>26.8956347</text:p>
              </table:table-cell>
              <table:table-cell office:value-type="float" office:value="11.9055582">
                <text:p>11.90555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.7776238">
                <text:p>26.7776238</text:p>
              </table:table-cell>
              <table:table-cell office:value-type="float" office:value="11.8426248">
                <text:p>11.84262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.677791">
                <text:p>13.677791</text:p>
              </table:table-cell>
              <table:table-cell office:value-type="float" office:value="26.5297679">
                <text:p>26.52976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.0426331">
                <text:p>16.0426331</text:p>
              </table:table-cell>
              <table:table-cell office:value-type="float" office:value="17.9465935">
                <text:p>17.946593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.4918092">
                <text:p>28.4918092</text:p>
              </table:table-cell>
              <table:table-cell office:value-type="float" office:value="11.5440472">
                <text:p>11.54404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.0375442">
                <text:p>26.0375442</text:p>
              </table:table-cell>
              <table:table-cell office:value-type="float" office:value="11.7834209">
                <text:p>11.78342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7.1977424">
                <text:p>27.1977424</text:p>
              </table:table-cell>
              <table:table-cell office:value-type="float" office:value="11.3815967">
                <text:p>11.38159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.7048252">
                <text:p>26.7048252</text:p>
              </table:table-cell>
              <table:table-cell office:value-type="float" office:value="13.043443">
                <text:p>13.04344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6900424">
                <text:p>16.6900424</text:p>
              </table:table-cell>
              <table:table-cell office:value-type="float" office:value="18.5415027">
                <text:p>18.54150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.3280058">
                <text:p>15.3280058</text:p>
              </table:table-cell>
              <table:table-cell office:value-type="float" office:value="17.5525428">
                <text:p>17.55254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.9088741">
                <text:p>25.9088741</text:p>
              </table:table-cell>
              <table:table-cell office:value-type="float" office:value="12.3513206">
                <text:p>12.35132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.2615705">
                <text:p>25.2615705</text:p>
              </table:table-cell>
              <table:table-cell office:value-type="float" office:value="11.4508099">
                <text:p>11.45080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7.0041128">
                <text:p>27.0041128</text:p>
              </table:table-cell>
              <table:table-cell office:value-type="float" office:value="13.1076849">
                <text:p>13.10768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.9285245">
                <text:p>26.9285245</text:p>
              </table:table-cell>
              <table:table-cell office:value-type="float" office:value="12.1388666">
                <text:p>12.138866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.981705">
                <text:p>25.981705</text:p>
              </table:table-cell>
              <table:table-cell office:value-type="float" office:value="13.4873777">
                <text:p>13.487377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7.686313">
                <text:p>27.686313</text:p>
              </table:table-cell>
              <table:table-cell office:value-type="float" office:value="13.0547268">
                <text:p>13.05472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.5386835">
                <text:p>27.5386835</text:p>
              </table:table-cell>
              <table:table-cell office:value-type="float" office:value="11.8232025">
                <text:p>11.82320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.078071">
                <text:p>26.078071</text:p>
              </table:table-cell>
              <table:table-cell office:value-type="float" office:value="11.9707883">
                <text:p>11.97078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.8700783">
                <text:p>25.8700783</text:p>
              </table:table-cell>
              <table:table-cell office:value-type="float" office:value="12.2151093">
                <text:p>12.21510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7.390683">
                <text:p>27.390683</text:p>
              </table:table-cell>
              <table:table-cell office:value-type="float" office:value="12.065561">
                <text:p>12.06556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.2813397">
                <text:p>15.2813397</text:p>
              </table:table-cell>
              <table:table-cell office:value-type="float" office:value="18.312921">
                <text:p>18.3129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.730858">
                <text:p>26.730858</text:p>
              </table:table-cell>
              <table:table-cell office:value-type="float" office:value="12.7494723">
                <text:p>12.74947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.2411766">
                <text:p>27.2411766</text:p>
              </table:table-cell>
              <table:table-cell office:value-type="float" office:value="11.9374429">
                <text:p>11.93744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.6118805">
                <text:p>25.6118805</text:p>
              </table:table-cell>
              <table:table-cell office:value-type="float" office:value="12.2206599">
                <text:p>12.220659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.1275992">
                <text:p>26.1275992</text:p>
              </table:table-cell>
              <table:table-cell office:value-type="float" office:value="13.539776">
                <text:p>13.5397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.8311054">
                <text:p>26.8311054</text:p>
              </table:table-cell>
              <table:table-cell office:value-type="float" office:value="12.1674727">
                <text:p>12.16747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.9431747">
                <text:p>26.9431747</text:p>
              </table:table-cell>
              <table:table-cell office:value-type="float" office:value="12.3849296">
                <text:p>12.38492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.9655422">
                <text:p>26.9655422</text:p>
              </table:table-cell>
              <table:table-cell office:value-type="float" office:value="12.0271334">
                <text:p>12.02713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.5729374">
                <text:p>25.5729374</text:p>
              </table:table-cell>
              <table:table-cell office:value-type="float" office:value="12.2575287">
                <text:p>12.25752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.1189295">
                <text:p>27.1189295</text:p>
              </table:table-cell>
              <table:table-cell office:value-type="float" office:value="12.6810507">
                <text:p>12.68105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6.284866">
                <text:p>26.284866</text:p>
              </table:table-cell>
              <table:table-cell office:value-type="float" office:value="12.9576584">
                <text:p>12.95765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.6640585">
                <text:p>15.6640585</text:p>
              </table:table-cell>
              <table:table-cell office:value-type="float" office:value="18.4507923">
                <text:p>18.45079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.6820698">
                <text:p>27.6820698</text:p>
              </table:table-cell>
              <table:table-cell office:value-type="float" office:value="12.8711662">
                <text:p>12.871166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6.9297654">
                <text:p>26.9297654</text:p>
              </table:table-cell>
              <table:table-cell office:value-type="float" office:value="12.439143">
                <text:p>12.4391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.4473925">
                <text:p>26.4473925</text:p>
              </table:table-cell>
              <table:table-cell office:value-type="float" office:value="11.3409027">
                <text:p>11.34090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.1695854">
                <text:p>27.1695854</text:p>
              </table:table-cell>
              <table:table-cell office:value-type="float" office:value="12.5907431">
                <text:p>12.59074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6.0899372">
                <text:p>26.0899372</text:p>
              </table:table-cell>
              <table:table-cell office:value-type="float" office:value="13.1968656">
                <text:p>13.19686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.5616605">
                <text:p>16.5616605</text:p>
              </table:table-cell>
              <table:table-cell office:value-type="float" office:value="18.907326">
                <text:p>18.9073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.197812">
                <text:p>15.197812</text:p>
              </table:table-cell>
              <table:table-cell office:value-type="float" office:value="18.6687322">
                <text:p>18.66873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.2234535">
                <text:p>16.2234535</text:p>
              </table:table-cell>
              <table:table-cell office:value-type="float" office:value="18.9232156">
                <text:p>18.92321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.9626284">
                <text:p>14.9626284</text:p>
              </table:table-cell>
              <table:table-cell office:value-type="float" office:value="26.8269233">
                <text:p>26.82692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6.8612387">
                <text:p>26.8612387</text:p>
              </table:table-cell>
              <table:table-cell office:value-type="float" office:value="12.1133944">
                <text:p>12.113394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6.2621512">
                <text:p>26.2621512</text:p>
              </table:table-cell>
              <table:table-cell office:value-type="float" office:value="13.3942868">
                <text:p>13.39428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.1052877">
                <text:p>27.1052877</text:p>
              </table:table-cell>
              <table:table-cell office:value-type="float" office:value="12.1411418">
                <text:p>12.14114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.9280397">
                <text:p>26.9280397</text:p>
              </table:table-cell>
              <table:table-cell office:value-type="float" office:value="13.0016001">
                <text:p>13.00160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.7900557">
                <text:p>12.7900557</text:p>
              </table:table-cell>
              <table:table-cell office:value-type="float" office:value="25.610217">
                <text:p>25.6102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.1385259">
                <text:p>14.1385259</text:p>
              </table:table-cell>
              <table:table-cell office:value-type="float" office:value="26.3536125">
                <text:p>26.35361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7.1358683">
                <text:p>27.1358683</text:p>
              </table:table-cell>
              <table:table-cell office:value-type="float" office:value="12.4758018">
                <text:p>12.47580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.851679">
                <text:p>15.851679</text:p>
              </table:table-cell>
              <table:table-cell office:value-type="float" office:value="19.725455">
                <text:p>19.7254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6.9521957">
                <text:p>26.9521957</text:p>
              </table:table-cell>
              <table:table-cell office:value-type="float" office:value="12.4834643">
                <text:p>12.48346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.017261">
                <text:p>27.017261</text:p>
              </table:table-cell>
              <table:table-cell office:value-type="float" office:value="13.2824239">
                <text:p>13.282423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.7799737">
                <text:p>28.7799737</text:p>
              </table:table-cell>
              <table:table-cell office:value-type="float" office:value="12.0041552">
                <text:p>12.00415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.0487314">
                <text:p>26.0487314</text:p>
              </table:table-cell>
              <table:table-cell office:value-type="float" office:value="12.074856">
                <text:p>12.0748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.0785891">
                <text:p>15.0785891</text:p>
              </table:table-cell>
              <table:table-cell office:value-type="float" office:value="17.5595238">
                <text:p>17.55952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.2120498">
                <text:p>27.2120498</text:p>
              </table:table-cell>
              <table:table-cell office:value-type="float" office:value="13.0426515">
                <text:p>13.04265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.9658329">
                <text:p>15.9658329</text:p>
              </table:table-cell>
              <table:table-cell office:value-type="float" office:value="18.1717389">
                <text:p>18.17173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7.8927251">
                <text:p>27.8927251</text:p>
              </table:table-cell>
              <table:table-cell office:value-type="float" office:value="12.5077888">
                <text:p>12.507788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.5427989">
                <text:p>25.5427989</text:p>
              </table:table-cell>
              <table:table-cell office:value-type="float" office:value="12.4788409">
                <text:p>12.47884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.827576">
                <text:p>13.827576</text:p>
              </table:table-cell>
              <table:table-cell office:value-type="float" office:value="25.8330106">
                <text:p>25.83301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.2827783">
                <text:p>26.2827783</text:p>
              </table:table-cell>
              <table:table-cell office:value-type="float" office:value="11.5947971">
                <text:p>11.59479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.4007739">
                <text:p>27.4007739</text:p>
              </table:table-cell>
              <table:table-cell office:value-type="float" office:value="12.6734305">
                <text:p>12.67343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.0169061">
                <text:p>15.0169061</text:p>
              </table:table-cell>
              <table:table-cell office:value-type="float" office:value="17.5754597">
                <text:p>17.575459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.2257901">
                <text:p>26.2257901</text:p>
              </table:table-cell>
              <table:table-cell office:value-type="float" office:value="12.7635576">
                <text:p>12.76355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.5576597">
                <text:p>27.5576597</text:p>
              </table:table-cell>
              <table:table-cell office:value-type="float" office:value="12.2195662">
                <text:p>12.21956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.1638497">
                <text:p>25.1638497</text:p>
              </table:table-cell>
              <table:table-cell office:value-type="float" office:value="11.2401013">
                <text:p>11.24010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.6511809">
                <text:p>27.6511809</text:p>
              </table:table-cell>
              <table:table-cell office:value-type="float" office:value="12.4764154">
                <text:p>12.47641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.7035575">
                <text:p>25.7035575</text:p>
              </table:table-cell>
              <table:table-cell office:value-type="float" office:value="12.6249711">
                <text:p>12.62497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.8189199">
                <text:p>13.8189199</text:p>
              </table:table-cell>
              <table:table-cell office:value-type="float" office:value="25.3354765">
                <text:p>25.335476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.7499586">
                <text:p>27.7499586</text:p>
              </table:table-cell>
              <table:table-cell office:value-type="float" office:value="12.1396188">
                <text:p>12.13961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6.1578449">
                <text:p>26.1578449</text:p>
              </table:table-cell>
              <table:table-cell office:value-type="float" office:value="13.38681">
                <text:p>13.386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7.011521">
                <text:p>27.011521</text:p>
              </table:table-cell>
              <table:table-cell office:value-type="float" office:value="12.5468799">
                <text:p>12.54687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8.3355337">
                <text:p>28.3355337</text:p>
              </table:table-cell>
              <table:table-cell office:value-type="float" office:value="13.5071438">
                <text:p>13.50714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6.3903609">
                <text:p>26.3903609</text:p>
              </table:table-cell>
              <table:table-cell office:value-type="float" office:value="13.4390404">
                <text:p>13.43904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6.7703963">
                <text:p>26.7703963</text:p>
              </table:table-cell>
              <table:table-cell office:value-type="float" office:value="12.2256264">
                <text:p>12.225626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6.3558667">
                <text:p>26.3558667</text:p>
              </table:table-cell>
              <table:table-cell office:value-type="float" office:value="12.8069714">
                <text:p>12.80697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5.7666961">
                <text:p>25.7666961</text:p>
              </table:table-cell>
              <table:table-cell office:value-type="float" office:value="11.6662086">
                <text:p>11.66620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.3001865">
                <text:p>27.3001865</text:p>
              </table:table-cell>
              <table:table-cell office:value-type="float" office:value="11.1618088">
                <text:p>11.16180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.5420878">
                <text:p>14.5420878</text:p>
              </table:table-cell>
              <table:table-cell office:value-type="float" office:value="27.0358951">
                <text:p>27.03589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.3385709">
                <text:p>16.3385709</text:p>
              </table:table-cell>
              <table:table-cell office:value-type="float" office:value="18.2149868">
                <text:p>18.21498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.4207129">
                <text:p>15.4207129</text:p>
              </table:table-cell>
              <table:table-cell office:value-type="float" office:value="18.5959319">
                <text:p>18.59593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5.0059427">
                <text:p>25.0059427</text:p>
              </table:table-cell>
              <table:table-cell office:value-type="float" office:value="11.9673976">
                <text:p>11.96739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6.7477477">
                <text:p>26.7477477</text:p>
              </table:table-cell>
              <table:table-cell office:value-type="float" office:value="13.5402208">
                <text:p>13.540220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.7322996">
                <text:p>26.7322996</text:p>
              </table:table-cell>
              <table:table-cell office:value-type="float" office:value="12.6134636">
                <text:p>12.61346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6.3761183">
                <text:p>26.3761183</text:p>
              </table:table-cell>
              <table:table-cell office:value-type="float" office:value="12.6081575">
                <text:p>12.60815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6.7932813">
                <text:p>26.7932813</text:p>
              </table:table-cell>
              <table:table-cell office:value-type="float" office:value="13.0513215">
                <text:p>13.05132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6.1601217">
                <text:p>26.1601217</text:p>
              </table:table-cell>
              <table:table-cell office:value-type="float" office:value="11.7879635">
                <text:p>11.78796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.4862929">
                <text:p>15.4862929</text:p>
              </table:table-cell>
              <table:table-cell office:value-type="float" office:value="18.6433969">
                <text:p>18.64339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.1383611">
                <text:p>26.1383611</text:p>
              </table:table-cell>
              <table:table-cell office:value-type="float" office:value="11.5550358">
                <text:p>11.55503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6.6717983">
                <text:p>26.6717983</text:p>
              </table:table-cell>
              <table:table-cell office:value-type="float" office:value="12.014517">
                <text:p>12.0145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6.6227133">
                <text:p>26.6227133</text:p>
              </table:table-cell>
              <table:table-cell office:value-type="float" office:value="12.2245662">
                <text:p>12.22456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.9032852">
                <text:p>16.9032852</text:p>
              </table:table-cell>
              <table:table-cell office:value-type="float" office:value="19.6654055">
                <text:p>19.66540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.8000394">
                <text:p>14.8000394</text:p>
              </table:table-cell>
              <table:table-cell office:value-type="float" office:value="25.7668602">
                <text:p>25.76686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7.7059661">
                <text:p>27.7059661</text:p>
              </table:table-cell>
              <table:table-cell office:value-type="float" office:value="12.0832545">
                <text:p>12.08325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5.2457084">
                <text:p>25.2457084</text:p>
              </table:table-cell>
              <table:table-cell office:value-type="float" office:value="11.4032564">
                <text:p>11.40325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5.8486851">
                <text:p>25.8486851</text:p>
              </table:table-cell>
              <table:table-cell office:value-type="float" office:value="11.5403378">
                <text:p>11.54033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8.3208457">
                <text:p>28.3208457</text:p>
              </table:table-cell>
              <table:table-cell office:value-type="float" office:value="13.2887447">
                <text:p>13.28874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6.7242345">
                <text:p>26.7242345</text:p>
              </table:table-cell>
              <table:table-cell office:value-type="float" office:value="12.4703055">
                <text:p>12.47030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6.9848931">
                <text:p>26.9848931</text:p>
              </table:table-cell>
              <table:table-cell office:value-type="float" office:value="12.7052659">
                <text:p>12.705265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7.3628628">
                <text:p>27.3628628</text:p>
              </table:table-cell>
              <table:table-cell office:value-type="float" office:value="12.8330888">
                <text:p>12.83308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.5552037">
                <text:p>26.5552037</text:p>
              </table:table-cell>
              <table:table-cell office:value-type="float" office:value="12.2930818">
                <text:p>12.29308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.0348981">
                <text:p>14.0348981</text:p>
              </table:table-cell>
              <table:table-cell office:value-type="float" office:value="25.8300962">
                <text:p>25.83009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.3805556">
                <text:p>13.3805556</text:p>
              </table:table-cell>
              <table:table-cell office:value-type="float" office:value="26.3772794">
                <text:p>26.377279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.5319106">
                <text:p>14.5319106</text:p>
              </table:table-cell>
              <table:table-cell office:value-type="float" office:value="26.5315394">
                <text:p>26.53153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6.5555245">
                <text:p>26.5555245</text:p>
              </table:table-cell>
              <table:table-cell office:value-type="float" office:value="12.7178826">
                <text:p>12.71788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6.3567675">
                <text:p>26.3567675</text:p>
              </table:table-cell>
              <table:table-cell office:value-type="float" office:value="12.4904582">
                <text:p>12.490458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6.5650163">
                <text:p>26.5650163</text:p>
              </table:table-cell>
              <table:table-cell office:value-type="float" office:value="13.1371086">
                <text:p>13.13710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6.3577189">
                <text:p>26.3577189</text:p>
              </table:table-cell>
              <table:table-cell office:value-type="float" office:value="12.5101234">
                <text:p>12.51012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7.7666762">
                <text:p>27.7666762</text:p>
              </table:table-cell>
              <table:table-cell office:value-type="float" office:value="12.4957936">
                <text:p>12.49579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7.9510061">
                <text:p>27.9510061</text:p>
              </table:table-cell>
              <table:table-cell office:value-type="float" office:value="13.8896911">
                <text:p>13.88969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5.9919071">
                <text:p>25.9919071</text:p>
              </table:table-cell>
              <table:table-cell office:value-type="float" office:value="12.660472">
                <text:p>12.660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